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 style:data-style-name="N2"/>
    <style:style style:name="ce4" style:family="table-cell" style:parent-style-name="Default" style:data-style-name="N2">
      <style:table-cell-properties fo:background-color="#999999"/>
    </style:style>
    <style:style style:name="ce5" style:family="table-cell" style:parent-style-name="Default" style:data-style-name="N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v" table:style-name="ta1">
        <table:table-column table:style-name="co1" table:default-cell-style-name="ce11"/>
        <table:table-column table:style-name="co2" table:number-columns-repeated="10" table:default-cell-style-name="Default"/>
        <table:table-column table:style-name="co2" table:number-columns-repeated="10" table:default-cell-style-name="ce12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Avg.</text:p>
          </table:table-cell>
          <table:table-cell table:style-name="ce10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3225" calcext:value-type="float">
            <text:p>3225</text:p>
          </table:table-cell>
          <table:table-cell office:value-type="float" office:value="3174.5" calcext:value-type="float">
            <text:p>3174.5</text:p>
          </table:table-cell>
          <table:table-cell office:value-type="float" office:value="3210.5" calcext:value-type="float">
            <text:p>3210.5</text:p>
          </table:table-cell>
          <table:table-cell office:value-type="float" office:value="3206.5" calcext:value-type="float">
            <text:p>3206.5</text:p>
          </table:table-cell>
          <table:table-cell office:value-type="float" office:value="3159" calcext:value-type="float">
            <text:p>3159</text:p>
          </table:table-cell>
          <table:table-cell office:value-type="float" office:value="3156" calcext:value-type="float">
            <text:p>3156</text:p>
          </table:table-cell>
          <table:table-cell office:value-type="float" office:value="3177" calcext:value-type="float">
            <text:p>3177</text:p>
          </table:table-cell>
          <table:table-cell office:value-type="float" office:value="3180.5" calcext:value-type="float">
            <text:p>3180.5</text:p>
          </table:table-cell>
          <table:table-cell office:value-type="float" office:value="3215" calcext:value-type="float">
            <text:p>3215</text:p>
          </table:table-cell>
          <table:table-cell office:value-type="float" office:value="3227.5" calcext:value-type="float">
            <text:p>3227.5</text:p>
          </table:table-cell>
          <table:table-cell table:number-columns-repeated="10"/>
          <table:table-cell table:formula="of:=IF(COUNT([.B2:.U2])=0;&quot;---&quot;;AVERAGE([.B2:.U2]))" office:value-type="float" office:value="3193.15" calcext:value-type="float">
            <text:p>3193.1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6915.176259" calcext:value-type="float">
            <text:p>16915.176259</text:p>
          </table:table-cell>
          <table:table-cell office:value-type="float" office:value="16891.7589925" calcext:value-type="float">
            <text:p>16891.7589925</text:p>
          </table:table-cell>
          <table:table-cell office:value-type="float" office:value="16883.384892" calcext:value-type="float">
            <text:p>16883.384892</text:p>
          </table:table-cell>
          <table:table-cell office:value-type="float" office:value="16915.9172665" calcext:value-type="float">
            <text:p>16915.9172665</text:p>
          </table:table-cell>
          <table:table-cell office:value-type="float" office:value="16889.176259" calcext:value-type="float">
            <text:p>16889.176259</text:p>
          </table:table-cell>
          <table:table-cell office:value-type="float" office:value="16892.1366905" calcext:value-type="float">
            <text:p>16892.1366905</text:p>
          </table:table-cell>
          <table:table-cell office:value-type="float" office:value="16887.2877695" calcext:value-type="float">
            <text:p>16887.2877695</text:p>
          </table:table-cell>
          <table:table-cell office:value-type="float" office:value="16893.345324" calcext:value-type="float">
            <text:p>16893.345324</text:p>
          </table:table-cell>
          <table:table-cell office:value-type="float" office:value="16946.4640285" calcext:value-type="float">
            <text:p>16946.4640285</text:p>
          </table:table-cell>
          <table:table-cell office:value-type="float" office:value="16895.888489" calcext:value-type="float">
            <text:p>16895.888489</text:p>
          </table:table-cell>
          <table:table-cell table:number-columns-repeated="10"/>
          <table:table-cell table:formula="of:=IF(COUNT([.B3:.U3])=0;&quot;---&quot;;AVERAGE([.B3:.U3]))" office:value-type="float" office:value="16901.05359705" calcext:value-type="float">
            <text:p>16901.05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728746.5" calcext:value-type="float">
            <text:p>728746.5</text:p>
          </table:table-cell>
          <table:table-cell office:value-type="float" office:value="728760.5" calcext:value-type="float">
            <text:p>728760.5</text:p>
          </table:table-cell>
          <table:table-cell office:value-type="float" office:value="728770.5" calcext:value-type="float">
            <text:p>728770.5</text:p>
          </table:table-cell>
          <table:table-cell office:value-type="float" office:value="728771.5" calcext:value-type="float">
            <text:p>728771.5</text:p>
          </table:table-cell>
          <table:table-cell office:value-type="float" office:value="728777" calcext:value-type="float">
            <text:p>728777</text:p>
          </table:table-cell>
          <table:table-cell office:value-type="float" office:value="728772.5" calcext:value-type="float">
            <text:p>728772.5</text:p>
          </table:table-cell>
          <table:table-cell office:value-type="float" office:value="728765" calcext:value-type="float">
            <text:p>728765</text:p>
          </table:table-cell>
          <table:table-cell office:value-type="float" office:value="728752" calcext:value-type="float">
            <text:p>728752</text:p>
          </table:table-cell>
          <table:table-cell office:value-type="float" office:value="728762" calcext:value-type="float">
            <text:p>728762</text:p>
          </table:table-cell>
          <table:table-cell office:value-type="float" office:value="728742.5" calcext:value-type="float">
            <text:p>728742.5</text:p>
          </table:table-cell>
          <table:table-cell table:number-columns-repeated="10"/>
          <table:table-cell table:formula="of:=IF(COUNT([.B4:.U4])=0;&quot;---&quot;;AVERAGE([.B4:.U4]))" office:value-type="float" office:value="728762" calcext:value-type="float">
            <text:p>728762.0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2" office:value-type="float" office:value="197.5" calcext:value-type="float">
            <text:p>197.5</text:p>
          </table:table-cell>
          <table:table-cell office:value-type="float" office:value="196" calcext:value-type="float">
            <text:p>196</text:p>
          </table:table-cell>
          <table:table-cell office:value-type="float" office:value="213.5" calcext:value-type="float">
            <text:p>213.5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  <table:table-cell office:value-type="float" office:value="215.5" calcext:value-type="float">
            <text:p>215.5</text:p>
          </table:table-cell>
          <table:table-cell office:value-type="float" office:value="226.5" calcext:value-type="float">
            <text:p>226.5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table:number-columns-repeated="10"/>
          <table:table-cell table:formula="of:=IF(COUNT([.B5:.U5])=0;&quot;---&quot;;AVERAGE([.B5:.U5]))" office:value-type="float" office:value="207.95" calcext:value-type="float">
            <text:p>207.9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350.0664065" calcext:value-type="float">
            <text:p>350.0664065</text:p>
          </table:table-cell>
          <table:table-cell office:value-type="float" office:value="349.3164065" calcext:value-type="float">
            <text:p>349.3164065</text:p>
          </table:table-cell>
          <table:table-cell office:value-type="float" office:value="353.0078125" calcext:value-type="float">
            <text:p>353.0078125</text:p>
          </table:table-cell>
          <table:table-cell office:value-type="float" office:value="350.710937" calcext:value-type="float">
            <text:p>350.710937</text:p>
          </table:table-cell>
          <table:table-cell office:value-type="float" office:value="351.4375" calcext:value-type="float">
            <text:p>351.4375</text:p>
          </table:table-cell>
          <table:table-cell office:value-type="float" office:value="352.28125" calcext:value-type="float">
            <text:p>352.28125</text:p>
          </table:table-cell>
          <table:table-cell office:value-type="float" office:value="348.3320315" calcext:value-type="float">
            <text:p>348.3320315</text:p>
          </table:table-cell>
          <table:table-cell office:value-type="float" office:value="347.7304685" calcext:value-type="float">
            <text:p>347.7304685</text:p>
          </table:table-cell>
          <table:table-cell office:value-type="float" office:value="353.3125" calcext:value-type="float">
            <text:p>353.3125</text:p>
          </table:table-cell>
          <table:table-cell office:value-type="float" office:value="349.1015625" calcext:value-type="float">
            <text:p>349.1015625</text:p>
          </table:table-cell>
          <table:table-cell table:number-columns-repeated="10"/>
          <table:table-cell table:formula="of:=IF(COUNT([.B6:.U6])=0;&quot;---&quot;;AVERAGE([.B6:.U6]))" office:value-type="float" office:value="350.5296875" calcext:value-type="float">
            <text:p>350.53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32.38189" calcext:value-type="float">
            <text:p>332.38189</text:p>
          </table:table-cell>
          <table:table-cell office:value-type="float" office:value="330.2874015" calcext:value-type="float">
            <text:p>330.2874015</text:p>
          </table:table-cell>
          <table:table-cell office:value-type="float" office:value="329.019685" calcext:value-type="float">
            <text:p>329.019685</text:p>
          </table:table-cell>
          <table:table-cell office:value-type="float" office:value="332.614173" calcext:value-type="float">
            <text:p>332.614173</text:p>
          </table:table-cell>
          <table:table-cell office:value-type="float" office:value="332.7637795" calcext:value-type="float">
            <text:p>332.7637795</text:p>
          </table:table-cell>
          <table:table-cell office:value-type="float" office:value="324.2401575" calcext:value-type="float">
            <text:p>324.2401575</text:p>
          </table:table-cell>
          <table:table-cell office:value-type="float" office:value="329.4133855" calcext:value-type="float">
            <text:p>329.4133855</text:p>
          </table:table-cell>
          <table:table-cell office:value-type="float" office:value="330.96063" calcext:value-type="float">
            <text:p>330.96063</text:p>
          </table:table-cell>
          <table:table-cell office:value-type="float" office:value="331.2047245" calcext:value-type="float">
            <text:p>331.2047245</text:p>
          </table:table-cell>
          <table:table-cell office:value-type="float" office:value="330.968504" calcext:value-type="float">
            <text:p>330.968504</text:p>
          </table:table-cell>
          <table:table-cell table:number-columns-repeated="10"/>
          <table:table-cell table:formula="of:=IF(COUNT([.B7:.U7])=0;&quot;---&quot;;AVERAGE([.B7:.U7]))" office:value-type="float" office:value="330.38543305" calcext:value-type="float">
            <text:p>330.39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office:value-type="float" office:value="81489.2" calcext:value-type="float">
            <text:p>81489.2</text:p>
          </table:table-cell>
          <table:table-cell office:value-type="float" office:value="81486.2" calcext:value-type="float">
            <text:p>81486.2</text:p>
          </table:table-cell>
          <table:table-cell office:value-type="float" office:value="81480.1" calcext:value-type="float">
            <text:p>81480.1</text:p>
          </table:table-cell>
          <table:table-cell office:value-type="float" office:value="81493.6" calcext:value-type="float">
            <text:p>81493.6</text:p>
          </table:table-cell>
          <table:table-cell office:value-type="float" office:value="81490.4" calcext:value-type="float">
            <text:p>81490.4</text:p>
          </table:table-cell>
          <table:table-cell office:value-type="float" office:value="81486.3" calcext:value-type="float">
            <text:p>81486.3</text:p>
          </table:table-cell>
          <table:table-cell office:value-type="float" office:value="81488.3" calcext:value-type="float">
            <text:p>81488.3</text:p>
          </table:table-cell>
          <table:table-cell office:value-type="float" office:value="81482.1" calcext:value-type="float">
            <text:p>81482.1</text:p>
          </table:table-cell>
          <table:table-cell office:value-type="float" office:value="81485.7" calcext:value-type="float">
            <text:p>81485.7</text:p>
          </table:table-cell>
          <table:table-cell office:value-type="float" office:value="81490.2" calcext:value-type="float">
            <text:p>81490.2</text:p>
          </table:table-cell>
          <table:table-cell table:number-columns-repeated="10"/>
          <table:table-cell table:formula="of:=IF(COUNT([.B8:.U8])=0;&quot;---&quot;;AVERAGE([.B8:.U8]))" office:value-type="float" office:value="81487.21" calcext:value-type="float">
            <text:p>81487.21</text:p>
          </table:table-cell>
          <table:table-cell/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1283.7" calcext:value-type="float">
            <text:p>1283.7</text:p>
          </table:table-cell>
          <table:table-cell office:value-type="float" office:value="1276.4" calcext:value-type="float">
            <text:p>1276.4</text:p>
          </table:table-cell>
          <table:table-cell office:value-type="float" office:value="1282.65" calcext:value-type="float">
            <text:p>1282.65</text:p>
          </table:table-cell>
          <table:table-cell office:value-type="float" office:value="1266.65" calcext:value-type="float">
            <text:p>1266.65</text:p>
          </table:table-cell>
          <table:table-cell office:value-type="float" office:value="1270.05" calcext:value-type="float">
            <text:p>1270.05</text:p>
          </table:table-cell>
          <table:table-cell office:value-type="float" office:value="1270.75" calcext:value-type="float">
            <text:p>1270.75</text:p>
          </table:table-cell>
          <table:table-cell office:value-type="float" office:value="1285.05" calcext:value-type="float">
            <text:p>1285.05</text:p>
          </table:table-cell>
          <table:table-cell office:value-type="float" office:value="1271.35" calcext:value-type="float">
            <text:p>1271.35</text:p>
          </table:table-cell>
          <table:table-cell office:value-type="float" office:value="1271.55" calcext:value-type="float">
            <text:p>1271.55</text:p>
          </table:table-cell>
          <table:table-cell office:value-type="float" office:value="1274.25" calcext:value-type="float">
            <text:p>1274.25</text:p>
          </table:table-cell>
          <table:table-cell table:number-columns-repeated="10"/>
          <table:table-cell table:formula="of:=IF(COUNT([.B9:.U9])=0;&quot;---&quot;;AVERAGE([.B9:.U9]))" office:value-type="float" office:value="1275.24" calcext:value-type="float">
            <text:p>1275.24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23548" calcext:value-type="float">
            <text:p>23548</text:p>
          </table:table-cell>
          <table:table-cell office:value-type="float" office:value="23565" calcext:value-type="float">
            <text:p>23565</text:p>
          </table:table-cell>
          <table:table-cell office:value-type="float" office:value="23569" calcext:value-type="float">
            <text:p>23569</text:p>
          </table:table-cell>
          <table:table-cell office:value-type="float" office:value="23552.5" calcext:value-type="float">
            <text:p>23552.5</text:p>
          </table:table-cell>
          <table:table-cell office:value-type="float" office:value="23578" calcext:value-type="float">
            <text:p>23578</text:p>
          </table:table-cell>
          <table:table-cell office:value-type="float" office:value="23524" calcext:value-type="float">
            <text:p>23524</text:p>
          </table:table-cell>
          <table:table-cell office:value-type="float" office:value="23559.5" calcext:value-type="float">
            <text:p>23559.5</text:p>
          </table:table-cell>
          <table:table-cell office:value-type="float" office:value="23570" calcext:value-type="float">
            <text:p>23570</text:p>
          </table:table-cell>
          <table:table-cell office:value-type="float" office:value="23568" calcext:value-type="float">
            <text:p>23568</text:p>
          </table:table-cell>
          <table:table-cell office:value-type="float" office:value="23556.5" calcext:value-type="float">
            <text:p>23556.5</text:p>
          </table:table-cell>
          <table:table-cell table:number-columns-repeated="10"/>
          <table:table-cell table:formula="of:=IF(COUNT([.B10:.U10])=0;&quot;---&quot;;AVERAGE([.B10:.U10]))" office:value-type="float" office:value="23559.05" calcext:value-type="float">
            <text:p>23559.0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4687.5" calcext:value-type="float">
            <text:p>4687.5</text:p>
          </table:table-cell>
          <table:table-cell office:value-type="float" office:value="4722.5" calcext:value-type="float">
            <text:p>4722.5</text:p>
          </table:table-cell>
          <table:table-cell office:value-type="float" office:value="4746" calcext:value-type="float">
            <text:p>4746</text:p>
          </table:table-cell>
          <table:table-cell office:value-type="float" office:value="4737" calcext:value-type="float">
            <text:p>4737</text:p>
          </table:table-cell>
          <table:table-cell office:value-type="float" office:value="4713.5" calcext:value-type="float">
            <text:p>4713.5</text:p>
          </table:table-cell>
          <table:table-cell office:value-type="float" office:value="4731" calcext:value-type="float">
            <text:p>4731</text:p>
          </table:table-cell>
          <table:table-cell office:value-type="float" office:value="4743.5" calcext:value-type="float">
            <text:p>4743.5</text:p>
          </table:table-cell>
          <table:table-cell office:value-type="float" office:value="4726.5" calcext:value-type="float">
            <text:p>4726.5</text:p>
          </table:table-cell>
          <table:table-cell office:value-type="float" office:value="4739" calcext:value-type="float">
            <text:p>4739</text:p>
          </table:table-cell>
          <table:table-cell office:value-type="float" office:value="4727.5" calcext:value-type="float">
            <text:p>4727.5</text:p>
          </table:table-cell>
          <table:table-cell table:number-columns-repeated="10"/>
          <table:table-cell table:formula="of:=IF(COUNT([.B11:.U11])=0;&quot;---&quot;;AVERAGE([.B11:.U11]))" office:value-type="float" office:value="4727.4" calcext:value-type="float">
            <text:p>4727.4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101.5" calcext:value-type="float">
            <text:p>101.5</text:p>
          </table:table-cell>
          <table:table-cell office:value-type="float" office:value="103" calcext:value-type="float">
            <text:p>103</text:p>
          </table:table-cell>
          <table:table-cell office:value-type="float" office:value="102.5" calcext:value-type="float">
            <text:p>102.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07.5" calcext:value-type="float">
            <text:p>107.5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2.5" calcext:value-type="float">
            <text:p>102.5</text:p>
          </table:table-cell>
          <table:table-cell office:value-type="float" office:value="106" calcext:value-type="float">
            <text:p>106</text:p>
          </table:table-cell>
          <table:table-cell table:number-columns-repeated="10"/>
          <table:table-cell table:formula="of:=IF(COUNT([.B12:.U12])=0;&quot;---&quot;;AVERAGE([.B12:.U12]))" office:value-type="float" office:value="106.2" calcext:value-type="float">
            <text:p>106.2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1140.5" calcext:value-type="float">
            <text:p>1140.5</text:p>
          </table:table-cell>
          <table:table-cell office:value-type="float" office:value="1168.5" calcext:value-type="float">
            <text:p>1168.5</text:p>
          </table:table-cell>
          <table:table-cell office:value-type="float" office:value="1115.5" calcext:value-type="float">
            <text:p>1115.5</text:p>
          </table:table-cell>
          <table:table-cell office:value-type="float" office:value="1161.5" calcext:value-type="float">
            <text:p>1161.5</text:p>
          </table:table-cell>
          <table:table-cell office:value-type="float" office:value="1148" calcext:value-type="float">
            <text:p>1148</text:p>
          </table:table-cell>
          <table:table-cell office:value-type="float" office:value="1106" calcext:value-type="float">
            <text:p>1106</text:p>
          </table:table-cell>
          <table:table-cell office:value-type="float" office:value="1153" calcext:value-type="float">
            <text:p>1153</text:p>
          </table:table-cell>
          <table:table-cell office:value-type="float" office:value="1169" calcext:value-type="float">
            <text:p>1169</text:p>
          </table:table-cell>
          <table:table-cell office:value-type="float" office:value="1128" calcext:value-type="float">
            <text:p>1128</text:p>
          </table:table-cell>
          <table:table-cell office:value-type="float" office:value="1145.5" calcext:value-type="float">
            <text:p>1145.5</text:p>
          </table:table-cell>
          <table:table-cell table:number-columns-repeated="10"/>
          <table:table-cell table:formula="of:=IF(COUNT([.B13:.U13])=0;&quot;---&quot;;AVERAGE([.B13:.U13]))" office:value-type="float" office:value="1143.55" calcext:value-type="float">
            <text:p>1143.55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51209.5" calcext:value-type="float">
            <text:p>51209.5</text:p>
          </table:table-cell>
          <table:table-cell office:value-type="float" office:value="51202.5" calcext:value-type="float">
            <text:p>51202.5</text:p>
          </table:table-cell>
          <table:table-cell office:value-type="float" office:value="51220" calcext:value-type="float">
            <text:p>51220</text:p>
          </table:table-cell>
          <table:table-cell office:value-type="float" office:value="51228" calcext:value-type="float">
            <text:p>51228</text:p>
          </table:table-cell>
          <table:table-cell office:value-type="float" office:value="51221" calcext:value-type="float">
            <text:p>51221</text:p>
          </table:table-cell>
          <table:table-cell office:value-type="float" office:value="51224.5" calcext:value-type="float">
            <text:p>51224.5</text:p>
          </table:table-cell>
          <table:table-cell office:value-type="float" office:value="51230.5" calcext:value-type="float">
            <text:p>51230.5</text:p>
          </table:table-cell>
          <table:table-cell office:value-type="float" office:value="51225.5" calcext:value-type="float">
            <text:p>51225.5</text:p>
          </table:table-cell>
          <table:table-cell office:value-type="float" office:value="51228.5" calcext:value-type="float">
            <text:p>51228.5</text:p>
          </table:table-cell>
          <table:table-cell office:value-type="float" office:value="51219.5" calcext:value-type="float">
            <text:p>51219.5</text:p>
          </table:table-cell>
          <table:table-cell table:number-columns-repeated="10"/>
          <table:table-cell table:formula="of:=IF(COUNT([.B14:.U14])=0;&quot;---&quot;;AVERAGE([.B14:.U14]))" office:value-type="float" office:value="51220.95" calcext:value-type="float">
            <text:p>51220.9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417207.5" calcext:value-type="float">
            <text:p>417207.5</text:p>
          </table:table-cell>
          <table:table-cell office:value-type="float" office:value="417206.5" calcext:value-type="float">
            <text:p>417206.5</text:p>
          </table:table-cell>
          <table:table-cell office:value-type="float" office:value="417229.5" calcext:value-type="float">
            <text:p>417229.5</text:p>
          </table:table-cell>
          <table:table-cell office:value-type="float" office:value="417204" calcext:value-type="float">
            <text:p>417204</text:p>
          </table:table-cell>
          <table:table-cell office:value-type="float" office:value="417222.5" calcext:value-type="float">
            <text:p>417222.5</text:p>
          </table:table-cell>
          <table:table-cell office:value-type="float" office:value="417213.5" calcext:value-type="float">
            <text:p>417213.5</text:p>
          </table:table-cell>
          <table:table-cell office:value-type="float" office:value="417234.5" calcext:value-type="float">
            <text:p>417234.5</text:p>
          </table:table-cell>
          <table:table-cell office:value-type="float" office:value="417230" calcext:value-type="float">
            <text:p>417230</text:p>
          </table:table-cell>
          <table:table-cell office:value-type="float" office:value="417226" calcext:value-type="float">
            <text:p>417226</text:p>
          </table:table-cell>
          <table:table-cell office:value-type="float" office:value="417228.5" calcext:value-type="float">
            <text:p>417228.5</text:p>
          </table:table-cell>
          <table:table-cell table:number-columns-repeated="10"/>
          <table:table-cell table:formula="of:=IF(COUNT([.B15:.U15])=0;&quot;---&quot;;AVERAGE([.B15:.U15]))" office:value-type="float" office:value="417220.25" calcext:value-type="float">
            <text:p>417220.2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272865" calcext:value-type="float">
            <text:p>272865</text:p>
          </table:table-cell>
          <table:table-cell office:value-type="float" office:value="272168" calcext:value-type="float">
            <text:p>272168</text:p>
          </table:table-cell>
          <table:table-cell office:value-type="float" office:value="272907.5" calcext:value-type="float">
            <text:p>272907.5</text:p>
          </table:table-cell>
          <table:table-cell office:value-type="float" office:value="272895" calcext:value-type="float">
            <text:p>272895</text:p>
          </table:table-cell>
          <table:table-cell office:value-type="float" office:value="272877" calcext:value-type="float">
            <text:p>272877</text:p>
          </table:table-cell>
          <table:table-cell office:value-type="float" office:value="272840.5" calcext:value-type="float">
            <text:p>272840.5</text:p>
          </table:table-cell>
          <table:table-cell office:value-type="float" office:value="272858" calcext:value-type="float">
            <text:p>272858</text:p>
          </table:table-cell>
          <table:table-cell office:value-type="float" office:value="272888" calcext:value-type="float">
            <text:p>272888</text:p>
          </table:table-cell>
          <table:table-cell office:value-type="float" office:value="272852.5" calcext:value-type="float">
            <text:p>272852.5</text:p>
          </table:table-cell>
          <table:table-cell office:value-type="float" office:value="272894" calcext:value-type="float">
            <text:p>272894</text:p>
          </table:table-cell>
          <table:table-cell table:number-columns-repeated="10"/>
          <table:table-cell table:formula="of:=IF(COUNT([.B16:.U16])=0;&quot;---&quot;;AVERAGE([.B16:.U16]))" office:value-type="float" office:value="272804.55" calcext:value-type="float">
            <text:p>272804.5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5918.5" calcext:value-type="float">
            <text:p>5918.5</text:p>
          </table:table-cell>
          <table:table-cell office:value-type="float" office:value="5973.5" calcext:value-type="float">
            <text:p>5973.5</text:p>
          </table:table-cell>
          <table:table-cell office:value-type="float" office:value="5930" calcext:value-type="float">
            <text:p>5930</text:p>
          </table:table-cell>
          <table:table-cell office:value-type="float" office:value="5913" calcext:value-type="float">
            <text:p>5913</text:p>
          </table:table-cell>
          <table:table-cell office:value-type="float" office:value="5948.5" calcext:value-type="float">
            <text:p>5948.5</text:p>
          </table:table-cell>
          <table:table-cell office:value-type="float" office:value="5929" calcext:value-type="float">
            <text:p>5929</text:p>
          </table:table-cell>
          <table:table-cell office:value-type="float" office:value="5942" calcext:value-type="float">
            <text:p>5942</text:p>
          </table:table-cell>
          <table:table-cell office:value-type="float" office:value="5915" calcext:value-type="float">
            <text:p>5915</text:p>
          </table:table-cell>
          <table:table-cell office:value-type="float" office:value="5976" calcext:value-type="float">
            <text:p>5976</text:p>
          </table:table-cell>
          <table:table-cell office:value-type="float" office:value="5941" calcext:value-type="float">
            <text:p>5941</text:p>
          </table:table-cell>
          <table:table-cell table:number-columns-repeated="10"/>
          <table:table-cell table:formula="of:=IF(COUNT([.B17:.U17])=0;&quot;---&quot;;AVERAGE([.B17:.U17]))" office:value-type="float" office:value="5938.65" calcext:value-type="float">
            <text:p>5938.65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13210" calcext:value-type="float">
            <text:p>13210</text:p>
          </table:table-cell>
          <table:table-cell office:value-type="float" office:value="13255.5" calcext:value-type="float">
            <text:p>13255.5</text:p>
          </table:table-cell>
          <table:table-cell office:value-type="float" office:value="13132" calcext:value-type="float">
            <text:p>13132</text:p>
          </table:table-cell>
          <table:table-cell office:value-type="float" office:value="13125.5" calcext:value-type="float">
            <text:p>13125.5</text:p>
          </table:table-cell>
          <table:table-cell office:value-type="float" office:value="13109" calcext:value-type="float">
            <text:p>13109</text:p>
          </table:table-cell>
          <table:table-cell office:value-type="float" office:value="13254" calcext:value-type="float">
            <text:p>13254</text:p>
          </table:table-cell>
          <table:table-cell office:value-type="float" office:value="13077.5" calcext:value-type="float">
            <text:p>13077.5</text:p>
          </table:table-cell>
          <table:table-cell office:value-type="float" office:value="13044.5" calcext:value-type="float">
            <text:p>13044.5</text:p>
          </table:table-cell>
          <table:table-cell office:value-type="float" office:value="13057.5" calcext:value-type="float">
            <text:p>13057.5</text:p>
          </table:table-cell>
          <table:table-cell office:value-type="float" office:value="13248.5" calcext:value-type="float">
            <text:p>13248.5</text:p>
          </table:table-cell>
          <table:table-cell table:number-columns-repeated="10"/>
          <table:table-cell table:formula="of:=IF(COUNT([.B18:.U18])=0;&quot;---&quot;;AVERAGE([.B18:.U18]))" office:value-type="float" office:value="13151.4" calcext:value-type="float">
            <text:p>13151.4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1626" calcext:value-type="float">
            <text:p>1626</text:p>
          </table:table-cell>
          <table:table-cell office:value-type="float" office:value="1636.5" calcext:value-type="float">
            <text:p>1636.5</text:p>
          </table:table-cell>
          <table:table-cell office:value-type="float" office:value="1629" calcext:value-type="float">
            <text:p>1629</text:p>
          </table:table-cell>
          <table:table-cell office:value-type="float" office:value="1597" calcext:value-type="float">
            <text:p>1597</text:p>
          </table:table-cell>
          <table:table-cell office:value-type="float" office:value="1587" calcext:value-type="float">
            <text:p>1587</text:p>
          </table:table-cell>
          <table:table-cell office:value-type="float" office:value="1581" calcext:value-type="float">
            <text:p>1581</text:p>
          </table:table-cell>
          <table:table-cell office:value-type="float" office:value="1632" calcext:value-type="float">
            <text:p>1632</text:p>
          </table:table-cell>
          <table:table-cell office:value-type="float" office:value="1649.5" calcext:value-type="float">
            <text:p>1649.5</text:p>
          </table:table-cell>
          <table:table-cell office:value-type="float" office:value="1642.5" calcext:value-type="float">
            <text:p>1642.5</text:p>
          </table:table-cell>
          <table:table-cell office:value-type="float" office:value="1631.5" calcext:value-type="float">
            <text:p>1631.5</text:p>
          </table:table-cell>
          <table:table-cell table:number-columns-repeated="10"/>
          <table:table-cell table:formula="of:=IF(COUNT([.B19:.U19])=0;&quot;---&quot;;AVERAGE([.B19:.U19]))" office:value-type="float" office:value="1621.2" calcext:value-type="float">
            <text:p>1621.2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97235.8333335" calcext:value-type="float">
            <text:p>97235.8333335</text:p>
          </table:table-cell>
          <table:table-cell office:value-type="float" office:value="100017" calcext:value-type="float">
            <text:p>100017</text:p>
          </table:table-cell>
          <table:table-cell office:value-type="float" office:value="98454.5" calcext:value-type="float">
            <text:p>98454.5</text:p>
          </table:table-cell>
          <table:table-cell office:value-type="float" office:value="97617.333333" calcext:value-type="float">
            <text:p>97617.333333</text:p>
          </table:table-cell>
          <table:table-cell office:value-type="float" office:value="98486.333333" calcext:value-type="float">
            <text:p>98486.333333</text:p>
          </table:table-cell>
          <table:table-cell office:value-type="float" office:value="97616.166667" calcext:value-type="float">
            <text:p>97616.166667</text:p>
          </table:table-cell>
          <table:table-cell office:value-type="float" office:value="98721.3333335" calcext:value-type="float">
            <text:p>98721.3333335</text:p>
          </table:table-cell>
          <table:table-cell office:value-type="float" office:value="98719.6666665" calcext:value-type="float">
            <text:p>98719.6666665</text:p>
          </table:table-cell>
          <table:table-cell office:value-type="float" office:value="98068.8333335" calcext:value-type="float">
            <text:p>98068.8333335</text:p>
          </table:table-cell>
          <table:table-cell office:value-type="float" office:value="99304" calcext:value-type="float">
            <text:p>99304</text:p>
          </table:table-cell>
          <table:table-cell table:number-columns-repeated="10"/>
          <table:table-cell table:formula="of:=IF(COUNT([.B20:.U20])=0;&quot;---&quot;;AVERAGE([.B20:.U20]))" office:value-type="float" office:value="98424.1" calcext:value-type="float">
            <text:p>98424.10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6.5" calcext:value-type="float">
            <text:p>466.5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38" calcext:value-type="float">
            <text:p>438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461.5" calcext:value-type="float">
            <text:p>461.5</text:p>
          </table:table-cell>
          <table:table-cell office:value-type="float" office:value="448.5" calcext:value-type="float">
            <text:p>448.5</text:p>
          </table:table-cell>
          <table:table-cell office:value-type="float" office:value="461.5" calcext:value-type="float">
            <text:p>461.5</text:p>
          </table:table-cell>
          <table:table-cell office:value-type="float" office:value="432" calcext:value-type="float">
            <text:p>432</text:p>
          </table:table-cell>
          <table:table-cell table:number-columns-repeated="10"/>
          <table:table-cell table:formula="of:=IF(COUNT([.B21:.U21])=0;&quot;---&quot;;AVERAGE([.B21:.U21]))" office:value-type="float" office:value="454.45" calcext:value-type="float">
            <text:p>454.45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20399" calcext:value-type="float">
            <text:p>20399</text:p>
          </table:table-cell>
          <table:table-cell office:value-type="float" office:value="20367.5" calcext:value-type="float">
            <text:p>20367.5</text:p>
          </table:table-cell>
          <table:table-cell office:value-type="float" office:value="20381.5" calcext:value-type="float">
            <text:p>20381.5</text:p>
          </table:table-cell>
          <table:table-cell office:value-type="float" office:value="20425" calcext:value-type="float">
            <text:p>20425</text:p>
          </table:table-cell>
          <table:table-cell office:value-type="float" office:value="20320" calcext:value-type="float">
            <text:p>20320</text:p>
          </table:table-cell>
          <table:table-cell office:value-type="float" office:value="20378" calcext:value-type="float">
            <text:p>20378</text:p>
          </table:table-cell>
          <table:table-cell office:value-type="float" office:value="20354.5" calcext:value-type="float">
            <text:p>20354.5</text:p>
          </table:table-cell>
          <table:table-cell office:value-type="float" office:value="20331" calcext:value-type="float">
            <text:p>20331</text:p>
          </table:table-cell>
          <table:table-cell office:value-type="float" office:value="20384.5" calcext:value-type="float">
            <text:p>20384.5</text:p>
          </table:table-cell>
          <table:table-cell office:value-type="float" office:value="20433" calcext:value-type="float">
            <text:p>20433</text:p>
          </table:table-cell>
          <table:table-cell table:number-columns-repeated="10"/>
          <table:table-cell table:formula="of:=IF(COUNT([.B22:.U22])=0;&quot;---&quot;;AVERAGE([.B22:.U22]))" office:value-type="float" office:value="20377.4" calcext:value-type="float">
            <text:p>20377.4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53407.5" calcext:value-type="float">
            <text:p>53407.5</text:p>
          </table:table-cell>
          <table:table-cell office:value-type="float" office:value="48302" calcext:value-type="float">
            <text:p>48302</text:p>
          </table:table-cell>
          <table:table-cell office:value-type="float" office:value="49569" calcext:value-type="float">
            <text:p>49569</text:p>
          </table:table-cell>
          <table:table-cell office:value-type="float" office:value="50671" calcext:value-type="float">
            <text:p>50671</text:p>
          </table:table-cell>
          <table:table-cell office:value-type="float" office:value="52549" calcext:value-type="float">
            <text:p>52549</text:p>
          </table:table-cell>
          <table:table-cell office:value-type="float" office:value="52100.5" calcext:value-type="float">
            <text:p>52100.5</text:p>
          </table:table-cell>
          <table:table-cell office:value-type="float" office:value="52834.5" calcext:value-type="float">
            <text:p>52834.5</text:p>
          </table:table-cell>
          <table:table-cell office:value-type="float" office:value="51193.5" calcext:value-type="float">
            <text:p>51193.5</text:p>
          </table:table-cell>
          <table:table-cell office:value-type="float" office:value="52789" calcext:value-type="float">
            <text:p>52789</text:p>
          </table:table-cell>
          <table:table-cell office:value-type="float" office:value="53460.5" calcext:value-type="float">
            <text:p>53460.5</text:p>
          </table:table-cell>
          <table:table-cell table:number-columns-repeated="10"/>
          <table:table-cell table:formula="of:=IF(COUNT([.B25:.U25])=0;&quot;---&quot;;AVERAGE([.B25:.U25]))" office:value-type="float" office:value="51687.65" calcext:value-type="float">
            <text:p>51687.65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195.8" calcext:value-type="float">
            <text:p>195.8</text:p>
          </table:table-cell>
          <table:table-cell office:value-type="float" office:value="192.95" calcext:value-type="float">
            <text:p>192.95</text:p>
          </table:table-cell>
          <table:table-cell office:value-type="float" office:value="197.5" calcext:value-type="float">
            <text:p>197.5</text:p>
          </table:table-cell>
          <table:table-cell office:value-type="float" office:value="194.35" calcext:value-type="float">
            <text:p>194.35</text:p>
          </table:table-cell>
          <table:table-cell office:value-type="float" office:value="198.25" calcext:value-type="float">
            <text:p>198.25</text:p>
          </table:table-cell>
          <table:table-cell office:value-type="float" office:value="192.25" calcext:value-type="float">
            <text:p>192.25</text:p>
          </table:table-cell>
          <table:table-cell office:value-type="float" office:value="189.9" calcext:value-type="float">
            <text:p>189.9</text:p>
          </table:table-cell>
          <table:table-cell office:value-type="float" office:value="193.65" calcext:value-type="float">
            <text:p>193.65</text:p>
          </table:table-cell>
          <table:table-cell office:value-type="float" office:value="194" calcext:value-type="float">
            <text:p>194</text:p>
          </table:table-cell>
          <table:table-cell office:value-type="float" office:value="194.9" calcext:value-type="float">
            <text:p>194.9</text:p>
          </table:table-cell>
          <table:table-cell table:number-columns-repeated="10"/>
          <table:table-cell table:formula="of:=IF(COUNT([.B26:.U26])=0;&quot;---&quot;;AVERAGE([.B26:.U26]))" office:value-type="float" office:value="194.355" calcext:value-type="float">
            <text:p>194.36</text:p>
          </table:table-cell>
          <table:table-cell/>
        </table:table-row>
        <table:table-row table:style-name="ro1">
          <table:table-cell office:value-type="string" calcext:value-type="string">
            <text:p>fft</text:p>
          </table:table-cell>
          <table:table-cell table:number-columns-repeated="2" office:value-type="float" office:value="367.5" calcext:value-type="float">
            <text:p>367.5</text:p>
          </table:table-cell>
          <table:table-cell office:value-type="float" office:value="355.5" calcext:value-type="float">
            <text:p>355.5</text:p>
          </table:table-cell>
          <table:table-cell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63.5" calcext:value-type="float">
            <text:p>363.5</text:p>
          </table:table-cell>
          <table:table-cell office:value-type="float" office:value="383.5" calcext:value-type="float">
            <text:p>383.5</text:p>
          </table:table-cell>
          <table:table-cell office:value-type="float" office:value="353.5" calcext:value-type="float">
            <text:p>353.5</text:p>
          </table:table-cell>
          <table:table-cell office:value-type="float" office:value="376.5" calcext:value-type="float">
            <text:p>376.5</text:p>
          </table:table-cell>
          <table:table-cell office:value-type="float" office:value="369" calcext:value-type="float">
            <text:p>369</text:p>
          </table:table-cell>
          <table:table-cell table:number-columns-repeated="10"/>
          <table:table-cell table:formula="of:=IF(COUNT([.B27:.U27])=0;&quot;---&quot;;AVERAGE([.B27:.U27]))" office:value-type="float" office:value="367.45" calcext:value-type="float">
            <text:p>367.4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8:.U28])=0;&quot;---&quot;;AVERAGE([.B28:.U28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939.5" calcext:value-type="float">
            <text:p>8939.5</text:p>
          </table:table-cell>
          <table:table-cell office:value-type="float" office:value="8896.5" calcext:value-type="float">
            <text:p>8896.5</text:p>
          </table:table-cell>
          <table:table-cell office:value-type="float" office:value="8750" calcext:value-type="float">
            <text:p>8750</text:p>
          </table:table-cell>
          <table:table-cell office:value-type="float" office:value="8943.5" calcext:value-type="float">
            <text:p>8943.5</text:p>
          </table:table-cell>
          <table:table-cell office:value-type="float" office:value="9045.5" calcext:value-type="float">
            <text:p>9045.5</text:p>
          </table:table-cell>
          <table:table-cell office:value-type="float" office:value="8820" calcext:value-type="float">
            <text:p>8820</text:p>
          </table:table-cell>
          <table:table-cell office:value-type="float" office:value="8875" calcext:value-type="float">
            <text:p>8875</text:p>
          </table:table-cell>
          <table:table-cell office:value-type="float" office:value="8917.5" calcext:value-type="float">
            <text:p>8917.5</text:p>
          </table:table-cell>
          <table:table-cell office:value-type="float" office:value="8955.5" calcext:value-type="float">
            <text:p>8955.5</text:p>
          </table:table-cell>
          <table:table-cell office:value-type="float" office:value="8893.5" calcext:value-type="float">
            <text:p>8893.5</text:p>
          </table:table-cell>
          <table:table-cell table:number-columns-repeated="10"/>
          <table:table-cell table:formula="of:=IF(COUNT([.B29:.U29])=0;&quot;---&quot;;AVERAGE([.B29:.U29]))" office:value-type="float" office:value="8903.65" calcext:value-type="float">
            <text:p>8903.6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39075.5" calcext:value-type="float">
            <text:p>39075.5</text:p>
          </table:table-cell>
          <table:table-cell office:value-type="float" office:value="39064" calcext:value-type="float">
            <text:p>39064</text:p>
          </table:table-cell>
          <table:table-cell office:value-type="float" office:value="39062" calcext:value-type="float">
            <text:p>39062</text:p>
          </table:table-cell>
          <table:table-cell office:value-type="float" office:value="39051.5" calcext:value-type="float">
            <text:p>39051.5</text:p>
          </table:table-cell>
          <table:table-cell office:value-type="float" office:value="39059" calcext:value-type="float">
            <text:p>39059</text:p>
          </table:table-cell>
          <table:table-cell office:value-type="float" office:value="39078" calcext:value-type="float">
            <text:p>39078</text:p>
          </table:table-cell>
          <table:table-cell office:value-type="float" office:value="39029" calcext:value-type="float">
            <text:p>39029</text:p>
          </table:table-cell>
          <table:table-cell office:value-type="float" office:value="39065" calcext:value-type="float">
            <text:p>39065</text:p>
          </table:table-cell>
          <table:table-cell office:value-type="float" office:value="39061" calcext:value-type="float">
            <text:p>39061</text:p>
          </table:table-cell>
          <table:table-cell office:value-type="float" office:value="39051.5" calcext:value-type="float">
            <text:p>39051.5</text:p>
          </table:table-cell>
          <table:table-cell table:number-columns-repeated="10"/>
          <table:table-cell table:formula="of:=IF(COUNT([.B30:.U30])=0;&quot;---&quot;;AVERAGE([.B30:.U30]))" office:value-type="float" office:value="39059.65" calcext:value-type="float">
            <text:p>39059.65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579" calcext:value-type="float">
            <text:p>579</text:p>
          </table:table-cell>
          <table:table-cell office:value-type="float" office:value="552.5" calcext:value-type="float">
            <text:p>552.5</text:p>
          </table:table-cell>
          <table:table-cell office:value-type="float" office:value="618.5" calcext:value-type="float">
            <text:p>618.5</text:p>
          </table:table-cell>
          <table:table-cell office:value-type="float" office:value="538.5" calcext:value-type="float">
            <text:p>538.5</text:p>
          </table:table-cell>
          <table:table-cell office:value-type="float" office:value="577" calcext:value-type="float">
            <text:p>577</text:p>
          </table:table-cell>
          <table:table-cell office:value-type="float" office:value="562" calcext:value-type="float">
            <text:p>562</text:p>
          </table:table-cell>
          <table:table-cell office:value-type="float" office:value="620.5" calcext:value-type="float">
            <text:p>620.5</text:p>
          </table:table-cell>
          <table:table-cell office:value-type="float" office:value="564" calcext:value-type="float">
            <text:p>564</text:p>
          </table:table-cell>
          <table:table-cell office:value-type="float" office:value="544.5" calcext:value-type="float">
            <text:p>544.5</text:p>
          </table:table-cell>
          <table:table-cell office:value-type="float" office:value="563.5" calcext:value-type="float">
            <text:p>563.5</text:p>
          </table:table-cell>
          <table:table-cell table:number-columns-repeated="10"/>
          <table:table-cell table:formula="of:=IF(COUNT([.B31:.U31])=0;&quot;---&quot;;AVERAGE([.B31:.U31]))" office:value-type="float" office:value="572" calcext:value-type="float">
            <text:p>572.0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592.5" calcext:value-type="float">
            <text:p>4592.5</text:p>
          </table:table-cell>
          <table:table-cell office:value-type="float" office:value="4573" calcext:value-type="float">
            <text:p>4573</text:p>
          </table:table-cell>
          <table:table-cell office:value-type="float" office:value="4574.5" calcext:value-type="float">
            <text:p>4574.5</text:p>
          </table:table-cell>
          <table:table-cell office:value-type="float" office:value="4583.5" calcext:value-type="float">
            <text:p>4583.5</text:p>
          </table:table-cell>
          <table:table-cell office:value-type="float" office:value="4557.5" calcext:value-type="float">
            <text:p>4557.5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4585.5" calcext:value-type="float">
            <text:p>4585.5</text:p>
          </table:table-cell>
          <table:table-cell office:value-type="float" office:value="4575.5" calcext:value-type="float">
            <text:p>4575.5</text:p>
          </table:table-cell>
          <table:table-cell office:value-type="float" office:value="4543" calcext:value-type="float">
            <text:p>4543</text:p>
          </table:table-cell>
          <table:table-cell table:number-columns-repeated="10"/>
          <table:table-cell table:formula="of:=IF(COUNT([.B32:.U32])=0;&quot;---&quot;;AVERAGE([.B32:.U32]))" office:value-type="float" office:value="4570.7" calcext:value-type="float">
            <text:p>4570.7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263.5" calcext:value-type="float">
            <text:p>1263.5</text:p>
          </table:table-cell>
          <table:table-cell office:value-type="float" office:value="1266" calcext:value-type="float">
            <text:p>1266</text:p>
          </table:table-cell>
          <table:table-cell office:value-type="float" office:value="1294" calcext:value-type="float">
            <text:p>1294</text:p>
          </table:table-cell>
          <table:table-cell office:value-type="float" office:value="1281" calcext:value-type="float">
            <text:p>1281</text:p>
          </table:table-cell>
          <table:table-cell office:value-type="float" office:value="1283" calcext:value-type="float">
            <text:p>1283</text:p>
          </table:table-cell>
          <table:table-cell office:value-type="float" office:value="1261.5" calcext:value-type="float">
            <text:p>1261.5</text:p>
          </table:table-cell>
          <table:table-cell office:value-type="float" office:value="1300" calcext:value-type="float">
            <text:p>1300</text:p>
          </table:table-cell>
          <table:table-cell office:value-type="float" office:value="1279" calcext:value-type="float">
            <text:p>1279</text:p>
          </table:table-cell>
          <table:table-cell office:value-type="float" office:value="1288.5" calcext:value-type="float">
            <text:p>1288.5</text:p>
          </table:table-cell>
          <table:table-cell office:value-type="float" office:value="1244.5" calcext:value-type="float">
            <text:p>1244.5</text:p>
          </table:table-cell>
          <table:table-cell table:number-columns-repeated="10"/>
          <table:table-cell table:formula="of:=IF(COUNT([.B33:.U33])=0;&quot;---&quot;;AVERAGE([.B33:.U33]))" office:value-type="float" office:value="1276.1" calcext:value-type="float">
            <text:p>1276.10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2685" calcext:value-type="float">
            <text:p>2685</text:p>
          </table:table-cell>
          <table:table-cell office:value-type="float" office:value="2681.5" calcext:value-type="float">
            <text:p>2681.5</text:p>
          </table:table-cell>
          <table:table-cell office:value-type="float" office:value="2680" calcext:value-type="float">
            <text:p>2680</text:p>
          </table:table-cell>
          <table:table-cell office:value-type="float" office:value="2705" calcext:value-type="float">
            <text:p>2705</text:p>
          </table:table-cell>
          <table:table-cell office:value-type="float" office:value="2700" calcext:value-type="float">
            <text:p>2700</text:p>
          </table:table-cell>
          <table:table-cell office:value-type="float" office:value="2659.5" calcext:value-type="float">
            <text:p>2659.5</text:p>
          </table:table-cell>
          <table:table-cell office:value-type="float" office:value="2673" calcext:value-type="float">
            <text:p>2673</text:p>
          </table:table-cell>
          <table:table-cell office:value-type="float" office:value="2718" calcext:value-type="float">
            <text:p>2718</text:p>
          </table:table-cell>
          <table:table-cell office:value-type="float" office:value="2699" calcext:value-type="float">
            <text:p>2699</text:p>
          </table:table-cell>
          <table:table-cell office:value-type="float" office:value="2696.5" calcext:value-type="float">
            <text:p>2696.5</text:p>
          </table:table-cell>
          <table:table-cell table:number-columns-repeated="10"/>
          <table:table-cell table:formula="of:=IF(COUNT([.B34:.U34])=0;&quot;---&quot;;AVERAGE([.B34:.U34]))" office:value-type="float" office:value="2689.75" calcext:value-type="float">
            <text:p>2689.7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3745" calcext:value-type="float">
            <text:p>3745</text:p>
          </table:table-cell>
          <table:table-cell office:value-type="float" office:value="3665.5" calcext:value-type="float">
            <text:p>3665.5</text:p>
          </table:table-cell>
          <table:table-cell office:value-type="float" office:value="3726" calcext:value-type="float">
            <text:p>3726</text:p>
          </table:table-cell>
          <table:table-cell office:value-type="float" office:value="3718.5" calcext:value-type="float">
            <text:p>3718.5</text:p>
          </table:table-cell>
          <table:table-cell office:value-type="float" office:value="3736" calcext:value-type="float">
            <text:p>3736</text:p>
          </table:table-cell>
          <table:table-cell office:value-type="float" office:value="3733" calcext:value-type="float">
            <text:p>3733</text:p>
          </table:table-cell>
          <table:table-cell office:value-type="float" office:value="3726.5" calcext:value-type="float">
            <text:p>3726.5</text:p>
          </table:table-cell>
          <table:table-cell office:value-type="float" office:value="3752" calcext:value-type="float">
            <text:p>3752</text:p>
          </table:table-cell>
          <table:table-cell office:value-type="float" office:value="3754.5" calcext:value-type="float">
            <text:p>3754.5</text:p>
          </table:table-cell>
          <table:table-cell office:value-type="float" office:value="3789" calcext:value-type="float">
            <text:p>3789</text:p>
          </table:table-cell>
          <table:table-cell table:number-columns-repeated="10"/>
          <table:table-cell table:formula="of:=IF(COUNT([.B35:.U35])=0;&quot;---&quot;;AVERAGE([.B35:.U35]))" office:value-type="float" office:value="3734.6" calcext:value-type="float">
            <text:p>3734.60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9945.5" calcext:value-type="float">
            <text:p>9945.5</text:p>
          </table:table-cell>
          <table:table-cell office:value-type="float" office:value="9962" calcext:value-type="float">
            <text:p>9962</text:p>
          </table:table-cell>
          <table:table-cell office:value-type="float" office:value="10082.5" calcext:value-type="float">
            <text:p>10082.5</text:p>
          </table:table-cell>
          <table:table-cell office:value-type="float" office:value="10010.5" calcext:value-type="float">
            <text:p>10010.5</text:p>
          </table:table-cell>
          <table:table-cell office:value-type="float" office:value="10047.5" calcext:value-type="float">
            <text:p>10047.5</text:p>
          </table:table-cell>
          <table:table-cell office:value-type="float" office:value="9990" calcext:value-type="float">
            <text:p>9990</text:p>
          </table:table-cell>
          <table:table-cell office:value-type="float" office:value="9991.5" calcext:value-type="float">
            <text:p>9991.5</text:p>
          </table:table-cell>
          <table:table-cell office:value-type="float" office:value="10015" calcext:value-type="float">
            <text:p>10015</text:p>
          </table:table-cell>
          <table:table-cell office:value-type="float" office:value="10026.5" calcext:value-type="float">
            <text:p>10026.5</text:p>
          </table:table-cell>
          <table:table-cell office:value-type="float" office:value="10002" calcext:value-type="float">
            <text:p>10002</text:p>
          </table:table-cell>
          <table:table-cell table:number-columns-repeated="10"/>
          <table:table-cell table:formula="of:=IF(COUNT([.B36:.U36])=0;&quot;---&quot;;AVERAGE([.B36:.U36]))" office:value-type="float" office:value="10007.3" calcext:value-type="float">
            <text:p>10007.3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716.5" calcext:value-type="float">
            <text:p>716.5</text:p>
          </table:table-cell>
          <table:table-cell office:value-type="float" office:value="729" calcext:value-type="float">
            <text:p>729</text:p>
          </table:table-cell>
          <table:table-cell office:value-type="float" office:value="762" calcext:value-type="float">
            <text:p>762</text:p>
          </table:table-cell>
          <table:table-cell office:value-type="float" office:value="731.5" calcext:value-type="float">
            <text:p>731.5</text:p>
          </table:table-cell>
          <table:table-cell office:value-type="float" office:value="763" calcext:value-type="float">
            <text:p>763</text:p>
          </table:table-cell>
          <table:table-cell office:value-type="float" office:value="736" calcext:value-type="float">
            <text:p>736</text:p>
          </table:table-cell>
          <table:table-cell office:value-type="float" office:value="751" calcext:value-type="float">
            <text:p>751</text:p>
          </table:table-cell>
          <table:table-cell office:value-type="float" office:value="726.5" calcext:value-type="float">
            <text:p>726.5</text:p>
          </table:table-cell>
          <table:table-cell office:value-type="float" office:value="716.5" calcext:value-type="float">
            <text:p>716.5</text:p>
          </table:table-cell>
          <table:table-cell office:value-type="float" office:value="719" calcext:value-type="float">
            <text:p>719</text:p>
          </table:table-cell>
          <table:table-cell table:number-columns-repeated="10"/>
          <table:table-cell table:formula="of:=IF(COUNT([.B37:.U37])=0;&quot;---&quot;;AVERAGE([.B37:.U37]))" office:value-type="float" office:value="735.1" calcext:value-type="float">
            <text:p>735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36774" calcext:value-type="float">
            <text:p>36774</text:p>
          </table:table-cell>
          <table:table-cell office:value-type="float" office:value="36772" calcext:value-type="float">
            <text:p>36772</text:p>
          </table:table-cell>
          <table:table-cell office:value-type="float" office:value="36754.5" calcext:value-type="float">
            <text:p>36754.5</text:p>
          </table:table-cell>
          <table:table-cell office:value-type="float" office:value="36791" calcext:value-type="float">
            <text:p>36791</text:p>
          </table:table-cell>
          <table:table-cell office:value-type="float" office:value="36786.5" calcext:value-type="float">
            <text:p>36786.5</text:p>
          </table:table-cell>
          <table:table-cell office:value-type="float" office:value="36772.5" calcext:value-type="float">
            <text:p>36772.5</text:p>
          </table:table-cell>
          <table:table-cell office:value-type="float" office:value="36775.5" calcext:value-type="float">
            <text:p>36775.5</text:p>
          </table:table-cell>
          <table:table-cell office:value-type="float" office:value="36764" calcext:value-type="float">
            <text:p>36764</text:p>
          </table:table-cell>
          <table:table-cell office:value-type="float" office:value="36805" calcext:value-type="float">
            <text:p>36805</text:p>
          </table:table-cell>
          <table:table-cell office:value-type="float" office:value="36791" calcext:value-type="float">
            <text:p>36791</text:p>
          </table:table-cell>
          <table:table-cell table:number-columns-repeated="10"/>
          <table:table-cell table:formula="of:=IF(COUNT([.B38:.U38])=0;&quot;---&quot;;AVERAGE([.B38:.U38]))" office:value-type="float" office:value="36778.6" calcext:value-type="float">
            <text:p>36778.6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9:.U39])=0;&quot;---&quot;;AVERAGE([.B39:.U39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</table:table>
      <table:table table:name="a10" table:style-name="ta1">
        <table:table-column table:style-name="co1" table:default-cell-style-name="ce11"/>
        <table:table-column table:style-name="co2" table:number-columns-repeated="10" table:default-cell-style-name="Default"/>
        <table:table-column table:style-name="co2" table:number-columns-repeated="10" table:default-cell-style-name="ce12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Avg.</text:p>
          </table:table-cell>
          <table:table-cell table:style-name="ce10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4449" calcext:value-type="float">
            <text:p>4449</text:p>
          </table:table-cell>
          <table:table-cell office:value-type="float" office:value="4492" calcext:value-type="float">
            <text:p>4492</text:p>
          </table:table-cell>
          <table:table-cell office:value-type="float" office:value="4489" calcext:value-type="float">
            <text:p>4489</text:p>
          </table:table-cell>
          <table:table-cell office:value-type="float" office:value="4470" calcext:value-type="float">
            <text:p>4470</text:p>
          </table:table-cell>
          <table:table-cell office:value-type="float" office:value="4477" calcext:value-type="float">
            <text:p>4477</text:p>
          </table:table-cell>
          <table:table-cell office:value-type="float" office:value="4486" calcext:value-type="float">
            <text:p>4486</text:p>
          </table:table-cell>
          <table:table-cell table:number-columns-repeated="2" office:value-type="float" office:value="4473" calcext:value-type="float">
            <text:p>4473</text:p>
          </table:table-cell>
          <table:table-cell office:value-type="float" office:value="4479" calcext:value-type="float">
            <text:p>4479</text:p>
          </table:table-cell>
          <table:table-cell office:value-type="float" office:value="4473" calcext:value-type="float">
            <text:p>4473</text:p>
          </table:table-cell>
          <table:table-cell table:number-columns-repeated="10"/>
          <table:table-cell table:formula="of:=IF(COUNT([.B2:.U2])=0;&quot;---&quot;;AVERAGE([.B2:.U2]))" office:value-type="float" office:value="4476.1" calcext:value-type="float">
            <text:p>4476.1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37059.359712" calcext:value-type="float">
            <text:p>37059.359712</text:p>
          </table:table-cell>
          <table:table-cell office:value-type="float" office:value="36759.877698" calcext:value-type="float">
            <text:p>36759.877698</text:p>
          </table:table-cell>
          <table:table-cell office:value-type="float" office:value="36881.294964" calcext:value-type="float">
            <text:p>36881.294964</text:p>
          </table:table-cell>
          <table:table-cell office:value-type="float" office:value="37098.496403" calcext:value-type="float">
            <text:p>37098.496403</text:p>
          </table:table-cell>
          <table:table-cell office:value-type="float" office:value="37215.122302" calcext:value-type="float">
            <text:p>37215.122302</text:p>
          </table:table-cell>
          <table:table-cell office:value-type="float" office:value="36914.460432" calcext:value-type="float">
            <text:p>36914.460432</text:p>
          </table:table-cell>
          <table:table-cell office:value-type="float" office:value="36976.467626" calcext:value-type="float">
            <text:p>36976.467626</text:p>
          </table:table-cell>
          <table:table-cell office:value-type="float" office:value="36757.503597" calcext:value-type="float">
            <text:p>36757.503597</text:p>
          </table:table-cell>
          <table:table-cell office:value-type="float" office:value="37108.179856" calcext:value-type="float">
            <text:p>37108.179856</text:p>
          </table:table-cell>
          <table:table-cell office:value-type="float" office:value="37014.201439" calcext:value-type="float">
            <text:p>37014.201439</text:p>
          </table:table-cell>
          <table:table-cell table:number-columns-repeated="10"/>
          <table:table-cell table:formula="of:=IF(COUNT([.B3:.U3])=0;&quot;---&quot;;AVERAGE([.B3:.U3]))" office:value-type="float" office:value="36978.4964029" calcext:value-type="float">
            <text:p>36978.50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848763" calcext:value-type="float">
            <text:p>848763</text:p>
          </table:table-cell>
          <table:table-cell office:value-type="float" office:value="848745" calcext:value-type="float">
            <text:p>848745</text:p>
          </table:table-cell>
          <table:table-cell office:value-type="float" office:value="848742" calcext:value-type="float">
            <text:p>848742</text:p>
          </table:table-cell>
          <table:table-cell office:value-type="float" office:value="848741" calcext:value-type="float">
            <text:p>848741</text:p>
          </table:table-cell>
          <table:table-cell office:value-type="float" office:value="848749" calcext:value-type="float">
            <text:p>848749</text:p>
          </table:table-cell>
          <table:table-cell office:value-type="float" office:value="848739" calcext:value-type="float">
            <text:p>848739</text:p>
          </table:table-cell>
          <table:table-cell office:value-type="float" office:value="848730" calcext:value-type="float">
            <text:p>848730</text:p>
          </table:table-cell>
          <table:table-cell office:value-type="float" office:value="848746" calcext:value-type="float">
            <text:p>848746</text:p>
          </table:table-cell>
          <table:table-cell office:value-type="float" office:value="848769" calcext:value-type="float">
            <text:p>848769</text:p>
          </table:table-cell>
          <table:table-cell office:value-type="float" office:value="848734" calcext:value-type="float">
            <text:p>848734</text:p>
          </table:table-cell>
          <table:table-cell table:number-columns-repeated="10"/>
          <table:table-cell table:formula="of:=IF(COUNT([.B4:.U4])=0;&quot;---&quot;;AVERAGE([.B4:.U4]))" office:value-type="float" office:value="848745.8" calcext:value-type="float">
            <text:p>848745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5:.U5])=0;&quot;---&quot;;AVERAGE([.B5:.U5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6:.U6])=0;&quot;---&quot;;AVERAGE([.B6:.U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7:.U7])=0;&quot;---&quot;;AVERAGE([.B7:.U7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9333.8" calcext:value-type="float">
            <text:p>9333.8</text:p>
          </table:table-cell>
          <table:table-cell office:value-type="float" office:value="10328.8" calcext:value-type="float">
            <text:p>10328.8</text:p>
          </table:table-cell>
          <table:table-cell office:value-type="float" office:value="11280.4" calcext:value-type="float">
            <text:p>11280.4</text:p>
          </table:table-cell>
          <table:table-cell office:value-type="float" office:value="12765.6" calcext:value-type="float">
            <text:p>12765.6</text:p>
          </table:table-cell>
          <table:table-cell office:value-type="float" office:value="11480.9" calcext:value-type="float">
            <text:p>11480.9</text:p>
          </table:table-cell>
          <table:table-cell office:value-type="float" office:value="11100.3" calcext:value-type="float">
            <text:p>11100.3</text:p>
          </table:table-cell>
          <table:table-cell office:value-type="float" office:value="12878.9" calcext:value-type="float">
            <text:p>12878.9</text:p>
          </table:table-cell>
          <table:table-cell office:value-type="float" office:value="11068.7" calcext:value-type="float">
            <text:p>11068.7</text:p>
          </table:table-cell>
          <table:table-cell office:value-type="float" office:value="9116.9" calcext:value-type="float">
            <text:p>9116.9</text:p>
          </table:table-cell>
          <table:table-cell office:value-type="float" office:value="10706.7" calcext:value-type="float">
            <text:p>10706.7</text:p>
          </table:table-cell>
          <table:table-cell table:number-columns-repeated="10"/>
          <table:table-cell table:formula="of:=IF(COUNT([.B9:.U9])=0;&quot;---&quot;;AVERAGE([.B9:.U9]))" office:value-type="float" office:value="11006.1" calcext:value-type="float">
            <text:p>11006.10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0:.U10])=0;&quot;---&quot;;AVERAGE([.B10:.U10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9774" calcext:value-type="float">
            <text:p>9774</text:p>
          </table:table-cell>
          <table:table-cell office:value-type="float" office:value="16118" calcext:value-type="float">
            <text:p>16118</text:p>
          </table:table-cell>
          <table:table-cell office:value-type="float" office:value="9901" calcext:value-type="float">
            <text:p>9901</text:p>
          </table:table-cell>
          <table:table-cell office:value-type="float" office:value="10026" calcext:value-type="float">
            <text:p>10026</text:p>
          </table:table-cell>
          <table:table-cell office:value-type="float" office:value="9981" calcext:value-type="float">
            <text:p>9981</text:p>
          </table:table-cell>
          <table:table-cell office:value-type="float" office:value="9643" calcext:value-type="float">
            <text:p>9643</text:p>
          </table:table-cell>
          <table:table-cell office:value-type="float" office:value="9987" calcext:value-type="float">
            <text:p>9987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7" calcext:value-type="float">
            <text:p>10047</text:p>
          </table:table-cell>
          <table:table-cell office:value-type="float" office:value="9924" calcext:value-type="float">
            <text:p>9924</text:p>
          </table:table-cell>
          <table:table-cell table:number-columns-repeated="10"/>
          <table:table-cell table:formula="of:=IF(COUNT([.B11:.U11])=0;&quot;---&quot;;AVERAGE([.B11:.U11]))" office:value-type="float" office:value="10544.2" calcext:value-type="float">
            <text:p>10544.2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2:.U12])=0;&quot;---&quot;;AVERAGE([.B12:.U12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3:.U13])=0;&quot;---&quot;;AVERAGE([.B13:.U1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4:.U14])=0;&quot;---&quot;;AVERAGE([.B14:.U1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9763247" calcext:value-type="float">
            <text:p>9763247</text:p>
          </table:table-cell>
          <table:table-cell office:value-type="float" office:value="9807842" calcext:value-type="float">
            <text:p>9807842</text:p>
          </table:table-cell>
          <table:table-cell office:value-type="float" office:value="9691780" calcext:value-type="float">
            <text:p>9691780</text:p>
          </table:table-cell>
          <table:table-cell office:value-type="float" office:value="9807834" calcext:value-type="float">
            <text:p>9807834</text:p>
          </table:table-cell>
          <table:table-cell office:value-type="float" office:value="9928373" calcext:value-type="float">
            <text:p>9928373</text:p>
          </table:table-cell>
          <table:table-cell office:value-type="float" office:value="9757507" calcext:value-type="float">
            <text:p>9757507</text:p>
          </table:table-cell>
          <table:table-cell office:value-type="float" office:value="9610119" calcext:value-type="float">
            <text:p>9610119</text:p>
          </table:table-cell>
          <table:table-cell office:value-type="float" office:value="9669106" calcext:value-type="float">
            <text:p>9669106</text:p>
          </table:table-cell>
          <table:table-cell office:value-type="float" office:value="9796500" calcext:value-type="float">
            <text:p>9796500</text:p>
          </table:table-cell>
          <table:table-cell office:value-type="float" office:value="9733108" calcext:value-type="float">
            <text:p>9733108</text:p>
          </table:table-cell>
          <table:table-cell table:number-columns-repeated="10"/>
          <table:table-cell table:formula="of:=IF(COUNT([.B15:.U15])=0;&quot;---&quot;;AVERAGE([.B15:.U15]))" office:value-type="float" office:value="9756541.6" calcext:value-type="float">
            <text:p>9756541.60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6908222" calcext:value-type="float">
            <text:p>6908222</text:p>
          </table:table-cell>
          <table:table-cell office:value-type="float" office:value="6980766" calcext:value-type="float">
            <text:p>6980766</text:p>
          </table:table-cell>
          <table:table-cell office:value-type="float" office:value="6810620" calcext:value-type="float">
            <text:p>6810620</text:p>
          </table:table-cell>
          <table:table-cell office:value-type="float" office:value="6979925" calcext:value-type="float">
            <text:p>6979925</text:p>
          </table:table-cell>
          <table:table-cell office:value-type="float" office:value="6922577" calcext:value-type="float">
            <text:p>6922577</text:p>
          </table:table-cell>
          <table:table-cell office:value-type="float" office:value="6740285" calcext:value-type="float">
            <text:p>6740285</text:p>
          </table:table-cell>
          <table:table-cell office:value-type="float" office:value="6754358" calcext:value-type="float">
            <text:p>6754358</text:p>
          </table:table-cell>
          <table:table-cell office:value-type="float" office:value="6974268" calcext:value-type="float">
            <text:p>6974268</text:p>
          </table:table-cell>
          <table:table-cell office:value-type="float" office:value="6881302" calcext:value-type="float">
            <text:p>6881302</text:p>
          </table:table-cell>
          <table:table-cell office:value-type="float" office:value="6976277" calcext:value-type="float">
            <text:p>6976277</text:p>
          </table:table-cell>
          <table:table-cell table:number-columns-repeated="10"/>
          <table:table-cell table:formula="of:=IF(COUNT([.B16:.U16])=0;&quot;---&quot;;AVERAGE([.B16:.U16]))" office:value-type="float" office:value="6892860" calcext:value-type="float">
            <text:p>6892860.0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17:.U17])=0;&quot;---&quot;;AVERAGE([.B17:.U17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23116" calcext:value-type="float">
            <text:p>23116</text:p>
          </table:table-cell>
          <table:table-cell office:value-type="float" office:value="23213" calcext:value-type="float">
            <text:p>23213</text:p>
          </table:table-cell>
          <table:table-cell office:value-type="float" office:value="23019" calcext:value-type="float">
            <text:p>23019</text:p>
          </table:table-cell>
          <table:table-cell office:value-type="float" office:value="23074" calcext:value-type="float">
            <text:p>23074</text:p>
          </table:table-cell>
          <table:table-cell office:value-type="float" office:value="23105" calcext:value-type="float">
            <text:p>23105</text:p>
          </table:table-cell>
          <table:table-cell office:value-type="float" office:value="23168" calcext:value-type="float">
            <text:p>23168</text:p>
          </table:table-cell>
          <table:table-cell office:value-type="float" office:value="23077" calcext:value-type="float">
            <text:p>23077</text:p>
          </table:table-cell>
          <table:table-cell office:value-type="float" office:value="23059" calcext:value-type="float">
            <text:p>23059</text:p>
          </table:table-cell>
          <table:table-cell office:value-type="float" office:value="23090" calcext:value-type="float">
            <text:p>23090</text:p>
          </table:table-cell>
          <table:table-cell office:value-type="float" office:value="23262" calcext:value-type="float">
            <text:p>23262</text:p>
          </table:table-cell>
          <table:table-cell table:number-columns-repeated="10"/>
          <table:table-cell table:formula="of:=IF(COUNT([.B18:.U18])=0;&quot;---&quot;;AVERAGE([.B18:.U18]))" office:value-type="float" office:value="23118.3" calcext:value-type="float">
            <text:p>23118.3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9577" calcext:value-type="float">
            <text:p>9577</text:p>
          </table:table-cell>
          <table:table-cell office:value-type="float" office:value="9188" calcext:value-type="float">
            <text:p>9188</text:p>
          </table:table-cell>
          <table:table-cell office:value-type="float" office:value="9882" calcext:value-type="float">
            <text:p>9882</text:p>
          </table:table-cell>
          <table:table-cell office:value-type="float" office:value="9866" calcext:value-type="float">
            <text:p>9866</text:p>
          </table:table-cell>
          <table:table-cell office:value-type="float" office:value="10184" calcext:value-type="float">
            <text:p>10184</text:p>
          </table:table-cell>
          <table:table-cell office:value-type="float" office:value="9646" calcext:value-type="float">
            <text:p>9646</text:p>
          </table:table-cell>
          <table:table-cell office:value-type="float" office:value="9220" calcext:value-type="float">
            <text:p>9220</text:p>
          </table:table-cell>
          <table:table-cell office:value-type="float" office:value="10300" calcext:value-type="float">
            <text:p>10300</text:p>
          </table:table-cell>
          <table:table-cell office:value-type="float" office:value="9417" calcext:value-type="float">
            <text:p>9417</text:p>
          </table:table-cell>
          <table:table-cell office:value-type="float" office:value="10638" calcext:value-type="float">
            <text:p>10638</text:p>
          </table:table-cell>
          <table:table-cell table:number-columns-repeated="10"/>
          <table:table-cell table:formula="of:=IF(COUNT([.B19:.U19])=0;&quot;---&quot;;AVERAGE([.B19:.U19]))" office:value-type="float" office:value="9791.8" calcext:value-type="float">
            <text:p>9791.80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92916" calcext:value-type="float">
            <text:p>92916</text:p>
          </table:table-cell>
          <table:table-cell office:value-type="float" office:value="94772.666667" calcext:value-type="float">
            <text:p>94772.666667</text:p>
          </table:table-cell>
          <table:table-cell office:value-type="float" office:value="93034.333333" calcext:value-type="float">
            <text:p>93034.333333</text:p>
          </table:table-cell>
          <table:table-cell office:value-type="float" office:value="94187" calcext:value-type="float">
            <text:p>94187</text:p>
          </table:table-cell>
          <table:table-cell office:value-type="float" office:value="92466" calcext:value-type="float">
            <text:p>92466</text:p>
          </table:table-cell>
          <table:table-cell office:value-type="float" office:value="94058.333333" calcext:value-type="float">
            <text:p>94058.333333</text:p>
          </table:table-cell>
          <table:table-cell office:value-type="float" office:value="93587" calcext:value-type="float">
            <text:p>93587</text:p>
          </table:table-cell>
          <table:table-cell office:value-type="float" office:value="93401" calcext:value-type="float">
            <text:p>93401</text:p>
          </table:table-cell>
          <table:table-cell office:value-type="float" office:value="95209.666667" calcext:value-type="float">
            <text:p>95209.666667</text:p>
          </table:table-cell>
          <table:table-cell office:value-type="float" office:value="92831.333333" calcext:value-type="float">
            <text:p>92831.333333</text:p>
          </table:table-cell>
          <table:table-cell table:number-columns-repeated="10"/>
          <table:table-cell table:formula="of:=IF(COUNT([.B20:.U20])=0;&quot;---&quot;;AVERAGE([.B20:.U20]))" office:value-type="float" office:value="93646.3333333" calcext:value-type="float">
            <text:p>93646.33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3" calcext:value-type="float">
            <text:p>463</text:p>
          </table:table-cell>
          <table:table-cell office:value-type="float" office:value="440" calcext:value-type="float">
            <text:p>440</text:p>
          </table:table-cell>
          <table:table-cell office:value-type="float" office:value="475" calcext:value-type="float">
            <text:p>475</text:p>
          </table:table-cell>
          <table:table-cell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  <table:table-cell office:value-type="float" office:value="440" calcext:value-type="float">
            <text:p>440</text:p>
          </table:table-cell>
          <table:table-cell office:value-type="float" office:value="465" calcext:value-type="float">
            <text:p>465</text:p>
          </table:table-cell>
          <table:table-cell table:number-columns-repeated="10"/>
          <table:table-cell table:formula="of:=IF(COUNT([.B21:.U21])=0;&quot;---&quot;;AVERAGE([.B21:.U21]))" office:value-type="float" office:value="448.3" calcext:value-type="float">
            <text:p>448.3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0400" calcext:value-type="float">
            <text:p>50400</text:p>
          </table:table-cell>
          <table:table-cell office:value-type="float" office:value="49887" calcext:value-type="float">
            <text:p>49887</text:p>
          </table:table-cell>
          <table:table-cell office:value-type="float" office:value="50018" calcext:value-type="float">
            <text:p>50018</text:p>
          </table:table-cell>
          <table:table-cell office:value-type="float" office:value="50205" calcext:value-type="float">
            <text:p>50205</text:p>
          </table:table-cell>
          <table:table-cell office:value-type="float" office:value="49840" calcext:value-type="float">
            <text:p>49840</text:p>
          </table:table-cell>
          <table:table-cell office:value-type="float" office:value="50021" calcext:value-type="float">
            <text:p>50021</text:p>
          </table:table-cell>
          <table:table-cell office:value-type="float" office:value="50008" calcext:value-type="float">
            <text:p>50008</text:p>
          </table:table-cell>
          <table:table-cell office:value-type="float" office:value="49902" calcext:value-type="float">
            <text:p>49902</text:p>
          </table:table-cell>
          <table:table-cell office:value-type="float" office:value="50369" calcext:value-type="float">
            <text:p>50369</text:p>
          </table:table-cell>
          <table:table-cell office:value-type="float" office:value="49900" calcext:value-type="float">
            <text:p>49900</text:p>
          </table:table-cell>
          <table:table-cell table:number-columns-repeated="10"/>
          <table:table-cell table:formula="of:=IF(COUNT([.B22:.U22])=0;&quot;---&quot;;AVERAGE([.B22:.U22]))" office:value-type="float" office:value="50055" calcext:value-type="float">
            <text:p>50055.0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3:.U23])=0;&quot;---&quot;;AVERAGE([.B23:.U23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4:.U24])=0;&quot;---&quot;;AVERAGE([.B24:.U24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5:.U25])=0;&quot;---&quot;;AVERAGE([.B25:.U25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float" office:value="335" calcext:value-type="float">
            <text:p>335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table:number-columns-repeated="10"/>
          <table:table-cell table:formula="of:=IF(COUNT([.B27:.U27])=0;&quot;---&quot;;AVERAGE([.B27:.U27]))" office:value-type="float" office:value="355.5" calcext:value-type="float">
            <text:p>355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304" calcext:value-type="float">
            <text:p>304</text:p>
          </table:table-cell>
          <table:table-cell table:number-columns-repeated="10"/>
          <table:table-cell table:formula="of:=IF(COUNT([.B28:.U28])=0;&quot;---&quot;;AVERAGE([.B28:.U28]))" office:value-type="float" office:value="285.9" calcext:value-type="float">
            <text:p>285.9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9:.U29])=0;&quot;---&quot;;AVERAGE([.B29:.U29]))" office:value-type="string" office:string-value="---" calcext:value-type="string">
            <text:p>---</text:p>
          </table:table-cell>
          <table:table-cell office:value-type="string" calcext:value-type="string">
            <text:p>segfault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43278" calcext:value-type="float">
            <text:p>43278</text:p>
          </table:table-cell>
          <table:table-cell office:value-type="float" office:value="43262" calcext:value-type="float">
            <text:p>43262</text:p>
          </table:table-cell>
          <table:table-cell office:value-type="float" office:value="43259" calcext:value-type="float">
            <text:p>43259</text:p>
          </table:table-cell>
          <table:table-cell office:value-type="float" office:value="43257" calcext:value-type="float">
            <text:p>43257</text:p>
          </table:table-cell>
          <table:table-cell office:value-type="float" office:value="43263" calcext:value-type="float">
            <text:p>43263</text:p>
          </table:table-cell>
          <table:table-cell office:value-type="float" office:value="43272" calcext:value-type="float">
            <text:p>43272</text:p>
          </table:table-cell>
          <table:table-cell office:value-type="float" office:value="43271" calcext:value-type="float">
            <text:p>43271</text:p>
          </table:table-cell>
          <table:table-cell office:value-type="float" office:value="43256" calcext:value-type="float">
            <text:p>43256</text:p>
          </table:table-cell>
          <table:table-cell office:value-type="float" office:value="43275" calcext:value-type="float">
            <text:p>43275</text:p>
          </table:table-cell>
          <table:table-cell office:value-type="float" office:value="43257" calcext:value-type="float">
            <text:p>43257</text:p>
          </table:table-cell>
          <table:table-cell table:number-columns-repeated="10"/>
          <table:table-cell table:formula="of:=IF(COUNT([.B30:.U30])=0;&quot;---&quot;;AVERAGE([.B30:.U30]))" office:value-type="float" office:value="43265" calcext:value-type="float">
            <text:p>43265.0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1:.U31])=0;&quot;---&quot;;AVERAGE([.B31:.U31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39" calcext:value-type="float">
            <text:p>4839</text:p>
          </table:table-cell>
          <table:table-cell office:value-type="float" office:value="4888" calcext:value-type="float">
            <text:p>4888</text:p>
          </table:table-cell>
          <table:table-cell office:value-type="float" office:value="4894" calcext:value-type="float">
            <text:p>4894</text:p>
          </table:table-cell>
          <table:table-cell office:value-type="float" office:value="4858" calcext:value-type="float">
            <text:p>4858</text:p>
          </table:table-cell>
          <table:table-cell office:value-type="float" office:value="4849" calcext:value-type="float">
            <text:p>4849</text:p>
          </table:table-cell>
          <table:table-cell office:value-type="float" office:value="4860" calcext:value-type="float">
            <text:p>4860</text:p>
          </table:table-cell>
          <table:table-cell office:value-type="float" office:value="4903" calcext:value-type="float">
            <text:p>4903</text:p>
          </table:table-cell>
          <table:table-cell office:value-type="float" office:value="4908" calcext:value-type="float">
            <text:p>4908</text:p>
          </table:table-cell>
          <table:table-cell office:value-type="float" office:value="4915" calcext:value-type="float">
            <text:p>4915</text:p>
          </table:table-cell>
          <table:table-cell office:value-type="float" office:value="4877" calcext:value-type="float">
            <text:p>4877</text:p>
          </table:table-cell>
          <table:table-cell table:number-columns-repeated="10"/>
          <table:table-cell table:formula="of:=IF(COUNT([.B32:.U32])=0;&quot;---&quot;;AVERAGE([.B32:.U32]))" office:value-type="float" office:value="4879.1" calcext:value-type="float">
            <text:p>4879.10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3:.U33])=0;&quot;---&quot;;AVERAGE([.B33:.U33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4:.U34])=0;&quot;---&quot;;AVERAGE([.B34:.U34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9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35:.U35])=0;&quot;---&quot;;AVERAGE([.B35:.U35]))" office:value-type="string" office:string-value="---" calcext:value-type="string">
            <text:p>---</text:p>
          </table:table-cell>
          <table:table-cell office:value-type="string" calcext:value-type="string">
            <text:p>not compiled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123958" calcext:value-type="float">
            <text:p>123958</text:p>
          </table:table-cell>
          <table:table-cell office:value-type="float" office:value="122637" calcext:value-type="float">
            <text:p>122637</text:p>
          </table:table-cell>
          <table:table-cell office:value-type="float" office:value="125042" calcext:value-type="float">
            <text:p>125042</text:p>
          </table:table-cell>
          <table:table-cell office:value-type="float" office:value="121782" calcext:value-type="float">
            <text:p>121782</text:p>
          </table:table-cell>
          <table:table-cell office:value-type="float" office:value="122528" calcext:value-type="float">
            <text:p>122528</text:p>
          </table:table-cell>
          <table:table-cell office:value-type="float" office:value="124438" calcext:value-type="float">
            <text:p>124438</text:p>
          </table:table-cell>
          <table:table-cell office:value-type="float" office:value="125259" calcext:value-type="float">
            <text:p>125259</text:p>
          </table:table-cell>
          <table:table-cell office:value-type="float" office:value="123847" calcext:value-type="float">
            <text:p>123847</text:p>
          </table:table-cell>
          <table:table-cell office:value-type="float" office:value="124075" calcext:value-type="float">
            <text:p>124075</text:p>
          </table:table-cell>
          <table:table-cell office:value-type="float" office:value="120494" calcext:value-type="float">
            <text:p>120494</text:p>
          </table:table-cell>
          <table:table-cell table:number-columns-repeated="10"/>
          <table:table-cell table:formula="of:=IF(COUNT([.B36:.U36])=0;&quot;---&quot;;AVERAGE([.B36:.U36]))" office:value-type="float" office:value="123406" calcext:value-type="float">
            <text:p>123406.0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1020" calcext:value-type="float">
            <text:p>1020</text:p>
          </table:table-cell>
          <table:table-cell office:value-type="float" office:value="980" calcext:value-type="float">
            <text:p>98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992" calcext:value-type="float">
            <text:p>992</text:p>
          </table:table-cell>
          <table:table-cell office:value-type="float" office:value="1004" calcext:value-type="float">
            <text:p>1004</text:p>
          </table:table-cell>
          <table:table-cell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table:number-columns-repeated="10"/>
          <table:table-cell table:formula="of:=IF(COUNT([.B37:.U37])=0;&quot;---&quot;;AVERAGE([.B37:.U37]))" office:value-type="float" office:value="1005.2" calcext:value-type="float">
            <text:p>1005.2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116341" calcext:value-type="float">
            <text:p>116341</text:p>
          </table:table-cell>
          <table:table-cell office:value-type="float" office:value="131727" calcext:value-type="float">
            <text:p>131727</text:p>
          </table:table-cell>
          <table:table-cell office:value-type="float" office:value="112869" calcext:value-type="float">
            <text:p>112869</text:p>
          </table:table-cell>
          <table:table-cell office:value-type="float" office:value="108185" calcext:value-type="float">
            <text:p>108185</text:p>
          </table:table-cell>
          <table:table-cell office:value-type="float" office:value="126678" calcext:value-type="float">
            <text:p>126678</text:p>
          </table:table-cell>
          <table:table-cell office:value-type="float" office:value="103419" calcext:value-type="float">
            <text:p>103419</text:p>
          </table:table-cell>
          <table:table-cell table:number-columns-repeated="2" office:value-type="float" office:value="95849" calcext:value-type="float">
            <text:p>95849</text:p>
          </table:table-cell>
          <table:table-cell office:value-type="float" office:value="118924" calcext:value-type="float">
            <text:p>118924</text:p>
          </table:table-cell>
          <table:table-cell office:value-type="float" office:value="134548" calcext:value-type="float">
            <text:p>134548</text:p>
          </table:table-cell>
          <table:table-cell table:number-columns-repeated="10"/>
          <table:table-cell table:formula="of:=IF(COUNT([.B38:.U38])=0;&quot;---&quot;;AVERAGE([.B38:.U38]))" office:value-type="float" office:value="114438.9" calcext:value-type="float">
            <text:p>114438.9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19999" calcext:value-type="float">
            <text:p>19999</text:p>
          </table:table-cell>
          <table:table-cell office:value-type="float" office:value="20160" calcext:value-type="float">
            <text:p>20160</text:p>
          </table:table-cell>
          <table:table-cell office:value-type="float" office:value="20223" calcext:value-type="float">
            <text:p>20223</text:p>
          </table:table-cell>
          <table:table-cell office:value-type="float" office:value="20867" calcext:value-type="float">
            <text:p>20867</text:p>
          </table:table-cell>
          <table:table-cell office:value-type="float" office:value="19998" calcext:value-type="float">
            <text:p>19998</text:p>
          </table:table-cell>
          <table:table-cell office:value-type="float" office:value="19993" calcext:value-type="float">
            <text:p>19993</text:p>
          </table:table-cell>
          <table:table-cell table:number-columns-repeated="2" office:value-type="float" office:value="20173" calcext:value-type="float">
            <text:p>20173</text:p>
          </table:table-cell>
          <table:table-cell office:value-type="float" office:value="19996" calcext:value-type="float">
            <text:p>19996</text:p>
          </table:table-cell>
          <table:table-cell office:value-type="float" office:value="20050" calcext:value-type="float">
            <text:p>20050</text:p>
          </table:table-cell>
          <table:table-cell table:number-columns-repeated="10"/>
          <table:table-cell table:formula="of:=IF(COUNT([.B39:.U39])=0;&quot;---&quot;;AVERAGE([.B39:.U39]))" office:value-type="float" office:value="20163.2" calcext:value-type="float">
            <text:p>20163.20</text:p>
          </table:table-cell>
          <table:table-cell/>
        </table:table-row>
      </table:table>
      <table:table table:name="quadro" table:style-name="ta1">
        <table:table-column table:style-name="co1" table:default-cell-style-name="ce11"/>
        <table:table-column table:style-name="co2" table:number-columns-repeated="10" table:default-cell-style-name="Default"/>
        <table:table-column table:style-name="co2" table:number-columns-repeated="10" table:default-cell-style-name="ce12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Avg.</text:p>
          </table:table-cell>
          <table:table-cell table:style-name="ce10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number-columns-repeated="3" office:value-type="float" office:value="352.5" calcext:value-type="float">
            <text:p>352.5</text:p>
          </table:table-cell>
          <table:table-cell office:value-type="float" office:value="356" calcext:value-type="float">
            <text:p>356</text:p>
          </table:table-cell>
          <table:table-cell office:value-type="float" office:value="352.5" calcext:value-type="float">
            <text:p>352.5</text:p>
          </table:table-cell>
          <table:table-cell table:number-columns-repeated="3" office:value-type="float" office:value="353.5" calcext:value-type="float">
            <text:p>353.5</text:p>
          </table:table-cell>
          <table:table-cell office:value-type="float" office:value="354" calcext:value-type="float">
            <text:p>354</text:p>
          </table:table-cell>
          <table:table-cell office:value-type="float" office:value="353.5" calcext:value-type="float">
            <text:p>353.5</text:p>
          </table:table-cell>
          <table:table-cell table:number-columns-repeated="10"/>
          <table:table-cell table:formula="of:=IF(COUNT([.B2:.U2])=0;&quot;---&quot;;AVERAGE([.B2:.U2]))" office:value-type="float" office:value="353.4" calcext:value-type="float">
            <text:p>353.40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383.05" calcext:value-type="float">
            <text:p>383.05</text:p>
          </table:table-cell>
          <table:table-cell office:value-type="float" office:value="382.7083335" calcext:value-type="float">
            <text:p>382.7083335</text:p>
          </table:table-cell>
          <table:table-cell office:value-type="float" office:value="383.0666665" calcext:value-type="float">
            <text:p>383.0666665</text:p>
          </table:table-cell>
          <table:table-cell office:value-type="float" office:value="382.7125" calcext:value-type="float">
            <text:p>382.7125</text:p>
          </table:table-cell>
          <table:table-cell office:value-type="float" office:value="382.754167" calcext:value-type="float">
            <text:p>382.754167</text:p>
          </table:table-cell>
          <table:table-cell office:value-type="float" office:value="382.654167" calcext:value-type="float">
            <text:p>382.654167</text:p>
          </table:table-cell>
          <table:table-cell office:value-type="float" office:value="382.2958335" calcext:value-type="float">
            <text:p>382.2958335</text:p>
          </table:table-cell>
          <table:table-cell office:value-type="float" office:value="383.9375" calcext:value-type="float">
            <text:p>383.9375</text:p>
          </table:table-cell>
          <table:table-cell office:value-type="float" office:value="382.8625" calcext:value-type="float">
            <text:p>382.8625</text:p>
          </table:table-cell>
          <table:table-cell office:value-type="float" office:value="382.816667" calcext:value-type="float">
            <text:p>382.816667</text:p>
          </table:table-cell>
          <table:table-cell table:number-columns-repeated="10"/>
          <table:table-cell table:formula="of:=IF(COUNT([.B3:.U3])=0;&quot;---&quot;;AVERAGE([.B3:.U3]))" office:value-type="float" office:value="382.88583345" calcext:value-type="float">
            <text:p>382.89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32732" calcext:value-type="float">
            <text:p>32732</text:p>
          </table:table-cell>
          <table:table-cell office:value-type="float" office:value="32705" calcext:value-type="float">
            <text:p>32705</text:p>
          </table:table-cell>
          <table:table-cell office:value-type="float" office:value="32728" calcext:value-type="float">
            <text:p>32728</text:p>
          </table:table-cell>
          <table:table-cell office:value-type="float" office:value="32722.5" calcext:value-type="float">
            <text:p>32722.5</text:p>
          </table:table-cell>
          <table:table-cell office:value-type="float" office:value="32769" calcext:value-type="float">
            <text:p>32769</text:p>
          </table:table-cell>
          <table:table-cell office:value-type="float" office:value="32704" calcext:value-type="float">
            <text:p>32704</text:p>
          </table:table-cell>
          <table:table-cell office:value-type="float" office:value="32674.5" calcext:value-type="float">
            <text:p>32674.5</text:p>
          </table:table-cell>
          <table:table-cell office:value-type="float" office:value="32754" calcext:value-type="float">
            <text:p>32754</text:p>
          </table:table-cell>
          <table:table-cell office:value-type="float" office:value="32705" calcext:value-type="float">
            <text:p>32705</text:p>
          </table:table-cell>
          <table:table-cell office:value-type="float" office:value="32690" calcext:value-type="float">
            <text:p>32690</text:p>
          </table:table-cell>
          <table:table-cell table:number-columns-repeated="10"/>
          <table:table-cell table:formula="of:=IF(COUNT([.B4:.U4])=0;&quot;---&quot;;AVERAGE([.B4:.U4]))" office:value-type="float" office:value="32718.4" calcext:value-type="float">
            <text:p>32718.4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.5" calcext:value-type="float">
            <text:p>39.5</text:p>
          </table:table-cell>
          <table:table-cell office:value-type="float" office:value="40.5" calcext:value-type="float">
            <text:p>40.5</text:p>
          </table:table-cell>
          <table:table-cell office:value-type="float" office:value="39.5" calcext:value-type="float">
            <text:p>39.5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"/>
          <table:table-cell table:formula="of:=IF(COUNT([.B5:.U5])=0;&quot;---&quot;;AVERAGE([.B5:.U5]))" office:value-type="float" office:value="39.55" calcext:value-type="float">
            <text:p>39.5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45.9023435" calcext:value-type="float">
            <text:p>45.9023435</text:p>
          </table:table-cell>
          <table:table-cell office:value-type="float" office:value="45.6054685" calcext:value-type="float">
            <text:p>45.6054685</text:p>
          </table:table-cell>
          <table:table-cell office:value-type="float" office:value="46.015625" calcext:value-type="float">
            <text:p>46.015625</text:p>
          </table:table-cell>
          <table:table-cell office:value-type="float" office:value="44.96875" calcext:value-type="float">
            <text:p>44.96875</text:p>
          </table:table-cell>
          <table:table-cell office:value-type="float" office:value="45.9648435" calcext:value-type="float">
            <text:p>45.9648435</text:p>
          </table:table-cell>
          <table:table-cell office:value-type="float" office:value="46.371094" calcext:value-type="float">
            <text:p>46.371094</text:p>
          </table:table-cell>
          <table:table-cell office:value-type="float" office:value="45.625" calcext:value-type="float">
            <text:p>45.625</text:p>
          </table:table-cell>
          <table:table-cell office:value-type="float" office:value="44.90625" calcext:value-type="float">
            <text:p>44.90625</text:p>
          </table:table-cell>
          <table:table-cell office:value-type="float" office:value="45.2890625" calcext:value-type="float">
            <text:p>45.2890625</text:p>
          </table:table-cell>
          <table:table-cell office:value-type="float" office:value="45.1015625" calcext:value-type="float">
            <text:p>45.1015625</text:p>
          </table:table-cell>
          <table:table-cell table:number-columns-repeated="10"/>
          <table:table-cell table:formula="of:=IF(COUNT([.B6:.U6])=0;&quot;---&quot;;AVERAGE([.B6:.U6]))" office:value-type="float" office:value="45.57499995" calcext:value-type="float">
            <text:p>45.57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45.905512" calcext:value-type="float">
            <text:p>45.905512</text:p>
          </table:table-cell>
          <table:table-cell office:value-type="float" office:value="46.2086615" calcext:value-type="float">
            <text:p>46.2086615</text:p>
          </table:table-cell>
          <table:table-cell office:value-type="float" office:value="46.7559055" calcext:value-type="float">
            <text:p>46.7559055</text:p>
          </table:table-cell>
          <table:table-cell office:value-type="float" office:value="46.437008" calcext:value-type="float">
            <text:p>46.437008</text:p>
          </table:table-cell>
          <table:table-cell office:value-type="float" office:value="46.106299" calcext:value-type="float">
            <text:p>46.106299</text:p>
          </table:table-cell>
          <table:table-cell office:value-type="float" office:value="47.082677" calcext:value-type="float">
            <text:p>47.082677</text:p>
          </table:table-cell>
          <table:table-cell office:value-type="float" office:value="45.8661415" calcext:value-type="float">
            <text:p>45.8661415</text:p>
          </table:table-cell>
          <table:table-cell office:value-type="float" office:value="46.5354335" calcext:value-type="float">
            <text:p>46.5354335</text:p>
          </table:table-cell>
          <table:table-cell office:value-type="float" office:value="46.066929" calcext:value-type="float">
            <text:p>46.066929</text:p>
          </table:table-cell>
          <table:table-cell office:value-type="float" office:value="46.003937" calcext:value-type="float">
            <text:p>46.003937</text:p>
          </table:table-cell>
          <table:table-cell table:number-columns-repeated="10"/>
          <table:table-cell table:formula="of:=IF(COUNT([.B7:.U7])=0;&quot;---&quot;;AVERAGE([.B7:.U7]))" office:value-type="float" office:value="46.2968504" calcext:value-type="float">
            <text:p>46.3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314" calcext:value-type="float">
            <text:p>314</text:p>
          </table:table-cell>
          <table:table-cell office:value-type="float" office:value="317.45" calcext:value-type="float">
            <text:p>317.45</text:p>
          </table:table-cell>
          <table:table-cell office:value-type="float" office:value="317.85" calcext:value-type="float">
            <text:p>317.85</text:p>
          </table:table-cell>
          <table:table-cell office:value-type="float" office:value="324.45" calcext:value-type="float">
            <text:p>324.45</text:p>
          </table:table-cell>
          <table:table-cell office:value-type="float" office:value="318.15" calcext:value-type="float">
            <text:p>318.15</text:p>
          </table:table-cell>
          <table:table-cell office:value-type="float" office:value="317.35" calcext:value-type="float">
            <text:p>317.35</text:p>
          </table:table-cell>
          <table:table-cell office:value-type="float" office:value="318" calcext:value-type="float">
            <text:p>318</text:p>
          </table:table-cell>
          <table:table-cell office:value-type="float" office:value="320.4" calcext:value-type="float">
            <text:p>320.4</text:p>
          </table:table-cell>
          <table:table-cell office:value-type="float" office:value="317.6" calcext:value-type="float">
            <text:p>317.6</text:p>
          </table:table-cell>
          <table:table-cell office:value-type="float" office:value="317.5" calcext:value-type="float">
            <text:p>317.5</text:p>
          </table:table-cell>
          <table:table-cell table:number-columns-repeated="10"/>
          <table:table-cell table:formula="of:=IF(COUNT([.B9:.U9])=0;&quot;---&quot;;AVERAGE([.B9:.U9]))" office:value-type="float" office:value="318.275" calcext:value-type="float">
            <text:p>318.28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0.5" calcext:value-type="float">
            <text:p>520.5</text:p>
          </table:table-cell>
          <table:table-cell office:value-type="float" office:value="523" calcext:value-type="float">
            <text:p>523</text:p>
          </table:table-cell>
          <table:table-cell office:value-type="float" office:value="559" calcext:value-type="float">
            <text:p>559</text:p>
          </table:table-cell>
          <table:table-cell office:value-type="float" office:value="521.5" calcext:value-type="float">
            <text:p>521.5</text:p>
          </table:table-cell>
          <table:table-cell office:value-type="float" office:value="519.5" calcext:value-type="float">
            <text:p>519.5</text:p>
          </table:table-cell>
          <table:table-cell office:value-type="float" office:value="517.5" calcext:value-type="float">
            <text:p>517.5</text:p>
          </table:table-cell>
          <table:table-cell office:value-type="float" office:value="522.5" calcext:value-type="float">
            <text:p>522.5</text:p>
          </table:table-cell>
          <table:table-cell office:value-type="float" office:value="518.5" calcext:value-type="float">
            <text:p>518.5</text:p>
          </table:table-cell>
          <table:table-cell table:number-columns-repeated="10"/>
          <table:table-cell table:formula="of:=IF(COUNT([.B10:.U10])=0;&quot;---&quot;;AVERAGE([.B10:.U10]))" office:value-type="float" office:value="524.35" calcext:value-type="float">
            <text:p>524.35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741" calcext:value-type="float">
            <text:p>741</text:p>
          </table:table-cell>
          <table:table-cell office:value-type="float" office:value="730" calcext:value-type="float">
            <text:p>730</text:p>
          </table:table-cell>
          <table:table-cell office:value-type="float" office:value="777" calcext:value-type="float">
            <text:p>777</text:p>
          </table:table-cell>
          <table:table-cell office:value-type="float" office:value="732" calcext:value-type="float">
            <text:p>732</text:p>
          </table:table-cell>
          <table:table-cell office:value-type="float" office:value="830.5" calcext:value-type="float">
            <text:p>830.5</text:p>
          </table:table-cell>
          <table:table-cell office:value-type="float" office:value="735.5" calcext:value-type="float">
            <text:p>735.5</text:p>
          </table:table-cell>
          <table:table-cell office:value-type="float" office:value="731.5" calcext:value-type="float">
            <text:p>731.5</text:p>
          </table:table-cell>
          <table:table-cell office:value-type="float" office:value="740" calcext:value-type="float">
            <text:p>740</text:p>
          </table:table-cell>
          <table:table-cell office:value-type="float" office:value="730" calcext:value-type="float">
            <text:p>730</text:p>
          </table:table-cell>
          <table:table-cell office:value-type="float" office:value="731.5" calcext:value-type="float">
            <text:p>731.5</text:p>
          </table:table-cell>
          <table:table-cell table:number-columns-repeated="10"/>
          <table:table-cell table:formula="of:=IF(COUNT([.B11:.U11])=0;&quot;---&quot;;AVERAGE([.B11:.U11]))" office:value-type="float" office:value="747.9" calcext:value-type="float">
            <text:p>747.90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.5" calcext:value-type="float">
            <text:p>55.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6.5" calcext:value-type="float">
            <text:p>56.5</text:p>
          </table:table-cell>
          <table:table-cell table:number-columns-repeated="10"/>
          <table:table-cell table:formula="of:=IF(COUNT([.B12:.U12])=0;&quot;---&quot;;AVERAGE([.B12:.U12]))" office:value-type="float" office:value="56.3" calcext:value-type="float">
            <text:p>56.3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3.5" calcext:value-type="float">
            <text:p>113.5</text:p>
          </table:table-cell>
          <table:table-cell office:value-type="float" office:value="111.5" calcext:value-type="float">
            <text:p>111.5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3" calcext:value-type="float">
            <text:p>113</text:p>
          </table:table-cell>
          <table:table-cell table:number-columns-repeated="10"/>
          <table:table-cell table:formula="of:=IF(COUNT([.B13:.U13])=0;&quot;---&quot;;AVERAGE([.B13:.U13]))" office:value-type="float" office:value="113.1" calcext:value-type="float">
            <text:p>113.1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office:value-type="float" office:value="454" calcext:value-type="float">
            <text:p>454</text:p>
          </table:table-cell>
          <table:table-cell office:value-type="float" office:value="453" calcext:value-type="float">
            <text:p>453</text:p>
          </table:table-cell>
          <table:table-cell office:value-type="float" office:value="453.5" calcext:value-type="float">
            <text:p>453.5</text:p>
          </table:table-cell>
          <table:table-cell office:value-type="float" office:value="454" calcext:value-type="float">
            <text:p>454</text:p>
          </table:table-cell>
          <table:table-cell office:value-type="float" office:value="450.5" calcext:value-type="float">
            <text:p>450.5</text:p>
          </table:table-cell>
          <table:table-cell office:value-type="float" office:value="453" calcext:value-type="float">
            <text:p>453</text:p>
          </table:table-cell>
          <table:table-cell office:value-type="float" office:value="452.5" calcext:value-type="float">
            <text:p>452.5</text:p>
          </table:table-cell>
          <table:table-cell office:value-type="float" office:value="450.5" calcext:value-type="float">
            <text:p>450.5</text:p>
          </table:table-cell>
          <table:table-cell office:value-type="float" office:value="454.5" calcext:value-type="float">
            <text:p>454.5</text:p>
          </table:table-cell>
          <table:table-cell office:value-type="float" office:value="452" calcext:value-type="float">
            <text:p>452</text:p>
          </table:table-cell>
          <table:table-cell table:number-columns-repeated="10"/>
          <table:table-cell table:formula="of:=IF(COUNT([.B14:.U14])=0;&quot;---&quot;;AVERAGE([.B14:.U14]))" office:value-type="float" office:value="452.75" calcext:value-type="float">
            <text:p>452.75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13888" calcext:value-type="float">
            <text:p>13888</text:p>
          </table:table-cell>
          <table:table-cell office:value-type="float" office:value="13865" calcext:value-type="float">
            <text:p>13865</text:p>
          </table:table-cell>
          <table:table-cell office:value-type="float" office:value="13845" calcext:value-type="float">
            <text:p>13845</text:p>
          </table:table-cell>
          <table:table-cell office:value-type="float" office:value="13865" calcext:value-type="float">
            <text:p>13865</text:p>
          </table:table-cell>
          <table:table-cell office:value-type="float" office:value="13891" calcext:value-type="float">
            <text:p>13891</text:p>
          </table:table-cell>
          <table:table-cell office:value-type="float" office:value="13849" calcext:value-type="float">
            <text:p>13849</text:p>
          </table:table-cell>
          <table:table-cell office:value-type="float" office:value="13841.5" calcext:value-type="float">
            <text:p>13841.5</text:p>
          </table:table-cell>
          <table:table-cell office:value-type="float" office:value="13855" calcext:value-type="float">
            <text:p>13855</text:p>
          </table:table-cell>
          <table:table-cell office:value-type="float" office:value="13830.5" calcext:value-type="float">
            <text:p>13830.5</text:p>
          </table:table-cell>
          <table:table-cell office:value-type="float" office:value="13881.5" calcext:value-type="float">
            <text:p>13881.5</text:p>
          </table:table-cell>
          <table:table-cell table:number-columns-repeated="10"/>
          <table:table-cell table:formula="of:=IF(COUNT([.B15:.U15])=0;&quot;---&quot;;AVERAGE([.B15:.U15]))" office:value-type="float" office:value="13861.15" calcext:value-type="float">
            <text:p>13861.1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5996.5" calcext:value-type="float">
            <text:p>5996.5</text:p>
          </table:table-cell>
          <table:table-cell office:value-type="float" office:value="5994" calcext:value-type="float">
            <text:p>5994</text:p>
          </table:table-cell>
          <table:table-cell office:value-type="float" office:value="5985.5" calcext:value-type="float">
            <text:p>5985.5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92" calcext:value-type="float">
            <text:p>5992</text:p>
          </table:table-cell>
          <table:table-cell office:value-type="float" office:value="5986.5" calcext:value-type="float">
            <text:p>5986.5</text:p>
          </table:table-cell>
          <table:table-cell office:value-type="float" office:value="5980" calcext:value-type="float">
            <text:p>5980</text:p>
          </table:table-cell>
          <table:table-cell office:value-type="float" office:value="6005.5" calcext:value-type="float">
            <text:p>6005.5</text:p>
          </table:table-cell>
          <table:table-cell office:value-type="float" office:value="5989.5" calcext:value-type="float">
            <text:p>5989.5</text:p>
          </table:table-cell>
          <table:table-cell office:value-type="float" office:value="5996" calcext:value-type="float">
            <text:p>5996</text:p>
          </table:table-cell>
          <table:table-cell table:number-columns-repeated="10"/>
          <table:table-cell table:formula="of:=IF(COUNT([.B16:.U16])=0;&quot;---&quot;;AVERAGE([.B16:.U16]))" office:value-type="float" office:value="5991.2" calcext:value-type="float">
            <text:p>5991.20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647.5" calcext:value-type="float">
            <text:p>647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office:value-type="float" office:value="646" calcext:value-type="float">
            <text:p>646</text:p>
          </table:table-cell>
          <table:table-cell office:value-type="float" office:value="644.5" calcext:value-type="float">
            <text:p>644.5</text:p>
          </table:table-cell>
          <table:table-cell office:value-type="float" office:value="646" calcext:value-type="float">
            <text:p>646</text:p>
          </table:table-cell>
          <table:table-cell office:value-type="float" office:value="644" calcext:value-type="float">
            <text:p>644</text:p>
          </table:table-cell>
          <table:table-cell table:number-columns-repeated="10"/>
          <table:table-cell table:formula="of:=IF(COUNT([.B17:.U17])=0;&quot;---&quot;;AVERAGE([.B17:.U17]))" office:value-type="float" office:value="645.4" calcext:value-type="float">
            <text:p>645.4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table:number-columns-repeated="2" office:value-type="float" office:value="872" calcext:value-type="float">
            <text:p>872</text:p>
          </table:table-cell>
          <table:table-cell office:value-type="float" office:value="877" calcext:value-type="float">
            <text:p>877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877" calcext:value-type="float">
            <text:p>877</text:p>
          </table:table-cell>
          <table:table-cell office:value-type="float" office:value="874" calcext:value-type="float">
            <text:p>874</text:p>
          </table:table-cell>
          <table:table-cell office:value-type="float" office:value="870.5" calcext:value-type="float">
            <text:p>870.5</text:p>
          </table:table-cell>
          <table:table-cell office:value-type="float" office:value="874" calcext:value-type="float">
            <text:p>874</text:p>
          </table:table-cell>
          <table:table-cell office:value-type="float" office:value="873.5" calcext:value-type="float">
            <text:p>873.5</text:p>
          </table:table-cell>
          <table:table-cell table:number-columns-repeated="10"/>
          <table:table-cell table:formula="of:=IF(COUNT([.B18:.U18])=0;&quot;---&quot;;AVERAGE([.B18:.U18]))" office:value-type="float" office:value="873.8" calcext:value-type="float">
            <text:p>873.80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344" calcext:value-type="float">
            <text:p>344</text:p>
          </table:table-cell>
          <table:table-cell office:value-type="float" office:value="343" calcext:value-type="float">
            <text:p>343</text:p>
          </table:table-cell>
          <table:table-cell office:value-type="float" office:value="346.5" calcext:value-type="float">
            <text:p>346.5</text:p>
          </table:table-cell>
          <table:table-cell office:value-type="float" office:value="348.5" calcext:value-type="float">
            <text:p>348.5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3.5" calcext:value-type="float">
            <text:p>343.5</text:p>
          </table:table-cell>
          <table:table-cell table:number-columns-repeated="10"/>
          <table:table-cell table:formula="of:=IF(COUNT([.B19:.U19])=0;&quot;---&quot;;AVERAGE([.B19:.U19]))" office:value-type="float" office:value="345.05" calcext:value-type="float">
            <text:p>345.0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044.5" calcext:value-type="float">
            <text:p>1044.5</text:p>
          </table:table-cell>
          <table:table-cell office:value-type="float" office:value="1072.1666665" calcext:value-type="float">
            <text:p>1072.1666665</text:p>
          </table:table-cell>
          <table:table-cell office:value-type="float" office:value="1039.6666665" calcext:value-type="float">
            <text:p>1039.6666665</text:p>
          </table:table-cell>
          <table:table-cell office:value-type="float" office:value="1048.5" calcext:value-type="float">
            <text:p>1048.5</text:p>
          </table:table-cell>
          <table:table-cell office:value-type="float" office:value="1044" calcext:value-type="float">
            <text:p>1044</text:p>
          </table:table-cell>
          <table:table-cell office:value-type="float" office:value="1037.666667" calcext:value-type="float">
            <text:p>1037.666667</text:p>
          </table:table-cell>
          <table:table-cell office:value-type="float" office:value="1046.5" calcext:value-type="float">
            <text:p>1046.5</text:p>
          </table:table-cell>
          <table:table-cell office:value-type="float" office:value="1073.5" calcext:value-type="float">
            <text:p>1073.5</text:p>
          </table:table-cell>
          <table:table-cell office:value-type="float" office:value="1048.8333335" calcext:value-type="float">
            <text:p>1048.8333335</text:p>
          </table:table-cell>
          <table:table-cell office:value-type="float" office:value="1072" calcext:value-type="float">
            <text:p>1072</text:p>
          </table:table-cell>
          <table:table-cell table:number-columns-repeated="10"/>
          <table:table-cell table:formula="of:=IF(COUNT([.B20:.U20])=0;&quot;---&quot;;AVERAGE([.B20:.U20]))" office:value-type="float" office:value="1052.73333335" calcext:value-type="float">
            <text:p>1052.73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101" calcext:value-type="float">
            <text:p>101</text:p>
          </table:table-cell>
          <table:table-cell office:value-type="float" office:value="99.5" calcext:value-type="float">
            <text:p>99.5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0.5" calcext:value-type="float">
            <text:p>100.5</text:p>
          </table:table-cell>
          <table:table-cell office:value-type="float" office:value="102.5" calcext:value-type="float">
            <text:p>102.5</text:p>
          </table:table-cell>
          <table:table-cell office:value-type="float" office:value="102" calcext:value-type="float">
            <text:p>102</text:p>
          </table:table-cell>
          <table:table-cell table:number-columns-repeated="10"/>
          <table:table-cell table:formula="of:=IF(COUNT([.B21:.U21])=0;&quot;---&quot;;AVERAGE([.B21:.U21]))" office:value-type="float" office:value="101.1" calcext:value-type="float">
            <text:p>101.1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3045.5" calcext:value-type="float">
            <text:p>3045.5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34.5" calcext:value-type="float">
            <text:p>3034.5</text:p>
          </table:table-cell>
          <table:table-cell office:value-type="float" office:value="3037" calcext:value-type="float">
            <text:p>3037</text:p>
          </table:table-cell>
          <table:table-cell office:value-type="float" office:value="3030.5" calcext:value-type="float">
            <text:p>3030.5</text:p>
          </table:table-cell>
          <table:table-cell office:value-type="float" office:value="3029.5" calcext:value-type="float">
            <text:p>3029.5</text:p>
          </table:table-cell>
          <table:table-cell office:value-type="float" office:value="3031" calcext:value-type="float">
            <text:p>3031</text:p>
          </table:table-cell>
          <table:table-cell office:value-type="float" office:value="3037.5" calcext:value-type="float">
            <text:p>3037.5</text:p>
          </table:table-cell>
          <table:table-cell office:value-type="float" office:value="3054.5" calcext:value-type="float">
            <text:p>3054.5</text:p>
          </table:table-cell>
          <table:table-cell office:value-type="float" office:value="3031.5" calcext:value-type="float">
            <text:p>3031.5</text:p>
          </table:table-cell>
          <table:table-cell table:number-columns-repeated="10"/>
          <table:table-cell table:formula="of:=IF(COUNT([.B22:.U22])=0;&quot;---&quot;;AVERAGE([.B22:.U22]))" office:value-type="float" office:value="3036.2" calcext:value-type="float">
            <text:p>3036.20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50392" calcext:value-type="float">
            <text:p>50392</text:p>
          </table:table-cell>
          <table:table-cell office:value-type="float" office:value="50388.5" calcext:value-type="float">
            <text:p>50388.5</text:p>
          </table:table-cell>
          <table:table-cell office:value-type="float" office:value="50389" calcext:value-type="float">
            <text:p>50389</text:p>
          </table:table-cell>
          <table:table-cell office:value-type="float" office:value="50384.5" calcext:value-type="float">
            <text:p>5038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3" calcext:value-type="float">
            <text:p>50403</text:p>
          </table:table-cell>
          <table:table-cell office:value-type="float" office:value="50394.5" calcext:value-type="float">
            <text:p>50394.5</text:p>
          </table:table-cell>
          <table:table-cell office:value-type="float" office:value="50387.5" calcext:value-type="float">
            <text:p>50387.5</text:p>
          </table:table-cell>
          <table:table-cell office:value-type="float" office:value="50404" calcext:value-type="float">
            <text:p>50404</text:p>
          </table:table-cell>
          <table:table-cell office:value-type="float" office:value="50394" calcext:value-type="float">
            <text:p>50394</text:p>
          </table:table-cell>
          <table:table-cell table:number-columns-repeated="10"/>
          <table:table-cell table:formula="of:=IF(COUNT([.B23:.U23])=0;&quot;---&quot;;AVERAGE([.B23:.U23]))" office:value-type="float" office:value="50392.45" calcext:value-type="float">
            <text:p>50392.4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8804" calcext:value-type="float">
            <text:p>8804</text:p>
          </table:table-cell>
          <table:table-cell table:number-columns-repeated="2" office:value-type="float" office:value="8802" calcext:value-type="float">
            <text:p>8802</text:p>
          </table:table-cell>
          <table:table-cell office:value-type="float" office:value="8805" calcext:value-type="float">
            <text:p>8805</text:p>
          </table:table-cell>
          <table:table-cell office:value-type="float" office:value="8803.5" calcext:value-type="float">
            <text:p>8803.5</text:p>
          </table:table-cell>
          <table:table-cell office:value-type="float" office:value="8802.5" calcext:value-type="float">
            <text:p>8802.5</text:p>
          </table:table-cell>
          <table:table-cell office:value-type="float" office:value="8804" calcext:value-type="float">
            <text:p>8804</text:p>
          </table:table-cell>
          <table:table-cell office:value-type="float" office:value="8804.5" calcext:value-type="float">
            <text:p>8804.5</text:p>
          </table:table-cell>
          <table:table-cell office:value-type="float" office:value="8803" calcext:value-type="float">
            <text:p>8803</text:p>
          </table:table-cell>
          <table:table-cell office:value-type="float" office:value="8805" calcext:value-type="float">
            <text:p>8805</text:p>
          </table:table-cell>
          <table:table-cell table:number-columns-repeated="10"/>
          <table:table-cell table:formula="of:=IF(COUNT([.B24:.U24])=0;&quot;---&quot;;AVERAGE([.B24:.U24]))" office:value-type="float" office:value="8803.55" calcext:value-type="float">
            <text:p>8803.5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875" calcext:value-type="float">
            <text:p>875</text:p>
          </table:table-cell>
          <table:table-cell office:value-type="float" office:value="886.5" calcext:value-type="float">
            <text:p>886.5</text:p>
          </table:table-cell>
          <table:table-cell office:value-type="float" office:value="881" calcext:value-type="float">
            <text:p>881</text:p>
          </table:table-cell>
          <table:table-cell office:value-type="float" office:value="908" calcext:value-type="float">
            <text:p>908</text:p>
          </table:table-cell>
          <table:table-cell office:value-type="float" office:value="894" calcext:value-type="float">
            <text:p>894</text:p>
          </table:table-cell>
          <table:table-cell office:value-type="float" office:value="893" calcext:value-type="float">
            <text:p>893</text:p>
          </table:table-cell>
          <table:table-cell office:value-type="float" office:value="894.5" calcext:value-type="float">
            <text:p>894.5</text:p>
          </table:table-cell>
          <table:table-cell office:value-type="float" office:value="898" calcext:value-type="float">
            <text:p>898</text:p>
          </table:table-cell>
          <table:table-cell table:number-columns-repeated="10"/>
          <table:table-cell table:formula="of:=IF(COUNT([.B25:.U25])=0;&quot;---&quot;;AVERAGE([.B25:.U25]))" office:value-type="float" office:value="889.4" calcext:value-type="float">
            <text:p>889.4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71.5" calcext:value-type="float">
            <text:p>71.5</text:p>
          </table:table-cell>
          <table:table-cell table:number-columns-repeated="3" office:value-type="float" office:value="70.5" calcext:value-type="float">
            <text:p>70.5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office:value-type="float" office:value="68.5" calcext:value-type="float">
            <text:p>68.5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71.5" calcext:value-type="float">
            <text:p>71.5</text:p>
          </table:table-cell>
          <table:table-cell table:number-columns-repeated="10"/>
          <table:table-cell table:formula="of:=IF(COUNT([.B27:.U27])=0;&quot;---&quot;;AVERAGE([.B27:.U27]))" office:value-type="float" office:value="70.55" calcext:value-type="float">
            <text:p>70.55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8.5" calcext:value-type="float">
            <text:p>48.5</text:p>
          </table:table-cell>
          <table:table-cell office:value-type="float" office:value="50" calcext:value-type="float">
            <text:p>50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table:number-columns-repeated="10"/>
          <table:table-cell table:formula="of:=IF(COUNT([.B28:.U28])=0;&quot;---&quot;;AVERAGE([.B28:.U28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885" calcext:value-type="float">
            <text:p>885</text:p>
          </table:table-cell>
          <table:table-cell office:value-type="float" office:value="883" calcext:value-type="float">
            <text:p>883</text:p>
          </table:table-cell>
          <table:table-cell office:value-type="float" office:value="884.5" calcext:value-type="float">
            <text:p>884.5</text:p>
          </table:table-cell>
          <table:table-cell office:value-type="float" office:value="883" calcext:value-type="float">
            <text:p>883</text:p>
          </table:table-cell>
          <table:table-cell office:value-type="float" office:value="884" calcext:value-type="float">
            <text:p>884</text:p>
          </table:table-cell>
          <table:table-cell office:value-type="float" office:value="883.5" calcext:value-type="float">
            <text:p>883.5</text:p>
          </table:table-cell>
          <table:table-cell office:value-type="float" office:value="884" calcext:value-type="float">
            <text:p>884</text:p>
          </table:table-cell>
          <table:table-cell office:value-type="float" office:value="883" calcext:value-type="float">
            <text:p>883</text:p>
          </table:table-cell>
          <table:table-cell office:value-type="float" office:value="882" calcext:value-type="float">
            <text:p>882</text:p>
          </table:table-cell>
          <table:table-cell office:value-type="float" office:value="888.5" calcext:value-type="float">
            <text:p>888.5</text:p>
          </table:table-cell>
          <table:table-cell table:number-columns-repeated="10"/>
          <table:table-cell table:formula="of:=IF(COUNT([.B29:.U29])=0;&quot;---&quot;;AVERAGE([.B29:.U29]))" office:value-type="float" office:value="884.05" calcext:value-type="float">
            <text:p>884.0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0134" calcext:value-type="float">
            <text:p>10134</text:p>
          </table:table-cell>
          <table:table-cell office:value-type="float" office:value="10132" calcext:value-type="float">
            <text:p>10132</text:p>
          </table:table-cell>
          <table:table-cell office:value-type="float" office:value="10174" calcext:value-type="float">
            <text:p>10174</text:p>
          </table:table-cell>
          <table:table-cell office:value-type="float" office:value="10132.5" calcext:value-type="float">
            <text:p>10132.5</text:p>
          </table:table-cell>
          <table:table-cell office:value-type="float" office:value="10138" calcext:value-type="float">
            <text:p>10138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7.5" calcext:value-type="float">
            <text:p>10137.5</text:p>
          </table:table-cell>
          <table:table-cell office:value-type="float" office:value="10134.5" calcext:value-type="float">
            <text:p>10134.5</text:p>
          </table:table-cell>
          <table:table-cell office:value-type="float" office:value="10135" calcext:value-type="float">
            <text:p>10135</text:p>
          </table:table-cell>
          <table:table-cell office:value-type="float" office:value="10136.5" calcext:value-type="float">
            <text:p>10136.5</text:p>
          </table:table-cell>
          <table:table-cell table:number-columns-repeated="10"/>
          <table:table-cell table:formula="of:=IF(COUNT([.B30:.U30])=0;&quot;---&quot;;AVERAGE([.B30:.U30]))" office:value-type="float" office:value="10138.9" calcext:value-type="float">
            <text:p>10138.9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4" calcext:value-type="float">
            <text:p>44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table:number-columns-repeated="10"/>
          <table:table-cell table:formula="of:=IF(COUNT([.B31:.U31])=0;&quot;---&quot;;AVERAGE([.B31:.U31]))" office:value-type="float" office:value="44.8" calcext:value-type="float">
            <text:p>44.8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140" calcext:value-type="float">
            <text:p>140</text:p>
          </table:table-cell>
          <table:table-cell office:value-type="float" office:value="137.5" calcext:value-type="float">
            <text:p>137.5</text:p>
          </table:table-cell>
          <table:table-cell table:number-columns-repeated="3"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36.5" calcext:value-type="float">
            <text:p>136.5</text:p>
          </table:table-cell>
          <table:table-cell office:value-type="float" office:value="135.5" calcext:value-type="float">
            <text:p>135.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10"/>
          <table:table-cell table:formula="of:=IF(COUNT([.B32:.U32])=0;&quot;---&quot;;AVERAGE([.B32:.U32]))" office:value-type="float" office:value="136.95" calcext:value-type="float">
            <text:p>136.9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07.5" calcext:value-type="float">
            <text:p>107.5</text:p>
          </table:table-cell>
          <table:table-cell office:value-type="float" office:value="99.5" calcext:value-type="float">
            <text:p>99.5</text:p>
          </table:table-cell>
          <table:table-cell office:value-type="float" office:value="101" calcext:value-type="float">
            <text:p>101</text:p>
          </table:table-cell>
          <table:table-cell office:value-type="float" office:value="101.5" calcext:value-type="float">
            <text:p>101.5</text:p>
          </table:table-cell>
          <table:table-cell table:number-columns-repeated="3" office:value-type="float" office:value="102.5" calcext:value-type="float">
            <text:p>102.5</text:p>
          </table:table-cell>
          <table:table-cell office:value-type="float" office:value="101.5" calcext:value-type="float">
            <text:p>101.5</text:p>
          </table:table-cell>
          <table:table-cell table:number-columns-repeated="10"/>
          <table:table-cell table:formula="of:=IF(COUNT([.B33:.U33])=0;&quot;---&quot;;AVERAGE([.B33:.U33]))" office:value-type="float" office:value="102.45" calcext:value-type="float">
            <text:p>102.4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79.5" calcext:value-type="float">
            <text:p>79.5</text:p>
          </table:table-cell>
          <table:table-cell office:value-type="float" office:value="80" calcext:value-type="float">
            <text:p>80</text:p>
          </table:table-cell>
          <table:table-cell office:value-type="float" office:value="80.5" calcext:value-type="float">
            <text:p>80.5</text:p>
          </table:table-cell>
          <table:table-cell table:number-columns-repeated="2" office:value-type="float" office:value="81.5" calcext:value-type="float">
            <text:p>81.5</text:p>
          </table:table-cell>
          <table:table-cell office:value-type="float" office:value="81" calcext:value-type="float">
            <text:p>81</text:p>
          </table:table-cell>
          <table:table-cell office:value-type="float" office:value="79.5" calcext:value-type="float">
            <text:p>79.5</text:p>
          </table:table-cell>
          <table:table-cell table:number-columns-repeated="10"/>
          <table:table-cell table:formula="of:=IF(COUNT([.B34:.U34])=0;&quot;---&quot;;AVERAGE([.B34:.U34]))" office:value-type="float" office:value="80.35" calcext:value-type="float">
            <text:p>80.3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405.5" calcext:value-type="float">
            <text:p>1405.5</text:p>
          </table:table-cell>
          <table:table-cell office:value-type="float" office:value="1409.5" calcext:value-type="float">
            <text:p>1409.5</text:p>
          </table:table-cell>
          <table:table-cell office:value-type="float" office:value="1399.5" calcext:value-type="float">
            <text:p>1399.5</text:p>
          </table:table-cell>
          <table:table-cell office:value-type="float" office:value="1409" calcext:value-type="float">
            <text:p>1409</text:p>
          </table:table-cell>
          <table:table-cell office:value-type="float" office:value="1397.5" calcext:value-type="float">
            <text:p>1397.5</text:p>
          </table:table-cell>
          <table:table-cell office:value-type="float" office:value="1400.5" calcext:value-type="float">
            <text:p>1400.5</text:p>
          </table:table-cell>
          <table:table-cell office:value-type="float" office:value="1412" calcext:value-type="float">
            <text:p>1412</text:p>
          </table:table-cell>
          <table:table-cell office:value-type="float" office:value="1397" calcext:value-type="float">
            <text:p>1397</text:p>
          </table:table-cell>
          <table:table-cell office:value-type="float" office:value="1389.5" calcext:value-type="float">
            <text:p>1389.5</text:p>
          </table:table-cell>
          <table:table-cell office:value-type="float" office:value="1407.5" calcext:value-type="float">
            <text:p>1407.5</text:p>
          </table:table-cell>
          <table:table-cell table:number-columns-repeated="10"/>
          <table:table-cell table:formula="of:=IF(COUNT([.B35:.U35])=0;&quot;---&quot;;AVERAGE([.B35:.U35]))" office:value-type="float" office:value="1402.75" calcext:value-type="float">
            <text:p>1402.7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337" calcext:value-type="float">
            <text:p>3337</text:p>
          </table:table-cell>
          <table:table-cell office:value-type="float" office:value="3342.5" calcext:value-type="float">
            <text:p>3342.5</text:p>
          </table:table-cell>
          <table:table-cell office:value-type="float" office:value="3336" calcext:value-type="float">
            <text:p>3336</text:p>
          </table:table-cell>
          <table:table-cell office:value-type="float" office:value="3338" calcext:value-type="float">
            <text:p>3338</text:p>
          </table:table-cell>
          <table:table-cell office:value-type="float" office:value="3338.5" calcext:value-type="float">
            <text:p>3338.5</text:p>
          </table:table-cell>
          <table:table-cell office:value-type="float" office:value="3346.5" calcext:value-type="float">
            <text:p>3346.5</text:p>
          </table:table-cell>
          <table:table-cell office:value-type="float" office:value="3338" calcext:value-type="float">
            <text:p>3338</text:p>
          </table:table-cell>
          <table:table-cell office:value-type="float" office:value="3337" calcext:value-type="float">
            <text:p>3337</text:p>
          </table:table-cell>
          <table:table-cell office:value-type="float" office:value="3337.5" calcext:value-type="float">
            <text:p>3337.5</text:p>
          </table:table-cell>
          <table:table-cell office:value-type="float" office:value="3343.5" calcext:value-type="float">
            <text:p>3343.5</text:p>
          </table:table-cell>
          <table:table-cell table:number-columns-repeated="10"/>
          <table:table-cell table:formula="of:=IF(COUNT([.B36:.U36])=0;&quot;---&quot;;AVERAGE([.B36:.U36]))" office:value-type="float" office:value="3339.45" calcext:value-type="float">
            <text:p>3339.45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78.5" calcext:value-type="float">
            <text:p>378.5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2.5" calcext:value-type="float">
            <text:p>372.5</text:p>
          </table:table-cell>
          <table:table-cell office:value-type="float" office:value="371.5" calcext:value-type="float">
            <text:p>371.5</text:p>
          </table:table-cell>
          <table:table-cell office:value-type="float" office:value="381" calcext:value-type="float">
            <text:p>381</text:p>
          </table:table-cell>
          <table:table-cell office:value-type="float" office:value="375.5" calcext:value-type="float">
            <text:p>375.5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number-columns-repeated="10"/>
          <table:table-cell table:formula="of:=IF(COUNT([.B37:.U37])=0;&quot;---&quot;;AVERAGE([.B37:.U37]))" office:value-type="float" office:value="374.1" calcext:value-type="float">
            <text:p>374.1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197" calcext:value-type="float">
            <text:p>7197</text:p>
          </table:table-cell>
          <table:table-cell office:value-type="float" office:value="7200" calcext:value-type="float">
            <text:p>7200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1.5" calcext:value-type="float">
            <text:p>7201.5</text:p>
          </table:table-cell>
          <table:table-cell office:value-type="float" office:value="7213" calcext:value-type="float">
            <text:p>7213</text:p>
          </table:table-cell>
          <table:table-cell office:value-type="float" office:value="7205.5" calcext:value-type="float">
            <text:p>7205.5</text:p>
          </table:table-cell>
          <table:table-cell office:value-type="float" office:value="7203.5" calcext:value-type="float">
            <text:p>7203.5</text:p>
          </table:table-cell>
          <table:table-cell office:value-type="float" office:value="7202.5" calcext:value-type="float">
            <text:p>7202.5</text:p>
          </table:table-cell>
          <table:table-cell office:value-type="float" office:value="7202" calcext:value-type="float">
            <text:p>7202</text:p>
          </table:table-cell>
          <table:table-cell office:value-type="float" office:value="7206" calcext:value-type="float">
            <text:p>7206</text:p>
          </table:table-cell>
          <table:table-cell table:number-columns-repeated="10"/>
          <table:table-cell table:formula="of:=IF(COUNT([.B38:.U38])=0;&quot;---&quot;;AVERAGE([.B38:.U38]))" office:value-type="float" office:value="7203.45" calcext:value-type="float">
            <text:p>7203.45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7301.5" calcext:value-type="float">
            <text:p>7301.5</text:p>
          </table:table-cell>
          <table:table-cell office:value-type="float" office:value="7236.5" calcext:value-type="float">
            <text:p>7236.5</text:p>
          </table:table-cell>
          <table:table-cell office:value-type="float" office:value="7240" calcext:value-type="float">
            <text:p>7240</text:p>
          </table:table-cell>
          <table:table-cell office:value-type="float" office:value="7245" calcext:value-type="float">
            <text:p>7245</text:p>
          </table:table-cell>
          <table:table-cell office:value-type="float" office:value="7280.5" calcext:value-type="float">
            <text:p>7280.5</text:p>
          </table:table-cell>
          <table:table-cell office:value-type="float" office:value="7266" calcext:value-type="float">
            <text:p>7266</text:p>
          </table:table-cell>
          <table:table-cell office:value-type="float" office:value="7253" calcext:value-type="float">
            <text:p>7253</text:p>
          </table:table-cell>
          <table:table-cell office:value-type="float" office:value="7290" calcext:value-type="float">
            <text:p>7290</text:p>
          </table:table-cell>
          <table:table-cell office:value-type="float" office:value="7245" calcext:value-type="float">
            <text:p>7245</text:p>
          </table:table-cell>
          <table:table-cell office:value-type="float" office:value="7285" calcext:value-type="float">
            <text:p>7285</text:p>
          </table:table-cell>
          <table:table-cell table:number-columns-repeated="10"/>
          <table:table-cell table:formula="of:=IF(COUNT([.B39:.U39])=0;&quot;---&quot;;AVERAGE([.B39:.U39]))" office:value-type="float" office:value="7264.25" calcext:value-type="float">
            <text:p>7264.25</text:p>
          </table:table-cell>
          <table:table-cell/>
        </table:table-row>
      </table:table>
      <table:table table:name="gtx" table:style-name="ta1">
        <table:table-column table:style-name="co1" table:default-cell-style-name="ce11"/>
        <table:table-column table:style-name="co2" table:number-columns-repeated="10" table:default-cell-style-name="Default"/>
        <table:table-column table:style-name="co2" table:number-columns-repeated="10" table:default-cell-style-name="ce12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Avg.</text:p>
          </table:table-cell>
          <table:table-cell table:style-name="ce10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 office:value-type="float" office:value="86.5" calcext:value-type="float">
            <text:p>86.5</text:p>
          </table:table-cell>
          <table:table-cell office:value-type="float" office:value="85.5" calcext:value-type="float">
            <text:p>85.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10"/>
          <table:table-cell table:formula="of:=IF(COUNT([.B2:.U2])=0;&quot;---&quot;;AVERAGE([.B2:.U2]))" office:value-type="float" office:value="86.35" calcext:value-type="float">
            <text:p>86.35</text:p>
          </table:table-cell>
          <table:table-cell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02.5916665" calcext:value-type="float">
            <text:p>202.5916665</text:p>
          </table:table-cell>
          <table:table-cell office:value-type="float" office:value="202.5125" calcext:value-type="float">
            <text:p>202.5125</text:p>
          </table:table-cell>
          <table:table-cell office:value-type="float" office:value="202.6125" calcext:value-type="float">
            <text:p>202.6125</text:p>
          </table:table-cell>
          <table:table-cell office:value-type="float" office:value="202.5083335" calcext:value-type="float">
            <text:p>202.5083335</text:p>
          </table:table-cell>
          <table:table-cell office:value-type="float" office:value="202.0375" calcext:value-type="float">
            <text:p>202.0375</text:p>
          </table:table-cell>
          <table:table-cell office:value-type="float" office:value="202.3458335" calcext:value-type="float">
            <text:p>202.3458335</text:p>
          </table:table-cell>
          <table:table-cell office:value-type="float" office:value="202.375" calcext:value-type="float">
            <text:p>202.375</text:p>
          </table:table-cell>
          <table:table-cell office:value-type="float" office:value="202.3958335" calcext:value-type="float">
            <text:p>202.3958335</text:p>
          </table:table-cell>
          <table:table-cell office:value-type="float" office:value="202.7916665" calcext:value-type="float">
            <text:p>202.7916665</text:p>
          </table:table-cell>
          <table:table-cell office:value-type="float" office:value="202.304167" calcext:value-type="float">
            <text:p>202.304167</text:p>
          </table:table-cell>
          <table:table-cell table:number-columns-repeated="10"/>
          <table:table-cell table:formula="of:=IF(COUNT([.B3:.U3])=0;&quot;---&quot;;AVERAGE([.B3:.U3]))" office:value-type="float" office:value="202.44750005" calcext:value-type="float">
            <text:p>202.45</text:p>
          </table:table-cell>
          <table:table-cell/>
        </table:table-row>
        <table:table-row table:style-name="ro1">
          <table:table-cell office:value-type="string" calcext:value-type="string">
            <text:p>lavamd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87.5" calcext:value-type="float">
            <text:p>5487.5</text:p>
          </table:table-cell>
          <table:table-cell office:value-type="float" office:value="5501" calcext:value-type="float">
            <text:p>5501</text:p>
          </table:table-cell>
          <table:table-cell office:value-type="float" office:value="5477.5" calcext:value-type="float">
            <text:p>5477.5</text:p>
          </table:table-cell>
          <table:table-cell office:value-type="float" office:value="5470.5" calcext:value-type="float">
            <text:p>5470.5</text:p>
          </table:table-cell>
          <table:table-cell office:value-type="float" office:value="5469" calcext:value-type="float">
            <text:p>5469</text:p>
          </table:table-cell>
          <table:table-cell office:value-type="float" office:value="5530.5" calcext:value-type="float">
            <text:p>5530.5</text:p>
          </table:table-cell>
          <table:table-cell office:value-type="float" office:value="5501" calcext:value-type="float">
            <text:p>5501</text:p>
          </table:table-cell>
          <table:table-cell office:value-type="float" office:value="5463" calcext:value-type="float">
            <text:p>5463</text:p>
          </table:table-cell>
          <table:table-cell office:value-type="float" office:value="5477.5" calcext:value-type="float">
            <text:p>5477.5</text:p>
          </table:table-cell>
          <table:table-cell table:number-columns-repeated="10"/>
          <table:table-cell table:formula="of:=IF(COUNT([.B4:.U4])=0;&quot;---&quot;;AVERAGE([.B4:.U4]))" office:value-type="float" office:value="5484.8" calcext:value-type="float">
            <text:p>5484.80</text:p>
          </table:table-cell>
          <table:table-cell/>
        </table:table-row>
        <table:table-row table:style-name="ro1">
          <table:table-cell office:value-type="string" calcext:value-type="string">
            <text:p>nn</text:p>
          </table:table-cell>
          <table:table-cell office:value-type="float" office:value="36.5" calcext:value-type="float">
            <text:p>36.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.5" calcext:value-type="float">
            <text:p>36.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7.5" calcext:value-type="float">
            <text:p>37.5</text:p>
          </table:table-cell>
          <table:table-cell office:value-type="float" office:value="36" calcext:value-type="float">
            <text:p>36</text:p>
          </table:table-cell>
          <table:table-cell office:value-type="float" office:value="36.5" calcext:value-type="float">
            <text:p>36.5</text:p>
          </table:table-cell>
          <table:table-cell table:number-columns-repeated="10"/>
          <table:table-cell table:formula="of:=IF(COUNT([.B5:.U5])=0;&quot;---&quot;;AVERAGE([.B5:.U5]))" office:value-type="float" office:value="37.25" calcext:value-type="float">
            <text:p>37.25</text:p>
          </table:table-cell>
          <table:table-cell/>
        </table:table-row>
        <table:table-row table:style-name="ro1">
          <table:table-cell office:value-type="string" calcext:value-type="string">
            <text:p>nw1</text:p>
          </table:table-cell>
          <table:table-cell office:value-type="float" office:value="31.34375" calcext:value-type="float">
            <text:p>31.34375</text:p>
          </table:table-cell>
          <table:table-cell office:value-type="float" office:value="31.21875" calcext:value-type="float">
            <text:p>31.21875</text:p>
          </table:table-cell>
          <table:table-cell office:value-type="float" office:value="30.6796875" calcext:value-type="float">
            <text:p>30.6796875</text:p>
          </table:table-cell>
          <table:table-cell office:value-type="float" office:value="30.8085935" calcext:value-type="float">
            <text:p>30.8085935</text:p>
          </table:table-cell>
          <table:table-cell office:value-type="float" office:value="30.8359375" calcext:value-type="float">
            <text:p>30.8359375</text:p>
          </table:table-cell>
          <table:table-cell office:value-type="float" office:value="31.546875" calcext:value-type="float">
            <text:p>31.546875</text:p>
          </table:table-cell>
          <table:table-cell office:value-type="float" office:value="31.8632815" calcext:value-type="float">
            <text:p>31.8632815</text:p>
          </table:table-cell>
          <table:table-cell office:value-type="float" office:value="31.113281" calcext:value-type="float">
            <text:p>31.113281</text:p>
          </table:table-cell>
          <table:table-cell office:value-type="float" office:value="31.117188" calcext:value-type="float">
            <text:p>31.117188</text:p>
          </table:table-cell>
          <table:table-cell office:value-type="float" office:value="31.1015625" calcext:value-type="float">
            <text:p>31.1015625</text:p>
          </table:table-cell>
          <table:table-cell table:number-columns-repeated="10"/>
          <table:table-cell table:formula="of:=IF(COUNT([.B6:.U6])=0;&quot;---&quot;;AVERAGE([.B6:.U6]))" office:value-type="float" office:value="31.16289065" calcext:value-type="float">
            <text:p>31.16</text:p>
          </table:table-cell>
          <table:table-cell/>
        </table:table-row>
        <table:table-row table:style-name="ro1">
          <table:table-cell office:value-type="string" calcext:value-type="string">
            <text:p>nw2</text:p>
          </table:table-cell>
          <table:table-cell office:value-type="float" office:value="30.8228345" calcext:value-type="float">
            <text:p>30.8228345</text:p>
          </table:table-cell>
          <table:table-cell office:value-type="float" office:value="30.433071" calcext:value-type="float">
            <text:p>30.433071</text:p>
          </table:table-cell>
          <table:table-cell office:value-type="float" office:value="30.7716535" calcext:value-type="float">
            <text:p>30.7716535</text:p>
          </table:table-cell>
          <table:table-cell office:value-type="float" office:value="30.9527555" calcext:value-type="float">
            <text:p>30.9527555</text:p>
          </table:table-cell>
          <table:table-cell office:value-type="float" office:value="31.023622" calcext:value-type="float">
            <text:p>31.023622</text:p>
          </table:table-cell>
          <table:table-cell office:value-type="float" office:value="30.2519685" calcext:value-type="float">
            <text:p>30.2519685</text:p>
          </table:table-cell>
          <table:table-cell office:value-type="float" office:value="30.2401575" calcext:value-type="float">
            <text:p>30.2401575</text:p>
          </table:table-cell>
          <table:table-cell office:value-type="float" office:value="31.07874" calcext:value-type="float">
            <text:p>31.07874</text:p>
          </table:table-cell>
          <table:table-cell office:value-type="float" office:value="30.673228" calcext:value-type="float">
            <text:p>30.673228</text:p>
          </table:table-cell>
          <table:table-cell office:value-type="float" office:value="30.7834645" calcext:value-type="float">
            <text:p>30.7834645</text:p>
          </table:table-cell>
          <table:table-cell table:number-columns-repeated="10"/>
          <table:table-cell table:formula="of:=IF(COUNT([.B7:.U7])=0;&quot;---&quot;;AVERAGE([.B7:.U7]))" office:value-type="float" office:value="30.7031495" calcext:value-type="float">
            <text:p>30.70</text:p>
          </table:table-cell>
          <table:table-cell/>
        </table:table-row>
        <table:table-row table:style-name="ro1">
          <table:table-cell office:value-type="string" calcext:value-type="string">
            <text:p>pathfinder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8:.U8])=0;&quot;---&quot;;AVERAGE([.B8:.U8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office:value-type="float" office:value="78" calcext:value-type="float">
            <text:p>78</text:p>
          </table:table-cell>
          <table:table-cell office:value-type="float" office:value="77.25" calcext:value-type="float">
            <text:p>77.25</text:p>
          </table:table-cell>
          <table:table-cell office:value-type="float" office:value="77.4" calcext:value-type="float">
            <text:p>77.4</text:p>
          </table:table-cell>
          <table:table-cell office:value-type="float" office:value="77.25" calcext:value-type="float">
            <text:p>77.25</text:p>
          </table:table-cell>
          <table:table-cell office:value-type="float" office:value="78.2" calcext:value-type="float">
            <text:p>78.2</text:p>
          </table:table-cell>
          <table:table-cell office:value-type="float" office:value="77.15" calcext:value-type="float">
            <text:p>77.15</text:p>
          </table:table-cell>
          <table:table-cell office:value-type="float" office:value="77.35" calcext:value-type="float">
            <text:p>77.35</text:p>
          </table:table-cell>
          <table:table-cell office:value-type="float" office:value="77.1" calcext:value-type="float">
            <text:p>77.1</text:p>
          </table:table-cell>
          <table:table-cell office:value-type="float" office:value="77.15" calcext:value-type="float">
            <text:p>77.15</text:p>
          </table:table-cell>
          <table:table-cell office:value-type="float" office:value="77.05" calcext:value-type="float">
            <text:p>77.05</text:p>
          </table:table-cell>
          <table:table-cell table:number-columns-repeated="10"/>
          <table:table-cell table:formula="of:=IF(COUNT([.B9:.U9])=0;&quot;---&quot;;AVERAGE([.B9:.U9]))" office:value-type="float" office:value="77.39" calcext:value-type="float">
            <text:p>77.39</text:p>
          </table:table-cell>
          <table:table-cell/>
        </table:table-row>
        <table:table-row table:style-name="ro1">
          <table:table-cell office:value-type="string" calcext:value-type="string">
            <text:p>backprop1</text:p>
          </table:table-cell>
          <table:table-cell table:number-columns-repeated="2" office:value-type="float" office:value="112.5" calcext:value-type="float">
            <text:p>112.5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office:value-type="float" office:value="112.5" calcext:value-type="float">
            <text:p>112.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12.5" calcext:value-type="float">
            <text:p>112.5</text:p>
          </table:table-cell>
          <table:table-cell table:number-columns-repeated="10"/>
          <table:table-cell table:formula="of:=IF(COUNT([.B10:.U10])=0;&quot;---&quot;;AVERAGE([.B10:.U10]))" office:value-type="float" office:value="112.7" calcext:value-type="float">
            <text:p>112.70</text:p>
          </table:table-cell>
          <table:table-cell/>
        </table:table-row>
        <table:table-row table:style-name="ro1">
          <table:table-cell office:value-type="string" calcext:value-type="string">
            <text:p>backprop2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72" calcext:value-type="float">
            <text:p>272</text:p>
          </table:table-cell>
          <table:table-cell table:number-columns-repeated="2" office:value-type="float" office:value="272.5" calcext:value-type="float">
            <text:p>272.5</text:p>
          </table:table-cell>
          <table:table-cell office:value-type="float" office:value="272" calcext:value-type="float">
            <text:p>272</text:p>
          </table:table-cell>
          <table:table-cell office:value-type="float" office:value="271.5" calcext:value-type="float">
            <text:p>271.5</text:p>
          </table:table-cell>
          <table:table-cell office:value-type="float" office:value="272" calcext:value-type="float">
            <text:p>272</text:p>
          </table:table-cell>
          <table:table-cell office:value-type="float" office:value="277" calcext:value-type="float">
            <text:p>277</text:p>
          </table:table-cell>
          <table:table-cell table:number-columns-repeated="10"/>
          <table:table-cell table:formula="of:=IF(COUNT([.B11:.U11])=0;&quot;---&quot;;AVERAGE([.B11:.U11]))" office:value-type="float" office:value="272.65" calcext:value-type="float">
            <text:p>272.65</text:p>
          </table:table-cell>
          <table:table-cell/>
        </table:table-row>
        <table:table-row table:style-name="ro1">
          <table:table-cell office:value-type="string" calcext:value-type="string">
            <text:p>lud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.5" calcext:value-type="float">
            <text:p>52.5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3.5" calcext:value-type="float">
            <text:p>53.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table:formula="of:=IF(COUNT([.B12:.U12])=0;&quot;---&quot;;AVERAGE([.B12:.U12]))" office:value-type="float" office:value="54.5" calcext:value-type="float">
            <text:p>54.50</text:p>
          </table:table-cell>
          <table:table-cell/>
        </table:table-row>
        <table:table-row table:style-name="ro1">
          <table:table-cell office:value-type="string" calcext:value-type="string">
            <text:p>lud2</text:p>
          </table:table-cell>
          <table:table-cell office:value-type="float" office:value="58" calcext:value-type="float">
            <text:p>58</text:p>
          </table:table-cell>
          <table:table-cell office:value-type="float" office:value="57.5" calcext:value-type="float">
            <text:p>57.5</text:p>
          </table:table-cell>
          <table:table-cell office:value-type="float" office:value="58.5" calcext:value-type="float">
            <text:p>58.5</text:p>
          </table:table-cell>
          <table:table-cell office:value-type="float" office:value="58" calcext:value-type="float">
            <text:p>58</text:p>
          </table:table-cell>
          <table:table-cell office:value-type="float" office:value="60.5" calcext:value-type="float">
            <text:p>60.5</text:p>
          </table:table-cell>
          <table:table-cell office:value-type="float" office:value="65.5" calcext:value-type="float">
            <text:p>65.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8.5" calcext:value-type="float">
            <text:p>58.5</text:p>
          </table:table-cell>
          <table:table-cell table:number-columns-repeated="10"/>
          <table:table-cell table:formula="of:=IF(COUNT([.B13:.U13])=0;&quot;---&quot;;AVERAGE([.B13:.U13]))"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string" calcext:value-type="string">
            <text:p>lud3</text:p>
          </table:table-cell>
          <table:table-cell table:number-columns-repeated="2" office:value-type="float" office:value="107.5" calcext:value-type="float">
            <text:p>107.5</text:p>
          </table:table-cell>
          <table:table-cell office:value-type="float" office:value="106" calcext:value-type="float">
            <text:p>106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.5" calcext:value-type="float">
            <text:p>106.5</text:p>
          </table:table-cell>
          <table:table-cell office:value-type="float" office:value="107" calcext:value-type="float">
            <text:p>107</text:p>
          </table:table-cell>
          <table:table-cell table:number-columns-repeated="10"/>
          <table:table-cell table:formula="of:=IF(COUNT([.B14:.U14])=0;&quot;---&quot;;AVERAGE([.B14:.U14]))" office:value-type="float" office:value="106.9" calcext:value-type="float">
            <text:p>106.90</text:p>
          </table:table-cell>
          <table:table-cell/>
        </table:table-row>
        <table:table-row table:style-name="ro1">
          <table:table-cell office:value-type="string" calcext:value-type="string">
            <text:p>leukocyte1</text:p>
          </table:table-cell>
          <table:table-cell office:value-type="float" office:value="3157" calcext:value-type="float">
            <text:p>3157</text:p>
          </table:table-cell>
          <table:table-cell office:value-type="float" office:value="3113" calcext:value-type="float">
            <text:p>3113</text:p>
          </table:table-cell>
          <table:table-cell office:value-type="float" office:value="3069" calcext:value-type="float">
            <text:p>3069</text:p>
          </table:table-cell>
          <table:table-cell office:value-type="float" office:value="3162" calcext:value-type="float">
            <text:p>3162</text:p>
          </table:table-cell>
          <table:table-cell office:value-type="float" office:value="3167.5" calcext:value-type="float">
            <text:p>3167.5</text:p>
          </table:table-cell>
          <table:table-cell office:value-type="float" office:value="3159" calcext:value-type="float">
            <text:p>3159</text:p>
          </table:table-cell>
          <table:table-cell office:value-type="float" office:value="3113" calcext:value-type="float">
            <text:p>3113</text:p>
          </table:table-cell>
          <table:table-cell office:value-type="float" office:value="3116" calcext:value-type="float">
            <text:p>3116</text:p>
          </table:table-cell>
          <table:table-cell office:value-type="float" office:value="3111.5" calcext:value-type="float">
            <text:p>3111.5</text:p>
          </table:table-cell>
          <table:table-cell office:value-type="float" office:value="3136.5" calcext:value-type="float">
            <text:p>3136.5</text:p>
          </table:table-cell>
          <table:table-cell table:number-columns-repeated="10"/>
          <table:table-cell table:formula="of:=IF(COUNT([.B15:.U15])=0;&quot;---&quot;;AVERAGE([.B15:.U15]))" office:value-type="float" office:value="3130.45" calcext:value-type="float">
            <text:p>3130.45</text:p>
          </table:table-cell>
          <table:table-cell/>
        </table:table-row>
        <table:table-row table:style-name="ro1">
          <table:table-cell office:value-type="string" calcext:value-type="string">
            <text:p>leukocyte2</text:p>
          </table:table-cell>
          <table:table-cell office:value-type="float" office:value="1005" calcext:value-type="float">
            <text:p>1005</text:p>
          </table:table-cell>
          <table:table-cell office:value-type="float" office:value="1016.5" calcext:value-type="float">
            <text:p>1016.5</text:p>
          </table:table-cell>
          <table:table-cell office:value-type="float" office:value="1008" calcext:value-type="float">
            <text:p>1008</text:p>
          </table:table-cell>
          <table:table-cell office:value-type="float" office:value="1015.5" calcext:value-type="float">
            <text:p>1015.5</text:p>
          </table:table-cell>
          <table:table-cell office:value-type="float" office:value="1013" calcext:value-type="float">
            <text:p>1013</text:p>
          </table:table-cell>
          <table:table-cell office:value-type="float" office:value="1004.5" calcext:value-type="float">
            <text:p>1004.5</text:p>
          </table:table-cell>
          <table:table-cell office:value-type="float" office:value="1016" calcext:value-type="float">
            <text:p>1016</text:p>
          </table:table-cell>
          <table:table-cell office:value-type="float" office:value="1009" calcext:value-type="float">
            <text:p>1009</text:p>
          </table:table-cell>
          <table:table-cell office:value-type="float" office:value="1016" calcext:value-type="float">
            <text:p>1016</text:p>
          </table:table-cell>
          <table:table-cell office:value-type="float" office:value="1017" calcext:value-type="float">
            <text:p>1017</text:p>
          </table:table-cell>
          <table:table-cell table:number-columns-repeated="10"/>
          <table:table-cell table:formula="of:=IF(COUNT([.B16:.U16])=0;&quot;---&quot;;AVERAGE([.B16:.U16]))" office:value-type="float" office:value="1012.05" calcext:value-type="float">
            <text:p>1012.05</text:p>
          </table:table-cell>
          <table:table-cell/>
        </table:table-row>
        <table:table-row table:style-name="ro1">
          <table:table-cell office:value-type="string" calcext:value-type="string">
            <text:p>hybridsort1</text:p>
          </table:table-cell>
          <table:table-cell table:number-columns-repeated="3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38.5" calcext:value-type="float">
            <text:p>138.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float" office:value="138.5" calcext:value-type="float">
            <text:p>138.5</text:p>
          </table:table-cell>
          <table:table-cell table:number-columns-repeated="10"/>
          <table:table-cell table:formula="of:=IF(COUNT([.B17:.U17])=0;&quot;---&quot;;AVERAGE([.B17:.U17]))" office:value-type="float" office:value="140.5" calcext:value-type="float">
            <text:p>140.50</text:p>
          </table:table-cell>
          <table:table-cell/>
        </table:table-row>
        <table:table-row table:style-name="ro1">
          <table:table-cell office:value-type="string" calcext:value-type="string">
            <text:p>hybridsort2</text:p>
          </table:table-cell>
          <table:table-cell office:value-type="float" office:value="522" calcext:value-type="float">
            <text:p>522</text:p>
          </table:table-cell>
          <table:table-cell office:value-type="float" office:value="529.5" calcext:value-type="float">
            <text:p>529.5</text:p>
          </table:table-cell>
          <table:table-cell office:value-type="float" office:value="521.5" calcext:value-type="float">
            <text:p>521.5</text:p>
          </table:table-cell>
          <table:table-cell office:value-type="float" office:value="520" calcext:value-type="float">
            <text:p>520</text:p>
          </table:table-cell>
          <table:table-cell office:value-type="float" office:value="522.5" calcext:value-type="float">
            <text:p>522.5</text:p>
          </table:table-cell>
          <table:table-cell table:number-columns-repeated="2" office:value-type="float" office:value="521.5" calcext:value-type="float">
            <text:p>521.5</text:p>
          </table:table-cell>
          <table:table-cell office:value-type="float" office:value="522" calcext:value-type="float">
            <text:p>522</text:p>
          </table:table-cell>
          <table:table-cell table:number-columns-repeated="2" office:value-type="float" office:value="521.5" calcext:value-type="float">
            <text:p>521.5</text:p>
          </table:table-cell>
          <table:table-cell table:number-columns-repeated="10"/>
          <table:table-cell table:formula="of:=IF(COUNT([.B18:.U18])=0;&quot;---&quot;;AVERAGE([.B18:.U18]))" office:value-type="float" office:value="522.35" calcext:value-type="float">
            <text:p>522.35</text:p>
          </table:table-cell>
          <table:table-cell/>
        </table:table-row>
        <table:table-row table:style-name="ro1">
          <table:table-cell office:value-type="string" calcext:value-type="string">
            <text:p>hybridsort3</text:p>
          </table:table-cell>
          <table:table-cell office:value-type="float" office:value="83" calcext:value-type="float">
            <text:p>83</text:p>
          </table:table-cell>
          <table:table-cell office:value-type="float" office:value="87.5" calcext:value-type="float">
            <text:p>87.5</text:p>
          </table:table-cell>
          <table:table-cell office:value-type="float" office:value="84" calcext:value-type="float">
            <text:p>8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table:number-columns-repeated="10"/>
          <table:table-cell table:formula="of:=IF(COUNT([.B19:.U19])=0;&quot;---&quot;;AVERAGE([.B19:.U19]))" office:value-type="float" office:value="84.85" calcext:value-type="float">
            <text:p>84.85</text:p>
          </table:table-cell>
          <table:table-cell/>
        </table:table-row>
        <table:table-row table:style-name="ro1">
          <table:table-cell office:value-type="string" calcext:value-type="string">
            <text:p>hotspot3D</text:p>
          </table:table-cell>
          <table:table-cell office:value-type="float" office:value="184.8333335" calcext:value-type="float">
            <text:p>184.8333335</text:p>
          </table:table-cell>
          <table:table-cell office:value-type="float" office:value="186.8333335" calcext:value-type="float">
            <text:p>186.8333335</text:p>
          </table:table-cell>
          <table:table-cell office:value-type="float" office:value="185.333333" calcext:value-type="float">
            <text:p>185.333333</text:p>
          </table:table-cell>
          <table:table-cell office:value-type="float" office:value="187.333333" calcext:value-type="float">
            <text:p>187.333333</text:p>
          </table:table-cell>
          <table:table-cell office:value-type="float" office:value="185.5" calcext:value-type="float">
            <text:p>185.5</text:p>
          </table:table-cell>
          <table:table-cell office:value-type="float" office:value="184.5" calcext:value-type="float">
            <text:p>184.5</text:p>
          </table:table-cell>
          <table:table-cell office:value-type="float" office:value="184" calcext:value-type="float">
            <text:p>184</text:p>
          </table:table-cell>
          <table:table-cell office:value-type="float" office:value="184.166667" calcext:value-type="float">
            <text:p>184.166667</text:p>
          </table:table-cell>
          <table:table-cell office:value-type="float" office:value="185" calcext:value-type="float">
            <text:p>185</text:p>
          </table:table-cell>
          <table:table-cell office:value-type="float" office:value="185.6666665" calcext:value-type="float">
            <text:p>185.6666665</text:p>
          </table:table-cell>
          <table:table-cell table:number-columns-repeated="10"/>
          <table:table-cell table:formula="of:=IF(COUNT([.B20:.U20])=0;&quot;---&quot;;AVERAGE([.B20:.U20]))" office:value-type="float" office:value="185.31666665" calcext:value-type="float">
            <text:p>185.32</text:p>
          </table:table-cell>
          <table:table-cell/>
        </table:table-row>
        <table:table-row table:style-name="ro1">
          <table:table-cell office:value-type="string" calcext:value-type="string">
            <text:p>cfd</text:p>
          </table:table-cell>
          <table:table-cell office:value-type="float" office:value="46.5" calcext:value-type="float">
            <text:p>46.5</text:p>
          </table:table-cell>
          <table:table-cell office:value-type="float" office:value="45.5" calcext:value-type="float">
            <text:p>45.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44.5" calcext:value-type="float">
            <text:p>44.5</text:p>
          </table:table-cell>
          <table:table-cell office:value-type="float" office:value="45.5" calcext:value-type="float">
            <text:p>45.5</text:p>
          </table:table-cell>
          <table:table-cell office:value-type="float" office:value="46.5" calcext:value-type="float">
            <text:p>46.5</text:p>
          </table:table-cell>
          <table:table-cell table:number-columns-repeated="10"/>
          <table:table-cell table:formula="of:=IF(COUNT([.B21:.U21])=0;&quot;---&quot;;AVERAGE([.B21:.U21]))" office:value-type="float" office:value="45.6" calcext:value-type="float">
            <text:p>45.60</text:p>
          </table:table-cell>
          <table:table-cell/>
        </table:table-row>
        <table:table-row table:style-name="ro1">
          <table:table-cell office:value-type="string" calcext:value-type="string">
            <text:p>bptree</text:p>
          </table:table-cell>
          <table:table-cell office:value-type="float" office:value="514" calcext:value-type="float">
            <text:p>514</text:p>
          </table:table-cell>
          <table:table-cell office:value-type="float" office:value="513.5" calcext:value-type="float">
            <text:p>513.5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office:value-type="float" office:value="514.5" calcext:value-type="float">
            <text:p>514.5</text:p>
          </table:table-cell>
          <table:table-cell office:value-type="float" office:value="517" calcext:value-type="float">
            <text:p>517</text:p>
          </table:table-cell>
          <table:table-cell office:value-type="float" office:value="515" calcext:value-type="float">
            <text:p>515</text:p>
          </table:table-cell>
          <table:table-cell office:value-type="float" office:value="514" calcext:value-type="float">
            <text:p>514</text:p>
          </table:table-cell>
          <table:table-cell office:value-type="float" office:value="514.5" calcext:value-type="float">
            <text:p>514.5</text:p>
          </table:table-cell>
          <table:table-cell office:value-type="float" office:value="514" calcext:value-type="float">
            <text:p>514</text:p>
          </table:table-cell>
          <table:table-cell table:number-columns-repeated="10"/>
          <table:table-cell table:formula="of:=IF(COUNT([.B22:.U22])=0;&quot;---&quot;;AVERAGE([.B22:.U22]))" office:value-type="float" office:value="514.15" calcext:value-type="float">
            <text:p>514.15</text:p>
          </table:table-cell>
          <table:table-cell/>
        </table:table-row>
        <table:table-row table:style-name="ro1">
          <table:table-cell office:value-type="string" calcext:value-type="string">
            <text:p>particlefilter1</text:p>
          </table:table-cell>
          <table:table-cell office:value-type="float" office:value="11690.5" calcext:value-type="float">
            <text:p>11690.5</text:p>
          </table:table-cell>
          <table:table-cell office:value-type="float" office:value="11750.5" calcext:value-type="float">
            <text:p>11750.5</text:p>
          </table:table-cell>
          <table:table-cell office:value-type="float" office:value="11715" calcext:value-type="float">
            <text:p>11715</text:p>
          </table:table-cell>
          <table:table-cell office:value-type="float" office:value="11712" calcext:value-type="float">
            <text:p>11712</text:p>
          </table:table-cell>
          <table:table-cell office:value-type="float" office:value="11723.5" calcext:value-type="float">
            <text:p>11723.5</text:p>
          </table:table-cell>
          <table:table-cell office:value-type="float" office:value="11742.5" calcext:value-type="float">
            <text:p>11742.5</text:p>
          </table:table-cell>
          <table:table-cell office:value-type="float" office:value="11694" calcext:value-type="float">
            <text:p>11694</text:p>
          </table:table-cell>
          <table:table-cell office:value-type="float" office:value="11712" calcext:value-type="float">
            <text:p>11712</text:p>
          </table:table-cell>
          <table:table-cell office:value-type="float" office:value="11692.5" calcext:value-type="float">
            <text:p>11692.5</text:p>
          </table:table-cell>
          <table:table-cell office:value-type="float" office:value="11678" calcext:value-type="float">
            <text:p>11678</text:p>
          </table:table-cell>
          <table:table-cell table:number-columns-repeated="10"/>
          <table:table-cell table:formula="of:=IF(COUNT([.B23:.U23])=0;&quot;---&quot;;AVERAGE([.B23:.U23]))" office:value-type="float" office:value="11711.05" calcext:value-type="float">
            <text:p>11711.05</text:p>
          </table:table-cell>
          <table:table-cell/>
        </table:table-row>
        <table:table-row table:style-name="ro1">
          <table:table-cell office:value-type="string" calcext:value-type="string">
            <text:p>particlefilter2</text:p>
          </table:table-cell>
          <table:table-cell office:value-type="float" office:value="10040.5" calcext:value-type="float">
            <text:p>10040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2" calcext:value-type="float">
            <text:p>10042</text:p>
          </table:table-cell>
          <table:table-cell office:value-type="float" office:value="10041" calcext:value-type="float">
            <text:p>10041</text:p>
          </table:table-cell>
          <table:table-cell office:value-type="float" office:value="10040" calcext:value-type="float">
            <text:p>10040</text:p>
          </table:table-cell>
          <table:table-cell office:value-type="float" office:value="10041.5" calcext:value-type="float">
            <text:p>10041.5</text:p>
          </table:table-cell>
          <table:table-cell office:value-type="float" office:value="10044" calcext:value-type="float">
            <text:p>10044</text:p>
          </table:table-cell>
          <table:table-cell office:value-type="float" office:value="10041" calcext:value-type="float">
            <text:p>10041</text:p>
          </table:table-cell>
          <table:table-cell office:value-type="float" office:value="10039" calcext:value-type="float">
            <text:p>10039</text:p>
          </table:table-cell>
          <table:table-cell table:number-columns-repeated="10"/>
          <table:table-cell table:formula="of:=IF(COUNT([.B24:.U24])=0;&quot;---&quot;;AVERAGE([.B24:.U24]))" office:value-type="float" office:value="10041.25" calcext:value-type="float">
            <text:p>10041.25</text:p>
          </table:table-cell>
          <table:table-cell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0.5" calcext:value-type="float">
            <text:p>170.5</text:p>
          </table:table-cell>
          <table:table-cell office:value-type="float" office:value="171.5" calcext:value-type="float">
            <text:p>171.5</text:p>
          </table:table-cell>
          <table:table-cell office:value-type="float" office:value="170.5" calcext:value-type="float">
            <text:p>170.5</text:p>
          </table:table-cell>
          <table:table-cell office:value-type="float" office:value="179.5" calcext:value-type="float">
            <text:p>179.5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0.5" calcext:value-type="float">
            <text:p>170.5</text:p>
          </table:table-cell>
          <table:table-cell table:number-columns-repeated="10"/>
          <table:table-cell table:formula="of:=IF(COUNT([.B25:.U25])=0;&quot;---&quot;;AVERAGE([.B25:.U25]))" office:value-type="float" office:value="171.7" calcext:value-type="float">
            <text:p>171.70</text:p>
          </table:table-cell>
          <table:table-cell/>
        </table:table-row>
        <table:table-row table:style-name="ro1">
          <table:table-cell office:value-type="string" calcext:value-type="string">
            <text:p>bfs</text:p>
          </table:table-cell>
          <table:table-cell table:number-columns-repeated="10" office:value-type="string" calcext:value-type="string">
            <text:p>---</text:p>
          </table:table-cell>
          <table:table-cell table:number-columns-repeated="10"/>
          <table:table-cell table:formula="of:=IF(COUNT([.B26:.U26])=0;&quot;---&quot;;AVERAGE([.B26:.U26]))" office:value-type="string" office:string-value="---" calcext:value-type="string">
            <text:p>---</text:p>
          </table:table-cell>
          <table:table-cell office:value-type="string" calcext:value-type="string">
            <text:p>clenqueuendrangekernel failed with code -54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office:value-type="float" office:value="50.5" calcext:value-type="float">
            <text:p>50.5</text:p>
          </table:table-cell>
          <table:table-cell office:value-type="float" office:value="49.5" calcext:value-type="float">
            <text:p>49.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49.5" calcext:value-type="float">
            <text:p>49.5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table:formula="of:=IF(COUNT([.B27:.U27])=0;&quot;---&quot;;AVERAGE([.B27:.U27]))" office:value-type="float" office:value="49.5" calcext:value-type="float">
            <text:p>49.50</text:p>
          </table:table-cell>
          <table:table-cell/>
        </table:table-row>
        <table:table-row table:style-name="ro1">
          <table:table-cell office:value-type="string" calcext:value-type="string">
            <text:p>gemm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8.5" calcext:value-type="float">
            <text:p>48.5</text:p>
          </table:table-cell>
          <table:table-cell office:value-type="float" office:value="47.5" calcext:value-type="float">
            <text:p>47.5</text:p>
          </table:table-cell>
          <table:table-cell office:value-type="float" office:value="48" calcext:value-type="float">
            <text:p>48</text:p>
          </table:table-cell>
          <table:table-cell office:value-type="float" office:value="47.5" calcext:value-type="float">
            <text:p>47.5</text:p>
          </table:table-cell>
          <table:table-cell table:number-columns-repeated="10"/>
          <table:table-cell table:formula="of:=IF(COUNT([.B28:.U28])=0;&quot;---&quot;;AVERAGE([.B28:.U28]))" office:value-type="float" office:value="47.75" calcext:value-type="float">
            <text:p>47.75</text:p>
          </table:table-cell>
          <table:table-cell/>
        </table:table-row>
        <table:table-row table:style-name="ro1">
          <table:table-cell office:value-type="string" calcext:value-type="string">
            <text:p>md</text:p>
          </table:table-cell>
          <table:table-cell office:value-type="float" office:value="159" calcext:value-type="float">
            <text:p>159</text:p>
          </table:table-cell>
          <table:table-cell office:value-type="float" office:value="160.5" calcext:value-type="float">
            <text:p>160.5</text:p>
          </table:table-cell>
          <table:table-cell office:value-type="float" office:value="159" calcext:value-type="float">
            <text:p>159</text:p>
          </table:table-cell>
          <table:table-cell office:value-type="float" office:value="158.5" calcext:value-type="float">
            <text:p>158.5</text:p>
          </table:table-cell>
          <table:table-cell office:value-type="float" office:value="161.5" calcext:value-type="float">
            <text:p>161.5</text:p>
          </table:table-cell>
          <table:table-cell table:number-columns-repeated="3" office:value-type="float" office:value="159" calcext:value-type="float">
            <text:p>159</text:p>
          </table:table-cell>
          <table:table-cell table:number-columns-repeated="2" office:value-type="float" office:value="158.5" calcext:value-type="float">
            <text:p>158.5</text:p>
          </table:table-cell>
          <table:table-cell table:number-columns-repeated="10"/>
          <table:table-cell table:formula="of:=IF(COUNT([.B29:.U29])=0;&quot;---&quot;;AVERAGE([.B29:.U29]))" office:value-type="float" office:value="159.25" calcext:value-type="float">
            <text:p>159.25</text:p>
          </table:table-cell>
          <table:table-cell/>
        </table:table-row>
        <table:table-row table:style-name="ro1">
          <table:table-cell office:value-type="string" calcext:value-type="string">
            <text:p>md5hash</text:p>
          </table:table-cell>
          <table:table-cell office:value-type="float" office:value="1549.5" calcext:value-type="float">
            <text:p>1549.5</text:p>
          </table:table-cell>
          <table:table-cell office:value-type="float" office:value="1548.5" calcext:value-type="float">
            <text:p>1548.5</text:p>
          </table:table-cell>
          <table:table-cell office:value-type="float" office:value="1546.5" calcext:value-type="float">
            <text:p>1546.5</text:p>
          </table:table-cell>
          <table:table-cell office:value-type="float" office:value="1548" calcext:value-type="float">
            <text:p>1548</text:p>
          </table:table-cell>
          <table:table-cell office:value-type="float" office:value="1550.5" calcext:value-type="float">
            <text:p>1550.5</text:p>
          </table:table-cell>
          <table:table-cell office:value-type="float" office:value="1551.5" calcext:value-type="float">
            <text:p>1551.5</text:p>
          </table:table-cell>
          <table:table-cell office:value-type="float" office:value="1550" calcext:value-type="float">
            <text:p>1550</text:p>
          </table:table-cell>
          <table:table-cell office:value-type="float" office:value="1548" calcext:value-type="float">
            <text:p>1548</text:p>
          </table:table-cell>
          <table:table-cell office:value-type="float" office:value="1549" calcext:value-type="float">
            <text:p>1549</text:p>
          </table:table-cell>
          <table:table-cell office:value-type="float" office:value="1549.5" calcext:value-type="float">
            <text:p>1549.5</text:p>
          </table:table-cell>
          <table:table-cell table:number-columns-repeated="10"/>
          <table:table-cell table:formula="of:=IF(COUNT([.B30:.U30])=0;&quot;---&quot;;AVERAGE([.B30:.U30]))" office:value-type="float" office:value="1549.1" calcext:value-type="float">
            <text:p>1549.10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40.5" calcext:value-type="float">
            <text:p>40.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4.5" calcext:value-type="float">
            <text:p>34.5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"/>
          <table:table-cell table:formula="of:=IF(COUNT([.B31:.U31])=0;&quot;---&quot;;AVERAGE([.B31:.U31]))" office:value-type="float" office:value="35.4" calcext:value-type="float">
            <text:p>35.40</text:p>
          </table:table-cell>
          <table:table-cell/>
        </table:table-row>
        <table:table-row table:style-name="ro1">
          <table:table-cell office:value-type="string" calcext:value-type="string">
            <text:p>spmv</text:p>
          </table:table-cell>
          <table:table-cell office:value-type="float" office:value="48.5" calcext:value-type="float">
            <text:p>48.5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10"/>
          <table:table-cell table:formula="of:=IF(COUNT([.B32:.U32])=0;&quot;---&quot;;AVERAGE([.B32:.U32]))" office:value-type="float" office:value="47.15" calcext:value-type="float">
            <text:p>47.15</text:p>
          </table:table-cell>
          <table:table-cell/>
        </table:table-row>
        <table:table-row table:style-name="ro1">
          <table:table-cell office:value-type="string" calcext:value-type="string">
            <text:p>stencil2d</text:p>
          </table:table-cell>
          <table:table-cell office:value-type="float" office:value="51" calcext:value-type="float">
            <text:p>51</text:p>
          </table:table-cell>
          <table:table-cell office:value-type="float" office:value="51.5" calcext:value-type="float">
            <text:p>51.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.5" calcext:value-type="float">
            <text:p>50.5</text:p>
          </table:table-cell>
          <table:table-cell table:number-columns-repeated="2" office:value-type="float" office:value="51.5" calcext:value-type="float">
            <text:p>51.5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10"/>
          <table:table-cell table:formula="of:=IF(COUNT([.B33:.U33])=0;&quot;---&quot;;AVERAGE([.B33:.U33]))" office:value-type="float" office:value="50.75" calcext:value-type="float">
            <text:p>50.75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47.5" calcext:value-type="float">
            <text:p>47.5</text:p>
          </table:table-cell>
          <table:table-cell office:value-type="float" office:value="43.5" calcext:value-type="float">
            <text:p>43.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3.5" calcext:value-type="float">
            <text:p>43.5</text:p>
          </table:table-cell>
          <table:table-cell table:number-columns-repeated="10"/>
          <table:table-cell table:formula="of:=IF(COUNT([.B34:.U34])=0;&quot;---&quot;;AVERAGE([.B34:.U34]))" office:value-type="float" office:value="44.15" calcext:value-type="float">
            <text:p>44.15</text:p>
          </table:table-cell>
          <table:table-cell/>
        </table:table-row>
        <table:table-row table:style-name="ro1">
          <table:table-cell office:value-type="string" calcext:value-type="string">
            <text:p>ndrsd1</text:p>
          </table:table-cell>
          <table:table-cell office:value-type="float" office:value="1343.5" calcext:value-type="float">
            <text:p>1343.5</text:p>
          </table:table-cell>
          <table:table-cell office:value-type="float" office:value="1345.5" calcext:value-type="float">
            <text:p>1345.5</text:p>
          </table:table-cell>
          <table:table-cell office:value-type="float" office:value="1348" calcext:value-type="float">
            <text:p>1348</text:p>
          </table:table-cell>
          <table:table-cell office:value-type="float" office:value="1354" calcext:value-type="float">
            <text:p>1354</text:p>
          </table:table-cell>
          <table:table-cell office:value-type="float" office:value="1347.5" calcext:value-type="float">
            <text:p>1347.5</text:p>
          </table:table-cell>
          <table:table-cell office:value-type="float" office:value="1364.5" calcext:value-type="float">
            <text:p>1364.5</text:p>
          </table:table-cell>
          <table:table-cell office:value-type="float" office:value="1341" calcext:value-type="float">
            <text:p>1341</text:p>
          </table:table-cell>
          <table:table-cell office:value-type="float" office:value="1336" calcext:value-type="float">
            <text:p>1336</text:p>
          </table:table-cell>
          <table:table-cell office:value-type="float" office:value="1350" calcext:value-type="float">
            <text:p>1350</text:p>
          </table:table-cell>
          <table:table-cell office:value-type="float" office:value="1358.5" calcext:value-type="float">
            <text:p>1358.5</text:p>
          </table:table-cell>
          <table:table-cell table:number-columns-repeated="10"/>
          <table:table-cell table:formula="of:=IF(COUNT([.B35:.U35])=0;&quot;---&quot;;AVERAGE([.B35:.U35]))" office:value-type="float" office:value="1348.85" calcext:value-type="float">
            <text:p>1348.85</text:p>
          </table:table-cell>
          <table:table-cell/>
        </table:table-row>
        <table:table-row table:style-name="ro1">
          <table:table-cell office:value-type="string" calcext:value-type="string">
            <text:p>ndrsd2</text:p>
          </table:table-cell>
          <table:table-cell office:value-type="float" office:value="3255.5" calcext:value-type="float">
            <text:p>3255.5</text:p>
          </table:table-cell>
          <table:table-cell office:value-type="float" office:value="3257.5" calcext:value-type="float">
            <text:p>3257.5</text:p>
          </table:table-cell>
          <table:table-cell office:value-type="float" office:value="3259.5" calcext:value-type="float">
            <text:p>3259.5</text:p>
          </table:table-cell>
          <table:table-cell office:value-type="float" office:value="3251.5" calcext:value-type="float">
            <text:p>3251.5</text:p>
          </table:table-cell>
          <table:table-cell office:value-type="float" office:value="3265" calcext:value-type="float">
            <text:p>3265</text:p>
          </table:table-cell>
          <table:table-cell office:value-type="float" office:value="3254" calcext:value-type="float">
            <text:p>3254</text:p>
          </table:table-cell>
          <table:table-cell office:value-type="float" office:value="3251" calcext:value-type="float">
            <text:p>3251</text:p>
          </table:table-cell>
          <table:table-cell office:value-type="float" office:value="3254" calcext:value-type="float">
            <text:p>3254</text:p>
          </table:table-cell>
          <table:table-cell office:value-type="float" office:value="3252.5" calcext:value-type="float">
            <text:p>3252.5</text:p>
          </table:table-cell>
          <table:table-cell office:value-type="float" office:value="3251.5" calcext:value-type="float">
            <text:p>3251.5</text:p>
          </table:table-cell>
          <table:table-cell table:number-columns-repeated="10"/>
          <table:table-cell table:formula="of:=IF(COUNT([.B36:.U36])=0;&quot;---&quot;;AVERAGE([.B36:.U36]))" office:value-type="float" office:value="3255.2" calcext:value-type="float">
            <text:p>3255.20</text:p>
          </table:table-cell>
          <table:table-cell/>
        </table:table-row>
        <table:table-row table:style-name="ro1">
          <table:table-cell office:value-type="string" calcext:value-type="string">
            <text:p>ndrsd3</text:p>
          </table:table-cell>
          <table:table-cell office:value-type="float" office:value="363.5" calcext:value-type="float">
            <text:p>363.5</text:p>
          </table:table-cell>
          <table:table-cell office:value-type="float" office:value="357" calcext:value-type="float">
            <text:p>357</text:p>
          </table:table-cell>
          <table:table-cell office:value-type="float" office:value="359.5" calcext:value-type="float">
            <text:p>359.5</text:p>
          </table:table-cell>
          <table:table-cell office:value-type="float" office:value="355" calcext:value-type="float">
            <text:p>355</text:p>
          </table:table-cell>
          <table:table-cell office:value-type="float" office:value="373" calcext:value-type="float">
            <text:p>373</text:p>
          </table:table-cell>
          <table:table-cell office:value-type="float" office:value="370.5" calcext:value-type="float">
            <text:p>370.5</text:p>
          </table:table-cell>
          <table:table-cell office:value-type="float" office:value="363" calcext:value-type="float">
            <text:p>363</text:p>
          </table:table-cell>
          <table:table-cell office:value-type="float" office:value="373.5" calcext:value-type="float">
            <text:p>373.5</text:p>
          </table:table-cell>
          <table:table-cell office:value-type="float" office:value="373" calcext:value-type="float">
            <text:p>373</text:p>
          </table:table-cell>
          <table:table-cell office:value-type="float" office:value="386" calcext:value-type="float">
            <text:p>386</text:p>
          </table:table-cell>
          <table:table-cell table:number-columns-repeated="10"/>
          <table:table-cell table:formula="of:=IF(COUNT([.B37:.U37])=0;&quot;---&quot;;AVERAGE([.B37:.U37]))" office:value-type="float" office:value="367.4" calcext:value-type="float">
            <text:p>367.40</text:p>
          </table:table-cell>
          <table:table-cell/>
        </table:table-row>
        <table:table-row table:style-name="ro1">
          <table:table-cell office:value-type="string" calcext:value-type="string">
            <text:p>ndrsd4</text:p>
          </table:table-cell>
          <table:table-cell office:value-type="float" office:value="7043" calcext:value-type="float">
            <text:p>7043</text:p>
          </table:table-cell>
          <table:table-cell office:value-type="float" office:value="7045.5" calcext:value-type="float">
            <text:p>7045.5</text:p>
          </table:table-cell>
          <table:table-cell office:value-type="float" office:value="7056.5" calcext:value-type="float">
            <text:p>7056.5</text:p>
          </table:table-cell>
          <table:table-cell office:value-type="float" office:value="7053.5" calcext:value-type="float">
            <text:p>7053.5</text:p>
          </table:table-cell>
          <table:table-cell office:value-type="float" office:value="7044" calcext:value-type="float">
            <text:p>7044</text:p>
          </table:table-cell>
          <table:table-cell office:value-type="float" office:value="7044.5" calcext:value-type="float">
            <text:p>7044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6.5" calcext:value-type="float">
            <text:p>7046.5</text:p>
          </table:table-cell>
          <table:table-cell office:value-type="float" office:value="7048.5" calcext:value-type="float">
            <text:p>7048.5</text:p>
          </table:table-cell>
          <table:table-cell office:value-type="float" office:value="7042.5" calcext:value-type="float">
            <text:p>7042.5</text:p>
          </table:table-cell>
          <table:table-cell table:number-columns-repeated="10"/>
          <table:table-cell table:formula="of:=IF(COUNT([.B38:.U38])=0;&quot;---&quot;;AVERAGE([.B38:.U38]))" office:value-type="float" office:value="7047.3" calcext:value-type="float">
            <text:p>7047.30</text:p>
          </table:table-cell>
          <table:table-cell/>
        </table:table-row>
        <table:table-row table:style-name="ro1">
          <table:table-cell office:value-type="string" calcext:value-type="string">
            <text:p>ndrsdfull</text:p>
          </table:table-cell>
          <table:table-cell office:value-type="float" office:value="6745.5" calcext:value-type="float">
            <text:p>6745.5</text:p>
          </table:table-cell>
          <table:table-cell office:value-type="float" office:value="6732.5" calcext:value-type="float">
            <text:p>6732.5</text:p>
          </table:table-cell>
          <table:table-cell office:value-type="float" office:value="6736.5" calcext:value-type="float">
            <text:p>6736.5</text:p>
          </table:table-cell>
          <table:table-cell office:value-type="float" office:value="6700.5" calcext:value-type="float">
            <text:p>6700.5</text:p>
          </table:table-cell>
          <table:table-cell office:value-type="float" office:value="6749" calcext:value-type="float">
            <text:p>6749</text:p>
          </table:table-cell>
          <table:table-cell office:value-type="float" office:value="6730" calcext:value-type="float">
            <text:p>6730</text:p>
          </table:table-cell>
          <table:table-cell office:value-type="float" office:value="6727" calcext:value-type="float">
            <text:p>6727</text:p>
          </table:table-cell>
          <table:table-cell office:value-type="float" office:value="6731.5" calcext:value-type="float">
            <text:p>6731.5</text:p>
          </table:table-cell>
          <table:table-cell office:value-type="float" office:value="6719.5" calcext:value-type="float">
            <text:p>6719.5</text:p>
          </table:table-cell>
          <table:table-cell office:value-type="float" office:value="6717.5" calcext:value-type="float">
            <text:p>6717.5</text:p>
          </table:table-cell>
          <table:table-cell table:number-columns-repeated="10"/>
          <table:table-cell table:formula="of:=IF(COUNT([.B39:.U39])=0;&quot;---&quot;;AVERAGE([.B39:.U39]))" office:value-type="float" office:value="6728.95" calcext:value-type="float">
            <text:p>6728.95</text:p>
          </table:table-cell>
          <table:table-cell/>
        </table:table-row>
      </table:table>
      <table:table table:name="perf comparison" table:style-name="ta1">
        <table:table-column table:style-name="co1" table:default-cell-style-name="ce11"/>
        <table:table-column table:style-name="co3" table:number-columns-repeated="12" table:default-cell-style-name="ce12"/>
        <table:table-column table:style-name="co3" table:default-cell-style-name="ce5"/>
        <table:table-column table:style-name="co3" table:number-columns-repeated="3" table:default-cell-style-name="Default"/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string" calcext:value-type="string">
            <text:p>sv</text:p>
          </table:table-cell>
          <table:table-cell table:style-name="ce10" office:value-type="string" calcext:value-type="string">
            <text:p>a10</text:p>
          </table:table-cell>
          <table:table-cell table:style-name="ce10" office:value-type="string" calcext:value-type="string">
            <text:p>quadro</text:p>
          </table:table-cell>
          <table:table-cell table:style-name="ce10" office:value-type="string" calcext:value-type="string">
            <text:p>gtx</text:p>
          </table:table-cell>
          <table:table-cell table:style-name="ce10" office:value-type="string" calcext:value-type="string">
            <text:p>s_svq_sv</text:p>
          </table:table-cell>
          <table:table-cell table:style-name="ce10" office:value-type="string" calcext:value-type="string">
            <text:p>s_svq_q</text:p>
          </table:table-cell>
          <table:table-cell table:style-name="ce10" office:value-type="string" calcext:value-type="string">
            <text:p>s_svg_sv</text:p>
          </table:table-cell>
          <table:table-cell table:style-name="ce10" office:value-type="string" calcext:value-type="string">
            <text:p>s_svg_g</text:p>
          </table:table-cell>
          <table:table-cell table:style-name="ce10" office:value-type="string" calcext:value-type="string">
            <text:p>s_a10q_a10</text:p>
          </table:table-cell>
          <table:table-cell table:style-name="ce10" office:value-type="string" calcext:value-type="string">
            <text:p>s_a10q_q</text:p>
          </table:table-cell>
          <table:table-cell table:style-name="ce10" office:value-type="string" calcext:value-type="string">
            <text:p>s_a10g_a10</text:p>
          </table:table-cell>
          <table:table-cell table:style-name="ce10" office:value-type="string" calcext:value-type="string">
            <text:p>s_a10g_g</text:p>
          </table:table-cell>
          <table:table-cell table:style-name="ce10" office:value-type="string" calcext:value-type="string">
            <text:p>Class sv/q</text:p>
          </table:table-cell>
          <table:table-cell table:style-name="ce10" office:value-type="string" calcext:value-type="string">
            <text:p>Class sv/g</text:p>
          </table:table-cell>
          <table:table-cell table:style-name="ce10" office:value-type="string" calcext:value-type="string">
            <text:p>Class a10/q</text:p>
          </table:table-cell>
          <table:table-cell table:style-name="ce10" office:value-type="string" calcext:value-type="string">
            <text:p>Class a10/g</text:p>
          </table:table-cell>
        </table:table-row>
        <table:table-row table:style-name="ro1">
          <table:table-cell office:value-type="string" calcext:value-type="string">
            <text:p>hotspot</text:p>
          </table:table-cell>
          <table:table-cell table:formula="of:=[$sv.V2]" office:value-type="float" office:value="3193.15" calcext:value-type="float">
            <text:p>3193.15</text:p>
          </table:table-cell>
          <table:table-cell table:formula="of:=[$a10.V2]" office:value-type="float" office:value="4476.1" calcext:value-type="float">
            <text:p>4476.10</text:p>
          </table:table-cell>
          <table:table-cell table:formula="of:=[$quadro.V2]" office:value-type="float" office:value="353.4" calcext:value-type="float">
            <text:p>353.40</text:p>
          </table:table-cell>
          <table:table-cell table:formula="of:=[$gtx.V2]" office:value-type="float" office:value="86.35" calcext:value-type="float">
            <text:p>86.35</text:p>
          </table:table-cell>
          <table:table-cell table:formula="of:=IF(OR([.B2]=&quot;---&quot;;[.D2]=&quot;---&quot;);&quot;---&quot;;IF([.B2]&lt;[.D2];1-([.B2]/[.D2]);[.D2]/[.B2]))" office:value-type="float" office:value="0.110674412414074" calcext:value-type="float">
            <text:p>0.11</text:p>
          </table:table-cell>
          <table:table-cell table:formula="of:=IF(OR([.B2]=&quot;---&quot;;[.D2]=&quot;---&quot;);&quot;---&quot;;IF([.B2]&lt;[.D2];[.B2]/[.D2];1-([.D2]/[.B2])))" office:value-type="float" office:value="0.889325587585926" calcext:value-type="float">
            <text:p>0.89</text:p>
          </table:table-cell>
          <table:table-cell table:formula="of:=IF(OR([.B2]=&quot;---&quot;;[.E2]=&quot;---&quot;);&quot;---&quot;;IF([.B2]&lt;[.E2];1-([.B2]/[.E2]);[.E2]/[.B2]))" office:value-type="float" office:value="0.0270422623428276" calcext:value-type="float">
            <text:p>0.03</text:p>
          </table:table-cell>
          <table:table-cell table:formula="of:=IF(OR([.B2]=&quot;---&quot;;[.E2]=&quot;---&quot;);&quot;---&quot;;IF([.B2]&lt;[.E2];[.B2]/[.E2];1-([.E2]/[.B2])))" office:value-type="float" office:value="0.972957737657172" calcext:value-type="float">
            <text:p>0.97</text:p>
          </table:table-cell>
          <table:table-cell table:formula="of:=IF(OR([.C2]=&quot;---&quot;;[.D2]=&quot;---&quot;);&quot;---&quot;;IF([.C2]&lt;[.D2];1-([.C2]/[.D2]);[.D2]/[.C2]))" office:value-type="float" office:value="0.0789526596814191" calcext:value-type="float">
            <text:p>0.08</text:p>
          </table:table-cell>
          <table:table-cell table:formula="of:=IF(OR([.C2]=&quot;---&quot;;[.D2]=&quot;---&quot;);&quot;---&quot;;IF([.C2]&lt;[.D2];1-[.C2]/[.D2];1-([.D2]/[.C2])))" office:value-type="float" office:value="0.921047340318581" calcext:value-type="float">
            <text:p>0.92</text:p>
          </table:table-cell>
          <table:table-cell table:formula="of:=IF(OR([.C2]=&quot;---&quot;;[.E2]=&quot;---&quot;);&quot;---&quot;;IF([.C2]&lt;[.E2];1-([.C2]/[.E2]);[.E2]/[.C2]))" office:value-type="float" office:value="0.0192913473782981" calcext:value-type="float">
            <text:p>0.02</text:p>
          </table:table-cell>
          <table:table-cell table:formula="of:=IF(OR([.C2]=&quot;---&quot;;[.E2]=&quot;---&quot;);&quot;---&quot;;IF([.C2]&lt;[.E2];[.C2]/[.E2];1-([.E2]/[.C2])))" office:value-type="float" office:value="0.980708652621702" calcext:value-type="float">
            <text:p>0.98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kmeans</text:p>
          </table:table-cell>
          <table:table-cell table:formula="of:=[$sv.V3]" office:value-type="float" office:value="16901.05359705" calcext:value-type="float">
            <text:p>16901.05</text:p>
          </table:table-cell>
          <table:table-cell table:formula="of:=[$a10.V3]" office:value-type="float" office:value="36978.4964029" calcext:value-type="float">
            <text:p>36978.50</text:p>
          </table:table-cell>
          <table:table-cell table:formula="of:=[$quadro.V3]" office:value-type="float" office:value="382.88583345" calcext:value-type="float">
            <text:p>382.89</text:p>
          </table:table-cell>
          <table:table-cell table:formula="of:=[$gtx.V3]" office:value-type="float" office:value="202.44750005" calcext:value-type="float">
            <text:p>202.45</text:p>
          </table:table-cell>
          <table:table-cell table:formula="of:=IF(OR([.B3]=&quot;---&quot;;[.D3]=&quot;---&quot;);&quot;---&quot;;IF([.B3]&lt;[.D3];1-([.B3]/[.D3]);[.D3]/[.B3]))" office:value-type="float" office:value="0.0226545541229945" calcext:value-type="float">
            <text:p>0.02</text:p>
          </table:table-cell>
          <table:table-cell table:formula="of:=IF(OR([.B3]=&quot;---&quot;;[.D3]=&quot;---&quot;);&quot;---&quot;;IF([.B3]&lt;[.D3];[.B3]/[.D3];1-([.D3]/[.B3])))" office:value-type="float" office:value="0.977345445877005" calcext:value-type="float">
            <text:p>0.98</text:p>
          </table:table-cell>
          <table:table-cell table:formula="of:=IF(OR([.B3]=&quot;---&quot;;[.E3]=&quot;---&quot;);&quot;---&quot;;IF([.B3]&lt;[.E3];1-([.B3]/[.E3]);[.E3]/[.B3]))" office:value-type="float" office:value="0.01197839524545" calcext:value-type="float">
            <text:p>0.01</text:p>
          </table:table-cell>
          <table:table-cell table:formula="of:=IF(OR([.B3]=&quot;---&quot;;[.E3]=&quot;---&quot;);&quot;---&quot;;IF([.B3]&lt;[.E3];[.B3]/[.E3];1-([.E3]/[.B3])))" office:value-type="float" office:value="0.98802160475455" calcext:value-type="float">
            <text:p>0.99</text:p>
          </table:table-cell>
          <table:table-cell table:formula="of:=IF(OR([.C3]=&quot;---&quot;;[.D3]=&quot;---&quot;);&quot;---&quot;;IF([.C3]&lt;[.D3];1-([.C3]/[.D3]);[.D3]/[.C3]))" office:value-type="float" office:value="0.0103542834537743" calcext:value-type="float">
            <text:p>0.01</text:p>
          </table:table-cell>
          <table:table-cell table:formula="of:=IF(OR([.C3]=&quot;---&quot;;[.D3]=&quot;---&quot;);&quot;---&quot;;IF([.C3]&lt;[.D3];1-[.C3]/[.D3];1-([.D3]/[.C3])))" office:value-type="float" office:value="0.989645716546226" calcext:value-type="float">
            <text:p>0.99</text:p>
          </table:table-cell>
          <table:table-cell table:formula="of:=IF(OR([.C3]=&quot;---&quot;;[.E3]=&quot;---&quot;);&quot;---&quot;;IF([.C3]&lt;[.E3];1-([.C3]/[.E3]);[.E3]/[.C3]))" office:value-type="float" office:value="0.00547473585308145" calcext:value-type="float">
            <text:p>0.01</text:p>
          </table:table-cell>
          <table:table-cell table:formula="of:=IF(OR([.C3]=&quot;---&quot;;[.E3]=&quot;---&quot;);&quot;---&quot;;IF([.C3]&lt;[.E3];[.C3]/[.E3];1-([.E3]/[.C3])))" office:value-type="float" office:value="0.994525264146919" calcext:value-type="float">
            <text:p>0.99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avamd</text:p>
          </table:table-cell>
          <table:table-cell table:formula="of:=[$sv.V4]" office:value-type="float" office:value="728762" calcext:value-type="float">
            <text:p>728762.00</text:p>
          </table:table-cell>
          <table:table-cell table:formula="of:=[$a10.V4]" office:value-type="float" office:value="848745.8" calcext:value-type="float">
            <text:p>848745.80</text:p>
          </table:table-cell>
          <table:table-cell table:formula="of:=[$quadro.V4]" office:value-type="float" office:value="32718.4" calcext:value-type="float">
            <text:p>32718.40</text:p>
          </table:table-cell>
          <table:table-cell table:formula="of:=[$gtx.V4]" office:value-type="float" office:value="5484.8" calcext:value-type="float">
            <text:p>5484.80</text:p>
          </table:table-cell>
          <table:table-cell table:formula="of:=IF(OR([.B4]=&quot;---&quot;;[.D4]=&quot;---&quot;);&quot;---&quot;;IF([.B4]&lt;[.D4];1-([.B4]/[.D4]);[.D4]/[.B4]))" office:value-type="float" office:value="0.0448958644934835" calcext:value-type="float">
            <text:p>0.04</text:p>
          </table:table-cell>
          <table:table-cell table:formula="of:=IF(OR([.B4]=&quot;---&quot;;[.D4]=&quot;---&quot;);&quot;---&quot;;IF([.B4]&lt;[.D4];[.B4]/[.D4];1-([.D4]/[.B4])))" office:value-type="float" office:value="0.955104135506516" calcext:value-type="float">
            <text:p>0.96</text:p>
          </table:table-cell>
          <table:table-cell table:formula="of:=IF(OR([.B4]=&quot;---&quot;;[.E4]=&quot;---&quot;);&quot;---&quot;;IF([.B4]&lt;[.E4];1-([.B4]/[.E4]);[.E4]/[.B4]))" office:value-type="float" office:value="0.00752618824801513" calcext:value-type="float">
            <text:p>0.01</text:p>
          </table:table-cell>
          <table:table-cell table:formula="of:=IF(OR([.B4]=&quot;---&quot;;[.E4]=&quot;---&quot;);&quot;---&quot;;IF([.B4]&lt;[.E4];[.B4]/[.E4];1-([.E4]/[.B4])))" office:value-type="float" office:value="0.992473811751985" calcext:value-type="float">
            <text:p>0.99</text:p>
          </table:table-cell>
          <table:table-cell table:formula="of:=IF(OR([.C4]=&quot;---&quot;;[.D4]=&quot;---&quot;);&quot;---&quot;;IF([.C4]&lt;[.D4];1-([.C4]/[.D4]);[.D4]/[.C4]))" office:value-type="float" office:value="0.0385491156480539" calcext:value-type="float">
            <text:p>0.04</text:p>
          </table:table-cell>
          <table:table-cell table:formula="of:=IF(OR([.C4]=&quot;---&quot;;[.D4]=&quot;---&quot;);&quot;---&quot;;IF([.C4]&lt;[.D4];1-[.C4]/[.D4];1-([.D4]/[.C4])))" office:value-type="float" office:value="0.961450884351946" calcext:value-type="float">
            <text:p>0.96</text:p>
          </table:table-cell>
          <table:table-cell table:formula="of:=IF(OR([.C4]=&quot;---&quot;;[.E4]=&quot;---&quot;);&quot;---&quot;;IF([.C4]&lt;[.E4];1-([.C4]/[.E4]);[.E4]/[.C4]))" office:value-type="float" office:value="0.00646224110917544" calcext:value-type="float">
            <text:p>0.01</text:p>
          </table:table-cell>
          <table:table-cell table:formula="of:=IF(OR([.C4]=&quot;---&quot;;[.E4]=&quot;---&quot;);&quot;---&quot;;IF([.C4]&lt;[.E4];[.C4]/[.E4];1-([.E4]/[.C4])))" office:value-type="float" office:value="0.993537758890824" calcext:value-type="float">
            <text:p>0.99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table:formula="of:=[$sv.V5]" office:value-type="float" office:value="207.95" calcext:value-type="float">
            <text:p>207.95</text:p>
          </table:table-cell>
          <table:table-cell table:formula="of:=[$a10.V5]" office:value-type="string" office:string-value="---" calcext:value-type="string">
            <text:p>---</text:p>
          </table:table-cell>
          <table:table-cell table:formula="of:=[$quadro.V5]" office:value-type="float" office:value="39.55" calcext:value-type="float">
            <text:p>39.55</text:p>
          </table:table-cell>
          <table:table-cell table:formula="of:=[$gtx.V5]" office:value-type="float" office:value="37.25" calcext:value-type="float">
            <text:p>37.25</text:p>
          </table:table-cell>
          <table:table-cell table:formula="of:=IF(OR([.B5]=&quot;---&quot;;[.D5]=&quot;---&quot;);&quot;---&quot;;IF([.B5]&lt;[.D5];1-([.B5]/[.D5]);[.D5]/[.B5]))" office:value-type="float" office:value="0.190189949507093" calcext:value-type="float">
            <text:p>0.19</text:p>
          </table:table-cell>
          <table:table-cell table:formula="of:=IF(OR([.B5]=&quot;---&quot;;[.D5]=&quot;---&quot;);&quot;---&quot;;IF([.B5]&lt;[.D5];[.B5]/[.D5];1-([.D5]/[.B5])))" office:value-type="float" office:value="0.809810050492907" calcext:value-type="float">
            <text:p>0.81</text:p>
          </table:table-cell>
          <table:table-cell table:formula="of:=IF(OR([.B5]=&quot;---&quot;;[.E5]=&quot;---&quot;);&quot;---&quot;;IF([.B5]&lt;[.E5];1-([.B5]/[.E5]);[.E5]/[.B5]))" office:value-type="float" office:value="0.179129598461169" calcext:value-type="float">
            <text:p>0.18</text:p>
          </table:table-cell>
          <table:table-cell table:formula="of:=IF(OR([.B5]=&quot;---&quot;;[.E5]=&quot;---&quot;);&quot;---&quot;;IF([.B5]&lt;[.E5];[.B5]/[.E5];1-([.E5]/[.B5])))" office:value-type="float" office:value="0.820870401538831" calcext:value-type="float">
            <text:p>0.82</text:p>
          </table:table-cell>
          <table:table-cell table:formula="of:=IF(OR([.C5]=&quot;---&quot;;[.D5]=&quot;---&quot;);&quot;---&quot;;IF([.C5]&lt;[.D5];1-([.C5]/[.D5]);[.D5]/[.C5]))" office:value-type="string" office:string-value="---" calcext:value-type="string">
            <text:p>---</text:p>
          </table:table-cell>
          <table:table-cell table:formula="of:=IF(OR([.C5]=&quot;---&quot;;[.D5]=&quot;---&quot;);&quot;---&quot;;IF([.C5]&lt;[.D5];1-[.C5]/[.D5];1-([.D5]/[.C5])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1-([.C5]/[.E5]);[.E5]/[.C5]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[.C5]/[.E5];1-([.E5]/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GPU" calcext:value-type="string">
            <text:p>GPU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1</text:p>
          </table:table-cell>
          <table:table-cell table:formula="of:=[$sv.V6]" office:value-type="float" office:value="350.5296875" calcext:value-type="float">
            <text:p>350.53</text:p>
          </table:table-cell>
          <table:table-cell table:formula="of:=[$a10.V6]" office:value-type="string" office:string-value="---" calcext:value-type="string">
            <text:p>---</text:p>
          </table:table-cell>
          <table:table-cell table:formula="of:=[$quadro.V6]" office:value-type="float" office:value="45.57499995" calcext:value-type="float">
            <text:p>45.57</text:p>
          </table:table-cell>
          <table:table-cell table:formula="of:=[$gtx.V6]" office:value-type="float" office:value="31.16289065" calcext:value-type="float">
            <text:p>31.16</text:p>
          </table:table-cell>
          <table:table-cell table:formula="of:=IF(OR([.B6]=&quot;---&quot;;[.D6]=&quot;---&quot;);&quot;---&quot;;IF([.B6]&lt;[.D6];1-([.B6]/[.D6]);[.D6]/[.B6]))" office:value-type="float" office:value="0.130017517988401" calcext:value-type="float">
            <text:p>0.13</text:p>
          </table:table-cell>
          <table:table-cell table:formula="of:=IF(OR([.B6]=&quot;---&quot;;[.D6]=&quot;---&quot;);&quot;---&quot;;IF([.B6]&lt;[.D6];[.B6]/[.D6];1-([.D6]/[.B6])))" office:value-type="float" office:value="0.869982482011598" calcext:value-type="float">
            <text:p>0.87</text:p>
          </table:table-cell>
          <table:table-cell table:formula="of:=IF(OR([.B6]=&quot;---&quot;;[.E6]=&quot;---&quot;);&quot;---&quot;;IF([.B6]&lt;[.E6];1-([.B6]/[.E6]);[.E6]/[.B6]))" office:value-type="float" office:value="0.0889022863434356" calcext:value-type="float">
            <text:p>0.09</text:p>
          </table:table-cell>
          <table:table-cell table:formula="of:=IF(OR([.B6]=&quot;---&quot;;[.E6]=&quot;---&quot;);&quot;---&quot;;IF([.B6]&lt;[.E6];[.B6]/[.E6];1-([.E6]/[.B6])))" office:value-type="float" office:value="0.911097713656564" calcext:value-type="float">
            <text:p>0.91</text:p>
          </table:table-cell>
          <table:table-cell table:formula="of:=IF(OR([.C6]=&quot;---&quot;;[.D6]=&quot;---&quot;);&quot;---&quot;;IF([.C6]&lt;[.D6];1-([.C6]/[.D6]);[.D6]/[.C6]))" office:value-type="string" office:string-value="---" calcext:value-type="string">
            <text:p>---</text:p>
          </table:table-cell>
          <table:table-cell table:formula="of:=IF(OR([.C6]=&quot;---&quot;;[.D6]=&quot;---&quot;);&quot;---&quot;;IF([.C6]&lt;[.D6];1-[.C6]/[.D6];1-([.D6]/[.C6])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1-([.C6]/[.E6]);[.E6]/[.C6]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[.C6]/[.E6];1-([.E6]/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w2</text:p>
          </table:table-cell>
          <table:table-cell table:formula="of:=[$sv.V7]" office:value-type="float" office:value="330.38543305" calcext:value-type="float">
            <text:p>330.39</text:p>
          </table:table-cell>
          <table:table-cell table:formula="of:=[$a10.V7]" office:value-type="string" office:string-value="---" calcext:value-type="string">
            <text:p>---</text:p>
          </table:table-cell>
          <table:table-cell table:formula="of:=[$quadro.V7]" office:value-type="float" office:value="46.2968504" calcext:value-type="float">
            <text:p>46.30</text:p>
          </table:table-cell>
          <table:table-cell table:formula="of:=[$gtx.V7]" office:value-type="float" office:value="30.7031495" calcext:value-type="float">
            <text:p>30.70</text:p>
          </table:table-cell>
          <table:table-cell table:formula="of:=IF(OR([.B7]=&quot;---&quot;;[.D7]=&quot;---&quot;);&quot;---&quot;;IF([.B7]&lt;[.D7];1-([.B7]/[.D7]);[.D7]/[.B7]))" office:value-type="float" office:value="0.140129817385119" calcext:value-type="float">
            <text:p>0.14</text:p>
          </table:table-cell>
          <table:table-cell table:formula="of:=IF(OR([.B7]=&quot;---&quot;;[.D7]=&quot;---&quot;);&quot;---&quot;;IF([.B7]&lt;[.D7];[.B7]/[.D7];1-([.D7]/[.B7])))" office:value-type="float" office:value="0.859870182614881" calcext:value-type="float">
            <text:p>0.86</text:p>
          </table:table-cell>
          <table:table-cell table:formula="of:=IF(OR([.B7]=&quot;---&quot;;[.E7]=&quot;---&quot;);&quot;---&quot;;IF([.B7]&lt;[.E7];1-([.B7]/[.E7]);[.E7]/[.B7]))" office:value-type="float" office:value="0.0929313051624568" calcext:value-type="float">
            <text:p>0.09</text:p>
          </table:table-cell>
          <table:table-cell table:formula="of:=IF(OR([.B7]=&quot;---&quot;;[.E7]=&quot;---&quot;);&quot;---&quot;;IF([.B7]&lt;[.E7];[.B7]/[.E7];1-([.E7]/[.B7])))" office:value-type="float" office:value="0.907068694837543" calcext:value-type="float">
            <text:p>0.91</text:p>
          </table:table-cell>
          <table:table-cell table:formula="of:=IF(OR([.C7]=&quot;---&quot;;[.D7]=&quot;---&quot;);&quot;---&quot;;IF([.C7]&lt;[.D7];1-([.C7]/[.D7]);[.D7]/[.C7]))" office:value-type="string" office:string-value="---" calcext:value-type="string">
            <text:p>---</text:p>
          </table:table-cell>
          <table:table-cell table:formula="of:=IF(OR([.C7]=&quot;---&quot;;[.D7]=&quot;---&quot;);&quot;---&quot;;IF([.C7]&lt;[.D7];1-[.C7]/[.D7];1-([.D7]/[.C7])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1-([.C7]/[.E7]);[.E7]/[.C7]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[.C7]/[.E7];1-([.E7]/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thfinder</text:p>
          </table:table-cell>
          <table:table-cell table:formula="of:=[$sv.V8]" office:value-type="float" office:value="81487.21" calcext:value-type="float">
            <text:p>81487.21</text:p>
          </table:table-cell>
          <table:table-cell table:formula="of:=[$a10.V8]" office:value-type="string" office:string-value="---" calcext:value-type="string">
            <text:p>---</text:p>
          </table:table-cell>
          <table:table-cell table:formula="of:=[$quadro.V8]" office:value-type="string" office:string-value="---" calcext:value-type="string">
            <text:p>---</text:p>
          </table:table-cell>
          <table:table-cell table:formula="of:=[$gtx.V8]" office:value-type="string" office:string-value="---" calcext:value-type="string">
            <text:p>---</text:p>
          </table:table-cell>
          <table:table-cell table:formula="of:=IF(OR([.B8]=&quot;---&quot;;[.D8]=&quot;---&quot;);&quot;---&quot;;IF([.B8]&lt;[.D8];1-([.B8]/[.D8]);[.D8]/[.B8]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[.B8]/[.D8];1-([.D8]/[.B8])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1-([.B8]/[.E8]);[.E8]/[.B8]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[.B8]/[.E8];1-([.E8]/[.B8])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([.C8]/[.D8]);[.D8]/[.C8]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[.C8]/[.D8];1-([.D8]/[.C8])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1-([.C8]/[.E8]);[.E8]/[.C8]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[.C8]/[.E8];1-([.E8]/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rad</text:p>
          </table:table-cell>
          <table:table-cell table:formula="of:=[$sv.V9]" office:value-type="float" office:value="1275.24" calcext:value-type="float">
            <text:p>1275.24</text:p>
          </table:table-cell>
          <table:table-cell table:formula="of:=[$a10.V9]" office:value-type="float" office:value="11006.1" calcext:value-type="float">
            <text:p>11006.10</text:p>
          </table:table-cell>
          <table:table-cell table:formula="of:=[$quadro.V9]" office:value-type="float" office:value="318.275" calcext:value-type="float">
            <text:p>318.28</text:p>
          </table:table-cell>
          <table:table-cell table:formula="of:=[$gtx.V9]" office:value-type="float" office:value="77.39" calcext:value-type="float">
            <text:p>77.39</text:p>
          </table:table-cell>
          <table:table-cell table:formula="of:=IF(OR([.B9]=&quot;---&quot;;[.D9]=&quot;---&quot;);&quot;---&quot;;IF([.B9]&lt;[.D9];1-([.B9]/[.D9]);[.D9]/[.B9]))" office:value-type="float" office:value="0.249580471127003" calcext:value-type="float">
            <text:p>0.25</text:p>
          </table:table-cell>
          <table:table-cell table:formula="of:=IF(OR([.B9]=&quot;---&quot;;[.D9]=&quot;---&quot;);&quot;---&quot;;IF([.B9]&lt;[.D9];[.B9]/[.D9];1-([.D9]/[.B9])))" office:value-type="float" office:value="0.750419528872996" calcext:value-type="float">
            <text:p>0.75</text:p>
          </table:table-cell>
          <table:table-cell table:formula="of:=IF(OR([.B9]=&quot;---&quot;;[.E9]=&quot;---&quot;);&quot;---&quot;;IF([.B9]&lt;[.E9];1-([.B9]/[.E9]);[.E9]/[.B9]))" office:value-type="float" office:value="0.0606866158527022" calcext:value-type="float">
            <text:p>0.06</text:p>
          </table:table-cell>
          <table:table-cell table:formula="of:=IF(OR([.B9]=&quot;---&quot;;[.E9]=&quot;---&quot;);&quot;---&quot;;IF([.B9]&lt;[.E9];[.B9]/[.E9];1-([.E9]/[.B9])))" office:value-type="float" office:value="0.939313384147298" calcext:value-type="float">
            <text:p>0.94</text:p>
          </table:table-cell>
          <table:table-cell table:formula="of:=IF(OR([.C9]=&quot;---&quot;;[.D9]=&quot;---&quot;);&quot;---&quot;;IF([.C9]&lt;[.D9];1-([.C9]/[.D9]);[.D9]/[.C9]))" office:value-type="float" office:value="0.0289180545333951" calcext:value-type="float">
            <text:p>0.03</text:p>
          </table:table-cell>
          <table:table-cell table:formula="of:=IF(OR([.C9]=&quot;---&quot;;[.D9]=&quot;---&quot;);&quot;---&quot;;IF([.C9]&lt;[.D9];1-[.C9]/[.D9];1-([.D9]/[.C9])))" office:value-type="float" office:value="0.971081945466605" calcext:value-type="float">
            <text:p>0.97</text:p>
          </table:table-cell>
          <table:table-cell table:formula="of:=IF(OR([.C9]=&quot;---&quot;;[.E9]=&quot;---&quot;);&quot;---&quot;;IF([.C9]&lt;[.E9];1-([.C9]/[.E9]);[.E9]/[.C9]))" office:value-type="float" office:value="0.00703155522846422" calcext:value-type="float">
            <text:p>0.01</text:p>
          </table:table-cell>
          <table:table-cell table:formula="of:=IF(OR([.C9]=&quot;---&quot;;[.E9]=&quot;---&quot;);&quot;---&quot;;IF([.C9]&lt;[.E9];[.C9]/[.E9];1-([.E9]/[.C9])))" office:value-type="float" office:value="0.992968444771536" calcext:value-type="float">
            <text:p>0.99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ackprop1</text:p>
          </table:table-cell>
          <table:table-cell table:formula="of:=[$sv.V10]" office:value-type="float" office:value="23559.05" calcext:value-type="float">
            <text:p>23559.05</text:p>
          </table:table-cell>
          <table:table-cell table:formula="of:=[$a10.V10]" office:value-type="string" office:string-value="---" calcext:value-type="string">
            <text:p>---</text:p>
          </table:table-cell>
          <table:table-cell table:formula="of:=[$quadro.V10]" office:value-type="float" office:value="524.35" calcext:value-type="float">
            <text:p>524.35</text:p>
          </table:table-cell>
          <table:table-cell table:formula="of:=[$gtx.V10]" office:value-type="float" office:value="112.7" calcext:value-type="float">
            <text:p>112.70</text:p>
          </table:table-cell>
          <table:table-cell table:formula="of:=IF(OR([.B10]=&quot;---&quot;;[.D10]=&quot;---&quot;);&quot;---&quot;;IF([.B10]&lt;[.D10];1-([.B10]/[.D10]);[.D10]/[.B10]))" office:value-type="float" office:value="0.0222568397282573" calcext:value-type="float">
            <text:p>0.02</text:p>
          </table:table-cell>
          <table:table-cell table:formula="of:=IF(OR([.B10]=&quot;---&quot;;[.D10]=&quot;---&quot;);&quot;---&quot;;IF([.B10]&lt;[.D10];[.B10]/[.D10];1-([.D10]/[.B10])))" office:value-type="float" office:value="0.977743160271743" calcext:value-type="float">
            <text:p>0.98</text:p>
          </table:table-cell>
          <table:table-cell table:formula="of:=IF(OR([.B10]=&quot;---&quot;;[.E10]=&quot;---&quot;);&quot;---&quot;;IF([.B10]&lt;[.E10];1-([.B10]/[.E10]);[.E10]/[.B10]))" office:value-type="float" office:value="0.004783724301277" calcext:value-type="float">
            <text:p>0.00</text:p>
          </table:table-cell>
          <table:table-cell table:formula="of:=IF(OR([.B10]=&quot;---&quot;;[.E10]=&quot;---&quot;);&quot;---&quot;;IF([.B10]&lt;[.E10];[.B10]/[.E10];1-([.E10]/[.B10])))" office:value-type="float" office:value="0.995216275698723" calcext:value-type="float">
            <text:p>1.00</text:p>
          </table:table-cell>
          <table:table-cell table:formula="of:=IF(OR([.C10]=&quot;---&quot;;[.D10]=&quot;---&quot;);&quot;---&quot;;IF([.C10]&lt;[.D10];1-([.C10]/[.D10]);[.D10]/[.C10]))" office:value-type="string" office:string-value="---" calcext:value-type="string">
            <text:p>---</text:p>
          </table:table-cell>
          <table:table-cell table:formula="of:=IF(OR([.C10]=&quot;---&quot;;[.D10]=&quot;---&quot;);&quot;---&quot;;IF([.C10]&lt;[.D10];1-[.C10]/[.D10];1-([.D10]/[.C10])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1-([.C10]/[.E10]);[.E10]/[.C10]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[.C10]/[.E10];1-([.E10]/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ackprop2</text:p>
          </table:table-cell>
          <table:table-cell table:formula="of:=[$sv.V11]" office:value-type="float" office:value="4727.4" calcext:value-type="float">
            <text:p>4727.40</text:p>
          </table:table-cell>
          <table:table-cell table:formula="of:=[$a10.V11]" office:value-type="float" office:value="10544.2" calcext:value-type="float">
            <text:p>10544.20</text:p>
          </table:table-cell>
          <table:table-cell table:formula="of:=[$quadro.V11]" office:value-type="float" office:value="747.9" calcext:value-type="float">
            <text:p>747.90</text:p>
          </table:table-cell>
          <table:table-cell table:formula="of:=[$gtx.V11]" office:value-type="float" office:value="272.65" calcext:value-type="float">
            <text:p>272.65</text:p>
          </table:table-cell>
          <table:table-cell table:formula="of:=IF(OR([.B11]=&quot;---&quot;;[.D11]=&quot;---&quot;);&quot;---&quot;;IF([.B11]&lt;[.D11];1-([.B11]/[.D11]);[.D11]/[.B11]))" office:value-type="float" office:value="0.158205356009646" calcext:value-type="float">
            <text:p>0.16</text:p>
          </table:table-cell>
          <table:table-cell table:formula="of:=IF(OR([.B11]=&quot;---&quot;;[.D11]=&quot;---&quot;);&quot;---&quot;;IF([.B11]&lt;[.D11];[.B11]/[.D11];1-([.D11]/[.B11])))" office:value-type="float" office:value="0.841794643990354" calcext:value-type="float">
            <text:p>0.84</text:p>
          </table:table-cell>
          <table:table-cell table:formula="of:=IF(OR([.B11]=&quot;---&quot;;[.E11]=&quot;---&quot;);&quot;---&quot;;IF([.B11]&lt;[.E11];1-([.B11]/[.E11]);[.E11]/[.B11]))" office:value-type="float" office:value="0.0576744087659178" calcext:value-type="float">
            <text:p>0.06</text:p>
          </table:table-cell>
          <table:table-cell table:formula="of:=IF(OR([.B11]=&quot;---&quot;;[.E11]=&quot;---&quot;);&quot;---&quot;;IF([.B11]&lt;[.E11];[.B11]/[.E11];1-([.E11]/[.B11])))" office:value-type="float" office:value="0.942325591234082" calcext:value-type="float">
            <text:p>0.94</text:p>
          </table:table-cell>
          <table:table-cell table:formula="of:=IF(OR([.C11]=&quot;---&quot;;[.D11]=&quot;---&quot;);&quot;---&quot;;IF([.C11]&lt;[.D11];1-([.C11]/[.D11]);[.D11]/[.C11]))" office:value-type="float" office:value="0.0709299899470799" calcext:value-type="float">
            <text:p>0.07</text:p>
          </table:table-cell>
          <table:table-cell table:formula="of:=IF(OR([.C11]=&quot;---&quot;;[.D11]=&quot;---&quot;);&quot;---&quot;;IF([.C11]&lt;[.D11];1-[.C11]/[.D11];1-([.D11]/[.C11])))" office:value-type="float" office:value="0.92907001005292" calcext:value-type="float">
            <text:p>0.93</text:p>
          </table:table-cell>
          <table:table-cell table:formula="of:=IF(OR([.C11]=&quot;---&quot;;[.E11]=&quot;---&quot;);&quot;---&quot;;IF([.C11]&lt;[.E11];1-([.C11]/[.E11]);[.E11]/[.C11]))" office:value-type="float" office:value="0.025857817567952" calcext:value-type="float">
            <text:p>0.03</text:p>
          </table:table-cell>
          <table:table-cell table:formula="of:=IF(OR([.C11]=&quot;---&quot;;[.E11]=&quot;---&quot;);&quot;---&quot;;IF([.C11]&lt;[.E11];[.C11]/[.E11];1-([.E11]/[.C11])))" office:value-type="float" office:value="0.974142182432048" calcext:value-type="float">
            <text:p>0.97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[$sv.V12]" office:value-type="float" office:value="106.2" calcext:value-type="float">
            <text:p>106.20</text:p>
          </table:table-cell>
          <table:table-cell table:formula="of:=[$a10.V12]" office:value-type="string" office:string-value="---" calcext:value-type="string">
            <text:p>---</text:p>
          </table:table-cell>
          <table:table-cell table:formula="of:=[$quadro.V12]" office:value-type="float" office:value="56.3" calcext:value-type="float">
            <text:p>56.30</text:p>
          </table:table-cell>
          <table:table-cell table:formula="of:=[$gtx.V12]" office:value-type="float" office:value="54.5" calcext:value-type="float">
            <text:p>54.50</text:p>
          </table:table-cell>
          <table:table-cell table:formula="of:=IF(OR([.B12]=&quot;---&quot;;[.D12]=&quot;---&quot;);&quot;---&quot;;IF([.B12]&lt;[.D12];1-([.B12]/[.D12]);[.D12]/[.B12]))" office:value-type="float" office:value="0.530131826741996" calcext:value-type="float">
            <text:p>0.53</text:p>
          </table:table-cell>
          <table:table-cell table:formula="of:=IF(OR([.B12]=&quot;---&quot;;[.D12]=&quot;---&quot;);&quot;---&quot;;IF([.B12]&lt;[.D12];[.B12]/[.D12];1-([.D12]/[.B12])))" office:value-type="float" office:value="0.469868173258004" calcext:value-type="float">
            <text:p>0.47</text:p>
          </table:table-cell>
          <table:table-cell table:formula="of:=IF(OR([.B12]=&quot;---&quot;;[.E12]=&quot;---&quot;);&quot;---&quot;;IF([.B12]&lt;[.E12];1-([.B12]/[.E12]);[.E12]/[.B12]))" office:value-type="float" office:value="0.513182674199623" calcext:value-type="float">
            <text:p>0.51</text:p>
          </table:table-cell>
          <table:table-cell table:formula="of:=IF(OR([.B12]=&quot;---&quot;;[.E12]=&quot;---&quot;);&quot;---&quot;;IF([.B12]&lt;[.E12];[.B12]/[.E12];1-([.E12]/[.B12])))" office:value-type="float" office:value="0.486817325800377" calcext:value-type="float">
            <text:p>0.49</text:p>
          </table:table-cell>
          <table:table-cell table:formula="of:=IF(OR([.C12]=&quot;---&quot;;[.D12]=&quot;---&quot;);&quot;---&quot;;IF([.C12]&lt;[.D12];1-([.C12]/[.D12]);[.D12]/[.C12]))" office:value-type="string" office:string-value="---" calcext:value-type="string">
            <text:p>---</text:p>
          </table:table-cell>
          <table:table-cell table:formula="of:=IF(OR([.C12]=&quot;---&quot;;[.D12]=&quot;---&quot;);&quot;---&quot;;IF([.C12]&lt;[.D12];1-[.C12]/[.D12];1-([.D12]/[.C12])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1-([.C12]/[.E12]);[.E12]/[.C12]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[.C12]/[.E12];1-([.E12]/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GPU" calcext:value-type="string">
            <text:p>GPU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[$sv.V13]" office:value-type="float" office:value="1143.55" calcext:value-type="float">
            <text:p>1143.55</text:p>
          </table:table-cell>
          <table:table-cell table:formula="of:=[$a10.V13]" office:value-type="string" office:string-value="---" calcext:value-type="string">
            <text:p>---</text:p>
          </table:table-cell>
          <table:table-cell table:formula="of:=[$quadro.V13]" office:value-type="float" office:value="113.1" calcext:value-type="float">
            <text:p>113.10</text:p>
          </table:table-cell>
          <table:table-cell table:formula="of:=[$gtx.V13]" office:value-type="float" office:value="59" calcext:value-type="float">
            <text:p>59.00</text:p>
          </table:table-cell>
          <table:table-cell table:formula="of:=IF(OR([.B13]=&quot;---&quot;;[.D13]=&quot;---&quot;);&quot;---&quot;;IF([.B13]&lt;[.D13];1-([.B13]/[.D13]);[.D13]/[.B13]))" office:value-type="float" office:value="0.0989025403349219" calcext:value-type="float">
            <text:p>0.10</text:p>
          </table:table-cell>
          <table:table-cell table:formula="of:=IF(OR([.B13]=&quot;---&quot;;[.D13]=&quot;---&quot;);&quot;---&quot;;IF([.B13]&lt;[.D13];[.B13]/[.D13];1-([.D13]/[.B13])))" office:value-type="float" office:value="0.901097459665078" calcext:value-type="float">
            <text:p>0.90</text:p>
          </table:table-cell>
          <table:table-cell table:formula="of:=IF(OR([.B13]=&quot;---&quot;;[.E13]=&quot;---&quot;);&quot;---&quot;;IF([.B13]&lt;[.E13];1-([.B13]/[.E13]);[.E13]/[.B13]))" office:value-type="float" office:value="0.051593721306458" calcext:value-type="float">
            <text:p>0.05</text:p>
          </table:table-cell>
          <table:table-cell table:formula="of:=IF(OR([.B13]=&quot;---&quot;;[.E13]=&quot;---&quot;);&quot;---&quot;;IF([.B13]&lt;[.E13];[.B13]/[.E13];1-([.E13]/[.B13])))" office:value-type="float" office:value="0.948406278693542" calcext:value-type="float">
            <text:p>0.95</text:p>
          </table:table-cell>
          <table:table-cell table:formula="of:=IF(OR([.C13]=&quot;---&quot;;[.D13]=&quot;---&quot;);&quot;---&quot;;IF([.C13]&lt;[.D13];1-([.C13]/[.D13]);[.D13]/[.C13]))" office:value-type="string" office:string-value="---" calcext:value-type="string">
            <text:p>---</text:p>
          </table:table-cell>
          <table:table-cell table:formula="of:=IF(OR([.C13]=&quot;---&quot;;[.D13]=&quot;---&quot;);&quot;---&quot;;IF([.C13]&lt;[.D13];1-[.C13]/[.D13];1-([.D13]/[.C13])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1-([.C13]/[.E13]);[.E13]/[.C13]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[.C13]/[.E13];1-([.E13]/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[$sv.V14]" office:value-type="float" office:value="51220.95" calcext:value-type="float">
            <text:p>51220.95</text:p>
          </table:table-cell>
          <table:table-cell table:formula="of:=[$a10.V14]" office:value-type="string" office:string-value="---" calcext:value-type="string">
            <text:p>---</text:p>
          </table:table-cell>
          <table:table-cell table:formula="of:=[$quadro.V14]" office:value-type="float" office:value="452.75" calcext:value-type="float">
            <text:p>452.75</text:p>
          </table:table-cell>
          <table:table-cell table:formula="of:=[$gtx.V14]" office:value-type="float" office:value="106.9" calcext:value-type="float">
            <text:p>106.90</text:p>
          </table:table-cell>
          <table:table-cell table:formula="of:=IF(OR([.B14]=&quot;---&quot;;[.D14]=&quot;---&quot;);&quot;---&quot;;IF([.B14]&lt;[.D14];1-([.B14]/[.D14]);[.D14]/[.B14]))" office:value-type="float" office:value="0.00883915663415068" calcext:value-type="float">
            <text:p>0.01</text:p>
          </table:table-cell>
          <table:table-cell table:formula="of:=IF(OR([.B14]=&quot;---&quot;;[.D14]=&quot;---&quot;);&quot;---&quot;;IF([.B14]&lt;[.D14];[.B14]/[.D14];1-([.D14]/[.B14])))" office:value-type="float" office:value="0.991160843365849" calcext:value-type="float">
            <text:p>0.99</text:p>
          </table:table-cell>
          <table:table-cell table:formula="of:=IF(OR([.B14]=&quot;---&quot;;[.E14]=&quot;---&quot;);&quot;---&quot;;IF([.B14]&lt;[.E14];1-([.B14]/[.E14]);[.E14]/[.B14]))" office:value-type="float" office:value="0.00208703665199494" calcext:value-type="float">
            <text:p>0.00</text:p>
          </table:table-cell>
          <table:table-cell table:formula="of:=IF(OR([.B14]=&quot;---&quot;;[.E14]=&quot;---&quot;);&quot;---&quot;;IF([.B14]&lt;[.E14];[.B14]/[.E14];1-([.E14]/[.B14])))" office:value-type="float" office:value="0.997912963348005" calcext:value-type="float">
            <text:p>1.00</text:p>
          </table:table-cell>
          <table:table-cell table:formula="of:=IF(OR([.C14]=&quot;---&quot;;[.D14]=&quot;---&quot;);&quot;---&quot;;IF([.C14]&lt;[.D14];1-([.C14]/[.D14]);[.D14]/[.C14]))" office:value-type="string" office:string-value="---" calcext:value-type="string">
            <text:p>---</text:p>
          </table:table-cell>
          <table:table-cell table:formula="of:=IF(OR([.C14]=&quot;---&quot;;[.D14]=&quot;---&quot;);&quot;---&quot;;IF([.C14]&lt;[.D14];1-[.C14]/[.D14];1-([.D14]/[.C14])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1-([.C14]/[.E14]);[.E14]/[.C14]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[.C14]/[.E14];1-([.E14]/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[$sv.V15]" office:value-type="float" office:value="417220.25" calcext:value-type="float">
            <text:p>417220.25</text:p>
          </table:table-cell>
          <table:table-cell table:formula="of:=[$a10.V15]" office:value-type="float" office:value="9756541.6" calcext:value-type="float">
            <text:p>9756541.60</text:p>
          </table:table-cell>
          <table:table-cell table:formula="of:=[$quadro.V15]" office:value-type="float" office:value="13861.15" calcext:value-type="float">
            <text:p>13861.15</text:p>
          </table:table-cell>
          <table:table-cell table:formula="of:=[$gtx.V15]" office:value-type="float" office:value="3130.45" calcext:value-type="float">
            <text:p>3130.45</text:p>
          </table:table-cell>
          <table:table-cell table:formula="of:=IF(OR([.B15]=&quot;---&quot;;[.D15]=&quot;---&quot;);&quot;---&quot;;IF([.B15]&lt;[.D15];1-([.B15]/[.D15]);[.D15]/[.B15]))" office:value-type="float" office:value="0.0332226204265013" calcext:value-type="float">
            <text:p>0.03</text:p>
          </table:table-cell>
          <table:table-cell table:formula="of:=IF(OR([.B15]=&quot;---&quot;;[.D15]=&quot;---&quot;);&quot;---&quot;;IF([.B15]&lt;[.D15];[.B15]/[.D15];1-([.D15]/[.B15])))" office:value-type="float" office:value="0.966777379573499" calcext:value-type="float">
            <text:p>0.97</text:p>
          </table:table-cell>
          <table:table-cell table:formula="of:=IF(OR([.B15]=&quot;---&quot;;[.E15]=&quot;---&quot;);&quot;---&quot;;IF([.B15]&lt;[.E15];1-([.B15]/[.E15]);[.E15]/[.B15]))" office:value-type="float" office:value="0.00750311136623881" calcext:value-type="float">
            <text:p>0.01</text:p>
          </table:table-cell>
          <table:table-cell table:formula="of:=IF(OR([.B15]=&quot;---&quot;;[.E15]=&quot;---&quot;);&quot;---&quot;;IF([.B15]&lt;[.E15];[.B15]/[.E15];1-([.E15]/[.B15])))" office:value-type="float" office:value="0.992496888633761" calcext:value-type="float">
            <text:p>0.99</text:p>
          </table:table-cell>
          <table:table-cell table:formula="of:=IF(OR([.C15]=&quot;---&quot;;[.D15]=&quot;---&quot;);&quot;---&quot;;IF([.C15]&lt;[.D15];1-([.C15]/[.D15]);[.D15]/[.C15]))" office:value-type="float" office:value="0.00142070321311396" calcext:value-type="float">
            <text:p>0.00</text:p>
          </table:table-cell>
          <table:table-cell table:formula="of:=IF(OR([.C15]=&quot;---&quot;;[.D15]=&quot;---&quot;);&quot;---&quot;;IF([.C15]&lt;[.D15];1-[.C15]/[.D15];1-([.D15]/[.C15])))" office:value-type="float" office:value="0.998579296786886" calcext:value-type="float">
            <text:p>1.00</text:p>
          </table:table-cell>
          <table:table-cell table:formula="of:=IF(OR([.C15]=&quot;---&quot;;[.E15]=&quot;---&quot;);&quot;---&quot;;IF([.C15]&lt;[.E15];1-([.C15]/[.E15]);[.E15]/[.C15]))" office:value-type="float" office:value="0.000320856521536279" calcext:value-type="float">
            <text:p>0.00</text:p>
          </table:table-cell>
          <table:table-cell table:formula="of:=IF(OR([.C15]=&quot;---&quot;;[.E15]=&quot;---&quot;);&quot;---&quot;;IF([.C15]&lt;[.E15];[.C15]/[.E15];1-([.E15]/[.C15])))" office:value-type="float" office:value="0.999679143478464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[$sv.V16]" office:value-type="float" office:value="272804.55" calcext:value-type="float">
            <text:p>272804.55</text:p>
          </table:table-cell>
          <table:table-cell table:formula="of:=[$a10.V16]" office:value-type="float" office:value="6892860" calcext:value-type="float">
            <text:p>6892860.00</text:p>
          </table:table-cell>
          <table:table-cell table:formula="of:=[$quadro.V16]" office:value-type="float" office:value="5991.2" calcext:value-type="float">
            <text:p>5991.20</text:p>
          </table:table-cell>
          <table:table-cell table:formula="of:=[$gtx.V16]" office:value-type="float" office:value="1012.05" calcext:value-type="float">
            <text:p>1012.05</text:p>
          </table:table-cell>
          <table:table-cell table:formula="of:=IF(OR([.B16]=&quot;---&quot;;[.D16]=&quot;---&quot;);&quot;---&quot;;IF([.B16]&lt;[.D16];1-([.B16]/[.D16]);[.D16]/[.B16]))" office:value-type="float" office:value="0.021961510539322" calcext:value-type="float">
            <text:p>0.02</text:p>
          </table:table-cell>
          <table:table-cell table:formula="of:=IF(OR([.B16]=&quot;---&quot;;[.D16]=&quot;---&quot;);&quot;---&quot;;IF([.B16]&lt;[.D16];[.B16]/[.D16];1-([.D16]/[.B16])))" office:value-type="float" office:value="0.978038489460678" calcext:value-type="float">
            <text:p>0.98</text:p>
          </table:table-cell>
          <table:table-cell table:formula="of:=IF(OR([.B16]=&quot;---&quot;;[.E16]=&quot;---&quot;);&quot;---&quot;;IF([.B16]&lt;[.E16];1-([.B16]/[.E16]);[.E16]/[.B16]))" office:value-type="float" office:value="0.00370979882850194" calcext:value-type="float">
            <text:p>0.00</text:p>
          </table:table-cell>
          <table:table-cell table:formula="of:=IF(OR([.B16]=&quot;---&quot;;[.E16]=&quot;---&quot;);&quot;---&quot;;IF([.B16]&lt;[.E16];[.B16]/[.E16];1-([.E16]/[.B16])))" office:value-type="float" office:value="0.996290201171498" calcext:value-type="float">
            <text:p>1.00</text:p>
          </table:table-cell>
          <table:table-cell table:formula="of:=IF(OR([.C16]=&quot;---&quot;;[.D16]=&quot;---&quot;);&quot;---&quot;;IF([.C16]&lt;[.D16];1-([.C16]/[.D16]);[.D16]/[.C16]))" office:value-type="float" office:value="0.000869189277019989" calcext:value-type="float">
            <text:p>0.00</text:p>
          </table:table-cell>
          <table:table-cell table:formula="of:=IF(OR([.C16]=&quot;---&quot;;[.D16]=&quot;---&quot;);&quot;---&quot;;IF([.C16]&lt;[.D16];1-[.C16]/[.D16];1-([.D16]/[.C16])))" office:value-type="float" office:value="0.99913081072298" calcext:value-type="float">
            <text:p>1.00</text:p>
          </table:table-cell>
          <table:table-cell table:formula="of:=IF(OR([.C16]=&quot;---&quot;;[.E16]=&quot;---&quot;);&quot;---&quot;;IF([.C16]&lt;[.E16];1-([.C16]/[.E16]);[.E16]/[.C16]))" office:value-type="float" office:value="0.000146825845875297" calcext:value-type="float">
            <text:p>0.00</text:p>
          </table:table-cell>
          <table:table-cell table:formula="of:=IF(OR([.C16]=&quot;---&quot;;[.E16]=&quot;---&quot;);&quot;---&quot;;IF([.C16]&lt;[.E16];[.C16]/[.E16];1-([.E16]/[.C16])))" office:value-type="float" office:value="0.999853174154125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[$sv.V17]" office:value-type="float" office:value="5938.65" calcext:value-type="float">
            <text:p>5938.65</text:p>
          </table:table-cell>
          <table:table-cell table:formula="of:=[$a10.V17]" office:value-type="string" office:string-value="---" calcext:value-type="string">
            <text:p>---</text:p>
          </table:table-cell>
          <table:table-cell table:formula="of:=[$quadro.V17]" office:value-type="float" office:value="645.4" calcext:value-type="float">
            <text:p>645.40</text:p>
          </table:table-cell>
          <table:table-cell table:formula="of:=[$gtx.V17]" office:value-type="float" office:value="140.5" calcext:value-type="float">
            <text:p>140.50</text:p>
          </table:table-cell>
          <table:table-cell table:formula="of:=IF(OR([.B17]=&quot;---&quot;;[.D17]=&quot;---&quot;);&quot;---&quot;;IF([.B17]&lt;[.D17];1-([.B17]/[.D17]);[.D17]/[.B17]))" office:value-type="float" office:value="0.108677898175511" calcext:value-type="float">
            <text:p>0.11</text:p>
          </table:table-cell>
          <table:table-cell table:formula="of:=IF(OR([.B17]=&quot;---&quot;;[.D17]=&quot;---&quot;);&quot;---&quot;;IF([.B17]&lt;[.D17];[.B17]/[.D17];1-([.D17]/[.B17])))" office:value-type="float" office:value="0.891322101824489" calcext:value-type="float">
            <text:p>0.89</text:p>
          </table:table-cell>
          <table:table-cell table:formula="of:=IF(OR([.B17]=&quot;---&quot;;[.E17]=&quot;---&quot;);&quot;---&quot;;IF([.B17]&lt;[.E17];1-([.B17]/[.E17]);[.E17]/[.B17]))" office:value-type="float" office:value="0.0236585756021992" calcext:value-type="float">
            <text:p>0.02</text:p>
          </table:table-cell>
          <table:table-cell table:formula="of:=IF(OR([.B17]=&quot;---&quot;;[.E17]=&quot;---&quot;);&quot;---&quot;;IF([.B17]&lt;[.E17];[.B17]/[.E17];1-([.E17]/[.B17])))" office:value-type="float" office:value="0.976341424397801" calcext:value-type="float">
            <text:p>0.98</text:p>
          </table:table-cell>
          <table:table-cell table:formula="of:=IF(OR([.C17]=&quot;---&quot;;[.D17]=&quot;---&quot;);&quot;---&quot;;IF([.C17]&lt;[.D17];1-([.C17]/[.D17]);[.D17]/[.C17]))" office:value-type="string" office:string-value="---" calcext:value-type="string">
            <text:p>---</text:p>
          </table:table-cell>
          <table:table-cell table:formula="of:=IF(OR([.C17]=&quot;---&quot;;[.D17]=&quot;---&quot;);&quot;---&quot;;IF([.C17]&lt;[.D17];1-[.C17]/[.D17];1-([.D17]/[.C17])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1-([.C17]/[.E17]);[.E17]/[.C17]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[.C17]/[.E17];1-([.E17]/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[$sv.V18]" office:value-type="float" office:value="13151.4" calcext:value-type="float">
            <text:p>13151.40</text:p>
          </table:table-cell>
          <table:table-cell table:formula="of:=[$a10.V18]" office:value-type="float" office:value="23118.3" calcext:value-type="float">
            <text:p>23118.30</text:p>
          </table:table-cell>
          <table:table-cell table:formula="of:=[$quadro.V18]" office:value-type="float" office:value="873.8" calcext:value-type="float">
            <text:p>873.80</text:p>
          </table:table-cell>
          <table:table-cell table:formula="of:=[$gtx.V18]" office:value-type="float" office:value="522.35" calcext:value-type="float">
            <text:p>522.35</text:p>
          </table:table-cell>
          <table:table-cell table:formula="of:=IF(OR([.B18]=&quot;---&quot;;[.D18]=&quot;---&quot;);&quot;---&quot;;IF([.B18]&lt;[.D18];1-([.B18]/[.D18]);[.D18]/[.B18]))" office:value-type="float" office:value="0.0664415955715741" calcext:value-type="float">
            <text:p>0.07</text:p>
          </table:table-cell>
          <table:table-cell table:formula="of:=IF(OR([.B18]=&quot;---&quot;;[.D18]=&quot;---&quot;);&quot;---&quot;;IF([.B18]&lt;[.D18];[.B18]/[.D18];1-([.D18]/[.B18])))" office:value-type="float" office:value="0.933558404428426" calcext:value-type="float">
            <text:p>0.93</text:p>
          </table:table-cell>
          <table:table-cell table:formula="of:=IF(OR([.B18]=&quot;---&quot;;[.E18]=&quot;---&quot;);&quot;---&quot;;IF([.B18]&lt;[.E18];1-([.B18]/[.E18]);[.E18]/[.B18]))" office:value-type="float" office:value="0.0397182049059416" calcext:value-type="float">
            <text:p>0.04</text:p>
          </table:table-cell>
          <table:table-cell table:formula="of:=IF(OR([.B18]=&quot;---&quot;;[.E18]=&quot;---&quot;);&quot;---&quot;;IF([.B18]&lt;[.E18];[.B18]/[.E18];1-([.E18]/[.B18])))" office:value-type="float" office:value="0.960281795094058" calcext:value-type="float">
            <text:p>0.96</text:p>
          </table:table-cell>
          <table:table-cell table:formula="of:=IF(OR([.C18]=&quot;---&quot;;[.D18]=&quot;---&quot;);&quot;---&quot;;IF([.C18]&lt;[.D18];1-([.C18]/[.D18]);[.D18]/[.C18]))" office:value-type="float" office:value="0.0377968968306493" calcext:value-type="float">
            <text:p>0.04</text:p>
          </table:table-cell>
          <table:table-cell table:formula="of:=IF(OR([.C18]=&quot;---&quot;;[.D18]=&quot;---&quot;);&quot;---&quot;;IF([.C18]&lt;[.D18];1-[.C18]/[.D18];1-([.D18]/[.C18])))" office:value-type="float" office:value="0.962203103169351" calcext:value-type="float">
            <text:p>0.96</text:p>
          </table:table-cell>
          <table:table-cell table:formula="of:=IF(OR([.C18]=&quot;---&quot;;[.E18]=&quot;---&quot;);&quot;---&quot;;IF([.C18]&lt;[.E18];1-([.C18]/[.E18]);[.E18]/[.C18]))" office:value-type="float" office:value="0.0225946544512356" calcext:value-type="float">
            <text:p>0.02</text:p>
          </table:table-cell>
          <table:table-cell table:formula="of:=IF(OR([.C18]=&quot;---&quot;;[.E18]=&quot;---&quot;);&quot;---&quot;;IF([.C18]&lt;[.E18];[.C18]/[.E18];1-([.E18]/[.C18])))" office:value-type="float" office:value="0.977405345548764" calcext:value-type="float">
            <text:p>0.98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[$sv.V19]" office:value-type="float" office:value="1621.2" calcext:value-type="float">
            <text:p>1621.20</text:p>
          </table:table-cell>
          <table:table-cell table:formula="of:=[$a10.V19]" office:value-type="float" office:value="9791.8" calcext:value-type="float">
            <text:p>9791.80</text:p>
          </table:table-cell>
          <table:table-cell table:formula="of:=[$quadro.V19]" office:value-type="float" office:value="345.05" calcext:value-type="float">
            <text:p>345.05</text:p>
          </table:table-cell>
          <table:table-cell table:formula="of:=[$gtx.V19]" office:value-type="float" office:value="84.85" calcext:value-type="float">
            <text:p>84.85</text:p>
          </table:table-cell>
          <table:table-cell table:formula="of:=IF(OR([.B19]=&quot;---&quot;;[.D19]=&quot;---&quot;);&quot;---&quot;;IF([.B19]&lt;[.D19];1-([.B19]/[.D19]);[.D19]/[.B19]))" office:value-type="float" office:value="0.212836170737725" calcext:value-type="float">
            <text:p>0.21</text:p>
          </table:table-cell>
          <table:table-cell table:formula="of:=IF(OR([.B19]=&quot;---&quot;;[.D19]=&quot;---&quot;);&quot;---&quot;;IF([.B19]&lt;[.D19];[.B19]/[.D19];1-([.D19]/[.B19])))" office:value-type="float" office:value="0.787163829262275" calcext:value-type="float">
            <text:p>0.79</text:p>
          </table:table-cell>
          <table:table-cell table:formula="of:=IF(OR([.B19]=&quot;---&quot;;[.E19]=&quot;---&quot;);&quot;---&quot;;IF([.B19]&lt;[.E19];1-([.B19]/[.E19]);[.E19]/[.B19]))" office:value-type="float" office:value="0.0523377744880335" calcext:value-type="float">
            <text:p>0.05</text:p>
          </table:table-cell>
          <table:table-cell table:formula="of:=IF(OR([.B19]=&quot;---&quot;;[.E19]=&quot;---&quot;);&quot;---&quot;;IF([.B19]&lt;[.E19];[.B19]/[.E19];1-([.E19]/[.B19])))" office:value-type="float" office:value="0.947662225511966" calcext:value-type="float">
            <text:p>0.95</text:p>
          </table:table-cell>
          <table:table-cell table:formula="of:=IF(OR([.C19]=&quot;---&quot;;[.D19]=&quot;---&quot;);&quot;---&quot;;IF([.C19]&lt;[.D19];1-([.C19]/[.D19]);[.D19]/[.C19]))" office:value-type="float" office:value="0.0352386690904634" calcext:value-type="float">
            <text:p>0.04</text:p>
          </table:table-cell>
          <table:table-cell table:formula="of:=IF(OR([.C19]=&quot;---&quot;;[.D19]=&quot;---&quot;);&quot;---&quot;;IF([.C19]&lt;[.D19];1-[.C19]/[.D19];1-([.D19]/[.C19])))" office:value-type="float" office:value="0.964761330909536" calcext:value-type="float">
            <text:p>0.96</text:p>
          </table:table-cell>
          <table:table-cell table:formula="of:=IF(OR([.C19]=&quot;---&quot;;[.E19]=&quot;---&quot;);&quot;---&quot;;IF([.C19]&lt;[.E19];1-([.C19]/[.E19]);[.E19]/[.C19]))" office:value-type="float" office:value="0.00866541391776793" calcext:value-type="float">
            <text:p>0.01</text:p>
          </table:table-cell>
          <table:table-cell table:formula="of:=IF(OR([.C19]=&quot;---&quot;;[.E19]=&quot;---&quot;);&quot;---&quot;;IF([.C19]&lt;[.E19];[.C19]/[.E19];1-([.E19]/[.C19])))" office:value-type="float" office:value="0.991334586082232" calcext:value-type="float">
            <text:p>0.99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hotspot3D</text:p>
          </table:table-cell>
          <table:table-cell table:formula="of:=[$sv.V20]" office:value-type="float" office:value="98424.1" calcext:value-type="float">
            <text:p>98424.10</text:p>
          </table:table-cell>
          <table:table-cell table:formula="of:=[$a10.V20]" office:value-type="float" office:value="93646.3333333" calcext:value-type="float">
            <text:p>93646.33</text:p>
          </table:table-cell>
          <table:table-cell table:formula="of:=[$quadro.V20]" office:value-type="float" office:value="1052.73333335" calcext:value-type="float">
            <text:p>1052.73</text:p>
          </table:table-cell>
          <table:table-cell table:formula="of:=[$gtx.V20]" office:value-type="float" office:value="185.31666665" calcext:value-type="float">
            <text:p>185.32</text:p>
          </table:table-cell>
          <table:table-cell table:formula="of:=IF(OR([.B20]=&quot;---&quot;;[.D20]=&quot;---&quot;);&quot;---&quot;;IF([.B20]&lt;[.D20];1-([.B20]/[.D20]);[.D20]/[.B20]))" office:value-type="float" office:value="0.0106958898618326" calcext:value-type="float">
            <text:p>0.01</text:p>
          </table:table-cell>
          <table:table-cell table:formula="of:=IF(OR([.B20]=&quot;---&quot;;[.D20]=&quot;---&quot;);&quot;---&quot;;IF([.B20]&lt;[.D20];[.B20]/[.D20];1-([.D20]/[.B20])))" office:value-type="float" office:value="0.989304110138167" calcext:value-type="float">
            <text:p>0.99</text:p>
          </table:table-cell>
          <table:table-cell table:formula="of:=IF(OR([.B20]=&quot;---&quot;;[.E20]=&quot;---&quot;);&quot;---&quot;;IF([.B20]&lt;[.E20];1-([.B20]/[.E20]);[.E20]/[.B20]))" office:value-type="float" office:value="0.00188283831551419" calcext:value-type="float">
            <text:p>0.00</text:p>
          </table:table-cell>
          <table:table-cell table:formula="of:=IF(OR([.B20]=&quot;---&quot;;[.E20]=&quot;---&quot;);&quot;---&quot;;IF([.B20]&lt;[.E20];[.B20]/[.E20];1-([.E20]/[.B20])))" office:value-type="float" office:value="0.998117161684486" calcext:value-type="float">
            <text:p>1.00</text:p>
          </table:table-cell>
          <table:table-cell table:formula="of:=IF(OR([.C20]=&quot;---&quot;;[.D20]=&quot;---&quot;);&quot;---&quot;;IF([.C20]&lt;[.D20];1-([.C20]/[.D20]);[.D20]/[.C20]))" office:value-type="float" office:value="0.0112415862520018" calcext:value-type="float">
            <text:p>0.01</text:p>
          </table:table-cell>
          <table:table-cell table:formula="of:=IF(OR([.C20]=&quot;---&quot;;[.D20]=&quot;---&quot;);&quot;---&quot;;IF([.C20]&lt;[.D20];1-[.C20]/[.D20];1-([.D20]/[.C20])))" office:value-type="float" office:value="0.988758413747998" calcext:value-type="float">
            <text:p>0.99</text:p>
          </table:table-cell>
          <table:table-cell table:formula="of:=IF(OR([.C20]=&quot;---&quot;;[.E20]=&quot;---&quot;);&quot;---&quot;;IF([.C20]&lt;[.E20];1-([.C20]/[.E20]);[.E20]/[.C20]))" office:value-type="float" office:value="0.00197889933384186" calcext:value-type="float">
            <text:p>0.00</text:p>
          </table:table-cell>
          <table:table-cell table:formula="of:=IF(OR([.C20]=&quot;---&quot;;[.E20]=&quot;---&quot;);&quot;---&quot;;IF([.C20]&lt;[.E20];[.C20]/[.E20];1-([.E20]/[.C20])))" office:value-type="float" office:value="0.998021100666158" calcext:value-type="float">
            <text:p>1.00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cfd</text:p>
          </table:table-cell>
          <table:table-cell table:formula="of:=[$sv.V21]" office:value-type="float" office:value="454.45" calcext:value-type="float">
            <text:p>454.45</text:p>
          </table:table-cell>
          <table:table-cell table:formula="of:=[$a10.V21]" office:value-type="float" office:value="448.3" calcext:value-type="float">
            <text:p>448.30</text:p>
          </table:table-cell>
          <table:table-cell table:formula="of:=[$quadro.V21]" office:value-type="float" office:value="101.1" calcext:value-type="float">
            <text:p>101.10</text:p>
          </table:table-cell>
          <table:table-cell table:formula="of:=[$gtx.V21]" office:value-type="float" office:value="45.6" calcext:value-type="float">
            <text:p>45.60</text:p>
          </table:table-cell>
          <table:table-cell table:formula="of:=IF(OR([.B21]=&quot;---&quot;;[.D21]=&quot;---&quot;);&quot;---&quot;;IF([.B21]&lt;[.D21];1-([.B21]/[.D21]);[.D21]/[.B21]))" office:value-type="float" office:value="0.222466718010782" calcext:value-type="float">
            <text:p>0.22</text:p>
          </table:table-cell>
          <table:table-cell table:formula="of:=IF(OR([.B21]=&quot;---&quot;;[.D21]=&quot;---&quot;);&quot;---&quot;;IF([.B21]&lt;[.D21];[.B21]/[.D21];1-([.D21]/[.B21])))" office:value-type="float" office:value="0.777533281989218" calcext:value-type="float">
            <text:p>0.78</text:p>
          </table:table-cell>
          <table:table-cell table:formula="of:=IF(OR([.B21]=&quot;---&quot;;[.E21]=&quot;---&quot;);&quot;---&quot;;IF([.B21]&lt;[.E21];1-([.B21]/[.E21]);[.E21]/[.B21]))" office:value-type="float" office:value="0.100341071625041" calcext:value-type="float">
            <text:p>0.10</text:p>
          </table:table-cell>
          <table:table-cell table:formula="of:=IF(OR([.B21]=&quot;---&quot;;[.E21]=&quot;---&quot;);&quot;---&quot;;IF([.B21]&lt;[.E21];[.B21]/[.E21];1-([.E21]/[.B21])))" office:value-type="float" office:value="0.899658928374959" calcext:value-type="float">
            <text:p>0.90</text:p>
          </table:table-cell>
          <table:table-cell table:formula="of:=IF(OR([.C21]=&quot;---&quot;;[.D21]=&quot;---&quot;);&quot;---&quot;;IF([.C21]&lt;[.D21];1-([.C21]/[.D21]);[.D21]/[.C21]))" office:value-type="float" office:value="0.225518625920143" calcext:value-type="float">
            <text:p>0.23</text:p>
          </table:table-cell>
          <table:table-cell table:formula="of:=IF(OR([.C21]=&quot;---&quot;;[.D21]=&quot;---&quot;);&quot;---&quot;;IF([.C21]&lt;[.D21];1-[.C21]/[.D21];1-([.D21]/[.C21])))" office:value-type="float" office:value="0.774481374079857" calcext:value-type="float">
            <text:p>0.77</text:p>
          </table:table-cell>
          <table:table-cell table:formula="of:=IF(OR([.C21]=&quot;---&quot;;[.E21]=&quot;---&quot;);&quot;---&quot;;IF([.C21]&lt;[.E21];1-([.C21]/[.E21]);[.E21]/[.C21]))" office:value-type="float" office:value="0.101717599821548" calcext:value-type="float">
            <text:p>0.10</text:p>
          </table:table-cell>
          <table:table-cell table:formula="of:=IF(OR([.C21]=&quot;---&quot;;[.E21]=&quot;---&quot;);&quot;---&quot;;IF([.C21]&lt;[.E21];[.C21]/[.E21];1-([.E21]/[.C21])))" office:value-type="float" office:value="0.898282400178452" calcext:value-type="float">
            <text:p>0.90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bptree</text:p>
          </table:table-cell>
          <table:table-cell table:formula="of:=[$sv.V22]" office:value-type="float" office:value="20377.4" calcext:value-type="float">
            <text:p>20377.40</text:p>
          </table:table-cell>
          <table:table-cell table:formula="of:=[$a10.V22]" office:value-type="float" office:value="50055" calcext:value-type="float">
            <text:p>50055.00</text:p>
          </table:table-cell>
          <table:table-cell table:formula="of:=[$quadro.V22]" office:value-type="float" office:value="3036.2" calcext:value-type="float">
            <text:p>3036.20</text:p>
          </table:table-cell>
          <table:table-cell table:formula="of:=[$gtx.V22]" office:value-type="float" office:value="514.15" calcext:value-type="float">
            <text:p>514.15</text:p>
          </table:table-cell>
          <table:table-cell table:formula="of:=IF(OR([.B22]=&quot;---&quot;;[.D22]=&quot;---&quot;);&quot;---&quot;;IF([.B22]&lt;[.D22];1-([.B22]/[.D22]);[.D22]/[.B22]))" office:value-type="float" office:value="0.148998400188444" calcext:value-type="float">
            <text:p>0.15</text:p>
          </table:table-cell>
          <table:table-cell table:formula="of:=IF(OR([.B22]=&quot;---&quot;;[.D22]=&quot;---&quot;);&quot;---&quot;;IF([.B22]&lt;[.D22];[.B22]/[.D22];1-([.D22]/[.B22])))" office:value-type="float" office:value="0.851001599811556" calcext:value-type="float">
            <text:p>0.85</text:p>
          </table:table-cell>
          <table:table-cell table:formula="of:=IF(OR([.B22]=&quot;---&quot;;[.E22]=&quot;---&quot;);&quot;---&quot;;IF([.B22]&lt;[.E22];1-([.B22]/[.E22]);[.E22]/[.B22]))" office:value-type="float" office:value="0.0252313837879219" calcext:value-type="float">
            <text:p>0.03</text:p>
          </table:table-cell>
          <table:table-cell table:formula="of:=IF(OR([.B22]=&quot;---&quot;;[.E22]=&quot;---&quot;);&quot;---&quot;;IF([.B22]&lt;[.E22];[.B22]/[.E22];1-([.E22]/[.B22])))" office:value-type="float" office:value="0.974768616212078" calcext:value-type="float">
            <text:p>0.97</text:p>
          </table:table-cell>
          <table:table-cell table:formula="of:=IF(OR([.C22]=&quot;---&quot;;[.D22]=&quot;---&quot;);&quot;---&quot;;IF([.C22]&lt;[.D22];1-([.C22]/[.D22]);[.D22]/[.C22]))" office:value-type="float" office:value="0.0606572769953052" calcext:value-type="float">
            <text:p>0.06</text:p>
          </table:table-cell>
          <table:table-cell table:formula="of:=IF(OR([.C22]=&quot;---&quot;;[.D22]=&quot;---&quot;);&quot;---&quot;;IF([.C22]&lt;[.D22];1-[.C22]/[.D22];1-([.D22]/[.C22])))" office:value-type="float" office:value="0.939342723004695" calcext:value-type="float">
            <text:p>0.94</text:p>
          </table:table-cell>
          <table:table-cell table:formula="of:=IF(OR([.C22]=&quot;---&quot;;[.E22]=&quot;---&quot;);&quot;---&quot;;IF([.C22]&lt;[.E22];1-([.C22]/[.E22]);[.E22]/[.C22]))" office:value-type="float" office:value="0.0102717011287584" calcext:value-type="float">
            <text:p>0.01</text:p>
          </table:table-cell>
          <table:table-cell table:formula="of:=IF(OR([.C22]=&quot;---&quot;;[.E22]=&quot;---&quot;);&quot;---&quot;;IF([.C22]&lt;[.E22];[.C22]/[.E22];1-([.E22]/[.C22])))" office:value-type="float" office:value="0.989728298871242" calcext:value-type="float">
            <text:p>0.99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[$sv.V23]" office:value-type="string" office:string-value="---" calcext:value-type="string">
            <text:p>---</text:p>
          </table:table-cell>
          <table:table-cell table:formula="of:=[$a10.V23]" office:value-type="string" office:string-value="---" calcext:value-type="string">
            <text:p>---</text:p>
          </table:table-cell>
          <table:table-cell table:formula="of:=[$quadro.V23]" office:value-type="float" office:value="50392.45" calcext:value-type="float">
            <text:p>50392.45</text:p>
          </table:table-cell>
          <table:table-cell table:formula="of:=[$gtx.V23]" office:value-type="float" office:value="11711.05" calcext:value-type="float">
            <text:p>11711.05</text:p>
          </table:table-cell>
          <table:table-cell table:formula="of:=IF(OR([.B23]=&quot;---&quot;;[.D23]=&quot;---&quot;);&quot;---&quot;;IF([.B23]&lt;[.D23];1-([.B23]/[.D23]);[.D23]/[.B23]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[.B23]/[.D23];1-([.D23]/[.B23])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1-([.B23]/[.E23]);[.E23]/[.B23]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[.B23]/[.E23];1-([.E23]/[.B23])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([.C23]/[.D23]);[.D23]/[.C23]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[.C23]/[.D23];1-([.D23]/[.C23])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1-([.C23]/[.E23]);[.E23]/[.C23]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[.C23]/[.E23];1-([.E23]/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[$sv.V24]" office:value-type="string" office:string-value="---" calcext:value-type="string">
            <text:p>---</text:p>
          </table:table-cell>
          <table:table-cell table:formula="of:=[$a10.V24]" office:value-type="string" office:string-value="---" calcext:value-type="string">
            <text:p>---</text:p>
          </table:table-cell>
          <table:table-cell table:formula="of:=[$quadro.V24]" office:value-type="float" office:value="8803.55" calcext:value-type="float">
            <text:p>8803.55</text:p>
          </table:table-cell>
          <table:table-cell table:formula="of:=[$gtx.V24]" office:value-type="float" office:value="10041.25" calcext:value-type="float">
            <text:p>10041.25</text:p>
          </table:table-cell>
          <table:table-cell table:formula="of:=IF(OR([.B24]=&quot;---&quot;;[.D24]=&quot;---&quot;);&quot;---&quot;;IF([.B24]&lt;[.D24];1-([.B24]/[.D24]);[.D24]/[.B24]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[.B24]/[.D24];1-([.D24]/[.B24])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1-([.B24]/[.E24]);[.E24]/[.B24]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[.B24]/[.E24];1-([.E24]/[.B24])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([.C24]/[.D24]);[.D24]/[.C24]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[.C24]/[.D24];1-([.D24]/[.C24])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1-([.C24]/[.E24]);[.E24]/[.C24]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[.C24]/[.E24];1-([.E24]/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[$sv.V25]" office:value-type="float" office:value="51687.65" calcext:value-type="float">
            <text:p>51687.65</text:p>
          </table:table-cell>
          <table:table-cell table:formula="of:=[$a10.V25]" office:value-type="string" office:string-value="---" calcext:value-type="string">
            <text:p>---</text:p>
          </table:table-cell>
          <table:table-cell table:formula="of:=[$quadro.V25]" office:value-type="float" office:value="889.4" calcext:value-type="float">
            <text:p>889.40</text:p>
          </table:table-cell>
          <table:table-cell table:formula="of:=[$gtx.V25]" office:value-type="float" office:value="171.7" calcext:value-type="float">
            <text:p>171.70</text:p>
          </table:table-cell>
          <table:table-cell table:formula="of:=IF(OR([.B25]=&quot;---&quot;;[.D25]=&quot;---&quot;);&quot;---&quot;;IF([.B25]&lt;[.D25];1-([.B25]/[.D25]);[.D25]/[.B25]))" office:value-type="float" office:value="0.0172072052027902" calcext:value-type="float">
            <text:p>0.02</text:p>
          </table:table-cell>
          <table:table-cell table:formula="of:=IF(OR([.B25]=&quot;---&quot;;[.D25]=&quot;---&quot;);&quot;---&quot;;IF([.B25]&lt;[.D25];[.B25]/[.D25];1-([.D25]/[.B25])))" office:value-type="float" office:value="0.98279279479721" calcext:value-type="float">
            <text:p>0.98</text:p>
          </table:table-cell>
          <table:table-cell table:formula="of:=IF(OR([.B25]=&quot;---&quot;;[.E25]=&quot;---&quot;);&quot;---&quot;;IF([.B25]&lt;[.E25];1-([.B25]/[.E25]);[.E25]/[.B25]))" office:value-type="float" office:value="0.00332187669588383" calcext:value-type="float">
            <text:p>0.00</text:p>
          </table:table-cell>
          <table:table-cell table:formula="of:=IF(OR([.B25]=&quot;---&quot;;[.E25]=&quot;---&quot;);&quot;---&quot;;IF([.B25]&lt;[.E25];[.B25]/[.E25];1-([.E25]/[.B25])))" office:value-type="float" office:value="0.996678123304116" calcext:value-type="float">
            <text:p>1.00</text:p>
          </table:table-cell>
          <table:table-cell table:formula="of:=IF(OR([.C25]=&quot;---&quot;;[.D25]=&quot;---&quot;);&quot;---&quot;;IF([.C25]&lt;[.D25];1-([.C25]/[.D25]);[.D25]/[.C25]))" office:value-type="string" office:string-value="---" calcext:value-type="string">
            <text:p>---</text:p>
          </table:table-cell>
          <table:table-cell table:formula="of:=IF(OR([.C25]=&quot;---&quot;;[.D25]=&quot;---&quot;);&quot;---&quot;;IF([.C25]&lt;[.D25];1-[.C25]/[.D25];1-([.D25]/[.C25])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1-([.C25]/[.E25]);[.E25]/[.C25]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[.C25]/[.E25];1-([.E25]/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bfs</text:p>
          </table:table-cell>
          <table:table-cell table:formula="of:=[$sv.V26]" office:value-type="float" office:value="194.355" calcext:value-type="float">
            <text:p>194.36</text:p>
          </table:table-cell>
          <table:table-cell table:formula="of:=[$a10.V26]" office:value-type="string" office:string-value="---" calcext:value-type="string">
            <text:p>---</text:p>
          </table:table-cell>
          <table:table-cell table:formula="of:=[$quadro.V26]" office:value-type="string" office:string-value="---" calcext:value-type="string">
            <text:p>---</text:p>
          </table:table-cell>
          <table:table-cell table:formula="of:=[$gtx.V26]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1-([.B26]/[.D26]);[.D26]/[.B26]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[.B26]/[.D26];1-([.D26]/[.B26])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1-([.B26]/[.E26]);[.E26]/[.B26]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[.B26]/[.E26];1-([.E26]/[.B26])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([.C26]/[.D26]);[.D26]/[.C26]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[.C26]/[.D26];1-([.D26]/[.C26])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1-([.C26]/[.E26]);[.E26]/[.C26]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[.C26]/[.E26];1-([.E26]/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fft</text:p>
          </table:table-cell>
          <table:table-cell table:formula="of:=[$sv.V27]" office:value-type="float" office:value="367.45" calcext:value-type="float">
            <text:p>367.45</text:p>
          </table:table-cell>
          <table:table-cell table:formula="of:=[$a10.V27]" office:value-type="float" office:value="355.5" calcext:value-type="float">
            <text:p>355.50</text:p>
          </table:table-cell>
          <table:table-cell table:formula="of:=[$quadro.V27]" office:value-type="float" office:value="70.55" calcext:value-type="float">
            <text:p>70.55</text:p>
          </table:table-cell>
          <table:table-cell table:formula="of:=[$gtx.V27]" office:value-type="float" office:value="49.5" calcext:value-type="float">
            <text:p>49.50</text:p>
          </table:table-cell>
          <table:table-cell table:formula="of:=IF(OR([.B27]=&quot;---&quot;;[.D27]=&quot;---&quot;);&quot;---&quot;;IF([.B27]&lt;[.D27];1-([.B27]/[.D27]);[.D27]/[.B27]))" office:value-type="float" office:value="0.191998911416519" calcext:value-type="float">
            <text:p>0.19</text:p>
          </table:table-cell>
          <table:table-cell table:formula="of:=IF(OR([.B27]=&quot;---&quot;;[.D27]=&quot;---&quot;);&quot;---&quot;;IF([.B27]&lt;[.D27];[.B27]/[.D27];1-([.D27]/[.B27])))" office:value-type="float" office:value="0.808001088583481" calcext:value-type="float">
            <text:p>0.81</text:p>
          </table:table-cell>
          <table:table-cell table:formula="of:=IF(OR([.B27]=&quot;---&quot;;[.E27]=&quot;---&quot;);&quot;---&quot;;IF([.B27]&lt;[.E27];1-([.B27]/[.E27]);[.E27]/[.B27]))" office:value-type="float" office:value="0.134712205742278" calcext:value-type="float">
            <text:p>0.13</text:p>
          </table:table-cell>
          <table:table-cell table:formula="of:=IF(OR([.B27]=&quot;---&quot;;[.E27]=&quot;---&quot;);&quot;---&quot;;IF([.B27]&lt;[.E27];[.B27]/[.E27];1-([.E27]/[.B27])))" office:value-type="float" office:value="0.865287794257722" calcext:value-type="float">
            <text:p>0.87</text:p>
          </table:table-cell>
          <table:table-cell table:formula="of:=IF(OR([.C27]=&quot;---&quot;;[.D27]=&quot;---&quot;);&quot;---&quot;;IF([.C27]&lt;[.D27];1-([.C27]/[.D27]);[.D27]/[.C27]))" office:value-type="float" office:value="0.19845288326301" calcext:value-type="float">
            <text:p>0.20</text:p>
          </table:table-cell>
          <table:table-cell table:formula="of:=IF(OR([.C27]=&quot;---&quot;;[.D27]=&quot;---&quot;);&quot;---&quot;;IF([.C27]&lt;[.D27];1-[.C27]/[.D27];1-([.D27]/[.C27])))" office:value-type="float" office:value="0.80154711673699" calcext:value-type="float">
            <text:p>0.80</text:p>
          </table:table-cell>
          <table:table-cell table:formula="of:=IF(OR([.C27]=&quot;---&quot;;[.E27]=&quot;---&quot;);&quot;---&quot;;IF([.C27]&lt;[.E27];1-([.C27]/[.E27]);[.E27]/[.C27]))" office:value-type="float" office:value="0.139240506329114" calcext:value-type="float">
            <text:p>0.14</text:p>
          </table:table-cell>
          <table:table-cell table:formula="of:=IF(OR([.C27]=&quot;---&quot;;[.E27]=&quot;---&quot;);&quot;---&quot;;IF([.C27]&lt;[.E27];[.C27]/[.E27];1-([.E27]/[.C27])))" office:value-type="float" office:value="0.860759493670886" calcext:value-type="float">
            <text:p>0.86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[$sv.V28]" office:value-type="string" office:string-value="---" calcext:value-type="string">
            <text:p>---</text:p>
          </table:table-cell>
          <table:table-cell table:formula="of:=[$a10.V28]" office:value-type="float" office:value="285.9" calcext:value-type="float">
            <text:p>285.90</text:p>
          </table:table-cell>
          <table:table-cell table:formula="of:=[$quadro.V28]" office:value-type="float" office:value="49.5" calcext:value-type="float">
            <text:p>49.50</text:p>
          </table:table-cell>
          <table:table-cell table:formula="of:=[$gtx.V28]" office:value-type="float" office:value="47.75" calcext:value-type="float">
            <text:p>47.75</text:p>
          </table:table-cell>
          <table:table-cell table:formula="of:=IF(OR([.B28]=&quot;---&quot;;[.D28]=&quot;---&quot;);&quot;---&quot;;IF([.B28]&lt;[.D28];1-([.B28]/[.D28]);[.D28]/[.B28]))" office:value-type="string" office:string-value="---" calcext:value-type="string">
            <text:p>---</text:p>
          </table:table-cell>
          <table:table-cell table:formula="of:=IF(OR([.B28]=&quot;---&quot;;[.D28]=&quot;---&quot;);&quot;---&quot;;IF([.B28]&lt;[.D28];[.B28]/[.D28];1-([.D28]/[.B28])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1-([.B28]/[.E28]);[.E28]/[.B28]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[.B28]/[.E28];1-([.E28]/[.B28])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1-([.C28]/[.D28]);[.D28]/[.C28]))" office:value-type="float" office:value="0.173137460650577" calcext:value-type="float">
            <text:p>0.17</text:p>
          </table:table-cell>
          <table:table-cell table:formula="of:=IF(OR([.C28]=&quot;---&quot;;[.D28]=&quot;---&quot;);&quot;---&quot;;IF([.C28]&lt;[.D28];1-[.C28]/[.D28];1-([.D28]/[.C28])))" office:value-type="float" office:value="0.826862539349423" calcext:value-type="float">
            <text:p>0.83</text:p>
          </table:table-cell>
          <table:table-cell table:formula="of:=IF(OR([.C28]=&quot;---&quot;;[.E28]=&quot;---&quot;);&quot;---&quot;;IF([.C28]&lt;[.E28];1-([.C28]/[.E28]);[.E28]/[.C28]))" office:value-type="float" office:value="0.167016439314446" calcext:value-type="float">
            <text:p>0.17</text:p>
          </table:table-cell>
          <table:table-cell table:formula="of:=IF(OR([.C28]=&quot;---&quot;;[.E28]=&quot;---&quot;);&quot;---&quot;;IF([.C28]&lt;[.E28];[.C28]/[.E28];1-([.E28]/[.C28])))" office:value-type="float" office:value="0.832983560685554" calcext:value-type="float">
            <text:p>0.83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table:formula="of:=[$sv.V29]" office:value-type="float" office:value="8903.65" calcext:value-type="float">
            <text:p>8903.65</text:p>
          </table:table-cell>
          <table:table-cell table:formula="of:=[$a10.V29]" office:value-type="string" office:string-value="---" calcext:value-type="string">
            <text:p>---</text:p>
          </table:table-cell>
          <table:table-cell table:formula="of:=[$quadro.V29]" office:value-type="float" office:value="884.05" calcext:value-type="float">
            <text:p>884.05</text:p>
          </table:table-cell>
          <table:table-cell table:formula="of:=[$gtx.V29]" office:value-type="float" office:value="159.25" calcext:value-type="float">
            <text:p>159.25</text:p>
          </table:table-cell>
          <table:table-cell table:formula="of:=IF(OR([.B29]=&quot;---&quot;;[.D29]=&quot;---&quot;);&quot;---&quot;;IF([.B29]&lt;[.D29];1-([.B29]/[.D29]);[.D29]/[.B29]))" office:value-type="float" office:value="0.0992907403143655" calcext:value-type="float">
            <text:p>0.10</text:p>
          </table:table-cell>
          <table:table-cell table:formula="of:=IF(OR([.B29]=&quot;---&quot;;[.D29]=&quot;---&quot;);&quot;---&quot;;IF([.B29]&lt;[.D29];[.B29]/[.D29];1-([.D29]/[.B29])))" office:value-type="float" office:value="0.900709259685634" calcext:value-type="float">
            <text:p>0.90</text:p>
          </table:table-cell>
          <table:table-cell table:formula="of:=IF(OR([.B29]=&quot;---&quot;;[.E29]=&quot;---&quot;);&quot;---&quot;;IF([.B29]&lt;[.E29];1-([.B29]/[.E29]);[.E29]/[.B29]))" office:value-type="float" office:value="0.0178859231888046" calcext:value-type="float">
            <text:p>0.02</text:p>
          </table:table-cell>
          <table:table-cell table:formula="of:=IF(OR([.B29]=&quot;---&quot;;[.E29]=&quot;---&quot;);&quot;---&quot;;IF([.B29]&lt;[.E29];[.B29]/[.E29];1-([.E29]/[.B29])))" office:value-type="float" office:value="0.982114076811195" calcext:value-type="float">
            <text:p>0.98</text:p>
          </table:table-cell>
          <table:table-cell table:formula="of:=IF(OR([.C29]=&quot;---&quot;;[.D29]=&quot;---&quot;);&quot;---&quot;;IF([.C29]&lt;[.D29];1-([.C29]/[.D29]);[.D29]/[.C29]))" office:value-type="string" office:string-value="---" calcext:value-type="string">
            <text:p>---</text:p>
          </table:table-cell>
          <table:table-cell table:formula="of:=IF(OR([.C29]=&quot;---&quot;;[.D29]=&quot;---&quot;);&quot;---&quot;;IF([.C29]&lt;[.D29];1-[.C29]/[.D29];1-([.D29]/[.C29])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1-([.C29]/[.E29]);[.E29]/[.C29]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[.C29]/[.E29];1-([.E29]/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md5hash</text:p>
          </table:table-cell>
          <table:table-cell table:formula="of:=[$sv.V30]" office:value-type="float" office:value="39059.65" calcext:value-type="float">
            <text:p>39059.65</text:p>
          </table:table-cell>
          <table:table-cell table:formula="of:=[$a10.V30]" office:value-type="float" office:value="43265" calcext:value-type="float">
            <text:p>43265.00</text:p>
          </table:table-cell>
          <table:table-cell table:formula="of:=[$quadro.V30]" office:value-type="float" office:value="10138.9" calcext:value-type="float">
            <text:p>10138.90</text:p>
          </table:table-cell>
          <table:table-cell table:formula="of:=[$gtx.V30]" office:value-type="float" office:value="1549.1" calcext:value-type="float">
            <text:p>1549.10</text:p>
          </table:table-cell>
          <table:table-cell table:formula="of:=IF(OR([.B30]=&quot;---&quot;;[.D30]=&quot;---&quot;);&quot;---&quot;;IF([.B30]&lt;[.D30];1-([.B30]/[.D30]);[.D30]/[.B30]))" office:value-type="float" office:value="0.259574778575845" calcext:value-type="float">
            <text:p>0.26</text:p>
          </table:table-cell>
          <table:table-cell table:formula="of:=IF(OR([.B30]=&quot;---&quot;;[.D30]=&quot;---&quot;);&quot;---&quot;;IF([.B30]&lt;[.D30];[.B30]/[.D30];1-([.D30]/[.B30])))" office:value-type="float" office:value="0.740425221424155" calcext:value-type="float">
            <text:p>0.74</text:p>
          </table:table-cell>
          <table:table-cell table:formula="of:=IF(OR([.B30]=&quot;---&quot;;[.E30]=&quot;---&quot;);&quot;---&quot;;IF([.B30]&lt;[.E30];1-([.B30]/[.E30]);[.E30]/[.B30]))" office:value-type="float" office:value="0.0396598535829174" calcext:value-type="float">
            <text:p>0.04</text:p>
          </table:table-cell>
          <table:table-cell table:formula="of:=IF(OR([.B30]=&quot;---&quot;;[.E30]=&quot;---&quot;);&quot;---&quot;;IF([.B30]&lt;[.E30];[.B30]/[.E30];1-([.E30]/[.B30])))" office:value-type="float" office:value="0.960340146417083" calcext:value-type="float">
            <text:p>0.96</text:p>
          </table:table-cell>
          <table:table-cell table:formula="of:=IF(OR([.C30]=&quot;---&quot;;[.D30]=&quot;---&quot;);&quot;---&quot;;IF([.C30]&lt;[.D30];1-([.C30]/[.D30]);[.D30]/[.C30]))" office:value-type="float" office:value="0.234344158095458" calcext:value-type="float">
            <text:p>0.23</text:p>
          </table:table-cell>
          <table:table-cell table:formula="of:=IF(OR([.C30]=&quot;---&quot;;[.D30]=&quot;---&quot;);&quot;---&quot;;IF([.C30]&lt;[.D30];1-[.C30]/[.D30];1-([.D30]/[.C30])))" office:value-type="float" office:value="0.765655841904542" calcext:value-type="float">
            <text:p>0.77</text:p>
          </table:table-cell>
          <table:table-cell table:formula="of:=IF(OR([.C30]=&quot;---&quot;;[.E30]=&quot;---&quot;);&quot;---&quot;;IF([.C30]&lt;[.E30];1-([.C30]/[.E30]);[.E30]/[.C30]))" office:value-type="float" office:value="0.0358049231480411" calcext:value-type="float">
            <text:p>0.04</text:p>
          </table:table-cell>
          <table:table-cell table:formula="of:=IF(OR([.C30]=&quot;---&quot;;[.E30]=&quot;---&quot;);&quot;---&quot;;IF([.C30]&lt;[.E30];[.C30]/[.E30];1-([.E30]/[.C30])))" office:value-type="float" office:value="0.964195076851959" calcext:value-type="float">
            <text:p>0.96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reduction</text:p>
          </table:table-cell>
          <table:table-cell table:formula="of:=[$sv.V31]" office:value-type="float" office:value="572" calcext:value-type="float">
            <text:p>572.00</text:p>
          </table:table-cell>
          <table:table-cell table:formula="of:=[$a10.V31]" office:value-type="string" office:string-value="---" calcext:value-type="string">
            <text:p>---</text:p>
          </table:table-cell>
          <table:table-cell table:formula="of:=[$quadro.V31]" office:value-type="float" office:value="44.8" calcext:value-type="float">
            <text:p>44.80</text:p>
          </table:table-cell>
          <table:table-cell table:formula="of:=[$gtx.V31]" office:value-type="float" office:value="35.4" calcext:value-type="float">
            <text:p>35.40</text:p>
          </table:table-cell>
          <table:table-cell table:formula="of:=IF(OR([.B31]=&quot;---&quot;;[.D31]=&quot;---&quot;);&quot;---&quot;;IF([.B31]&lt;[.D31];1-([.B31]/[.D31]);[.D31]/[.B31]))" office:value-type="float" office:value="0.0783216783216783" calcext:value-type="float">
            <text:p>0.08</text:p>
          </table:table-cell>
          <table:table-cell table:formula="of:=IF(OR([.B31]=&quot;---&quot;;[.D31]=&quot;---&quot;);&quot;---&quot;;IF([.B31]&lt;[.D31];[.B31]/[.D31];1-([.D31]/[.B31])))" office:value-type="float" office:value="0.921678321678322" calcext:value-type="float">
            <text:p>0.92</text:p>
          </table:table-cell>
          <table:table-cell table:formula="of:=IF(OR([.B31]=&quot;---&quot;;[.E31]=&quot;---&quot;);&quot;---&quot;;IF([.B31]&lt;[.E31];1-([.B31]/[.E31]);[.E31]/[.B31]))" office:value-type="float" office:value="0.0618881118881119" calcext:value-type="float">
            <text:p>0.06</text:p>
          </table:table-cell>
          <table:table-cell table:formula="of:=IF(OR([.B31]=&quot;---&quot;;[.E31]=&quot;---&quot;);&quot;---&quot;;IF([.B31]&lt;[.E31];[.B31]/[.E31];1-([.E31]/[.B31])))" office:value-type="float" office:value="0.938111888111888" calcext:value-type="float">
            <text:p>0.94</text:p>
          </table:table-cell>
          <table:table-cell table:formula="of:=IF(OR([.C31]=&quot;---&quot;;[.D31]=&quot;---&quot;);&quot;---&quot;;IF([.C31]&lt;[.D31];1-([.C31]/[.D31]);[.D31]/[.C31]))" office:value-type="string" office:string-value="---" calcext:value-type="string">
            <text:p>---</text:p>
          </table:table-cell>
          <table:table-cell table:formula="of:=IF(OR([.C31]=&quot;---&quot;;[.D31]=&quot;---&quot;);&quot;---&quot;;IF([.C31]&lt;[.D31];1-[.C31]/[.D31];1-([.D31]/[.C31])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1-([.C31]/[.E31]);[.E31]/[.C31]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[.C31]/[.E31];1-([.E31]/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pmv</text:p>
          </table:table-cell>
          <table:table-cell table:formula="of:=[$sv.V32]" office:value-type="float" office:value="4570.7" calcext:value-type="float">
            <text:p>4570.70</text:p>
          </table:table-cell>
          <table:table-cell table:formula="of:=[$a10.V32]" office:value-type="float" office:value="4879.1" calcext:value-type="float">
            <text:p>4879.10</text:p>
          </table:table-cell>
          <table:table-cell table:formula="of:=[$quadro.V32]" office:value-type="float" office:value="136.95" calcext:value-type="float">
            <text:p>136.95</text:p>
          </table:table-cell>
          <table:table-cell table:formula="of:=[$gtx.V32]" office:value-type="float" office:value="47.15" calcext:value-type="float">
            <text:p>47.15</text:p>
          </table:table-cell>
          <table:table-cell table:formula="of:=IF(OR([.B32]=&quot;---&quot;;[.D32]=&quot;---&quot;);&quot;---&quot;;IF([.B32]&lt;[.D32];1-([.B32]/[.D32]);[.D32]/[.B32]))" office:value-type="float" office:value="0.0299625877874286" calcext:value-type="float">
            <text:p>0.03</text:p>
          </table:table-cell>
          <table:table-cell table:formula="of:=IF(OR([.B32]=&quot;---&quot;;[.D32]=&quot;---&quot;);&quot;---&quot;;IF([.B32]&lt;[.D32];[.B32]/[.D32];1-([.D32]/[.B32])))" office:value-type="float" office:value="0.970037412212571" calcext:value-type="float">
            <text:p>0.97</text:p>
          </table:table-cell>
          <table:table-cell table:formula="of:=IF(OR([.B32]=&quot;---&quot;;[.E32]=&quot;---&quot;);&quot;---&quot;;IF([.B32]&lt;[.E32];1-([.B32]/[.E32]);[.E32]/[.B32]))" office:value-type="float" office:value="0.0103157065657339" calcext:value-type="float">
            <text:p>0.01</text:p>
          </table:table-cell>
          <table:table-cell table:formula="of:=IF(OR([.B32]=&quot;---&quot;;[.E32]=&quot;---&quot;);&quot;---&quot;;IF([.B32]&lt;[.E32];[.B32]/[.E32];1-([.E32]/[.B32])))" office:value-type="float" office:value="0.989684293434266" calcext:value-type="float">
            <text:p>0.99</text:p>
          </table:table-cell>
          <table:table-cell table:formula="of:=IF(OR([.C32]=&quot;---&quot;;[.D32]=&quot;---&quot;);&quot;---&quot;;IF([.C32]&lt;[.D32];1-([.C32]/[.D32]);[.D32]/[.C32]))" office:value-type="float" office:value="0.0280687011948925" calcext:value-type="float">
            <text:p>0.03</text:p>
          </table:table-cell>
          <table:table-cell table:formula="of:=IF(OR([.C32]=&quot;---&quot;;[.D32]=&quot;---&quot;);&quot;---&quot;;IF([.C32]&lt;[.D32];1-[.C32]/[.D32];1-([.D32]/[.C32])))" office:value-type="float" office:value="0.971931298805107" calcext:value-type="float">
            <text:p>0.97</text:p>
          </table:table-cell>
          <table:table-cell table:formula="of:=IF(OR([.C32]=&quot;---&quot;;[.E32]=&quot;---&quot;);&quot;---&quot;;IF([.C32]&lt;[.E32];1-([.C32]/[.E32]);[.E32]/[.C32]))" office:value-type="float" office:value="0.00966366747965813" calcext:value-type="float">
            <text:p>0.01</text:p>
          </table:table-cell>
          <table:table-cell table:formula="of:=IF(OR([.C32]=&quot;---&quot;;[.E32]=&quot;---&quot;);&quot;---&quot;;IF([.C32]&lt;[.E32];[.C32]/[.E32];1-([.E32]/[.C32])))" office:value-type="float" office:value="0.990336332520342" calcext:value-type="float">
            <text:p>0.99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stencil2d</text:p>
          </table:table-cell>
          <table:table-cell table:formula="of:=[$sv.V33]" office:value-type="float" office:value="1276.1" calcext:value-type="float">
            <text:p>1276.10</text:p>
          </table:table-cell>
          <table:table-cell table:formula="of:=[$a10.V33]" office:value-type="string" office:string-value="---" calcext:value-type="string">
            <text:p>---</text:p>
          </table:table-cell>
          <table:table-cell table:formula="of:=[$quadro.V33]" office:value-type="float" office:value="102.45" calcext:value-type="float">
            <text:p>102.45</text:p>
          </table:table-cell>
          <table:table-cell table:formula="of:=[$gtx.V33]" office:value-type="float" office:value="50.75" calcext:value-type="float">
            <text:p>50.75</text:p>
          </table:table-cell>
          <table:table-cell table:formula="of:=IF(OR([.B33]=&quot;---&quot;;[.D33]=&quot;---&quot;);&quot;---&quot;;IF([.B33]&lt;[.D33];1-([.B33]/[.D33]);[.D33]/[.B33]))" office:value-type="float" office:value="0.0802836768278348" calcext:value-type="float">
            <text:p>0.08</text:p>
          </table:table-cell>
          <table:table-cell table:formula="of:=IF(OR([.B33]=&quot;---&quot;;[.D33]=&quot;---&quot;);&quot;---&quot;;IF([.B33]&lt;[.D33];[.B33]/[.D33];1-([.D33]/[.B33])))" office:value-type="float" office:value="0.919716323172165" calcext:value-type="float">
            <text:p>0.92</text:p>
          </table:table-cell>
          <table:table-cell table:formula="of:=IF(OR([.B33]=&quot;---&quot;;[.E33]=&quot;---&quot;);&quot;---&quot;;IF([.B33]&lt;[.E33];1-([.B33]/[.E33]);[.E33]/[.B33]))" office:value-type="float" office:value="0.03976961053209" calcext:value-type="float">
            <text:p>0.04</text:p>
          </table:table-cell>
          <table:table-cell table:formula="of:=IF(OR([.B33]=&quot;---&quot;;[.E33]=&quot;---&quot;);&quot;---&quot;;IF([.B33]&lt;[.E33];[.B33]/[.E33];1-([.E33]/[.B33])))" office:value-type="float" office:value="0.96023038946791" calcext:value-type="float">
            <text:p>0.96</text:p>
          </table:table-cell>
          <table:table-cell table:formula="of:=IF(OR([.C33]=&quot;---&quot;;[.D33]=&quot;---&quot;);&quot;---&quot;;IF([.C33]&lt;[.D33];1-([.C33]/[.D33]);[.D33]/[.C33]))" office:value-type="string" office:string-value="---" calcext:value-type="string">
            <text:p>---</text:p>
          </table:table-cell>
          <table:table-cell table:formula="of:=IF(OR([.C33]=&quot;---&quot;;[.D33]=&quot;---&quot;);&quot;---&quot;;IF([.C33]&lt;[.D33];1-[.C33]/[.D33];1-([.D33]/[.C33])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1-([.C33]/[.E33]);[.E33]/[.C33]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[.C33]/[.E33];1-([.E33]/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scan</text:p>
          </table:table-cell>
          <table:table-cell table:formula="of:=[$sv.V34]" office:value-type="float" office:value="2689.75" calcext:value-type="float">
            <text:p>2689.75</text:p>
          </table:table-cell>
          <table:table-cell table:formula="of:=[$a10.V34]" office:value-type="string" office:string-value="---" calcext:value-type="string">
            <text:p>---</text:p>
          </table:table-cell>
          <table:table-cell table:formula="of:=[$quadro.V34]" office:value-type="float" office:value="80.35" calcext:value-type="float">
            <text:p>80.35</text:p>
          </table:table-cell>
          <table:table-cell table:formula="of:=[$gtx.V34]" office:value-type="float" office:value="44.15" calcext:value-type="float">
            <text:p>44.15</text:p>
          </table:table-cell>
          <table:table-cell table:formula="of:=IF(OR([.B34]=&quot;---&quot;;[.D34]=&quot;---&quot;);&quot;---&quot;;IF([.B34]&lt;[.D34];1-([.B34]/[.D34]);[.D34]/[.B34]))" office:value-type="float" office:value="0.0298726647457942" calcext:value-type="float">
            <text:p>0.03</text:p>
          </table:table-cell>
          <table:table-cell table:formula="of:=IF(OR([.B34]=&quot;---&quot;;[.D34]=&quot;---&quot;);&quot;---&quot;;IF([.B34]&lt;[.D34];[.B34]/[.D34];1-([.D34]/[.B34])))" office:value-type="float" office:value="0.970127335254206" calcext:value-type="float">
            <text:p>0.97</text:p>
          </table:table-cell>
          <table:table-cell table:formula="of:=IF(OR([.B34]=&quot;---&quot;;[.E34]=&quot;---&quot;);&quot;---&quot;;IF([.B34]&lt;[.E34];1-([.B34]/[.E34]);[.E34]/[.B34]))" office:value-type="float" office:value="0.0164141648852124" calcext:value-type="float">
            <text:p>0.02</text:p>
          </table:table-cell>
          <table:table-cell table:formula="of:=IF(OR([.B34]=&quot;---&quot;;[.E34]=&quot;---&quot;);&quot;---&quot;;IF([.B34]&lt;[.E34];[.B34]/[.E34];1-([.E34]/[.B34])))" office:value-type="float" office:value="0.983585835114788" calcext:value-type="float">
            <text:p>0.98</text:p>
          </table:table-cell>
          <table:table-cell table:formula="of:=IF(OR([.C34]=&quot;---&quot;;[.D34]=&quot;---&quot;);&quot;---&quot;;IF([.C34]&lt;[.D34];1-([.C34]/[.D34]);[.D34]/[.C34]))" office:value-type="string" office:string-value="---" calcext:value-type="string">
            <text:p>---</text:p>
          </table:table-cell>
          <table:table-cell table:formula="of:=IF(OR([.C34]=&quot;---&quot;;[.D34]=&quot;---&quot;);&quot;---&quot;;IF([.C34]&lt;[.D34];1-[.C34]/[.D34];1-([.D34]/[.C34])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1-([.C34]/[.E34]);[.E34]/[.C34]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[.C34]/[.E34];1-([.E34]/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1</text:p>
          </table:table-cell>
          <table:table-cell table:formula="of:=[$sv.V35]" office:value-type="float" office:value="3734.6" calcext:value-type="float">
            <text:p>3734.60</text:p>
          </table:table-cell>
          <table:table-cell table:formula="of:=[$a10.V35]" office:value-type="string" office:string-value="---" calcext:value-type="string">
            <text:p>---</text:p>
          </table:table-cell>
          <table:table-cell table:formula="of:=[$quadro.V35]" office:value-type="float" office:value="1402.75" calcext:value-type="float">
            <text:p>1402.75</text:p>
          </table:table-cell>
          <table:table-cell table:formula="of:=[$gtx.V35]" office:value-type="float" office:value="1348.85" calcext:value-type="float">
            <text:p>1348.85</text:p>
          </table:table-cell>
          <table:table-cell table:formula="of:=IF(OR([.B35]=&quot;---&quot;;[.D35]=&quot;---&quot;);&quot;---&quot;;IF([.B35]&lt;[.D35];1-([.B35]/[.D35]);[.D35]/[.B35]))" office:value-type="float" office:value="0.375609168317892" calcext:value-type="float">
            <text:p>0.38</text:p>
          </table:table-cell>
          <table:table-cell table:formula="of:=IF(OR([.B35]=&quot;---&quot;;[.D35]=&quot;---&quot;);&quot;---&quot;;IF([.B35]&lt;[.D35];[.B35]/[.D35];1-([.D35]/[.B35])))" office:value-type="float" office:value="0.624390831682108" calcext:value-type="float">
            <text:p>0.62</text:p>
          </table:table-cell>
          <table:table-cell table:formula="of:=IF(OR([.B35]=&quot;---&quot;;[.E35]=&quot;---&quot;);&quot;---&quot;;IF([.B35]&lt;[.E35];1-([.B35]/[.E35]);[.E35]/[.B35]))" office:value-type="float" office:value="0.361176565093986" calcext:value-type="float">
            <text:p>0.36</text:p>
          </table:table-cell>
          <table:table-cell table:formula="of:=IF(OR([.B35]=&quot;---&quot;;[.E35]=&quot;---&quot;);&quot;---&quot;;IF([.B35]&lt;[.E35];[.B35]/[.E35];1-([.E35]/[.B35])))" office:value-type="float" office:value="0.638823434906014" calcext:value-type="float">
            <text:p>0.64</text:p>
          </table:table-cell>
          <table:table-cell table:formula="of:=IF(OR([.C35]=&quot;---&quot;;[.D35]=&quot;---&quot;);&quot;---&quot;;IF([.C35]&lt;[.D35];1-([.C35]/[.D35]);[.D35]/[.C35]))" office:value-type="string" office:string-value="---" calcext:value-type="string">
            <text:p>---</text:p>
          </table:table-cell>
          <table:table-cell table:formula="of:=IF(OR([.C35]=&quot;---&quot;;[.D35]=&quot;---&quot;);&quot;---&quot;;IF([.C35]&lt;[.D35];1-[.C35]/[.D35];1-([.D35]/[.C35])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1-([.C35]/[.E35]);[.E35]/[.C35]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[.C35]/[.E35];1-([.E35]/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GPU" calcext:value-type="string">
            <text:p>GPU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</table:table-row>
        <table:table-row table:style-name="ro1">
          <table:table-cell office:value-type="string" calcext:value-type="string">
            <text:p>ndrsd2</text:p>
          </table:table-cell>
          <table:table-cell table:formula="of:=[$sv.V36]" office:value-type="float" office:value="10007.3" calcext:value-type="float">
            <text:p>10007.30</text:p>
          </table:table-cell>
          <table:table-cell table:formula="of:=[$a10.V36]" office:value-type="float" office:value="123406" calcext:value-type="float">
            <text:p>123406.00</text:p>
          </table:table-cell>
          <table:table-cell table:formula="of:=[$quadro.V36]" office:value-type="float" office:value="3339.45" calcext:value-type="float">
            <text:p>3339.45</text:p>
          </table:table-cell>
          <table:table-cell table:formula="of:=[$gtx.V36]" office:value-type="float" office:value="3255.2" calcext:value-type="float">
            <text:p>3255.20</text:p>
          </table:table-cell>
          <table:table-cell table:formula="of:=IF(OR([.B36]=&quot;---&quot;;[.D36]=&quot;---&quot;);&quot;---&quot;;IF([.B36]&lt;[.D36];1-([.B36]/[.D36]);[.D36]/[.B36]))" office:value-type="float" office:value="0.333701397979475" calcext:value-type="float">
            <text:p>0.33</text:p>
          </table:table-cell>
          <table:table-cell table:formula="of:=IF(OR([.B36]=&quot;---&quot;;[.D36]=&quot;---&quot;);&quot;---&quot;;IF([.B36]&lt;[.D36];[.B36]/[.D36];1-([.D36]/[.B36])))" office:value-type="float" office:value="0.666298602020525" calcext:value-type="float">
            <text:p>0.67</text:p>
          </table:table-cell>
          <table:table-cell table:formula="of:=IF(OR([.B36]=&quot;---&quot;;[.E36]=&quot;---&quot;);&quot;---&quot;;IF([.B36]&lt;[.E36];1-([.B36]/[.E36]);[.E36]/[.B36]))" office:value-type="float" office:value="0.325282543743068" calcext:value-type="float">
            <text:p>0.33</text:p>
          </table:table-cell>
          <table:table-cell table:formula="of:=IF(OR([.B36]=&quot;---&quot;;[.E36]=&quot;---&quot;);&quot;---&quot;;IF([.B36]&lt;[.E36];[.B36]/[.E36];1-([.E36]/[.B36])))" office:value-type="float" office:value="0.674717456256933" calcext:value-type="float">
            <text:p>0.67</text:p>
          </table:table-cell>
          <table:table-cell table:formula="of:=IF(OR([.C36]=&quot;---&quot;;[.D36]=&quot;---&quot;);&quot;---&quot;;IF([.C36]&lt;[.D36];1-([.C36]/[.D36]);[.D36]/[.C36]))" office:value-type="float" office:value="0.0270606777628316" calcext:value-type="float">
            <text:p>0.03</text:p>
          </table:table-cell>
          <table:table-cell table:formula="of:=IF(OR([.C36]=&quot;---&quot;;[.D36]=&quot;---&quot;);&quot;---&quot;;IF([.C36]&lt;[.D36];1-[.C36]/[.D36];1-([.D36]/[.C36])))" office:value-type="float" office:value="0.972939322237168" calcext:value-type="float">
            <text:p>0.97</text:p>
          </table:table-cell>
          <table:table-cell table:formula="of:=IF(OR([.C36]=&quot;---&quot;;[.E36]=&quot;---&quot;);&quot;---&quot;;IF([.C36]&lt;[.E36];1-([.C36]/[.E36]);[.E36]/[.C36]))" office:value-type="float" office:value="0.0263779718976387" calcext:value-type="float">
            <text:p>0.03</text:p>
          </table:table-cell>
          <table:table-cell table:formula="of:=IF(OR([.C36]=&quot;---&quot;;[.E36]=&quot;---&quot;);&quot;---&quot;;IF([.C36]&lt;[.E36];[.C36]/[.E36];1-([.E36]/[.C36])))" office:value-type="float" office:value="0.973622028102361" calcext:value-type="float">
            <text:p>0.97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GPU" calcext:value-type="string">
            <text:p>GPU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3</text:p>
          </table:table-cell>
          <table:table-cell table:formula="of:=[$sv.V37]" office:value-type="float" office:value="735.1" calcext:value-type="float">
            <text:p>735.10</text:p>
          </table:table-cell>
          <table:table-cell table:formula="of:=[$a10.V37]" office:value-type="float" office:value="1005.2" calcext:value-type="float">
            <text:p>1005.20</text:p>
          </table:table-cell>
          <table:table-cell table:formula="of:=[$quadro.V37]" office:value-type="float" office:value="374.1" calcext:value-type="float">
            <text:p>374.10</text:p>
          </table:table-cell>
          <table:table-cell table:formula="of:=[$gtx.V37]" office:value-type="float" office:value="367.4" calcext:value-type="float">
            <text:p>367.40</text:p>
          </table:table-cell>
          <table:table-cell table:formula="of:=IF(OR([.B37]=&quot;---&quot;;[.D37]=&quot;---&quot;);&quot;---&quot;;IF([.B37]&lt;[.D37];1-([.B37]/[.D37]);[.D37]/[.B37]))" office:value-type="float" office:value="0.508910352333016" calcext:value-type="float">
            <text:p>0.51</text:p>
          </table:table-cell>
          <table:table-cell table:formula="of:=IF(OR([.B37]=&quot;---&quot;;[.D37]=&quot;---&quot;);&quot;---&quot;;IF([.B37]&lt;[.D37];[.B37]/[.D37];1-([.D37]/[.B37])))" office:value-type="float" office:value="0.491089647666984" calcext:value-type="float">
            <text:p>0.49</text:p>
          </table:table-cell>
          <table:table-cell table:formula="of:=IF(OR([.B37]=&quot;---&quot;;[.E37]=&quot;---&quot;);&quot;---&quot;;IF([.B37]&lt;[.E37];1-([.B37]/[.E37]);[.E37]/[.B37]))" office:value-type="float" office:value="0.499795946129778" calcext:value-type="float">
            <text:p>0.50</text:p>
          </table:table-cell>
          <table:table-cell table:formula="of:=IF(OR([.B37]=&quot;---&quot;;[.E37]=&quot;---&quot;);&quot;---&quot;;IF([.B37]&lt;[.E37];[.B37]/[.E37];1-([.E37]/[.B37])))" office:value-type="float" office:value="0.500204053870222" calcext:value-type="float">
            <text:p>0.50</text:p>
          </table:table-cell>
          <table:table-cell table:formula="of:=IF(OR([.C37]=&quot;---&quot;;[.D37]=&quot;---&quot;);&quot;---&quot;;IF([.C37]&lt;[.D37];1-([.C37]/[.D37]);[.D37]/[.C37]))" office:value-type="float" office:value="0.37216474333466" calcext:value-type="float">
            <text:p>0.37</text:p>
          </table:table-cell>
          <table:table-cell table:formula="of:=IF(OR([.C37]=&quot;---&quot;;[.D37]=&quot;---&quot;);&quot;---&quot;;IF([.C37]&lt;[.D37];1-[.C37]/[.D37];1-([.D37]/[.C37])))" office:value-type="float" office:value="0.62783525666534" calcext:value-type="float">
            <text:p>0.63</text:p>
          </table:table-cell>
          <table:table-cell table:formula="of:=IF(OR([.C37]=&quot;---&quot;;[.E37]=&quot;---&quot;);&quot;---&quot;;IF([.C37]&lt;[.E37];1-([.C37]/[.E37]);[.E37]/[.C37]))" office:value-type="float" office:value="0.36549940310386" calcext:value-type="float">
            <text:p>0.37</text:p>
          </table:table-cell>
          <table:table-cell table:formula="of:=IF(OR([.C37]=&quot;---&quot;;[.E37]=&quot;---&quot;);&quot;---&quot;;IF([.C37]&lt;[.E37];[.C37]/[.E37];1-([.E37]/[.C37])))" office:value-type="float" office:value="0.63450059689614" calcext:value-type="float">
            <text:p>0.63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GPU" calcext:value-type="string">
            <text:p>GPU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4</text:p>
          </table:table-cell>
          <table:table-cell table:formula="of:=[$sv.V38]" office:value-type="float" office:value="36778.6" calcext:value-type="float">
            <text:p>36778.60</text:p>
          </table:table-cell>
          <table:table-cell table:formula="of:=[$a10.V38]" office:value-type="float" office:value="114438.9" calcext:value-type="float">
            <text:p>114438.90</text:p>
          </table:table-cell>
          <table:table-cell table:formula="of:=[$quadro.V38]" office:value-type="float" office:value="7203.45" calcext:value-type="float">
            <text:p>7203.45</text:p>
          </table:table-cell>
          <table:table-cell table:formula="of:=[$gtx.V38]" office:value-type="float" office:value="7047.3" calcext:value-type="float">
            <text:p>7047.30</text:p>
          </table:table-cell>
          <table:table-cell table:formula="of:=IF(OR([.B38]=&quot;---&quot;;[.D38]=&quot;---&quot;);&quot;---&quot;;IF([.B38]&lt;[.D38];1-([.B38]/[.D38]);[.D38]/[.B38]))" office:value-type="float" office:value="0.195859820656577" calcext:value-type="float">
            <text:p>0.20</text:p>
          </table:table-cell>
          <table:table-cell table:formula="of:=IF(OR([.B38]=&quot;---&quot;;[.D38]=&quot;---&quot;);&quot;---&quot;;IF([.B38]&lt;[.D38];[.B38]/[.D38];1-([.D38]/[.B38])))" office:value-type="float" office:value="0.804140179343423" calcext:value-type="float">
            <text:p>0.80</text:p>
          </table:table-cell>
          <table:table-cell table:formula="of:=IF(OR([.B38]=&quot;---&quot;;[.E38]=&quot;---&quot;);&quot;---&quot;;IF([.B38]&lt;[.E38];1-([.B38]/[.E38]);[.E38]/[.B38]))" office:value-type="float" office:value="0.191614145182253" calcext:value-type="float">
            <text:p>0.19</text:p>
          </table:table-cell>
          <table:table-cell table:formula="of:=IF(OR([.B38]=&quot;---&quot;;[.E38]=&quot;---&quot;);&quot;---&quot;;IF([.B38]&lt;[.E38];[.B38]/[.E38];1-([.E38]/[.B38])))" office:value-type="float" office:value="0.808385854817747" calcext:value-type="float">
            <text:p>0.81</text:p>
          </table:table-cell>
          <table:table-cell table:formula="of:=IF(OR([.C38]=&quot;---&quot;;[.D38]=&quot;---&quot;);&quot;---&quot;;IF([.C38]&lt;[.D38];1-([.C38]/[.D38]);[.D38]/[.C38]))" office:value-type="float" office:value="0.0629458165012072" calcext:value-type="float">
            <text:p>0.06</text:p>
          </table:table-cell>
          <table:table-cell table:formula="of:=IF(OR([.C38]=&quot;---&quot;;[.D38]=&quot;---&quot;);&quot;---&quot;;IF([.C38]&lt;[.D38];1-[.C38]/[.D38];1-([.D38]/[.C38])))" office:value-type="float" office:value="0.937054183498793" calcext:value-type="float">
            <text:p>0.94</text:p>
          </table:table-cell>
          <table:table-cell table:formula="of:=IF(OR([.C38]=&quot;---&quot;;[.E38]=&quot;---&quot;);&quot;---&quot;;IF([.C38]&lt;[.E38];1-([.C38]/[.E38]);[.E38]/[.C38]))" office:value-type="float" office:value="0.0615813329208862" calcext:value-type="float">
            <text:p>0.06</text:p>
          </table:table-cell>
          <table:table-cell table:formula="of:=IF(OR([.C38]=&quot;---&quot;;[.E38]=&quot;---&quot;);&quot;---&quot;;IF([.C38]&lt;[.E38];[.C38]/[.E38];1-([.E38]/[.C38])))" office:value-type="float" office:value="0.938418667079114" calcext:value-type="float">
            <text:p>0.94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GPU" calcext:value-type="string">
            <text:p>GPU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office:value-type="string" calcext:value-type="string">
            <text:p>ndrsdfull</text:p>
          </table:table-cell>
          <table:table-cell table:formula="of:=[$sv.V39]" office:value-type="string" office:string-value="---" calcext:value-type="string">
            <text:p>---</text:p>
          </table:table-cell>
          <table:table-cell table:formula="of:=[$a10.V39]" office:value-type="float" office:value="20163.2" calcext:value-type="float">
            <text:p>20163.20</text:p>
          </table:table-cell>
          <table:table-cell table:formula="of:=[$quadro.V39]" office:value-type="float" office:value="7264.25" calcext:value-type="float">
            <text:p>7264.25</text:p>
          </table:table-cell>
          <table:table-cell table:formula="of:=[$gtx.V39]" office:value-type="float" office:value="6728.95" calcext:value-type="float">
            <text:p>6728.95</text:p>
          </table:table-cell>
          <table:table-cell table:formula="of:=IF(OR([.B39]=&quot;---&quot;;[.D39]=&quot;---&quot;);&quot;---&quot;;IF([.B39]&lt;[.D39];1-([.B39]/[.D39]);[.D39]/[.B39]))" office:value-type="string" office:string-value="---" calcext:value-type="string">
            <text:p>---</text:p>
          </table:table-cell>
          <table:table-cell table:formula="of:=IF(OR([.B39]=&quot;---&quot;;[.D39]=&quot;---&quot;);&quot;---&quot;;IF([.B39]&lt;[.D39];[.B39]/[.D39];1-([.D39]/[.B39])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1-([.B39]/[.E39]);[.E39]/[.B39]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[.B39]/[.E39];1-([.E39]/[.B39])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1-([.C39]/[.D39]);[.D39]/[.C39]))" office:value-type="float" office:value="0.360272674972227" calcext:value-type="float">
            <text:p>0.36</text:p>
          </table:table-cell>
          <table:table-cell table:formula="of:=IF(OR([.C39]=&quot;---&quot;;[.D39]=&quot;---&quot;);&quot;---&quot;;IF([.C39]&lt;[.D39];1-[.C39]/[.D39];1-([.D39]/[.C39])))" office:value-type="float" office:value="0.639727325027773" calcext:value-type="float">
            <text:p>0.64</text:p>
          </table:table-cell>
          <table:table-cell table:formula="of:=IF(OR([.C39]=&quot;---&quot;;[.E39]=&quot;---&quot;);&quot;---&quot;;IF([.C39]&lt;[.E39];1-([.C39]/[.E39]);[.E39]/[.C39]))" office:value-type="float" office:value="0.333724309633391" calcext:value-type="float">
            <text:p>0.33</text:p>
          </table:table-cell>
          <table:table-cell table:formula="of:=IF(OR([.C39]=&quot;---&quot;;[.E39]=&quot;---&quot;);&quot;---&quot;;IF([.C39]&lt;[.E39];[.C39]/[.E39];1-([.E39]/[.C39])))" office:value-type="float" office:value="0.666275690366609" calcext:value-type="float">
            <text:p>0.67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GPU" calcext:value-type="string">
            <text:p>GPU</text:p>
          </table:table-cell>
        </table:table-row>
        <table:table-row table:style-name="ro1">
          <table:table-cell table:style-name="ce10" office:value-type="string" calcext:value-type="string">
            <text:p>Avg. Dist</text:p>
          </table:table-cell>
          <table:table-cell table:style-name="ce4" table:number-columns-repeated="4"/>
          <table:table-cell table:formula="of:=AVERAGE([.F2:.F39])" office:value-type="float" office:value="0.147886627889939" calcext:value-type="float">
            <text:p>0.15</text:p>
          </table:table-cell>
          <table:table-cell table:formula="of:=AVERAGE([.G2:.G39])" office:value-type="float" office:value="0.852113372110061" calcext:value-type="float">
            <text:p>0.85</text:p>
          </table:table-cell>
          <table:table-cell table:formula="of:=AVERAGE([.H2:.H39])" office:value-type="float" office:value="0.0954293009072136" calcext:value-type="float">
            <text:p>0.10</text:p>
          </table:table-cell>
          <table:table-cell table:formula="of:=AVERAGE([.I2:.I39])" office:value-type="float" office:value="0.904570699092786" calcext:value-type="float">
            <text:p>0.90</text:p>
          </table:table-cell>
          <table:table-cell table:formula="of:=AVERAGE([.J2:.J39])" office:value-type="float" office:value="0.102844708330864" calcext:value-type="float">
            <text:p>0.10</text:p>
          </table:table-cell>
          <table:table-cell table:formula="of:=AVERAGE([.K2:.K39])" office:value-type="float" office:value="0.897155291669136" calcext:value-type="float">
            <text:p>0.90</text:p>
          </table:table-cell>
          <table:table-cell table:formula="of:=AVERAGE([.L2:.L39])" office:value-type="float" office:value="0.0674361100992285" calcext:value-type="float">
            <text:p>0.07</text:p>
          </table:table-cell>
          <table:table-cell table:formula="of:=AVERAGE([.M2:.M39])" office:value-type="float" office:value="0.932563889900771" calcext:value-type="float">
            <text:p>0.93</text:p>
          </table:table-cell>
          <table:table-cell table:style-name="ce4" table:number-columns-repeated="4"/>
        </table:table-row>
        <table:table-row table:style-name="ro1">
          <table:table-cell table:style-name="ce10" office:value-type="string" calcext:value-type="string">
            <text:p># FPGA</text:p>
          </table:table-cell>
          <table:table-cell table:style-name="ce4" table:number-columns-repeated="12"/>
          <table:table-cell table:style-name="ce6" table:formula="of:=COUNTIF([.N2:.N39];&quot;FPGA&quot;)" office:value-type="float" office:value="0" calcext:value-type="float">
            <text:p>0</text:p>
          </table:table-cell>
          <table:table-cell table:style-name="ce6" table:formula="of:=COUNTIF([.O2:.O39];&quot;FPGA&quot;)" office:value-type="float" office:value="0" calcext:value-type="float">
            <text:p>0</text:p>
          </table:table-cell>
          <table:table-cell table:style-name="ce6" table:formula="of:=COUNTIF([.P2:.P39];&quot;FPGA&quot;)" office:value-type="float" office:value="0" calcext:value-type="float">
            <text:p>0</text:p>
          </table:table-cell>
          <table:table-cell table:style-name="ce6" table:formula="of:=COUNTIF([.Q2:.Q39];&quot;FPGA&quot;)" office:value-type="float" office:value="0" calcext:value-type="float">
            <text:p>0</text:p>
          </table:table-cell>
        </table:table-row>
        <table:table-row table:style-name="ro1">
          <table:table-cell table:style-name="ce10" office:value-type="string" calcext:value-type="string">
            <text:p># GPU</text:p>
          </table:table-cell>
          <table:table-cell table:style-name="ce4" table:number-columns-repeated="12"/>
          <table:table-cell table:style-name="ce6" table:formula="of:=COUNTIF([.N2:.N39];&quot;GPU&quot;)" office:value-type="float" office:value="32" calcext:value-type="float">
            <text:p>32</text:p>
          </table:table-cell>
          <table:table-cell table:style-name="ce6" table:formula="of:=COUNTIF([.O2:.O39];&quot;GPU&quot;)" office:value-type="float" office:value="32" calcext:value-type="float">
            <text:p>32</text:p>
          </table:table-cell>
          <table:table-cell table:style-name="ce6" table:formula="of:=COUNTIF([.P2:.P39];&quot;GPU&quot;)" office:value-type="float" office:value="20" calcext:value-type="float">
            <text:p>20</text:p>
          </table:table-cell>
          <table:table-cell table:style-name="ce6" table:formula="of:=COUNTIF([.Q2:.Q39];&quot;GPU&quot;)" office:value-type="float" office:value="20" calcext:value-type="float">
            <text:p>20</text:p>
          </table:table-cell>
        </table:table-row>
      </table:table>
      <table:table table:name="power comparison" table:style-name="ta1">
        <table:table-column table:style-name="co1" table:default-cell-style-name="ce11"/>
        <table:table-column table:style-name="co3" table:number-columns-repeated="12" table:default-cell-style-name="ce12"/>
        <table:table-column table:style-name="co3" table:default-cell-style-name="ce5"/>
        <table:table-column table:style-name="co3" table:number-columns-repeated="8" table:default-cell-style-name="Default"/>
        <table:table-row table:style-name="ro1">
          <table:table-cell table:style-name="ce10" office:value-type="string" calcext:value-type="string">
            <text:p>Kernel</text:p>
          </table:table-cell>
          <table:table-cell table:style-name="ce10" office:value-type="string" calcext:value-type="string">
            <text:p>sv</text:p>
          </table:table-cell>
          <table:table-cell table:style-name="ce10" office:value-type="string" calcext:value-type="string">
            <text:p>a10</text:p>
          </table:table-cell>
          <table:table-cell table:style-name="ce10" office:value-type="string" calcext:value-type="string">
            <text:p>quadro</text:p>
          </table:table-cell>
          <table:table-cell table:style-name="ce10" office:value-type="string" calcext:value-type="string">
            <text:p>gtx</text:p>
          </table:table-cell>
          <table:table-cell table:style-name="ce10" office:value-type="string" calcext:value-type="string">
            <text:p>s_svq_sv</text:p>
          </table:table-cell>
          <table:table-cell table:style-name="ce10" office:value-type="string" calcext:value-type="string">
            <text:p>s_svq_q</text:p>
          </table:table-cell>
          <table:table-cell table:style-name="ce10" office:value-type="string" calcext:value-type="string">
            <text:p>s_svg_sv</text:p>
          </table:table-cell>
          <table:table-cell table:style-name="ce10" office:value-type="string" calcext:value-type="string">
            <text:p>s_svg_g</text:p>
          </table:table-cell>
          <table:table-cell table:style-name="ce10" office:value-type="string" calcext:value-type="string">
            <text:p>s_a10q_a10</text:p>
          </table:table-cell>
          <table:table-cell table:style-name="ce10" office:value-type="string" calcext:value-type="string">
            <text:p>s_a10q_q</text:p>
          </table:table-cell>
          <table:table-cell table:style-name="ce10" office:value-type="string" calcext:value-type="string">
            <text:p>s_a10g_a10</text:p>
          </table:table-cell>
          <table:table-cell table:style-name="ce10" office:value-type="string" calcext:value-type="string">
            <text:p>s_a10g_g</text:p>
          </table:table-cell>
          <table:table-cell table:style-name="ce10" office:value-type="string" calcext:value-type="string">
            <text:p>Class sv/q</text:p>
          </table:table-cell>
          <table:table-cell table:style-name="ce10" office:value-type="string" calcext:value-type="string">
            <text:p>Class sv/g</text:p>
          </table:table-cell>
          <table:table-cell table:style-name="ce10" office:value-type="string" calcext:value-type="string">
            <text:p>Class a10/q</text:p>
          </table:table-cell>
          <table:table-cell table:style-name="ce10" office:value-type="string" calcext:value-type="string">
            <text:p>Class a10/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</text:p>
          </table:table-cell>
          <table:table-cell table:formula="of:=IF([$sv.V2]=&quot;---&quot;;&quot;---&quot;;[$sv.V2]*[.$V12])" office:value-type="float" office:value="79828.75" calcext:value-type="float">
            <text:p>79828.75</text:p>
          </table:table-cell>
          <table:table-cell table:formula="of:=IF([$a10.V2]=&quot;---&quot;;&quot;---&quot;;[$a10.V2]*[.$V13])" office:value-type="float" office:value="134283" calcext:value-type="float">
            <text:p>134283.00</text:p>
          </table:table-cell>
          <table:table-cell table:formula="of:=IF([$quadro.V2]=&quot;---&quot;;&quot;---&quot;;[$quadro.V2]*[.$V14])" office:value-type="float" office:value="14489.4" calcext:value-type="float">
            <text:p>14489.40</text:p>
          </table:table-cell>
          <table:table-cell table:formula="of:=IF([$gtx.V2]=&quot;---&quot;;&quot;---&quot;;[$gtx.V2]*[.$V15])" office:value-type="float" office:value="14247.75" calcext:value-type="float">
            <text:p>14247.75</text:p>
          </table:table-cell>
          <table:table-cell table:formula="of:=IF(OR([.B2]=&quot;---&quot;;[.D2]=&quot;---&quot;);&quot;---&quot;;IF([.B2]&lt;[.D2];1-([.B2]/[.D2]);[.D2]/[.B2]))" office:value-type="float" office:value="0.181506036359081" calcext:value-type="float">
            <text:p>0.18</text:p>
          </table:table-cell>
          <table:table-cell table:formula="of:=IF(OR([.B2]=&quot;---&quot;;[.D2]=&quot;---&quot;);&quot;---&quot;;IF([.B2]&lt;[.D2];[.B2]/[.D2];1-([.D2]/[.B2])))" office:value-type="float" office:value="0.818493963640919" calcext:value-type="float">
            <text:p>0.82</text:p>
          </table:table-cell>
          <table:table-cell table:formula="of:=IF(OR([.B2]=&quot;---&quot;;[.E2]=&quot;---&quot;);&quot;---&quot;;IF([.B2]&lt;[.E2];1-([.B2]/[.E2]);[.E2]/[.B2]))" office:value-type="float" office:value="0.178478931462662" calcext:value-type="float">
            <text:p>0.18</text:p>
          </table:table-cell>
          <table:table-cell table:formula="of:=IF(OR([.B2]=&quot;---&quot;;[.E2]=&quot;---&quot;);&quot;---&quot;;IF([.B2]&lt;[.E2];[.B2]/[.E2];1-([.E2]/[.B2])))" office:value-type="float" office:value="0.821521068537338" calcext:value-type="float">
            <text:p>0.82</text:p>
          </table:table-cell>
          <table:table-cell table:formula="of:=IF(OR([.C2]=&quot;---&quot;;[.D2]=&quot;---&quot;);&quot;---&quot;;IF([.C2]&lt;[.D2];1-([.C2]/[.D2]);[.D2]/[.C2]))" office:value-type="float" office:value="0.107901968231273" calcext:value-type="float">
            <text:p>0.11</text:p>
          </table:table-cell>
          <table:table-cell table:formula="of:=IF(OR([.C2]=&quot;---&quot;;[.D2]=&quot;---&quot;);&quot;---&quot;;IF([.C2]&lt;[.D2];1-[.C2]/[.D2];1-([.D2]/[.C2])))" office:value-type="float" office:value="0.892098031768727" calcext:value-type="float">
            <text:p>0.89</text:p>
          </table:table-cell>
          <table:table-cell table:formula="of:=IF(OR([.C2]=&quot;---&quot;;[.E2]=&quot;---&quot;);&quot;---&quot;;IF([.C2]&lt;[.E2];1-([.C2]/[.E2]);[.E2]/[.C2]))" office:value-type="float" office:value="0.106102410580639" calcext:value-type="float">
            <text:p>0.11</text:p>
          </table:table-cell>
          <table:table-cell table:formula="of:=IF(OR([.C2]=&quot;---&quot;;[.E2]=&quot;---&quot;);&quot;---&quot;;IF([.C2]&lt;[.E2];[.C2]/[.E2];1-([.E2]/[.C2])))" office:value-type="float" office:value="0.893897589419361" calcext:value-type="float">
            <text:p>0.89</text:p>
          </table:table-cell>
          <table:table-cell table:formula="of:=IF(OR([.B2]=&quot;---&quot;;[.D2]=&quot;---&quot;);&quot;---&quot;;IF([.B2]&lt;[.D2]; &quot;FPGA&quot;; &quot;GPU&quot;))" office:value-type="string" office:string-value="GPU" calcext:value-type="string">
            <text:p>GPU</text:p>
          </table:table-cell>
          <table:table-cell table:formula="of:=IF(OR([.B2]=&quot;---&quot;;[.E2]=&quot;---&quot;);&quot;---&quot;;IF([.B2]&lt;[.E2]; &quot;FPGA&quot;; &quot;GPU&quot;))" office:value-type="string" office:string-value="GPU" calcext:value-type="string">
            <text:p>GPU</text:p>
          </table:table-cell>
          <table:table-cell table:formula="of:=IF(OR([.C2]=&quot;---&quot;;[.D2]=&quot;---&quot;);&quot;---&quot;;IF([.C2]&lt;[.D2]; &quot;FPGA&quot;; &quot;GPU&quot;))" office:value-type="string" office:string-value="GPU" calcext:value-type="string">
            <text:p>GPU</text:p>
          </table:table-cell>
          <table:table-cell table:formula="of:=IF(OR([.C2]=&quot;---&quot;;[.E2]=&quot;---&quot;);&quot;---&quot;;IF([.C2]&lt;[.E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eans</text:p>
          </table:table-cell>
          <table:table-cell table:formula="of:=IF([$sv.V3]=&quot;---&quot;;&quot;---&quot;;[$sv.V3]*[.$V12])" office:value-type="float" office:value="422526.33992625" calcext:value-type="float">
            <text:p>422526.34</text:p>
          </table:table-cell>
          <table:table-cell table:formula="of:=IF([$a10.V3]=&quot;---&quot;;&quot;---&quot;;[$a10.V3]*[.$V13])" office:value-type="float" office:value="1109354.892087" calcext:value-type="float">
            <text:p>1109354.89</text:p>
          </table:table-cell>
          <table:table-cell table:formula="of:=IF([$quadro.V3]=&quot;---&quot;;&quot;---&quot;;[$quadro.V3]*[.$V14])" office:value-type="float" office:value="15698.31917145" calcext:value-type="float">
            <text:p>15698.32</text:p>
          </table:table-cell>
          <table:table-cell table:formula="of:=IF([$gtx.V3]=&quot;---&quot;;&quot;---&quot;;[$gtx.V3]*[.$V15])" office:value-type="float" office:value="33403.83750825" calcext:value-type="float">
            <text:p>33403.84</text:p>
          </table:table-cell>
          <table:table-cell table:formula="of:=IF(OR([.B3]=&quot;---&quot;;[.D3]=&quot;---&quot;);&quot;---&quot;;IF([.B3]&lt;[.D3];1-([.B3]/[.D3]);[.D3]/[.B3]))" office:value-type="float" office:value="0.037153468761711" calcext:value-type="float">
            <text:p>0.04</text:p>
          </table:table-cell>
          <table:table-cell table:formula="of:=IF(OR([.B3]=&quot;---&quot;;[.D3]=&quot;---&quot;);&quot;---&quot;;IF([.B3]&lt;[.D3];[.B3]/[.D3];1-([.D3]/[.B3])))" office:value-type="float" office:value="0.962846531238289" calcext:value-type="float">
            <text:p>0.96</text:p>
          </table:table-cell>
          <table:table-cell table:formula="of:=IF(OR([.B3]=&quot;---&quot;;[.E3]=&quot;---&quot;);&quot;---&quot;;IF([.B3]&lt;[.E3];1-([.B3]/[.E3]);[.E3]/[.B3]))" office:value-type="float" office:value="0.0790574086199702" calcext:value-type="float">
            <text:p>0.08</text:p>
          </table:table-cell>
          <table:table-cell table:formula="of:=IF(OR([.B3]=&quot;---&quot;;[.E3]=&quot;---&quot;);&quot;---&quot;;IF([.B3]&lt;[.E3];[.B3]/[.E3];1-([.E3]/[.B3])))" office:value-type="float" office:value="0.92094259138003" calcext:value-type="float">
            <text:p>0.92</text:p>
          </table:table-cell>
          <table:table-cell table:formula="of:=IF(OR([.C3]=&quot;---&quot;;[.D3]=&quot;---&quot;);&quot;---&quot;;IF([.C3]&lt;[.D3];1-([.C3]/[.D3]);[.D3]/[.C3]))" office:value-type="float" office:value="0.0141508540534915" calcext:value-type="float">
            <text:p>0.01</text:p>
          </table:table-cell>
          <table:table-cell table:formula="of:=IF(OR([.C3]=&quot;---&quot;;[.D3]=&quot;---&quot;);&quot;---&quot;;IF([.C3]&lt;[.D3];1-[.C3]/[.D3];1-([.D3]/[.C3])))" office:value-type="float" office:value="0.985849145946508" calcext:value-type="float">
            <text:p>0.99</text:p>
          </table:table-cell>
          <table:table-cell table:formula="of:=IF(OR([.C3]=&quot;---&quot;;[.E3]=&quot;---&quot;);&quot;---&quot;;IF([.C3]&lt;[.E3];1-([.C3]/[.E3]);[.E3]/[.C3]))" office:value-type="float" office:value="0.030111047191948" calcext:value-type="float">
            <text:p>0.03</text:p>
          </table:table-cell>
          <table:table-cell table:formula="of:=IF(OR([.C3]=&quot;---&quot;;[.E3]=&quot;---&quot;);&quot;---&quot;;IF([.C3]&lt;[.E3];[.C3]/[.E3];1-([.E3]/[.C3])))" office:value-type="float" office:value="0.969888952808052" calcext:value-type="float">
            <text:p>0.97</text:p>
          </table:table-cell>
          <table:table-cell table:formula="of:=IF(OR([.B3]=&quot;---&quot;;[.D3]=&quot;---&quot;);&quot;---&quot;;IF([.B3]&lt;[.D3]; &quot;FPGA&quot;; &quot;GPU&quot;))" office:value-type="string" office:string-value="GPU" calcext:value-type="string">
            <text:p>GPU</text:p>
          </table:table-cell>
          <table:table-cell table:formula="of:=IF(OR([.B3]=&quot;---&quot;;[.E3]=&quot;---&quot;);&quot;---&quot;;IF([.B3]&lt;[.E3]; &quot;FPGA&quot;; &quot;GPU&quot;))" office:value-type="string" office:string-value="GPU" calcext:value-type="string">
            <text:p>GPU</text:p>
          </table:table-cell>
          <table:table-cell table:formula="of:=IF(OR([.C3]=&quot;---&quot;;[.D3]=&quot;---&quot;);&quot;---&quot;;IF([.C3]&lt;[.D3]; &quot;FPGA&quot;; &quot;GPU&quot;))" office:value-type="string" office:string-value="GPU" calcext:value-type="string">
            <text:p>GPU</text:p>
          </table:table-cell>
          <table:table-cell table:formula="of:=IF(OR([.C3]=&quot;---&quot;;[.E3]=&quot;---&quot;);&quot;---&quot;;IF([.C3]&lt;[.E3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vamd</text:p>
          </table:table-cell>
          <table:table-cell table:formula="of:=IF([$sv.V4]=&quot;---&quot;;&quot;---&quot;;[$sv.V4]*[.$V12])" office:value-type="float" office:value="18219050" calcext:value-type="float">
            <text:p>18219050.00</text:p>
          </table:table-cell>
          <table:table-cell table:formula="of:=IF([$a10.V4]=&quot;---&quot;;&quot;---&quot;;[$a10.V4]*[.$V13])" office:value-type="float" office:value="25462374" calcext:value-type="float">
            <text:p>25462374.00</text:p>
          </table:table-cell>
          <table:table-cell table:formula="of:=IF([$quadro.V4]=&quot;---&quot;;&quot;---&quot;;[$quadro.V4]*[.$V14])" office:value-type="float" office:value="1341454.4" calcext:value-type="float">
            <text:p>1341454.40</text:p>
          </table:table-cell>
          <table:table-cell table:formula="of:=IF([$gtx.V4]=&quot;---&quot;;&quot;---&quot;;[$gtx.V4]*[.$V15])" office:value-type="float" office:value="904992" calcext:value-type="float">
            <text:p>904992.00</text:p>
          </table:table-cell>
          <table:table-cell table:formula="of:=IF(OR([.B4]=&quot;---&quot;;[.D4]=&quot;---&quot;);&quot;---&quot;;IF([.B4]&lt;[.D4];1-([.B4]/[.D4]);[.D4]/[.B4]))" office:value-type="float" office:value="0.0736292177693129" calcext:value-type="float">
            <text:p>0.07</text:p>
          </table:table-cell>
          <table:table-cell table:formula="of:=IF(OR([.B4]=&quot;---&quot;;[.D4]=&quot;---&quot;);&quot;---&quot;;IF([.B4]&lt;[.D4];[.B4]/[.D4];1-([.D4]/[.B4])))" office:value-type="float" office:value="0.926370782230687" calcext:value-type="float">
            <text:p>0.93</text:p>
          </table:table-cell>
          <table:table-cell table:formula="of:=IF(OR([.B4]=&quot;---&quot;;[.E4]=&quot;---&quot;);&quot;---&quot;;IF([.B4]&lt;[.E4];1-([.B4]/[.E4]);[.E4]/[.B4]))" office:value-type="float" office:value="0.0496728424368998" calcext:value-type="float">
            <text:p>0.05</text:p>
          </table:table-cell>
          <table:table-cell table:formula="of:=IF(OR([.B4]=&quot;---&quot;;[.E4]=&quot;---&quot;);&quot;---&quot;;IF([.B4]&lt;[.E4];[.B4]/[.E4];1-([.E4]/[.B4])))" office:value-type="float" office:value="0.9503271575631" calcext:value-type="float">
            <text:p>0.95</text:p>
          </table:table-cell>
          <table:table-cell table:formula="of:=IF(OR([.C4]=&quot;---&quot;;[.D4]=&quot;---&quot;);&quot;---&quot;;IF([.C4]&lt;[.D4];1-([.C4]/[.D4]);[.D4]/[.C4]))" office:value-type="float" office:value="0.0526837913856736" calcext:value-type="float">
            <text:p>0.05</text:p>
          </table:table-cell>
          <table:table-cell table:formula="of:=IF(OR([.C4]=&quot;---&quot;;[.D4]=&quot;---&quot;);&quot;---&quot;;IF([.C4]&lt;[.D4];1-[.C4]/[.D4];1-([.D4]/[.C4])))" office:value-type="float" office:value="0.947316208614326" calcext:value-type="float">
            <text:p>0.95</text:p>
          </table:table-cell>
          <table:table-cell table:formula="of:=IF(OR([.C4]=&quot;---&quot;;[.E4]=&quot;---&quot;);&quot;---&quot;;IF([.C4]&lt;[.E4];1-([.C4]/[.E4]);[.E4]/[.C4]))" office:value-type="float" office:value="0.0355423261004649" calcext:value-type="float">
            <text:p>0.04</text:p>
          </table:table-cell>
          <table:table-cell table:formula="of:=IF(OR([.C4]=&quot;---&quot;;[.E4]=&quot;---&quot;);&quot;---&quot;;IF([.C4]&lt;[.E4];[.C4]/[.E4];1-([.E4]/[.C4])))" office:value-type="float" office:value="0.964457673899535" calcext:value-type="float">
            <text:p>0.96</text:p>
          </table:table-cell>
          <table:table-cell table:formula="of:=IF(OR([.B4]=&quot;---&quot;;[.D4]=&quot;---&quot;);&quot;---&quot;;IF([.B4]&lt;[.D4]; &quot;FPGA&quot;; &quot;GPU&quot;))" office:value-type="string" office:string-value="GPU" calcext:value-type="string">
            <text:p>GPU</text:p>
          </table:table-cell>
          <table:table-cell table:formula="of:=IF(OR([.B4]=&quot;---&quot;;[.E4]=&quot;---&quot;);&quot;---&quot;;IF([.B4]&lt;[.E4]; &quot;FPGA&quot;; &quot;GPU&quot;))" office:value-type="string" office:string-value="GPU" calcext:value-type="string">
            <text:p>GPU</text:p>
          </table:table-cell>
          <table:table-cell table:formula="of:=IF(OR([.C4]=&quot;---&quot;;[.D4]=&quot;---&quot;);&quot;---&quot;;IF([.C4]&lt;[.D4]; &quot;FPGA&quot;; &quot;GPU&quot;))" office:value-type="string" office:string-value="GPU" calcext:value-type="string">
            <text:p>GPU</text:p>
          </table:table-cell>
          <table:table-cell table:formula="of:=IF(OR([.C4]=&quot;---&quot;;[.E4]=&quot;---&quot;);&quot;---&quot;;IF([.C4]&lt;[.E4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n</text:p>
          </table:table-cell>
          <table:table-cell table:formula="of:=IF([$sv.V5]=&quot;---&quot;;&quot;---&quot;;[$sv.V5]*[.$V12])" office:value-type="float" office:value="5198.75" calcext:value-type="float">
            <text:p>5198.75</text:p>
          </table:table-cell>
          <table:table-cell table:formula="of:=IF([$a10.V5]=&quot;---&quot;;&quot;---&quot;;[$a10.V5]*[.$V13])" office:value-type="string" office:string-value="---" calcext:value-type="string">
            <text:p>---</text:p>
          </table:table-cell>
          <table:table-cell table:formula="of:=IF([$quadro.V5]=&quot;---&quot;;&quot;---&quot;;[$quadro.V5]*[.$V14])" office:value-type="float" office:value="1621.55" calcext:value-type="float">
            <text:p>1621.55</text:p>
          </table:table-cell>
          <table:table-cell table:formula="of:=IF([$gtx.V5]=&quot;---&quot;;&quot;---&quot;;[$gtx.V5]*[.$V15])" office:value-type="float" office:value="6146.25" calcext:value-type="float">
            <text:p>6146.25</text:p>
          </table:table-cell>
          <table:table-cell table:formula="of:=IF(OR([.B5]=&quot;---&quot;;[.D5]=&quot;---&quot;);&quot;---&quot;;IF([.B5]&lt;[.D5];1-([.B5]/[.D5]);[.D5]/[.B5]))" office:value-type="float" office:value="0.311911517191633" calcext:value-type="float">
            <text:p>0.31</text:p>
          </table:table-cell>
          <table:table-cell table:formula="of:=IF(OR([.B5]=&quot;---&quot;;[.D5]=&quot;---&quot;);&quot;---&quot;;IF([.B5]&lt;[.D5];[.B5]/[.D5];1-([.D5]/[.B5])))" office:value-type="float" office:value="0.688088482808367" calcext:value-type="float">
            <text:p>0.69</text:p>
          </table:table-cell>
          <table:table-cell table:formula="of:=IF(OR([.B5]=&quot;---&quot;;[.E5]=&quot;---&quot;);&quot;---&quot;;IF([.B5]&lt;[.E5];1-([.B5]/[.E5]);[.E5]/[.B5]))" office:value-type="float" office:value="0.15415904006508" calcext:value-type="float">
            <text:p>0.15</text:p>
          </table:table-cell>
          <table:table-cell table:formula="of:=IF(OR([.B5]=&quot;---&quot;;[.E5]=&quot;---&quot;);&quot;---&quot;;IF([.B5]&lt;[.E5];[.B5]/[.E5];1-([.E5]/[.B5])))" office:value-type="float" office:value="0.84584095993492" calcext:value-type="float">
            <text:p>0.85</text:p>
          </table:table-cell>
          <table:table-cell table:formula="of:=IF(OR([.C5]=&quot;---&quot;;[.D5]=&quot;---&quot;);&quot;---&quot;;IF([.C5]&lt;[.D5];1-([.C5]/[.D5]);[.D5]/[.C5]))" office:value-type="string" office:string-value="---" calcext:value-type="string">
            <text:p>---</text:p>
          </table:table-cell>
          <table:table-cell table:formula="of:=IF(OR([.C5]=&quot;---&quot;;[.D5]=&quot;---&quot;);&quot;---&quot;;IF([.C5]&lt;[.D5];1-[.C5]/[.D5];1-([.D5]/[.C5])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1-([.C5]/[.E5]);[.E5]/[.C5]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[.C5]/[.E5];1-([.E5]/[.C5])))" office:value-type="string" office:string-value="---" calcext:value-type="string">
            <text:p>---</text:p>
          </table:table-cell>
          <table:table-cell table:formula="of:=IF(OR([.B5]=&quot;---&quot;;[.D5]=&quot;---&quot;);&quot;---&quot;;IF([.B5]&lt;[.D5]; &quot;FPGA&quot;; &quot;GPU&quot;))" office:value-type="string" office:string-value="GPU" calcext:value-type="string">
            <text:p>GPU</text:p>
          </table:table-cell>
          <table:table-cell table:formula="of:=IF(OR([.B5]=&quot;---&quot;;[.E5]=&quot;---&quot;);&quot;---&quot;;IF([.B5]&lt;[.E5]; &quot;FPGA&quot;; &quot;GPU&quot;))" office:value-type="string" office:string-value="FPGA" calcext:value-type="string">
            <text:p>FPGA</text:p>
          </table:table-cell>
          <table:table-cell table:formula="of:=IF(OR([.C5]=&quot;---&quot;;[.D5]=&quot;---&quot;);&quot;---&quot;;IF([.C5]&lt;[.D5]; &quot;FPGA&quot;; &quot;GPU&quot;))" office:value-type="string" office:string-value="---" calcext:value-type="string">
            <text:p>---</text:p>
          </table:table-cell>
          <table:table-cell table:formula="of:=IF(OR([.C5]=&quot;---&quot;;[.E5]=&quot;---&quot;);&quot;---&quot;;IF([.C5]&lt;[.E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1</text:p>
          </table:table-cell>
          <table:table-cell table:formula="of:=IF([$sv.V6]=&quot;---&quot;;&quot;---&quot;;[$sv.V6]*[.$V12])" office:value-type="float" office:value="8763.2421875" calcext:value-type="float">
            <text:p>8763.24</text:p>
          </table:table-cell>
          <table:table-cell table:formula="of:=IF([$a10.V6]=&quot;---&quot;;&quot;---&quot;;[$a10.V6]*[.$V13])" office:value-type="string" office:string-value="---" calcext:value-type="string">
            <text:p>---</text:p>
          </table:table-cell>
          <table:table-cell table:formula="of:=IF([$quadro.V6]=&quot;---&quot;;&quot;---&quot;;[$quadro.V6]*[.$V14])" office:value-type="float" office:value="1868.57499795" calcext:value-type="float">
            <text:p>1868.57</text:p>
          </table:table-cell>
          <table:table-cell table:formula="of:=IF([$gtx.V6]=&quot;---&quot;;&quot;---&quot;;[$gtx.V6]*[.$V15])" office:value-type="float" office:value="5141.87695725" calcext:value-type="float">
            <text:p>5141.88</text:p>
          </table:table-cell>
          <table:table-cell table:formula="of:=IF(OR([.B6]=&quot;---&quot;;[.D6]=&quot;---&quot;);&quot;---&quot;;IF([.B6]&lt;[.D6];1-([.B6]/[.D6]);[.D6]/[.B6]))" office:value-type="float" office:value="0.213228729500978" calcext:value-type="float">
            <text:p>0.21</text:p>
          </table:table-cell>
          <table:table-cell table:formula="of:=IF(OR([.B6]=&quot;---&quot;;[.D6]=&quot;---&quot;);&quot;---&quot;;IF([.B6]&lt;[.D6];[.B6]/[.D6];1-([.D6]/[.B6])))" office:value-type="float" office:value="0.786771270499022" calcext:value-type="float">
            <text:p>0.79</text:p>
          </table:table-cell>
          <table:table-cell table:formula="of:=IF(OR([.B6]=&quot;---&quot;;[.E6]=&quot;---&quot;);&quot;---&quot;;IF([.B6]&lt;[.E6];1-([.B6]/[.E6]);[.E6]/[.B6]))" office:value-type="float" office:value="0.586755089866675" calcext:value-type="float">
            <text:p>0.59</text:p>
          </table:table-cell>
          <table:table-cell table:formula="of:=IF(OR([.B6]=&quot;---&quot;;[.E6]=&quot;---&quot;);&quot;---&quot;;IF([.B6]&lt;[.E6];[.B6]/[.E6];1-([.E6]/[.B6])))" office:value-type="float" office:value="0.413244910133325" calcext:value-type="float">
            <text:p>0.41</text:p>
          </table:table-cell>
          <table:table-cell table:formula="of:=IF(OR([.C6]=&quot;---&quot;;[.D6]=&quot;---&quot;);&quot;---&quot;;IF([.C6]&lt;[.D6];1-([.C6]/[.D6]);[.D6]/[.C6]))" office:value-type="string" office:string-value="---" calcext:value-type="string">
            <text:p>---</text:p>
          </table:table-cell>
          <table:table-cell table:formula="of:=IF(OR([.C6]=&quot;---&quot;;[.D6]=&quot;---&quot;);&quot;---&quot;;IF([.C6]&lt;[.D6];1-[.C6]/[.D6];1-([.D6]/[.C6])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1-([.C6]/[.E6]);[.E6]/[.C6]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[.C6]/[.E6];1-([.E6]/[.C6])))" office:value-type="string" office:string-value="---" calcext:value-type="string">
            <text:p>---</text:p>
          </table:table-cell>
          <table:table-cell table:formula="of:=IF(OR([.B6]=&quot;---&quot;;[.D6]=&quot;---&quot;);&quot;---&quot;;IF([.B6]&lt;[.D6]; &quot;FPGA&quot;; &quot;GPU&quot;))" office:value-type="string" office:string-value="GPU" calcext:value-type="string">
            <text:p>GPU</text:p>
          </table:table-cell>
          <table:table-cell table:formula="of:=IF(OR([.B6]=&quot;---&quot;;[.E6]=&quot;---&quot;);&quot;---&quot;;IF([.B6]&lt;[.E6]; &quot;FPGA&quot;; &quot;GPU&quot;))" office:value-type="string" office:string-value="GPU" calcext:value-type="string">
            <text:p>GPU</text:p>
          </table:table-cell>
          <table:table-cell table:formula="of:=IF(OR([.C6]=&quot;---&quot;;[.D6]=&quot;---&quot;);&quot;---&quot;;IF([.C6]&lt;[.D6]; &quot;FPGA&quot;; &quot;GPU&quot;))" office:value-type="string" office:string-value="---" calcext:value-type="string">
            <text:p>---</text:p>
          </table:table-cell>
          <table:table-cell table:formula="of:=IF(OR([.C6]=&quot;---&quot;;[.E6]=&quot;---&quot;);&quot;---&quot;;IF([.C6]&lt;[.E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w2</text:p>
          </table:table-cell>
          <table:table-cell table:formula="of:=IF([$sv.V7]=&quot;---&quot;;&quot;---&quot;;[$sv.V7]*[.$V12])" office:value-type="float" office:value="8259.63582625" calcext:value-type="float">
            <text:p>8259.64</text:p>
          </table:table-cell>
          <table:table-cell table:formula="of:=IF([$a10.V7]=&quot;---&quot;;&quot;---&quot;;[$a10.V7]*[.$V13])" office:value-type="string" office:string-value="---" calcext:value-type="string">
            <text:p>---</text:p>
          </table:table-cell>
          <table:table-cell table:formula="of:=IF([$quadro.V7]=&quot;---&quot;;&quot;---&quot;;[$quadro.V7]*[.$V14])" office:value-type="float" office:value="1898.1708664" calcext:value-type="float">
            <text:p>1898.17</text:p>
          </table:table-cell>
          <table:table-cell table:formula="of:=IF([$gtx.V7]=&quot;---&quot;;&quot;---&quot;;[$gtx.V7]*[.$V15])" office:value-type="float" office:value="5066.0196675" calcext:value-type="float">
            <text:p>5066.02</text:p>
          </table:table-cell>
          <table:table-cell table:formula="of:=IF(OR([.B7]=&quot;---&quot;;[.D7]=&quot;---&quot;);&quot;---&quot;;IF([.B7]&lt;[.D7];1-([.B7]/[.D7]);[.D7]/[.B7]))" office:value-type="float" office:value="0.229812900511595" calcext:value-type="float">
            <text:p>0.23</text:p>
          </table:table-cell>
          <table:table-cell table:formula="of:=IF(OR([.B7]=&quot;---&quot;;[.D7]=&quot;---&quot;);&quot;---&quot;;IF([.B7]&lt;[.D7];[.B7]/[.D7];1-([.D7]/[.B7])))" office:value-type="float" office:value="0.770187099488405" calcext:value-type="float">
            <text:p>0.77</text:p>
          </table:table-cell>
          <table:table-cell table:formula="of:=IF(OR([.B7]=&quot;---&quot;;[.E7]=&quot;---&quot;);&quot;---&quot;;IF([.B7]&lt;[.E7];1-([.B7]/[.E7]);[.E7]/[.B7]))" office:value-type="float" office:value="0.613346614072215" calcext:value-type="float">
            <text:p>0.61</text:p>
          </table:table-cell>
          <table:table-cell table:formula="of:=IF(OR([.B7]=&quot;---&quot;;[.E7]=&quot;---&quot;);&quot;---&quot;;IF([.B7]&lt;[.E7];[.B7]/[.E7];1-([.E7]/[.B7])))" office:value-type="float" office:value="0.386653385927785" calcext:value-type="float">
            <text:p>0.39</text:p>
          </table:table-cell>
          <table:table-cell table:formula="of:=IF(OR([.C7]=&quot;---&quot;;[.D7]=&quot;---&quot;);&quot;---&quot;;IF([.C7]&lt;[.D7];1-([.C7]/[.D7]);[.D7]/[.C7]))" office:value-type="string" office:string-value="---" calcext:value-type="string">
            <text:p>---</text:p>
          </table:table-cell>
          <table:table-cell table:formula="of:=IF(OR([.C7]=&quot;---&quot;;[.D7]=&quot;---&quot;);&quot;---&quot;;IF([.C7]&lt;[.D7];1-[.C7]/[.D7];1-([.D7]/[.C7])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1-([.C7]/[.E7]);[.E7]/[.C7]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[.C7]/[.E7];1-([.E7]/[.C7])))" office:value-type="string" office:string-value="---" calcext:value-type="string">
            <text:p>---</text:p>
          </table:table-cell>
          <table:table-cell table:formula="of:=IF(OR([.B7]=&quot;---&quot;;[.D7]=&quot;---&quot;);&quot;---&quot;;IF([.B7]&lt;[.D7]; &quot;FPGA&quot;; &quot;GPU&quot;))" office:value-type="string" office:string-value="GPU" calcext:value-type="string">
            <text:p>GPU</text:p>
          </table:table-cell>
          <table:table-cell table:formula="of:=IF(OR([.B7]=&quot;---&quot;;[.E7]=&quot;---&quot;);&quot;---&quot;;IF([.B7]&lt;[.E7]; &quot;FPGA&quot;; &quot;GPU&quot;))" office:value-type="string" office:string-value="GPU" calcext:value-type="string">
            <text:p>GPU</text:p>
          </table:table-cell>
          <table:table-cell table:formula="of:=IF(OR([.C7]=&quot;---&quot;;[.D7]=&quot;---&quot;);&quot;---&quot;;IF([.C7]&lt;[.D7]; &quot;FPGA&quot;; &quot;GPU&quot;))" office:value-type="string" office:string-value="---" calcext:value-type="string">
            <text:p>---</text:p>
          </table:table-cell>
          <table:table-cell table:formula="of:=IF(OR([.C7]=&quot;---&quot;;[.E7]=&quot;---&quot;);&quot;---&quot;;IF([.C7]&lt;[.E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hfinder</text:p>
          </table:table-cell>
          <table:table-cell table:formula="of:=IF([$sv.V8]=&quot;---&quot;;&quot;---&quot;;[$sv.V8]*[.$V12])" office:value-type="float" office:value="2037180.25" calcext:value-type="float">
            <text:p>2037180.25</text:p>
          </table:table-cell>
          <table:table-cell table:formula="of:=IF([$a10.V8]=&quot;---&quot;;&quot;---&quot;;[$a10.V8]*[.$V13])" office:value-type="string" office:string-value="---" calcext:value-type="string">
            <text:p>---</text:p>
          </table:table-cell>
          <table:table-cell table:formula="of:=IF([$quadro.V8]=&quot;---&quot;;&quot;---&quot;;[$quadro.V8]*[.$V14])" office:value-type="string" office:string-value="---" calcext:value-type="string">
            <text:p>---</text:p>
          </table:table-cell>
          <table:table-cell table:formula="of:=IF([$gtx.V8]=&quot;---&quot;;&quot;---&quot;;[$gtx.V8]*[.$V15]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1-([.B8]/[.D8]);[.D8]/[.B8]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[.B8]/[.D8];1-([.D8]/[.B8])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1-([.B8]/[.E8]);[.E8]/[.B8]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[.B8]/[.E8];1-([.E8]/[.B8])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([.C8]/[.D8]);[.D8]/[.C8]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1-[.C8]/[.D8];1-([.D8]/[.C8])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1-([.C8]/[.E8]);[.E8]/[.C8]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[.C8]/[.E8];1-([.E8]/[.C8])))" office:value-type="string" office:string-value="---" calcext:value-type="string">
            <text:p>---</text:p>
          </table:table-cell>
          <table:table-cell table:formula="of:=IF(OR([.B8]=&quot;---&quot;;[.D8]=&quot;---&quot;);&quot;---&quot;;IF([.B8]&lt;[.D8]; &quot;FPGA&quot;; &quot;GPU&quot;))" office:value-type="string" office:string-value="---" calcext:value-type="string">
            <text:p>---</text:p>
          </table:table-cell>
          <table:table-cell table:formula="of:=IF(OR([.B8]=&quot;---&quot;;[.E8]=&quot;---&quot;);&quot;---&quot;;IF([.B8]&lt;[.E8]; &quot;FPGA&quot;; &quot;GPU&quot;))" office:value-type="string" office:string-value="---" calcext:value-type="string">
            <text:p>---</text:p>
          </table:table-cell>
          <table:table-cell table:formula="of:=IF(OR([.C8]=&quot;---&quot;;[.D8]=&quot;---&quot;);&quot;---&quot;;IF([.C8]&lt;[.D8]; &quot;FPGA&quot;; &quot;GPU&quot;))" office:value-type="string" office:string-value="---" calcext:value-type="string">
            <text:p>---</text:p>
          </table:table-cell>
          <table:table-cell table:formula="of:=IF(OR([.C8]=&quot;---&quot;;[.E8]=&quot;---&quot;);&quot;---&quot;;IF([.C8]&lt;[.E8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rad</text:p>
          </table:table-cell>
          <table:table-cell table:formula="of:=IF([$sv.V9]=&quot;---&quot;;&quot;---&quot;;[$sv.V9]*[.$V12])" office:value-type="float" office:value="31881" calcext:value-type="float">
            <text:p>31881.00</text:p>
          </table:table-cell>
          <table:table-cell table:formula="of:=IF([$a10.V9]=&quot;---&quot;;&quot;---&quot;;[$a10.V9]*[.$V13])" office:value-type="float" office:value="330183" calcext:value-type="float">
            <text:p>330183.00</text:p>
          </table:table-cell>
          <table:table-cell table:formula="of:=IF([$quadro.V9]=&quot;---&quot;;&quot;---&quot;;[$quadro.V9]*[.$V14])" office:value-type="float" office:value="13049.275" calcext:value-type="float">
            <text:p>13049.28</text:p>
          </table:table-cell>
          <table:table-cell table:formula="of:=IF([$gtx.V9]=&quot;---&quot;;&quot;---&quot;;[$gtx.V9]*[.$V15])" office:value-type="float" office:value="12769.35" calcext:value-type="float">
            <text:p>12769.35</text:p>
          </table:table-cell>
          <table:table-cell table:formula="of:=IF(OR([.B9]=&quot;---&quot;;[.D9]=&quot;---&quot;);&quot;---&quot;;IF([.B9]&lt;[.D9];1-([.B9]/[.D9]);[.D9]/[.B9]))" office:value-type="float" office:value="0.409311972648286" calcext:value-type="float">
            <text:p>0.41</text:p>
          </table:table-cell>
          <table:table-cell table:formula="of:=IF(OR([.B9]=&quot;---&quot;;[.D9]=&quot;---&quot;);&quot;---&quot;;IF([.B9]&lt;[.D9];[.B9]/[.D9];1-([.D9]/[.B9])))" office:value-type="float" office:value="0.590688027351714" calcext:value-type="float">
            <text:p>0.59</text:p>
          </table:table-cell>
          <table:table-cell table:formula="of:=IF(OR([.B9]=&quot;---&quot;;[.E9]=&quot;---&quot;);&quot;---&quot;;IF([.B9]&lt;[.E9];1-([.B9]/[.E9]);[.E9]/[.B9]))" office:value-type="float" office:value="0.400531664627835" calcext:value-type="float">
            <text:p>0.40</text:p>
          </table:table-cell>
          <table:table-cell table:formula="of:=IF(OR([.B9]=&quot;---&quot;;[.E9]=&quot;---&quot;);&quot;---&quot;;IF([.B9]&lt;[.E9];[.B9]/[.E9];1-([.E9]/[.B9])))" office:value-type="float" office:value="0.599468335372165" calcext:value-type="float">
            <text:p>0.60</text:p>
          </table:table-cell>
          <table:table-cell table:formula="of:=IF(OR([.C9]=&quot;---&quot;;[.D9]=&quot;---&quot;);&quot;---&quot;;IF([.C9]&lt;[.D9];1-([.C9]/[.D9]);[.D9]/[.C9]))" office:value-type="float" office:value="0.03952134119564" calcext:value-type="float">
            <text:p>0.04</text:p>
          </table:table-cell>
          <table:table-cell table:formula="of:=IF(OR([.C9]=&quot;---&quot;;[.D9]=&quot;---&quot;);&quot;---&quot;;IF([.C9]&lt;[.D9];1-[.C9]/[.D9];1-([.D9]/[.C9])))" office:value-type="float" office:value="0.96047865880436" calcext:value-type="float">
            <text:p>0.96</text:p>
          </table:table-cell>
          <table:table-cell table:formula="of:=IF(OR([.C9]=&quot;---&quot;;[.E9]=&quot;---&quot;);&quot;---&quot;;IF([.C9]&lt;[.E9];1-([.C9]/[.E9]);[.E9]/[.C9]))" office:value-type="float" office:value="0.0386735537565532" calcext:value-type="float">
            <text:p>0.04</text:p>
          </table:table-cell>
          <table:table-cell table:formula="of:=IF(OR([.C9]=&quot;---&quot;;[.E9]=&quot;---&quot;);&quot;---&quot;;IF([.C9]&lt;[.E9];[.C9]/[.E9];1-([.E9]/[.C9])))" office:value-type="float" office:value="0.961326446243447" calcext:value-type="float">
            <text:p>0.96</text:p>
          </table:table-cell>
          <table:table-cell table:formula="of:=IF(OR([.B9]=&quot;---&quot;;[.D9]=&quot;---&quot;);&quot;---&quot;;IF([.B9]&lt;[.D9]; &quot;FPGA&quot;; &quot;GPU&quot;))" office:value-type="string" office:string-value="GPU" calcext:value-type="string">
            <text:p>GPU</text:p>
          </table:table-cell>
          <table:table-cell table:formula="of:=IF(OR([.B9]=&quot;---&quot;;[.E9]=&quot;---&quot;);&quot;---&quot;;IF([.B9]&lt;[.E9]; &quot;FPGA&quot;; &quot;GPU&quot;))" office:value-type="string" office:string-value="GPU" calcext:value-type="string">
            <text:p>GPU</text:p>
          </table:table-cell>
          <table:table-cell table:formula="of:=IF(OR([.C9]=&quot;---&quot;;[.D9]=&quot;---&quot;);&quot;---&quot;;IF([.C9]&lt;[.D9]; &quot;FPGA&quot;; &quot;GPU&quot;))" office:value-type="string" office:string-value="GPU" calcext:value-type="string">
            <text:p>GPU</text:p>
          </table:table-cell>
          <table:table-cell table:formula="of:=IF(OR([.C9]=&quot;---&quot;;[.E9]=&quot;---&quot;);&quot;---&quot;;IF([.C9]&lt;[.E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1</text:p>
          </table:table-cell>
          <table:table-cell table:formula="of:=IF([$sv.V10]=&quot;---&quot;;&quot;---&quot;;[$sv.V10]*[.$V12])" office:value-type="float" office:value="588976.25" calcext:value-type="float">
            <text:p>588976.25</text:p>
          </table:table-cell>
          <table:table-cell table:formula="of:=IF([$a10.V10]=&quot;---&quot;;&quot;---&quot;;[$a10.V10]*[.$V13])" office:value-type="string" office:string-value="---" calcext:value-type="string">
            <text:p>---</text:p>
          </table:table-cell>
          <table:table-cell table:formula="of:=IF([$quadro.V10]=&quot;---&quot;;&quot;---&quot;;[$quadro.V10]*[.$V14])" office:value-type="float" office:value="21498.35" calcext:value-type="float">
            <text:p>21498.35</text:p>
          </table:table-cell>
          <table:table-cell table:formula="of:=IF([$gtx.V10]=&quot;---&quot;;&quot;---&quot;;[$gtx.V10]*[.$V15])" office:value-type="float" office:value="18595.5" calcext:value-type="float">
            <text:p>18595.50</text:p>
          </table:table-cell>
          <table:table-cell table:formula="of:=IF(OR([.B10]=&quot;---&quot;;[.D10]=&quot;---&quot;);&quot;---&quot;;IF([.B10]&lt;[.D10];1-([.B10]/[.D10]);[.D10]/[.B10]))" office:value-type="float" office:value="0.036501217154342" calcext:value-type="float">
            <text:p>0.04</text:p>
          </table:table-cell>
          <table:table-cell table:formula="of:=IF(OR([.B10]=&quot;---&quot;;[.D10]=&quot;---&quot;);&quot;---&quot;;IF([.B10]&lt;[.D10];[.B10]/[.D10];1-([.D10]/[.B10])))" office:value-type="float" office:value="0.963498782845658" calcext:value-type="float">
            <text:p>0.96</text:p>
          </table:table-cell>
          <table:table-cell table:formula="of:=IF(OR([.B10]=&quot;---&quot;;[.E10]=&quot;---&quot;);&quot;---&quot;;IF([.B10]&lt;[.E10];1-([.B10]/[.E10]);[.E10]/[.B10]))" office:value-type="float" office:value="0.0315725803884282" calcext:value-type="float">
            <text:p>0.03</text:p>
          </table:table-cell>
          <table:table-cell table:formula="of:=IF(OR([.B10]=&quot;---&quot;;[.E10]=&quot;---&quot;);&quot;---&quot;;IF([.B10]&lt;[.E10];[.B10]/[.E10];1-([.E10]/[.B10])))" office:value-type="float" office:value="0.968427419611572" calcext:value-type="float">
            <text:p>0.97</text:p>
          </table:table-cell>
          <table:table-cell table:formula="of:=IF(OR([.C10]=&quot;---&quot;;[.D10]=&quot;---&quot;);&quot;---&quot;;IF([.C10]&lt;[.D10];1-([.C10]/[.D10]);[.D10]/[.C10]))" office:value-type="string" office:string-value="---" calcext:value-type="string">
            <text:p>---</text:p>
          </table:table-cell>
          <table:table-cell table:formula="of:=IF(OR([.C10]=&quot;---&quot;;[.D10]=&quot;---&quot;);&quot;---&quot;;IF([.C10]&lt;[.D10];1-[.C10]/[.D10];1-([.D10]/[.C10])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1-([.C10]/[.E10]);[.E10]/[.C10]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[.C10]/[.E10];1-([.E10]/[.C10])))" office:value-type="string" office:string-value="---" calcext:value-type="string">
            <text:p>---</text:p>
          </table:table-cell>
          <table:table-cell table:formula="of:=IF(OR([.B10]=&quot;---&quot;;[.D10]=&quot;---&quot;);&quot;---&quot;;IF([.B10]&lt;[.D10]; &quot;FPGA&quot;; &quot;GPU&quot;))" office:value-type="string" office:string-value="GPU" calcext:value-type="string">
            <text:p>GPU</text:p>
          </table:table-cell>
          <table:table-cell table:formula="of:=IF(OR([.B10]=&quot;---&quot;;[.E10]=&quot;---&quot;);&quot;---&quot;;IF([.B10]&lt;[.E10]; &quot;FPGA&quot;; &quot;GPU&quot;))" office:value-type="string" office:string-value="GPU" calcext:value-type="string">
            <text:p>GPU</text:p>
          </table:table-cell>
          <table:table-cell table:formula="of:=IF(OR([.C10]=&quot;---&quot;;[.D10]=&quot;---&quot;);&quot;---&quot;;IF([.C10]&lt;[.D10]; &quot;FPGA&quot;; &quot;GPU&quot;))" office:value-type="string" office:string-value="---" calcext:value-type="string">
            <text:p>---</text:p>
          </table:table-cell>
          <table:table-cell table:formula="of:=IF(OR([.C10]=&quot;---&quot;;[.E10]=&quot;---&quot;);&quot;---&quot;;IF([.C10]&lt;[.E10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kprop2</text:p>
          </table:table-cell>
          <table:table-cell table:formula="of:=IF([$sv.V11]=&quot;---&quot;;&quot;---&quot;;[$sv.V11]*[.$V12])" office:value-type="float" office:value="118185" calcext:value-type="float">
            <text:p>118185.00</text:p>
          </table:table-cell>
          <table:table-cell table:formula="of:=IF([$a10.V11]=&quot;---&quot;;&quot;---&quot;;[$a10.V11]*[.$V13])" office:value-type="float" office:value="316326" calcext:value-type="float">
            <text:p>316326.00</text:p>
          </table:table-cell>
          <table:table-cell table:formula="of:=IF([$quadro.V11]=&quot;---&quot;;&quot;---&quot;;[$quadro.V11]*[.$V14])" office:value-type="float" office:value="30663.9" calcext:value-type="float">
            <text:p>30663.90</text:p>
          </table:table-cell>
          <table:table-cell table:formula="of:=IF([$gtx.V11]=&quot;---&quot;;&quot;---&quot;;[$gtx.V11]*[.$V15])" office:value-type="float" office:value="44987.25" calcext:value-type="float">
            <text:p>44987.25</text:p>
          </table:table-cell>
          <table:table-cell table:formula="of:=IF(OR([.B11]=&quot;---&quot;;[.D11]=&quot;---&quot;);&quot;---&quot;;IF([.B11]&lt;[.D11];1-([.B11]/[.D11]);[.D11]/[.B11]))" office:value-type="float" office:value="0.259456783855819" calcext:value-type="float">
            <text:p>0.26</text:p>
          </table:table-cell>
          <table:table-cell table:formula="of:=IF(OR([.B11]=&quot;---&quot;;[.D11]=&quot;---&quot;);&quot;---&quot;;IF([.B11]&lt;[.D11];[.B11]/[.D11];1-([.D11]/[.B11])))" office:value-type="float" office:value="0.740543216144181" calcext:value-type="float">
            <text:p>0.74</text:p>
          </table:table-cell>
          <table:table-cell table:formula="of:=IF(OR([.B11]=&quot;---&quot;;[.E11]=&quot;---&quot;);&quot;---&quot;;IF([.B11]&lt;[.E11];1-([.B11]/[.E11]);[.E11]/[.B11]))" office:value-type="float" office:value="0.380651097855058" calcext:value-type="float">
            <text:p>0.38</text:p>
          </table:table-cell>
          <table:table-cell table:formula="of:=IF(OR([.B11]=&quot;---&quot;;[.E11]=&quot;---&quot;);&quot;---&quot;;IF([.B11]&lt;[.E11];[.B11]/[.E11];1-([.E11]/[.B11])))" office:value-type="float" office:value="0.619348902144942" calcext:value-type="float">
            <text:p>0.62</text:p>
          </table:table-cell>
          <table:table-cell table:formula="of:=IF(OR([.C11]=&quot;---&quot;;[.D11]=&quot;---&quot;);&quot;---&quot;;IF([.C11]&lt;[.D11];1-([.C11]/[.D11]);[.D11]/[.C11]))" office:value-type="float" office:value="0.0969376529276759" calcext:value-type="float">
            <text:p>0.10</text:p>
          </table:table-cell>
          <table:table-cell table:formula="of:=IF(OR([.C11]=&quot;---&quot;;[.D11]=&quot;---&quot;);&quot;---&quot;;IF([.C11]&lt;[.D11];1-[.C11]/[.D11];1-([.D11]/[.C11])))" office:value-type="float" office:value="0.903062347072324" calcext:value-type="float">
            <text:p>0.90</text:p>
          </table:table-cell>
          <table:table-cell table:formula="of:=IF(OR([.C11]=&quot;---&quot;;[.E11]=&quot;---&quot;);&quot;---&quot;;IF([.C11]&lt;[.E11];1-([.C11]/[.E11]);[.E11]/[.C11]))" office:value-type="float" office:value="0.142217996623736" calcext:value-type="float">
            <text:p>0.14</text:p>
          </table:table-cell>
          <table:table-cell table:formula="of:=IF(OR([.C11]=&quot;---&quot;;[.E11]=&quot;---&quot;);&quot;---&quot;;IF([.C11]&lt;[.E11];[.C11]/[.E11];1-([.E11]/[.C11])))" office:value-type="float" office:value="0.857782003376264" calcext:value-type="float">
            <text:p>0.86</text:p>
          </table:table-cell>
          <table:table-cell table:formula="of:=IF(OR([.B11]=&quot;---&quot;;[.D11]=&quot;---&quot;);&quot;---&quot;;IF([.B11]&lt;[.D11]; &quot;FPGA&quot;; &quot;GPU&quot;))" office:value-type="string" office:string-value="GPU" calcext:value-type="string">
            <text:p>GPU</text:p>
          </table:table-cell>
          <table:table-cell table:formula="of:=IF(OR([.B11]=&quot;---&quot;;[.E11]=&quot;---&quot;);&quot;---&quot;;IF([.B11]&lt;[.E11]; &quot;FPGA&quot;; &quot;GPU&quot;))" office:value-type="string" office:string-value="GPU" calcext:value-type="string">
            <text:p>GPU</text:p>
          </table:table-cell>
          <table:table-cell table:formula="of:=IF(OR([.C11]=&quot;---&quot;;[.D11]=&quot;---&quot;);&quot;---&quot;;IF([.C11]&lt;[.D11]; &quot;FPGA&quot;; &quot;GPU&quot;))" office:value-type="string" office:string-value="GPU" calcext:value-type="string">
            <text:p>GPU</text:p>
          </table:table-cell>
          <table:table-cell table:formula="of:=IF(OR([.C11]=&quot;---&quot;;[.E11]=&quot;---&quot;);&quot;---&quot;;IF([.C11]&lt;[.E11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10" office:value-type="string" calcext:value-type="string">
            <text:p>Platform</text:p>
          </table:table-cell>
          <table:table-cell table:style-name="ce10"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lud1</text:p>
          </table:table-cell>
          <table:table-cell table:formula="of:=IF([$sv.V12]=&quot;---&quot;;&quot;---&quot;;[$sv.V12]*[.$V12])" office:value-type="float" office:value="2655" calcext:value-type="float">
            <text:p>2655.00</text:p>
          </table:table-cell>
          <table:table-cell table:formula="of:=IF([$a10.V12]=&quot;---&quot;;&quot;---&quot;;[$a10.V12]*[.$V13])" office:value-type="string" office:string-value="---" calcext:value-type="string">
            <text:p>---</text:p>
          </table:table-cell>
          <table:table-cell table:formula="of:=IF([$quadro.V12]=&quot;---&quot;;&quot;---&quot;;[$quadro.V12]*[.$V14])" office:value-type="float" office:value="2308.3" calcext:value-type="float">
            <text:p>2308.30</text:p>
          </table:table-cell>
          <table:table-cell table:formula="of:=IF([$gtx.V12]=&quot;---&quot;;&quot;---&quot;;[$gtx.V12]*[.$V15])" office:value-type="float" office:value="8992.5" calcext:value-type="float">
            <text:p>8992.50</text:p>
          </table:table-cell>
          <table:table-cell table:formula="of:=IF(OR([.B12]=&quot;---&quot;;[.D12]=&quot;---&quot;);&quot;---&quot;;IF([.B12]&lt;[.D12];1-([.B12]/[.D12]);[.D12]/[.B12]))" office:value-type="float" office:value="0.869416195856874" calcext:value-type="float">
            <text:p>0.87</text:p>
          </table:table-cell>
          <table:table-cell table:formula="of:=IF(OR([.B12]=&quot;---&quot;;[.D12]=&quot;---&quot;);&quot;---&quot;;IF([.B12]&lt;[.D12];[.B12]/[.D12];1-([.D12]/[.B12])))" office:value-type="float" office:value="0.130583804143126" calcext:value-type="float">
            <text:p>0.13</text:p>
          </table:table-cell>
          <table:table-cell table:formula="of:=IF(OR([.B12]=&quot;---&quot;;[.E12]=&quot;---&quot;);&quot;---&quot;;IF([.B12]&lt;[.E12];1-([.B12]/[.E12]);[.E12]/[.B12]))" office:value-type="float" office:value="0.704753961634696" calcext:value-type="float">
            <text:p>0.70</text:p>
          </table:table-cell>
          <table:table-cell table:formula="of:=IF(OR([.B12]=&quot;---&quot;;[.E12]=&quot;---&quot;);&quot;---&quot;;IF([.B12]&lt;[.E12];[.B12]/[.E12];1-([.E12]/[.B12])))" office:value-type="float" office:value="0.295246038365304" calcext:value-type="float">
            <text:p>0.30</text:p>
          </table:table-cell>
          <table:table-cell table:formula="of:=IF(OR([.C12]=&quot;---&quot;;[.D12]=&quot;---&quot;);&quot;---&quot;;IF([.C12]&lt;[.D12];1-([.C12]/[.D12]);[.D12]/[.C12]))" office:value-type="string" office:string-value="---" calcext:value-type="string">
            <text:p>---</text:p>
          </table:table-cell>
          <table:table-cell table:formula="of:=IF(OR([.C12]=&quot;---&quot;;[.D12]=&quot;---&quot;);&quot;---&quot;;IF([.C12]&lt;[.D12];1-[.C12]/[.D12];1-([.D12]/[.C12])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1-([.C12]/[.E12]);[.E12]/[.C12]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[.C12]/[.E12];1-([.E12]/[.C12])))" office:value-type="string" office:string-value="---" calcext:value-type="string">
            <text:p>---</text:p>
          </table:table-cell>
          <table:table-cell table:formula="of:=IF(OR([.B12]=&quot;---&quot;;[.D12]=&quot;---&quot;);&quot;---&quot;;IF([.B12]&lt;[.D12]; &quot;FPGA&quot;; &quot;GPU&quot;))" office:value-type="string" office:string-value="GPU" calcext:value-type="string">
            <text:p>GPU</text:p>
          </table:table-cell>
          <table:table-cell table:formula="of:=IF(OR([.B12]=&quot;---&quot;;[.E12]=&quot;---&quot;);&quot;---&quot;;IF([.B12]&lt;[.E12]; &quot;FPGA&quot;; &quot;GPU&quot;))" office:value-type="string" office:string-value="FPGA" calcext:value-type="string">
            <text:p>FPGA</text:p>
          </table:table-cell>
          <table:table-cell table:formula="of:=IF(OR([.C12]=&quot;---&quot;;[.D12]=&quot;---&quot;);&quot;---&quot;;IF([.C12]&lt;[.D12]; &quot;FPGA&quot;; &quot;GPU&quot;))" office:value-type="string" office:string-value="---" calcext:value-type="string">
            <text:p>---</text:p>
          </table:table-cell>
          <table:table-cell table:formula="of:=IF(OR([.C12]=&quot;---&quot;;[.E12]=&quot;---&quot;);&quot;---&quot;;IF([.C12]&lt;[.E12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1" office:value-type="string" calcext:value-type="string">
            <text:p>s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ud2</text:p>
          </table:table-cell>
          <table:table-cell table:formula="of:=IF([$sv.V13]=&quot;---&quot;;&quot;---&quot;;[$sv.V13]*[.$V12])" office:value-type="float" office:value="28588.75" calcext:value-type="float">
            <text:p>28588.75</text:p>
          </table:table-cell>
          <table:table-cell table:formula="of:=IF([$a10.V13]=&quot;---&quot;;&quot;---&quot;;[$a10.V13]*[.$V13])" office:value-type="string" office:string-value="---" calcext:value-type="string">
            <text:p>---</text:p>
          </table:table-cell>
          <table:table-cell table:formula="of:=IF([$quadro.V13]=&quot;---&quot;;&quot;---&quot;;[$quadro.V13]*[.$V14])" office:value-type="float" office:value="4637.1" calcext:value-type="float">
            <text:p>4637.10</text:p>
          </table:table-cell>
          <table:table-cell table:formula="of:=IF([$gtx.V13]=&quot;---&quot;;&quot;---&quot;;[$gtx.V13]*[.$V15])" office:value-type="float" office:value="9735" calcext:value-type="float">
            <text:p>9735.00</text:p>
          </table:table-cell>
          <table:table-cell table:formula="of:=IF(OR([.B13]=&quot;---&quot;;[.D13]=&quot;---&quot;);&quot;---&quot;;IF([.B13]&lt;[.D13];1-([.B13]/[.D13]);[.D13]/[.B13]))" office:value-type="float" office:value="0.162200166149272" calcext:value-type="float">
            <text:p>0.16</text:p>
          </table:table-cell>
          <table:table-cell table:formula="of:=IF(OR([.B13]=&quot;---&quot;;[.D13]=&quot;---&quot;);&quot;---&quot;;IF([.B13]&lt;[.D13];[.B13]/[.D13];1-([.D13]/[.B13])))" office:value-type="float" office:value="0.837799833850728" calcext:value-type="float">
            <text:p>0.84</text:p>
          </table:table-cell>
          <table:table-cell table:formula="of:=IF(OR([.B13]=&quot;---&quot;;[.E13]=&quot;---&quot;);&quot;---&quot;;IF([.B13]&lt;[.E13];1-([.B13]/[.E13]);[.E13]/[.B13]))" office:value-type="float" office:value="0.340518560622623" calcext:value-type="float">
            <text:p>0.34</text:p>
          </table:table-cell>
          <table:table-cell table:formula="of:=IF(OR([.B13]=&quot;---&quot;;[.E13]=&quot;---&quot;);&quot;---&quot;;IF([.B13]&lt;[.E13];[.B13]/[.E13];1-([.E13]/[.B13])))" office:value-type="float" office:value="0.659481439377377" calcext:value-type="float">
            <text:p>0.66</text:p>
          </table:table-cell>
          <table:table-cell table:formula="of:=IF(OR([.C13]=&quot;---&quot;;[.D13]=&quot;---&quot;);&quot;---&quot;;IF([.C13]&lt;[.D13];1-([.C13]/[.D13]);[.D13]/[.C13]))" office:value-type="string" office:string-value="---" calcext:value-type="string">
            <text:p>---</text:p>
          </table:table-cell>
          <table:table-cell table:formula="of:=IF(OR([.C13]=&quot;---&quot;;[.D13]=&quot;---&quot;);&quot;---&quot;;IF([.C13]&lt;[.D13];1-[.C13]/[.D13];1-([.D13]/[.C13])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1-([.C13]/[.E13]);[.E13]/[.C13]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[.C13]/[.E13];1-([.E13]/[.C13])))" office:value-type="string" office:string-value="---" calcext:value-type="string">
            <text:p>---</text:p>
          </table:table-cell>
          <table:table-cell table:formula="of:=IF(OR([.B13]=&quot;---&quot;;[.D13]=&quot;---&quot;);&quot;---&quot;;IF([.B13]&lt;[.D13]; &quot;FPGA&quot;; &quot;GPU&quot;))" office:value-type="string" office:string-value="GPU" calcext:value-type="string">
            <text:p>GPU</text:p>
          </table:table-cell>
          <table:table-cell table:formula="of:=IF(OR([.B13]=&quot;---&quot;;[.E13]=&quot;---&quot;);&quot;---&quot;;IF([.B13]&lt;[.E13]; &quot;FPGA&quot;; &quot;GPU&quot;))" office:value-type="string" office:string-value="GPU" calcext:value-type="string">
            <text:p>GPU</text:p>
          </table:table-cell>
          <table:table-cell table:formula="of:=IF(OR([.C13]=&quot;---&quot;;[.D13]=&quot;---&quot;);&quot;---&quot;;IF([.C13]&lt;[.D13]; &quot;FPGA&quot;; &quot;GPU&quot;))" office:value-type="string" office:string-value="---" calcext:value-type="string">
            <text:p>---</text:p>
          </table:table-cell>
          <table:table-cell table:formula="of:=IF(OR([.C13]=&quot;---&quot;;[.E13]=&quot;---&quot;);&quot;---&quot;;IF([.C13]&lt;[.E13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1" office:value-type="string" calcext:value-type="string">
            <text:p>a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ud3</text:p>
          </table:table-cell>
          <table:table-cell table:formula="of:=IF([$sv.V14]=&quot;---&quot;;&quot;---&quot;;[$sv.V14]*[.$V12])" office:value-type="float" office:value="1280523.75" calcext:value-type="float">
            <text:p>1280523.75</text:p>
          </table:table-cell>
          <table:table-cell table:formula="of:=IF([$a10.V14]=&quot;---&quot;;&quot;---&quot;;[$a10.V14]*[.$V13])" office:value-type="string" office:string-value="---" calcext:value-type="string">
            <text:p>---</text:p>
          </table:table-cell>
          <table:table-cell table:formula="of:=IF([$quadro.V14]=&quot;---&quot;;&quot;---&quot;;[$quadro.V14]*[.$V14])" office:value-type="float" office:value="18562.75" calcext:value-type="float">
            <text:p>18562.75</text:p>
          </table:table-cell>
          <table:table-cell table:formula="of:=IF([$gtx.V14]=&quot;---&quot;;&quot;---&quot;;[$gtx.V14]*[.$V15])" office:value-type="float" office:value="17638.5" calcext:value-type="float">
            <text:p>17638.50</text:p>
          </table:table-cell>
          <table:table-cell table:formula="of:=IF(OR([.B14]=&quot;---&quot;;[.D14]=&quot;---&quot;);&quot;---&quot;;IF([.B14]&lt;[.D14];1-([.B14]/[.D14]);[.D14]/[.B14]))" office:value-type="float" office:value="0.0144962168800071" calcext:value-type="float">
            <text:p>0.01</text:p>
          </table:table-cell>
          <table:table-cell table:formula="of:=IF(OR([.B14]=&quot;---&quot;;[.D14]=&quot;---&quot;);&quot;---&quot;;IF([.B14]&lt;[.D14];[.B14]/[.D14];1-([.D14]/[.B14])))" office:value-type="float" office:value="0.985503783119993" calcext:value-type="float">
            <text:p>0.99</text:p>
          </table:table-cell>
          <table:table-cell table:formula="of:=IF(OR([.B14]=&quot;---&quot;;[.E14]=&quot;---&quot;);&quot;---&quot;;IF([.B14]&lt;[.E14];1-([.B14]/[.E14]);[.E14]/[.B14]))" office:value-type="float" office:value="0.0137744419031666" calcext:value-type="float">
            <text:p>0.01</text:p>
          </table:table-cell>
          <table:table-cell table:formula="of:=IF(OR([.B14]=&quot;---&quot;;[.E14]=&quot;---&quot;);&quot;---&quot;;IF([.B14]&lt;[.E14];[.B14]/[.E14];1-([.E14]/[.B14])))" office:value-type="float" office:value="0.986225558096833" calcext:value-type="float">
            <text:p>0.99</text:p>
          </table:table-cell>
          <table:table-cell table:formula="of:=IF(OR([.C14]=&quot;---&quot;;[.D14]=&quot;---&quot;);&quot;---&quot;;IF([.C14]&lt;[.D14];1-([.C14]/[.D14]);[.D14]/[.C14]))" office:value-type="string" office:string-value="---" calcext:value-type="string">
            <text:p>---</text:p>
          </table:table-cell>
          <table:table-cell table:formula="of:=IF(OR([.C14]=&quot;---&quot;;[.D14]=&quot;---&quot;);&quot;---&quot;;IF([.C14]&lt;[.D14];1-[.C14]/[.D14];1-([.D14]/[.C14])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1-([.C14]/[.E14]);[.E14]/[.C14]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[.C14]/[.E14];1-([.E14]/[.C14])))" office:value-type="string" office:string-value="---" calcext:value-type="string">
            <text:p>---</text:p>
          </table:table-cell>
          <table:table-cell table:formula="of:=IF(OR([.B14]=&quot;---&quot;;[.D14]=&quot;---&quot;);&quot;---&quot;;IF([.B14]&lt;[.D14]; &quot;FPGA&quot;; &quot;GPU&quot;))" office:value-type="string" office:string-value="GPU" calcext:value-type="string">
            <text:p>GPU</text:p>
          </table:table-cell>
          <table:table-cell table:formula="of:=IF(OR([.B14]=&quot;---&quot;;[.E14]=&quot;---&quot;);&quot;---&quot;;IF([.B14]&lt;[.E14]; &quot;FPGA&quot;; &quot;GPU&quot;))" office:value-type="string" office:string-value="GPU" calcext:value-type="string">
            <text:p>GPU</text:p>
          </table:table-cell>
          <table:table-cell table:formula="of:=IF(OR([.C14]=&quot;---&quot;;[.D14]=&quot;---&quot;);&quot;---&quot;;IF([.C14]&lt;[.D14]; &quot;FPGA&quot;; &quot;GPU&quot;))" office:value-type="string" office:string-value="---" calcext:value-type="string">
            <text:p>---</text:p>
          </table:table-cell>
          <table:table-cell table:formula="of:=IF(OR([.C14]=&quot;---&quot;;[.E14]=&quot;---&quot;);&quot;---&quot;;IF([.C14]&lt;[.E14]; &quot;FPGA&quot;; &quot;GPU&quot;))" office:value-type="string" office:string-value="---" calcext:value-type="string">
            <text:p>---</text:p>
          </table:table-cell>
          <table:table-cell table:number-columns-repeated="3"/>
          <table:table-cell table:style-name="ce11" office:value-type="string" calcext:value-type="string">
            <text:p>quadro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eukocyte1</text:p>
          </table:table-cell>
          <table:table-cell table:formula="of:=IF([$sv.V15]=&quot;---&quot;;&quot;---&quot;;[$sv.V15]*[.$V12])" office:value-type="float" office:value="10430506.25" calcext:value-type="float">
            <text:p>10430506.25</text:p>
          </table:table-cell>
          <table:table-cell table:formula="of:=IF([$a10.V15]=&quot;---&quot;;&quot;---&quot;;[$a10.V15]*[.$V13])" office:value-type="float" office:value="292696248" calcext:value-type="float">
            <text:p>292696248.00</text:p>
          </table:table-cell>
          <table:table-cell table:formula="of:=IF([$quadro.V15]=&quot;---&quot;;&quot;---&quot;;[$quadro.V15]*[.$V14])" office:value-type="float" office:value="568307.15" calcext:value-type="float">
            <text:p>568307.15</text:p>
          </table:table-cell>
          <table:table-cell table:formula="of:=IF([$gtx.V15]=&quot;---&quot;;&quot;---&quot;;[$gtx.V15]*[.$V15])" office:value-type="float" office:value="516524.25" calcext:value-type="float">
            <text:p>516524.25</text:p>
          </table:table-cell>
          <table:table-cell table:formula="of:=IF(OR([.B15]=&quot;---&quot;;[.D15]=&quot;---&quot;);&quot;---&quot;;IF([.B15]&lt;[.D15];1-([.B15]/[.D15]);[.D15]/[.B15]))" office:value-type="float" office:value="0.0544850974994622" calcext:value-type="float">
            <text:p>0.05</text:p>
          </table:table-cell>
          <table:table-cell table:formula="of:=IF(OR([.B15]=&quot;---&quot;;[.D15]=&quot;---&quot;);&quot;---&quot;;IF([.B15]&lt;[.D15];[.B15]/[.D15];1-([.D15]/[.B15])))" office:value-type="float" office:value="0.945514902500538" calcext:value-type="float">
            <text:p>0.95</text:p>
          </table:table-cell>
          <table:table-cell table:formula="of:=IF(OR([.B15]=&quot;---&quot;;[.E15]=&quot;---&quot;);&quot;---&quot;;IF([.B15]&lt;[.E15];1-([.B15]/[.E15]);[.E15]/[.B15]))" office:value-type="float" office:value="0.0495205350171762" calcext:value-type="float">
            <text:p>0.05</text:p>
          </table:table-cell>
          <table:table-cell table:formula="of:=IF(OR([.B15]=&quot;---&quot;;[.E15]=&quot;---&quot;);&quot;---&quot;;IF([.B15]&lt;[.E15];[.B15]/[.E15];1-([.E15]/[.B15])))" office:value-type="float" office:value="0.950479464982824" calcext:value-type="float">
            <text:p>0.95</text:p>
          </table:table-cell>
          <table:table-cell table:formula="of:=IF(OR([.C15]=&quot;---&quot;;[.D15]=&quot;---&quot;);&quot;---&quot;;IF([.C15]&lt;[.D15];1-([.C15]/[.D15]);[.D15]/[.C15]))" office:value-type="float" office:value="0.00194162772458908" calcext:value-type="float">
            <text:p>0.00</text:p>
          </table:table-cell>
          <table:table-cell table:formula="of:=IF(OR([.C15]=&quot;---&quot;;[.D15]=&quot;---&quot;);&quot;---&quot;;IF([.C15]&lt;[.D15];1-[.C15]/[.D15];1-([.D15]/[.C15])))" office:value-type="float" office:value="0.998058372275411" calcext:value-type="float">
            <text:p>1.00</text:p>
          </table:table-cell>
          <table:table-cell table:formula="of:=IF(OR([.C15]=&quot;---&quot;;[.E15]=&quot;---&quot;);&quot;---&quot;;IF([.C15]&lt;[.E15];1-([.C15]/[.E15]);[.E15]/[.C15]))" office:value-type="float" office:value="0.00176471086844953" calcext:value-type="float">
            <text:p>0.00</text:p>
          </table:table-cell>
          <table:table-cell table:formula="of:=IF(OR([.C15]=&quot;---&quot;;[.E15]=&quot;---&quot;);&quot;---&quot;;IF([.C15]&lt;[.E15];[.C15]/[.E15];1-([.E15]/[.C15])))" office:value-type="float" office:value="0.99823528913155" calcext:value-type="float">
            <text:p>1.00</text:p>
          </table:table-cell>
          <table:table-cell table:formula="of:=IF(OR([.B15]=&quot;---&quot;;[.D15]=&quot;---&quot;);&quot;---&quot;;IF([.B15]&lt;[.D15]; &quot;FPGA&quot;; &quot;GPU&quot;))" office:value-type="string" office:string-value="GPU" calcext:value-type="string">
            <text:p>GPU</text:p>
          </table:table-cell>
          <table:table-cell table:formula="of:=IF(OR([.B15]=&quot;---&quot;;[.E15]=&quot;---&quot;);&quot;---&quot;;IF([.B15]&lt;[.E15]; &quot;FPGA&quot;; &quot;GPU&quot;))" office:value-type="string" office:string-value="GPU" calcext:value-type="string">
            <text:p>GPU</text:p>
          </table:table-cell>
          <table:table-cell table:formula="of:=IF(OR([.C15]=&quot;---&quot;;[.D15]=&quot;---&quot;);&quot;---&quot;;IF([.C15]&lt;[.D15]; &quot;FPGA&quot;; &quot;GPU&quot;))" office:value-type="string" office:string-value="GPU" calcext:value-type="string">
            <text:p>GPU</text:p>
          </table:table-cell>
          <table:table-cell table:formula="of:=IF(OR([.C15]=&quot;---&quot;;[.E15]=&quot;---&quot;);&quot;---&quot;;IF([.C15]&lt;[.E15]; &quot;FPGA&quot;; &quot;GPU&quot;))" office:value-type="string" office:string-value="GPU" calcext:value-type="string">
            <text:p>GPU</text:p>
          </table:table-cell>
          <table:table-cell table:number-columns-repeated="3"/>
          <table:table-cell table:style-name="ce11" office:value-type="string" calcext:value-type="string">
            <text:p>gtx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eukocyte2</text:p>
          </table:table-cell>
          <table:table-cell table:formula="of:=IF([$sv.V16]=&quot;---&quot;;&quot;---&quot;;[$sv.V16]*[.$V12])" office:value-type="float" office:value="6820113.75" calcext:value-type="float">
            <text:p>6820113.75</text:p>
          </table:table-cell>
          <table:table-cell table:formula="of:=IF([$a10.V16]=&quot;---&quot;;&quot;---&quot;;[$a10.V16]*[.$V13])" office:value-type="float" office:value="206785800" calcext:value-type="float">
            <text:p>206785800.00</text:p>
          </table:table-cell>
          <table:table-cell table:formula="of:=IF([$quadro.V16]=&quot;---&quot;;&quot;---&quot;;[$quadro.V16]*[.$V14])" office:value-type="float" office:value="245639.2" calcext:value-type="float">
            <text:p>245639.20</text:p>
          </table:table-cell>
          <table:table-cell table:formula="of:=IF([$gtx.V16]=&quot;---&quot;;&quot;---&quot;;[$gtx.V16]*[.$V15])" office:value-type="float" office:value="166988.25" calcext:value-type="float">
            <text:p>166988.25</text:p>
          </table:table-cell>
          <table:table-cell table:formula="of:=IF(OR([.B16]=&quot;---&quot;;[.D16]=&quot;---&quot;);&quot;---&quot;;IF([.B16]&lt;[.D16];1-([.B16]/[.D16]);[.D16]/[.B16]))" office:value-type="float" office:value="0.0360168772844881" calcext:value-type="float">
            <text:p>0.04</text:p>
          </table:table-cell>
          <table:table-cell table:formula="of:=IF(OR([.B16]=&quot;---&quot;;[.D16]=&quot;---&quot;);&quot;---&quot;;IF([.B16]&lt;[.D16];[.B16]/[.D16];1-([.D16]/[.B16])))" office:value-type="float" office:value="0.963983122715512" calcext:value-type="float">
            <text:p>0.96</text:p>
          </table:table-cell>
          <table:table-cell table:formula="of:=IF(OR([.B16]=&quot;---&quot;;[.E16]=&quot;---&quot;);&quot;---&quot;;IF([.B16]&lt;[.E16];1-([.B16]/[.E16]);[.E16]/[.B16]))" office:value-type="float" office:value="0.0244846722681128" calcext:value-type="float">
            <text:p>0.02</text:p>
          </table:table-cell>
          <table:table-cell table:formula="of:=IF(OR([.B16]=&quot;---&quot;;[.E16]=&quot;---&quot;);&quot;---&quot;;IF([.B16]&lt;[.E16];[.B16]/[.E16];1-([.E16]/[.B16])))" office:value-type="float" office:value="0.975515327731887" calcext:value-type="float">
            <text:p>0.98</text:p>
          </table:table-cell>
          <table:table-cell table:formula="of:=IF(OR([.C16]=&quot;---&quot;;[.D16]=&quot;---&quot;);&quot;---&quot;;IF([.C16]&lt;[.D16];1-([.C16]/[.D16]);[.D16]/[.C16]))" office:value-type="float" office:value="0.00118789201192732" calcext:value-type="float">
            <text:p>0.00</text:p>
          </table:table-cell>
          <table:table-cell table:formula="of:=IF(OR([.C16]=&quot;---&quot;;[.D16]=&quot;---&quot;);&quot;---&quot;;IF([.C16]&lt;[.D16];1-[.C16]/[.D16];1-([.D16]/[.C16])))" office:value-type="float" office:value="0.998812107988073" calcext:value-type="float">
            <text:p>1.00</text:p>
          </table:table-cell>
          <table:table-cell table:formula="of:=IF(OR([.C16]=&quot;---&quot;;[.E16]=&quot;---&quot;);&quot;---&quot;;IF([.C16]&lt;[.E16];1-([.C16]/[.E16]);[.E16]/[.C16]))" office:value-type="float" office:value="0.000807542152314134" calcext:value-type="float">
            <text:p>0.00</text:p>
          </table:table-cell>
          <table:table-cell table:formula="of:=IF(OR([.C16]=&quot;---&quot;;[.E16]=&quot;---&quot;);&quot;---&quot;;IF([.C16]&lt;[.E16];[.C16]/[.E16];1-([.E16]/[.C16])))" office:value-type="float" office:value="0.999192457847686" calcext:value-type="float">
            <text:p>1.00</text:p>
          </table:table-cell>
          <table:table-cell table:formula="of:=IF(OR([.B16]=&quot;---&quot;;[.D16]=&quot;---&quot;);&quot;---&quot;;IF([.B16]&lt;[.D16]; &quot;FPGA&quot;; &quot;GPU&quot;))" office:value-type="string" office:string-value="GPU" calcext:value-type="string">
            <text:p>GPU</text:p>
          </table:table-cell>
          <table:table-cell table:formula="of:=IF(OR([.B16]=&quot;---&quot;;[.E16]=&quot;---&quot;);&quot;---&quot;;IF([.B16]&lt;[.E16]; &quot;FPGA&quot;; &quot;GPU&quot;))" office:value-type="string" office:string-value="GPU" calcext:value-type="string">
            <text:p>GPU</text:p>
          </table:table-cell>
          <table:table-cell table:formula="of:=IF(OR([.C16]=&quot;---&quot;;[.D16]=&quot;---&quot;);&quot;---&quot;;IF([.C16]&lt;[.D16]; &quot;FPGA&quot;; &quot;GPU&quot;))" office:value-type="string" office:string-value="GPU" calcext:value-type="string">
            <text:p>GPU</text:p>
          </table:table-cell>
          <table:table-cell table:formula="of:=IF(OR([.C16]=&quot;---&quot;;[.E16]=&quot;---&quot;);&quot;---&quot;;IF([.C16]&lt;[.E1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1</text:p>
          </table:table-cell>
          <table:table-cell table:formula="of:=IF([$sv.V17]=&quot;---&quot;;&quot;---&quot;;[$sv.V17]*[.$V12])" office:value-type="float" office:value="148466.25" calcext:value-type="float">
            <text:p>148466.25</text:p>
          </table:table-cell>
          <table:table-cell table:formula="of:=IF([$a10.V17]=&quot;---&quot;;&quot;---&quot;;[$a10.V17]*[.$V13])" office:value-type="string" office:string-value="---" calcext:value-type="string">
            <text:p>---</text:p>
          </table:table-cell>
          <table:table-cell table:formula="of:=IF([$quadro.V17]=&quot;---&quot;;&quot;---&quot;;[$quadro.V17]*[.$V14])" office:value-type="float" office:value="26461.4" calcext:value-type="float">
            <text:p>26461.40</text:p>
          </table:table-cell>
          <table:table-cell table:formula="of:=IF([$gtx.V17]=&quot;---&quot;;&quot;---&quot;;[$gtx.V17]*[.$V15])" office:value-type="float" office:value="23182.5" calcext:value-type="float">
            <text:p>23182.50</text:p>
          </table:table-cell>
          <table:table-cell table:formula="of:=IF(OR([.B17]=&quot;---&quot;;[.D17]=&quot;---&quot;);&quot;---&quot;;IF([.B17]&lt;[.D17];1-([.B17]/[.D17]);[.D17]/[.B17]))" office:value-type="float" office:value="0.178231753007838" calcext:value-type="float">
            <text:p>0.18</text:p>
          </table:table-cell>
          <table:table-cell table:formula="of:=IF(OR([.B17]=&quot;---&quot;;[.D17]=&quot;---&quot;);&quot;---&quot;;IF([.B17]&lt;[.D17];[.B17]/[.D17];1-([.D17]/[.B17])))" office:value-type="float" office:value="0.821768246992161" calcext:value-type="float">
            <text:p>0.82</text:p>
          </table:table-cell>
          <table:table-cell table:formula="of:=IF(OR([.B17]=&quot;---&quot;;[.E17]=&quot;---&quot;);&quot;---&quot;;IF([.B17]&lt;[.E17];1-([.B17]/[.E17]);[.E17]/[.B17]))" office:value-type="float" office:value="0.156146598974514" calcext:value-type="float">
            <text:p>0.16</text:p>
          </table:table-cell>
          <table:table-cell table:formula="of:=IF(OR([.B17]=&quot;---&quot;;[.E17]=&quot;---&quot;);&quot;---&quot;;IF([.B17]&lt;[.E17];[.B17]/[.E17];1-([.E17]/[.B17])))" office:value-type="float" office:value="0.843853401025486" calcext:value-type="float">
            <text:p>0.84</text:p>
          </table:table-cell>
          <table:table-cell table:formula="of:=IF(OR([.C17]=&quot;---&quot;;[.D17]=&quot;---&quot;);&quot;---&quot;;IF([.C17]&lt;[.D17];1-([.C17]/[.D17]);[.D17]/[.C17]))" office:value-type="string" office:string-value="---" calcext:value-type="string">
            <text:p>---</text:p>
          </table:table-cell>
          <table:table-cell table:formula="of:=IF(OR([.C17]=&quot;---&quot;;[.D17]=&quot;---&quot;);&quot;---&quot;;IF([.C17]&lt;[.D17];1-[.C17]/[.D17];1-([.D17]/[.C17])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1-([.C17]/[.E17]);[.E17]/[.C17]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[.C17]/[.E17];1-([.E17]/[.C17])))" office:value-type="string" office:string-value="---" calcext:value-type="string">
            <text:p>---</text:p>
          </table:table-cell>
          <table:table-cell table:formula="of:=IF(OR([.B17]=&quot;---&quot;;[.D17]=&quot;---&quot;);&quot;---&quot;;IF([.B17]&lt;[.D17]; &quot;FPGA&quot;; &quot;GPU&quot;))" office:value-type="string" office:string-value="GPU" calcext:value-type="string">
            <text:p>GPU</text:p>
          </table:table-cell>
          <table:table-cell table:formula="of:=IF(OR([.B17]=&quot;---&quot;;[.E17]=&quot;---&quot;);&quot;---&quot;;IF([.B17]&lt;[.E17]; &quot;FPGA&quot;; &quot;GPU&quot;))" office:value-type="string" office:string-value="GPU" calcext:value-type="string">
            <text:p>GPU</text:p>
          </table:table-cell>
          <table:table-cell table:formula="of:=IF(OR([.C17]=&quot;---&quot;;[.D17]=&quot;---&quot;);&quot;---&quot;;IF([.C17]&lt;[.D17]; &quot;FPGA&quot;; &quot;GPU&quot;))" office:value-type="string" office:string-value="---" calcext:value-type="string">
            <text:p>---</text:p>
          </table:table-cell>
          <table:table-cell table:formula="of:=IF(OR([.C17]=&quot;---&quot;;[.E17]=&quot;---&quot;);&quot;---&quot;;IF([.C17]&lt;[.E17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2</text:p>
          </table:table-cell>
          <table:table-cell table:formula="of:=IF([$sv.V18]=&quot;---&quot;;&quot;---&quot;;[$sv.V18]*[.$V12])" office:value-type="float" office:value="328785" calcext:value-type="float">
            <text:p>328785.00</text:p>
          </table:table-cell>
          <table:table-cell table:formula="of:=IF([$a10.V18]=&quot;---&quot;;&quot;---&quot;;[$a10.V18]*[.$V13])" office:value-type="float" office:value="693549" calcext:value-type="float">
            <text:p>693549.00</text:p>
          </table:table-cell>
          <table:table-cell table:formula="of:=IF([$quadro.V18]=&quot;---&quot;;&quot;---&quot;;[$quadro.V18]*[.$V14])" office:value-type="float" office:value="35825.8" calcext:value-type="float">
            <text:p>35825.80</text:p>
          </table:table-cell>
          <table:table-cell table:formula="of:=IF([$gtx.V18]=&quot;---&quot;;&quot;---&quot;;[$gtx.V18]*[.$V15])" office:value-type="float" office:value="86187.75" calcext:value-type="float">
            <text:p>86187.75</text:p>
          </table:table-cell>
          <table:table-cell table:formula="of:=IF(OR([.B18]=&quot;---&quot;;[.D18]=&quot;---&quot;);&quot;---&quot;;IF([.B18]&lt;[.D18];1-([.B18]/[.D18]);[.D18]/[.B18]))" office:value-type="float" office:value="0.108964216737382" calcext:value-type="float">
            <text:p>0.11</text:p>
          </table:table-cell>
          <table:table-cell table:formula="of:=IF(OR([.B18]=&quot;---&quot;;[.D18]=&quot;---&quot;);&quot;---&quot;;IF([.B18]&lt;[.D18];[.B18]/[.D18];1-([.D18]/[.B18])))" office:value-type="float" office:value="0.891035783262618" calcext:value-type="float">
            <text:p>0.89</text:p>
          </table:table-cell>
          <table:table-cell table:formula="of:=IF(OR([.B18]=&quot;---&quot;;[.E18]=&quot;---&quot;);&quot;---&quot;;IF([.B18]&lt;[.E18];1-([.B18]/[.E18]);[.E18]/[.B18]))" office:value-type="float" office:value="0.262140152379214" calcext:value-type="float">
            <text:p>0.26</text:p>
          </table:table-cell>
          <table:table-cell table:formula="of:=IF(OR([.B18]=&quot;---&quot;;[.E18]=&quot;---&quot;);&quot;---&quot;;IF([.B18]&lt;[.E18];[.B18]/[.E18];1-([.E18]/[.B18])))" office:value-type="float" office:value="0.737859847620786" calcext:value-type="float">
            <text:p>0.74</text:p>
          </table:table-cell>
          <table:table-cell table:formula="of:=IF(OR([.C18]=&quot;---&quot;;[.D18]=&quot;---&quot;);&quot;---&quot;;IF([.C18]&lt;[.D18];1-([.C18]/[.D18]);[.D18]/[.C18]))" office:value-type="float" office:value="0.0516557590018874" calcext:value-type="float">
            <text:p>0.05</text:p>
          </table:table-cell>
          <table:table-cell table:formula="of:=IF(OR([.C18]=&quot;---&quot;;[.D18]=&quot;---&quot;);&quot;---&quot;;IF([.C18]&lt;[.D18];1-[.C18]/[.D18];1-([.D18]/[.C18])))" office:value-type="float" office:value="0.948344240998113" calcext:value-type="float">
            <text:p>0.95</text:p>
          </table:table-cell>
          <table:table-cell table:formula="of:=IF(OR([.C18]=&quot;---&quot;;[.E18]=&quot;---&quot;);&quot;---&quot;;IF([.C18]&lt;[.E18];1-([.C18]/[.E18]);[.E18]/[.C18]))" office:value-type="float" office:value="0.124270599481796" calcext:value-type="float">
            <text:p>0.12</text:p>
          </table:table-cell>
          <table:table-cell table:formula="of:=IF(OR([.C18]=&quot;---&quot;;[.E18]=&quot;---&quot;);&quot;---&quot;;IF([.C18]&lt;[.E18];[.C18]/[.E18];1-([.E18]/[.C18])))" office:value-type="float" office:value="0.875729400518204" calcext:value-type="float">
            <text:p>0.88</text:p>
          </table:table-cell>
          <table:table-cell table:formula="of:=IF(OR([.B18]=&quot;---&quot;;[.D18]=&quot;---&quot;);&quot;---&quot;;IF([.B18]&lt;[.D18]; &quot;FPGA&quot;; &quot;GPU&quot;))" office:value-type="string" office:string-value="GPU" calcext:value-type="string">
            <text:p>GPU</text:p>
          </table:table-cell>
          <table:table-cell table:formula="of:=IF(OR([.B18]=&quot;---&quot;;[.E18]=&quot;---&quot;);&quot;---&quot;;IF([.B18]&lt;[.E18]; &quot;FPGA&quot;; &quot;GPU&quot;))" office:value-type="string" office:string-value="GPU" calcext:value-type="string">
            <text:p>GPU</text:p>
          </table:table-cell>
          <table:table-cell table:formula="of:=IF(OR([.C18]=&quot;---&quot;;[.D18]=&quot;---&quot;);&quot;---&quot;;IF([.C18]&lt;[.D18]; &quot;FPGA&quot;; &quot;GPU&quot;))" office:value-type="string" office:string-value="GPU" calcext:value-type="string">
            <text:p>GPU</text:p>
          </table:table-cell>
          <table:table-cell table:formula="of:=IF(OR([.C18]=&quot;---&quot;;[.E18]=&quot;---&quot;);&quot;---&quot;;IF([.C18]&lt;[.E1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sort3</text:p>
          </table:table-cell>
          <table:table-cell table:formula="of:=IF([$sv.V19]=&quot;---&quot;;&quot;---&quot;;[$sv.V19]*[.$V12])" office:value-type="float" office:value="40530" calcext:value-type="float">
            <text:p>40530.00</text:p>
          </table:table-cell>
          <table:table-cell table:formula="of:=IF([$a10.V19]=&quot;---&quot;;&quot;---&quot;;[$a10.V19]*[.$V13])" office:value-type="float" office:value="293754" calcext:value-type="float">
            <text:p>293754.00</text:p>
          </table:table-cell>
          <table:table-cell table:formula="of:=IF([$quadro.V19]=&quot;---&quot;;&quot;---&quot;;[$quadro.V19]*[.$V14])" office:value-type="float" office:value="14147.05" calcext:value-type="float">
            <text:p>14147.05</text:p>
          </table:table-cell>
          <table:table-cell table:formula="of:=IF([$gtx.V19]=&quot;---&quot;;&quot;---&quot;;[$gtx.V19]*[.$V15])" office:value-type="float" office:value="14000.25" calcext:value-type="float">
            <text:p>14000.25</text:p>
          </table:table-cell>
          <table:table-cell table:formula="of:=IF(OR([.B19]=&quot;---&quot;;[.D19]=&quot;---&quot;);&quot;---&quot;;IF([.B19]&lt;[.D19];1-([.B19]/[.D19]);[.D19]/[.B19]))" office:value-type="float" office:value="0.349051320009869" calcext:value-type="float">
            <text:p>0.35</text:p>
          </table:table-cell>
          <table:table-cell table:formula="of:=IF(OR([.B19]=&quot;---&quot;;[.D19]=&quot;---&quot;);&quot;---&quot;;IF([.B19]&lt;[.D19];[.B19]/[.D19];1-([.D19]/[.B19])))" office:value-type="float" office:value="0.650948679990131" calcext:value-type="float">
            <text:p>0.65</text:p>
          </table:table-cell>
          <table:table-cell table:formula="of:=IF(OR([.B19]=&quot;---&quot;;[.E19]=&quot;---&quot;);&quot;---&quot;;IF([.B19]&lt;[.E19];1-([.B19]/[.E19]);[.E19]/[.B19]))" office:value-type="float" office:value="0.345429311621021" calcext:value-type="float">
            <text:p>0.35</text:p>
          </table:table-cell>
          <table:table-cell table:formula="of:=IF(OR([.B19]=&quot;---&quot;;[.E19]=&quot;---&quot;);&quot;---&quot;;IF([.B19]&lt;[.E19];[.B19]/[.E19];1-([.E19]/[.B19])))" office:value-type="float" office:value="0.654570688378979" calcext:value-type="float">
            <text:p>0.65</text:p>
          </table:table-cell>
          <table:table-cell table:formula="of:=IF(OR([.C19]=&quot;---&quot;;[.D19]=&quot;---&quot;);&quot;---&quot;;IF([.C19]&lt;[.D19];1-([.C19]/[.D19]);[.D19]/[.C19]))" office:value-type="float" office:value="0.0481595144236334" calcext:value-type="float">
            <text:p>0.05</text:p>
          </table:table-cell>
          <table:table-cell table:formula="of:=IF(OR([.C19]=&quot;---&quot;;[.D19]=&quot;---&quot;);&quot;---&quot;;IF([.C19]&lt;[.D19];1-[.C19]/[.D19];1-([.D19]/[.C19])))" office:value-type="float" office:value="0.951840485576367" calcext:value-type="float">
            <text:p>0.95</text:p>
          </table:table-cell>
          <table:table-cell table:formula="of:=IF(OR([.C19]=&quot;---&quot;;[.E19]=&quot;---&quot;);&quot;---&quot;;IF([.C19]&lt;[.E19];1-([.C19]/[.E19]);[.E19]/[.C19]))" office:value-type="float" office:value="0.0476597765477236" calcext:value-type="float">
            <text:p>0.05</text:p>
          </table:table-cell>
          <table:table-cell table:formula="of:=IF(OR([.C19]=&quot;---&quot;;[.E19]=&quot;---&quot;);&quot;---&quot;;IF([.C19]&lt;[.E19];[.C19]/[.E19];1-([.E19]/[.C19])))" office:value-type="float" office:value="0.952340223452276" calcext:value-type="float">
            <text:p>0.95</text:p>
          </table:table-cell>
          <table:table-cell table:formula="of:=IF(OR([.B19]=&quot;---&quot;;[.D19]=&quot;---&quot;);&quot;---&quot;;IF([.B19]&lt;[.D19]; &quot;FPGA&quot;; &quot;GPU&quot;))" office:value-type="string" office:string-value="GPU" calcext:value-type="string">
            <text:p>GPU</text:p>
          </table:table-cell>
          <table:table-cell table:formula="of:=IF(OR([.B19]=&quot;---&quot;;[.E19]=&quot;---&quot;);&quot;---&quot;;IF([.B19]&lt;[.E19]; &quot;FPGA&quot;; &quot;GPU&quot;))" office:value-type="string" office:string-value="GPU" calcext:value-type="string">
            <text:p>GPU</text:p>
          </table:table-cell>
          <table:table-cell table:formula="of:=IF(OR([.C19]=&quot;---&quot;;[.D19]=&quot;---&quot;);&quot;---&quot;;IF([.C19]&lt;[.D19]; &quot;FPGA&quot;; &quot;GPU&quot;))" office:value-type="string" office:string-value="GPU" calcext:value-type="string">
            <text:p>GPU</text:p>
          </table:table-cell>
          <table:table-cell table:formula="of:=IF(OR([.C19]=&quot;---&quot;;[.E19]=&quot;---&quot;);&quot;---&quot;;IF([.C19]&lt;[.E19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spot3D</text:p>
          </table:table-cell>
          <table:table-cell table:formula="of:=IF([$sv.V20]=&quot;---&quot;;&quot;---&quot;;[$sv.V20]*[.$V12])" office:value-type="float" office:value="2460602.5" calcext:value-type="float">
            <text:p>2460602.50</text:p>
          </table:table-cell>
          <table:table-cell table:formula="of:=IF([$a10.V20]=&quot;---&quot;;&quot;---&quot;;[$a10.V20]*[.$V13])" office:value-type="float" office:value="2809389.999999" calcext:value-type="float">
            <text:p>2809390.00</text:p>
          </table:table-cell>
          <table:table-cell table:formula="of:=IF([$quadro.V20]=&quot;---&quot;;&quot;---&quot;;[$quadro.V20]*[.$V14])" office:value-type="float" office:value="43162.06666735" calcext:value-type="float">
            <text:p>43162.07</text:p>
          </table:table-cell>
          <table:table-cell table:formula="of:=IF([$gtx.V20]=&quot;---&quot;;&quot;---&quot;;[$gtx.V20]*[.$V15])" office:value-type="float" office:value="30577.24999725" calcext:value-type="float">
            <text:p>30577.25</text:p>
          </table:table-cell>
          <table:table-cell table:formula="of:=IF(OR([.B20]=&quot;---&quot;;[.D20]=&quot;---&quot;);&quot;---&quot;;IF([.B20]&lt;[.D20];1-([.B20]/[.D20]);[.D20]/[.B20]))" office:value-type="float" office:value="0.0175412593734055" calcext:value-type="float">
            <text:p>0.02</text:p>
          </table:table-cell>
          <table:table-cell table:formula="of:=IF(OR([.B20]=&quot;---&quot;;[.D20]=&quot;---&quot;);&quot;---&quot;;IF([.B20]&lt;[.D20];[.B20]/[.D20];1-([.D20]/[.B20])))" office:value-type="float" office:value="0.982458740626594" calcext:value-type="float">
            <text:p>0.98</text:p>
          </table:table-cell>
          <table:table-cell table:formula="of:=IF(OR([.B20]=&quot;---&quot;;[.E20]=&quot;---&quot;);&quot;---&quot;;IF([.B20]&lt;[.E20];1-([.B20]/[.E20]);[.E20]/[.B20]))" office:value-type="float" office:value="0.0124267328823936" calcext:value-type="float">
            <text:p>0.01</text:p>
          </table:table-cell>
          <table:table-cell table:formula="of:=IF(OR([.B20]=&quot;---&quot;;[.E20]=&quot;---&quot;);&quot;---&quot;;IF([.B20]&lt;[.E20];[.B20]/[.E20];1-([.E20]/[.B20])))" office:value-type="float" office:value="0.987573267117606" calcext:value-type="float">
            <text:p>0.99</text:p>
          </table:table-cell>
          <table:table-cell table:formula="of:=IF(OR([.C20]=&quot;---&quot;;[.D20]=&quot;---&quot;);&quot;---&quot;;IF([.C20]&lt;[.D20];1-([.C20]/[.D20]);[.D20]/[.C20]))" office:value-type="float" office:value="0.0153635012110691" calcext:value-type="float">
            <text:p>0.02</text:p>
          </table:table-cell>
          <table:table-cell table:formula="of:=IF(OR([.C20]=&quot;---&quot;;[.D20]=&quot;---&quot;);&quot;---&quot;;IF([.C20]&lt;[.D20];1-[.C20]/[.D20];1-([.D20]/[.C20])))" office:value-type="float" office:value="0.984636498788931" calcext:value-type="float">
            <text:p>0.98</text:p>
          </table:table-cell>
          <table:table-cell table:formula="of:=IF(OR([.C20]=&quot;---&quot;;[.E20]=&quot;---&quot;);&quot;---&quot;;IF([.C20]&lt;[.E20];1-([.C20]/[.E20]);[.E20]/[.C20]))" office:value-type="float" office:value="0.0108839463361302" calcext:value-type="float">
            <text:p>0.01</text:p>
          </table:table-cell>
          <table:table-cell table:formula="of:=IF(OR([.C20]=&quot;---&quot;;[.E20]=&quot;---&quot;);&quot;---&quot;;IF([.C20]&lt;[.E20];[.C20]/[.E20];1-([.E20]/[.C20])))" office:value-type="float" office:value="0.98911605366387" calcext:value-type="float">
            <text:p>0.99</text:p>
          </table:table-cell>
          <table:table-cell table:formula="of:=IF(OR([.B20]=&quot;---&quot;;[.D20]=&quot;---&quot;);&quot;---&quot;;IF([.B20]&lt;[.D20]; &quot;FPGA&quot;; &quot;GPU&quot;))" office:value-type="string" office:string-value="GPU" calcext:value-type="string">
            <text:p>GPU</text:p>
          </table:table-cell>
          <table:table-cell table:formula="of:=IF(OR([.B20]=&quot;---&quot;;[.E20]=&quot;---&quot;);&quot;---&quot;;IF([.B20]&lt;[.E20]; &quot;FPGA&quot;; &quot;GPU&quot;))" office:value-type="string" office:string-value="GPU" calcext:value-type="string">
            <text:p>GPU</text:p>
          </table:table-cell>
          <table:table-cell table:formula="of:=IF(OR([.C20]=&quot;---&quot;;[.D20]=&quot;---&quot;);&quot;---&quot;;IF([.C20]&lt;[.D20]; &quot;FPGA&quot;; &quot;GPU&quot;))" office:value-type="string" office:string-value="GPU" calcext:value-type="string">
            <text:p>GPU</text:p>
          </table:table-cell>
          <table:table-cell table:formula="of:=IF(OR([.C20]=&quot;---&quot;;[.E20]=&quot;---&quot;);&quot;---&quot;;IF([.C20]&lt;[.E2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fd</text:p>
          </table:table-cell>
          <table:table-cell table:formula="of:=IF([$sv.V21]=&quot;---&quot;;&quot;---&quot;;[$sv.V21]*[.$V12])" office:value-type="float" office:value="11361.25" calcext:value-type="float">
            <text:p>11361.25</text:p>
          </table:table-cell>
          <table:table-cell table:formula="of:=IF([$a10.V21]=&quot;---&quot;;&quot;---&quot;;[$a10.V21]*[.$V13])" office:value-type="float" office:value="13449" calcext:value-type="float">
            <text:p>13449.00</text:p>
          </table:table-cell>
          <table:table-cell table:formula="of:=IF([$quadro.V21]=&quot;---&quot;;&quot;---&quot;;[$quadro.V21]*[.$V14])" office:value-type="float" office:value="4145.1" calcext:value-type="float">
            <text:p>4145.10</text:p>
          </table:table-cell>
          <table:table-cell table:formula="of:=IF([$gtx.V21]=&quot;---&quot;;&quot;---&quot;;[$gtx.V21]*[.$V15])" office:value-type="float" office:value="7524" calcext:value-type="float">
            <text:p>7524.00</text:p>
          </table:table-cell>
          <table:table-cell table:formula="of:=IF(OR([.B21]=&quot;---&quot;;[.D21]=&quot;---&quot;);&quot;---&quot;;IF([.B21]&lt;[.D21];1-([.B21]/[.D21]);[.D21]/[.B21]))" office:value-type="float" office:value="0.364845417537683" calcext:value-type="float">
            <text:p>0.36</text:p>
          </table:table-cell>
          <table:table-cell table:formula="of:=IF(OR([.B21]=&quot;---&quot;;[.D21]=&quot;---&quot;);&quot;---&quot;;IF([.B21]&lt;[.D21];[.B21]/[.D21];1-([.D21]/[.B21])))" office:value-type="float" office:value="0.635154582462317" calcext:value-type="float">
            <text:p>0.64</text:p>
          </table:table-cell>
          <table:table-cell table:formula="of:=IF(OR([.B21]=&quot;---&quot;;[.E21]=&quot;---&quot;);&quot;---&quot;;IF([.B21]&lt;[.E21];1-([.B21]/[.E21]);[.E21]/[.B21]))" office:value-type="float" office:value="0.662251072725272" calcext:value-type="float">
            <text:p>0.66</text:p>
          </table:table-cell>
          <table:table-cell table:formula="of:=IF(OR([.B21]=&quot;---&quot;;[.E21]=&quot;---&quot;);&quot;---&quot;;IF([.B21]&lt;[.E21];[.B21]/[.E21];1-([.E21]/[.B21])))" office:value-type="float" office:value="0.337748927274728" calcext:value-type="float">
            <text:p>0.34</text:p>
          </table:table-cell>
          <table:table-cell table:formula="of:=IF(OR([.C21]=&quot;---&quot;;[.D21]=&quot;---&quot;);&quot;---&quot;;IF([.C21]&lt;[.D21];1-([.C21]/[.D21]);[.D21]/[.C21]))" office:value-type="float" office:value="0.308208788757528" calcext:value-type="float">
            <text:p>0.31</text:p>
          </table:table-cell>
          <table:table-cell table:formula="of:=IF(OR([.C21]=&quot;---&quot;;[.D21]=&quot;---&quot;);&quot;---&quot;;IF([.C21]&lt;[.D21];1-[.C21]/[.D21];1-([.D21]/[.C21])))" office:value-type="float" office:value="0.691791211242472" calcext:value-type="float">
            <text:p>0.69</text:p>
          </table:table-cell>
          <table:table-cell table:formula="of:=IF(OR([.C21]=&quot;---&quot;;[.E21]=&quot;---&quot;);&quot;---&quot;;IF([.C21]&lt;[.E21];1-([.C21]/[.E21]);[.E21]/[.C21]))" office:value-type="float" office:value="0.559446799018514" calcext:value-type="float">
            <text:p>0.56</text:p>
          </table:table-cell>
          <table:table-cell table:formula="of:=IF(OR([.C21]=&quot;---&quot;;[.E21]=&quot;---&quot;);&quot;---&quot;;IF([.C21]&lt;[.E21];[.C21]/[.E21];1-([.E21]/[.C21])))" office:value-type="float" office:value="0.440553200981486" calcext:value-type="float">
            <text:p>0.44</text:p>
          </table:table-cell>
          <table:table-cell table:formula="of:=IF(OR([.B21]=&quot;---&quot;;[.D21]=&quot;---&quot;);&quot;---&quot;;IF([.B21]&lt;[.D21]; &quot;FPGA&quot;; &quot;GPU&quot;))" office:value-type="string" office:string-value="GPU" calcext:value-type="string">
            <text:p>GPU</text:p>
          </table:table-cell>
          <table:table-cell table:formula="of:=IF(OR([.B21]=&quot;---&quot;;[.E21]=&quot;---&quot;);&quot;---&quot;;IF([.B21]&lt;[.E21]; &quot;FPGA&quot;; &quot;GPU&quot;))" office:value-type="string" office:string-value="GPU" calcext:value-type="string">
            <text:p>GPU</text:p>
          </table:table-cell>
          <table:table-cell table:formula="of:=IF(OR([.C21]=&quot;---&quot;;[.D21]=&quot;---&quot;);&quot;---&quot;;IF([.C21]&lt;[.D21]; &quot;FPGA&quot;; &quot;GPU&quot;))" office:value-type="string" office:string-value="GPU" calcext:value-type="string">
            <text:p>GPU</text:p>
          </table:table-cell>
          <table:table-cell table:formula="of:=IF(OR([.C21]=&quot;---&quot;;[.E21]=&quot;---&quot;);&quot;---&quot;;IF([.C21]&lt;[.E21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ptree</text:p>
          </table:table-cell>
          <table:table-cell table:formula="of:=IF([$sv.V22]=&quot;---&quot;;&quot;---&quot;;[$sv.V22]*[.$V12])" office:value-type="float" office:value="509435" calcext:value-type="float">
            <text:p>509435.00</text:p>
          </table:table-cell>
          <table:table-cell table:formula="of:=IF([$a10.V22]=&quot;---&quot;;&quot;---&quot;;[$a10.V22]*[.$V13])" office:value-type="float" office:value="1501650" calcext:value-type="float">
            <text:p>1501650.00</text:p>
          </table:table-cell>
          <table:table-cell table:formula="of:=IF([$quadro.V22]=&quot;---&quot;;&quot;---&quot;;[$quadro.V22]*[.$V14])" office:value-type="float" office:value="124484.2" calcext:value-type="float">
            <text:p>124484.20</text:p>
          </table:table-cell>
          <table:table-cell table:formula="of:=IF([$gtx.V22]=&quot;---&quot;;&quot;---&quot;;[$gtx.V22]*[.$V15])" office:value-type="float" office:value="84834.75" calcext:value-type="float">
            <text:p>84834.75</text:p>
          </table:table-cell>
          <table:table-cell table:formula="of:=IF(OR([.B22]=&quot;---&quot;;[.D22]=&quot;---&quot;);&quot;---&quot;;IF([.B22]&lt;[.D22];1-([.B22]/[.D22]);[.D22]/[.B22]))" office:value-type="float" office:value="0.244357376309048" calcext:value-type="float">
            <text:p>0.24</text:p>
          </table:table-cell>
          <table:table-cell table:formula="of:=IF(OR([.B22]=&quot;---&quot;;[.D22]=&quot;---&quot;);&quot;---&quot;;IF([.B22]&lt;[.D22];[.B22]/[.D22];1-([.D22]/[.B22])))" office:value-type="float" office:value="0.755642623690952" calcext:value-type="float">
            <text:p>0.76</text:p>
          </table:table-cell>
          <table:table-cell table:formula="of:=IF(OR([.B22]=&quot;---&quot;;[.E22]=&quot;---&quot;);&quot;---&quot;;IF([.B22]&lt;[.E22];1-([.B22]/[.E22]);[.E22]/[.B22]))" office:value-type="float" office:value="0.166527133000285" calcext:value-type="float">
            <text:p>0.17</text:p>
          </table:table-cell>
          <table:table-cell table:formula="of:=IF(OR([.B22]=&quot;---&quot;;[.E22]=&quot;---&quot;);&quot;---&quot;;IF([.B22]&lt;[.E22];[.B22]/[.E22];1-([.E22]/[.B22])))" office:value-type="float" office:value="0.833472866999715" calcext:value-type="float">
            <text:p>0.83</text:p>
          </table:table-cell>
          <table:table-cell table:formula="of:=IF(OR([.C22]=&quot;---&quot;;[.D22]=&quot;---&quot;);&quot;---&quot;;IF([.C22]&lt;[.D22];1-([.C22]/[.D22]);[.D22]/[.C22]))" office:value-type="float" office:value="0.0828982785602504" calcext:value-type="float">
            <text:p>0.08</text:p>
          </table:table-cell>
          <table:table-cell table:formula="of:=IF(OR([.C22]=&quot;---&quot;;[.D22]=&quot;---&quot;);&quot;---&quot;;IF([.C22]&lt;[.D22];1-[.C22]/[.D22];1-([.D22]/[.C22])))" office:value-type="float" office:value="0.91710172143975" calcext:value-type="float">
            <text:p>0.92</text:p>
          </table:table-cell>
          <table:table-cell table:formula="of:=IF(OR([.C22]=&quot;---&quot;;[.E22]=&quot;---&quot;);&quot;---&quot;;IF([.C22]&lt;[.E22];1-([.C22]/[.E22]);[.E22]/[.C22]))" office:value-type="float" office:value="0.056494356208171" calcext:value-type="float">
            <text:p>0.06</text:p>
          </table:table-cell>
          <table:table-cell table:formula="of:=IF(OR([.C22]=&quot;---&quot;;[.E22]=&quot;---&quot;);&quot;---&quot;;IF([.C22]&lt;[.E22];[.C22]/[.E22];1-([.E22]/[.C22])))" office:value-type="float" office:value="0.943505643791829" calcext:value-type="float">
            <text:p>0.94</text:p>
          </table:table-cell>
          <table:table-cell table:formula="of:=IF(OR([.B22]=&quot;---&quot;;[.D22]=&quot;---&quot;);&quot;---&quot;;IF([.B22]&lt;[.D22]; &quot;FPGA&quot;; &quot;GPU&quot;))" office:value-type="string" office:string-value="GPU" calcext:value-type="string">
            <text:p>GPU</text:p>
          </table:table-cell>
          <table:table-cell table:formula="of:=IF(OR([.B22]=&quot;---&quot;;[.E22]=&quot;---&quot;);&quot;---&quot;;IF([.B22]&lt;[.E22]; &quot;FPGA&quot;; &quot;GPU&quot;))" office:value-type="string" office:string-value="GPU" calcext:value-type="string">
            <text:p>GPU</text:p>
          </table:table-cell>
          <table:table-cell table:formula="of:=IF(OR([.C22]=&quot;---&quot;;[.D22]=&quot;---&quot;);&quot;---&quot;;IF([.C22]&lt;[.D22]; &quot;FPGA&quot;; &quot;GPU&quot;))" office:value-type="string" office:string-value="GPU" calcext:value-type="string">
            <text:p>GPU</text:p>
          </table:table-cell>
          <table:table-cell table:formula="of:=IF(OR([.C22]=&quot;---&quot;;[.E22]=&quot;---&quot;);&quot;---&quot;;IF([.C22]&lt;[.E2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1</text:p>
          </table:table-cell>
          <table:table-cell table:formula="of:=IF([$sv.V23]=&quot;---&quot;;&quot;---&quot;;[$sv.V23]*[.$V12])" office:value-type="string" office:string-value="---" calcext:value-type="string">
            <text:p>---</text:p>
          </table:table-cell>
          <table:table-cell table:formula="of:=IF([$a10.V23]=&quot;---&quot;;&quot;---&quot;;[$a10.V23]*[.$V13])" office:value-type="string" office:string-value="---" calcext:value-type="string">
            <text:p>---</text:p>
          </table:table-cell>
          <table:table-cell table:formula="of:=IF([$quadro.V23]=&quot;---&quot;;&quot;---&quot;;[$quadro.V23]*[.$V14])" office:value-type="float" office:value="2066090.45" calcext:value-type="float">
            <text:p>2066090.45</text:p>
          </table:table-cell>
          <table:table-cell table:formula="of:=IF([$gtx.V23]=&quot;---&quot;;&quot;---&quot;;[$gtx.V23]*[.$V15])" office:value-type="float" office:value="1932323.25" calcext:value-type="float">
            <text:p>1932323.25</text:p>
          </table:table-cell>
          <table:table-cell table:formula="of:=IF(OR([.B23]=&quot;---&quot;;[.D23]=&quot;---&quot;);&quot;---&quot;;IF([.B23]&lt;[.D23];1-([.B23]/[.D23]);[.D23]/[.B23]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[.B23]/[.D23];1-([.D23]/[.B23])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1-([.B23]/[.E23]);[.E23]/[.B23]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[.B23]/[.E23];1-([.E23]/[.B23])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([.C23]/[.D23]);[.D23]/[.C23]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1-[.C23]/[.D23];1-([.D23]/[.C23])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1-([.C23]/[.E23]);[.E23]/[.C23]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[.C23]/[.E23];1-([.E23]/[.C23])))" office:value-type="string" office:string-value="---" calcext:value-type="string">
            <text:p>---</text:p>
          </table:table-cell>
          <table:table-cell table:formula="of:=IF(OR([.B23]=&quot;---&quot;;[.D23]=&quot;---&quot;);&quot;---&quot;;IF([.B23]&lt;[.D23]; &quot;FPGA&quot;; &quot;GPU&quot;))" office:value-type="string" office:string-value="---" calcext:value-type="string">
            <text:p>---</text:p>
          </table:table-cell>
          <table:table-cell table:formula="of:=IF(OR([.B23]=&quot;---&quot;;[.E23]=&quot;---&quot;);&quot;---&quot;;IF([.B23]&lt;[.E23]; &quot;FPGA&quot;; &quot;GPU&quot;))" office:value-type="string" office:string-value="---" calcext:value-type="string">
            <text:p>---</text:p>
          </table:table-cell>
          <table:table-cell table:formula="of:=IF(OR([.C23]=&quot;---&quot;;[.D23]=&quot;---&quot;);&quot;---&quot;;IF([.C23]&lt;[.D23]; &quot;FPGA&quot;; &quot;GPU&quot;))" office:value-type="string" office:string-value="---" calcext:value-type="string">
            <text:p>---</text:p>
          </table:table-cell>
          <table:table-cell table:formula="of:=IF(OR([.C23]=&quot;---&quot;;[.E23]=&quot;---&quot;);&quot;---&quot;;IF([.C23]&lt;[.E2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clefilter2</text:p>
          </table:table-cell>
          <table:table-cell table:formula="of:=IF([$sv.V24]=&quot;---&quot;;&quot;---&quot;;[$sv.V24]*[.$V12])" office:value-type="string" office:string-value="---" calcext:value-type="string">
            <text:p>---</text:p>
          </table:table-cell>
          <table:table-cell table:formula="of:=IF([$a10.V24]=&quot;---&quot;;&quot;---&quot;;[$a10.V24]*[.$V13])" office:value-type="string" office:string-value="---" calcext:value-type="string">
            <text:p>---</text:p>
          </table:table-cell>
          <table:table-cell table:formula="of:=IF([$quadro.V24]=&quot;---&quot;;&quot;---&quot;;[$quadro.V24]*[.$V14])" office:value-type="float" office:value="360945.55" calcext:value-type="float">
            <text:p>360945.55</text:p>
          </table:table-cell>
          <table:table-cell table:formula="of:=IF([$gtx.V24]=&quot;---&quot;;&quot;---&quot;;[$gtx.V24]*[.$V15])" office:value-type="float" office:value="1656806.25" calcext:value-type="float">
            <text:p>1656806.25</text:p>
          </table:table-cell>
          <table:table-cell table:formula="of:=IF(OR([.B24]=&quot;---&quot;;[.D24]=&quot;---&quot;);&quot;---&quot;;IF([.B24]&lt;[.D24];1-([.B24]/[.D24]);[.D24]/[.B24]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[.B24]/[.D24];1-([.D24]/[.B24])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1-([.B24]/[.E24]);[.E24]/[.B24]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[.B24]/[.E24];1-([.E24]/[.B24])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([.C24]/[.D24]);[.D24]/[.C24]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1-[.C24]/[.D24];1-([.D24]/[.C24])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1-([.C24]/[.E24]);[.E24]/[.C24]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[.C24]/[.E24];1-([.E24]/[.C24])))" office:value-type="string" office:string-value="---" calcext:value-type="string">
            <text:p>---</text:p>
          </table:table-cell>
          <table:table-cell table:formula="of:=IF(OR([.B24]=&quot;---&quot;;[.D24]=&quot;---&quot;);&quot;---&quot;;IF([.B24]&lt;[.D24]; &quot;FPGA&quot;; &quot;GPU&quot;))" office:value-type="string" office:string-value="---" calcext:value-type="string">
            <text:p>---</text:p>
          </table:table-cell>
          <table:table-cell table:formula="of:=IF(OR([.B24]=&quot;---&quot;;[.E24]=&quot;---&quot;);&quot;---&quot;;IF([.B24]&lt;[.E24]; &quot;FPGA&quot;; &quot;GPU&quot;))" office:value-type="string" office:string-value="---" calcext:value-type="string">
            <text:p>---</text:p>
          </table:table-cell>
          <table:table-cell table:formula="of:=IF(OR([.C24]=&quot;---&quot;;[.D24]=&quot;---&quot;);&quot;---&quot;;IF([.C24]&lt;[.D24]; &quot;FPGA&quot;; &quot;GPU&quot;))" office:value-type="string" office:string-value="---" calcext:value-type="string">
            <text:p>---</text:p>
          </table:table-cell>
          <table:table-cell table:formula="of:=IF(OR([.C24]=&quot;---&quot;;[.E24]=&quot;---&quot;);&quot;---&quot;;IF([.C24]&lt;[.E2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cluster</text:p>
          </table:table-cell>
          <table:table-cell table:formula="of:=IF([$sv.V25]=&quot;---&quot;;&quot;---&quot;;[$sv.V25]*[.$V12])" office:value-type="float" office:value="1292191.25" calcext:value-type="float">
            <text:p>1292191.25</text:p>
          </table:table-cell>
          <table:table-cell table:formula="of:=IF([$a10.V25]=&quot;---&quot;;&quot;---&quot;;[$a10.V25]*[.$V13])" office:value-type="string" office:string-value="---" calcext:value-type="string">
            <text:p>---</text:p>
          </table:table-cell>
          <table:table-cell table:formula="of:=IF([$quadro.V25]=&quot;---&quot;;&quot;---&quot;;[$quadro.V25]*[.$V14])" office:value-type="float" office:value="36465.4" calcext:value-type="float">
            <text:p>36465.40</text:p>
          </table:table-cell>
          <table:table-cell table:formula="of:=IF([$gtx.V25]=&quot;---&quot;;&quot;---&quot;;[$gtx.V25]*[.$V15])" office:value-type="float" office:value="28330.5" calcext:value-type="float">
            <text:p>28330.50</text:p>
          </table:table-cell>
          <table:table-cell table:formula="of:=IF(OR([.B25]=&quot;---&quot;;[.D25]=&quot;---&quot;);&quot;---&quot;;IF([.B25]&lt;[.D25];1-([.B25]/[.D25]);[.D25]/[.B25]))" office:value-type="float" office:value="0.028219816532576" calcext:value-type="float">
            <text:p>0.03</text:p>
          </table:table-cell>
          <table:table-cell table:formula="of:=IF(OR([.B25]=&quot;---&quot;;[.D25]=&quot;---&quot;);&quot;---&quot;;IF([.B25]&lt;[.D25];[.B25]/[.D25];1-([.D25]/[.B25])))" office:value-type="float" office:value="0.971780183467424" calcext:value-type="float">
            <text:p>0.97</text:p>
          </table:table-cell>
          <table:table-cell table:formula="of:=IF(OR([.B25]=&quot;---&quot;;[.E25]=&quot;---&quot;);&quot;---&quot;;IF([.B25]&lt;[.E25];1-([.B25]/[.E25]);[.E25]/[.B25]))" office:value-type="float" office:value="0.0219243861928333" calcext:value-type="float">
            <text:p>0.02</text:p>
          </table:table-cell>
          <table:table-cell table:formula="of:=IF(OR([.B25]=&quot;---&quot;;[.E25]=&quot;---&quot;);&quot;---&quot;;IF([.B25]&lt;[.E25];[.B25]/[.E25];1-([.E25]/[.B25])))" office:value-type="float" office:value="0.978075613807167" calcext:value-type="float">
            <text:p>0.98</text:p>
          </table:table-cell>
          <table:table-cell table:formula="of:=IF(OR([.C25]=&quot;---&quot;;[.D25]=&quot;---&quot;);&quot;---&quot;;IF([.C25]&lt;[.D25];1-([.C25]/[.D25]);[.D25]/[.C25]))" office:value-type="string" office:string-value="---" calcext:value-type="string">
            <text:p>---</text:p>
          </table:table-cell>
          <table:table-cell table:formula="of:=IF(OR([.C25]=&quot;---&quot;;[.D25]=&quot;---&quot;);&quot;---&quot;;IF([.C25]&lt;[.D25];1-[.C25]/[.D25];1-([.D25]/[.C25])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1-([.C25]/[.E25]);[.E25]/[.C25]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[.C25]/[.E25];1-([.E25]/[.C25])))" office:value-type="string" office:string-value="---" calcext:value-type="string">
            <text:p>---</text:p>
          </table:table-cell>
          <table:table-cell table:formula="of:=IF(OR([.B25]=&quot;---&quot;;[.D25]=&quot;---&quot;);&quot;---&quot;;IF([.B25]&lt;[.D25]; &quot;FPGA&quot;; &quot;GPU&quot;))" office:value-type="string" office:string-value="GPU" calcext:value-type="string">
            <text:p>GPU</text:p>
          </table:table-cell>
          <table:table-cell table:formula="of:=IF(OR([.B25]=&quot;---&quot;;[.E25]=&quot;---&quot;);&quot;---&quot;;IF([.B25]&lt;[.E25]; &quot;FPGA&quot;; &quot;GPU&quot;))" office:value-type="string" office:string-value="GPU" calcext:value-type="string">
            <text:p>GPU</text:p>
          </table:table-cell>
          <table:table-cell table:formula="of:=IF(OR([.C25]=&quot;---&quot;;[.D25]=&quot;---&quot;);&quot;---&quot;;IF([.C25]&lt;[.D25]; &quot;FPGA&quot;; &quot;GPU&quot;))" office:value-type="string" office:string-value="---" calcext:value-type="string">
            <text:p>---</text:p>
          </table:table-cell>
          <table:table-cell table:formula="of:=IF(OR([.C25]=&quot;---&quot;;[.E25]=&quot;---&quot;);&quot;---&quot;;IF([.C25]&lt;[.E2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s</text:p>
          </table:table-cell>
          <table:table-cell table:formula="of:=IF([$sv.V26]=&quot;---&quot;;&quot;---&quot;;[$sv.V26]*[.$V12])" office:value-type="float" office:value="4858.875" calcext:value-type="float">
            <text:p>4858.88</text:p>
          </table:table-cell>
          <table:table-cell table:formula="of:=IF([$a10.V26]=&quot;---&quot;;&quot;---&quot;;[$a10.V26]*[.$V13])" office:value-type="string" office:string-value="---" calcext:value-type="string">
            <text:p>---</text:p>
          </table:table-cell>
          <table:table-cell table:formula="of:=IF([$quadro.V26]=&quot;---&quot;;&quot;---&quot;;[$quadro.V26]*[.$V14])" office:value-type="string" office:string-value="---" calcext:value-type="string">
            <text:p>---</text:p>
          </table:table-cell>
          <table:table-cell table:formula="of:=IF([$gtx.V26]=&quot;---&quot;;&quot;---&quot;;[$gtx.V26]*[.$V15]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1-([.B26]/[.D26]);[.D26]/[.B26]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[.B26]/[.D26];1-([.D26]/[.B26])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1-([.B26]/[.E26]);[.E26]/[.B26]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[.B26]/[.E26];1-([.E26]/[.B26])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([.C26]/[.D26]);[.D26]/[.C26]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1-[.C26]/[.D26];1-([.D26]/[.C26])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1-([.C26]/[.E26]);[.E26]/[.C26]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[.C26]/[.E26];1-([.E26]/[.C26])))" office:value-type="string" office:string-value="---" calcext:value-type="string">
            <text:p>---</text:p>
          </table:table-cell>
          <table:table-cell table:formula="of:=IF(OR([.B26]=&quot;---&quot;;[.D26]=&quot;---&quot;);&quot;---&quot;;IF([.B26]&lt;[.D26]; &quot;FPGA&quot;; &quot;GPU&quot;))" office:value-type="string" office:string-value="---" calcext:value-type="string">
            <text:p>---</text:p>
          </table:table-cell>
          <table:table-cell table:formula="of:=IF(OR([.B26]=&quot;---&quot;;[.E26]=&quot;---&quot;);&quot;---&quot;;IF([.B26]&lt;[.E26]; &quot;FPGA&quot;; &quot;GPU&quot;))" office:value-type="string" office:string-value="---" calcext:value-type="string">
            <text:p>---</text:p>
          </table:table-cell>
          <table:table-cell table:formula="of:=IF(OR([.C26]=&quot;---&quot;;[.D26]=&quot;---&quot;);&quot;---&quot;;IF([.C26]&lt;[.D26]; &quot;FPGA&quot;; &quot;GPU&quot;))" office:value-type="string" office:string-value="---" calcext:value-type="string">
            <text:p>---</text:p>
          </table:table-cell>
          <table:table-cell table:formula="of:=IF(OR([.C26]=&quot;---&quot;;[.E26]=&quot;---&quot;);&quot;---&quot;;IF([.C26]&lt;[.E26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t</text:p>
          </table:table-cell>
          <table:table-cell table:formula="of:=IF([$sv.V27]=&quot;---&quot;;&quot;---&quot;;[$sv.V27]*[.$V12])" office:value-type="float" office:value="9186.25" calcext:value-type="float">
            <text:p>9186.25</text:p>
          </table:table-cell>
          <table:table-cell table:formula="of:=IF([$a10.V27]=&quot;---&quot;;&quot;---&quot;;[$a10.V27]*[.$V13])" office:value-type="float" office:value="10665" calcext:value-type="float">
            <text:p>10665.00</text:p>
          </table:table-cell>
          <table:table-cell table:formula="of:=IF([$quadro.V27]=&quot;---&quot;;&quot;---&quot;;[$quadro.V27]*[.$V14])" office:value-type="float" office:value="2892.55" calcext:value-type="float">
            <text:p>2892.55</text:p>
          </table:table-cell>
          <table:table-cell table:formula="of:=IF([$gtx.V27]=&quot;---&quot;;&quot;---&quot;;[$gtx.V27]*[.$V15])" office:value-type="float" office:value="8167.5" calcext:value-type="float">
            <text:p>8167.50</text:p>
          </table:table-cell>
          <table:table-cell table:formula="of:=IF(OR([.B27]=&quot;---&quot;;[.D27]=&quot;---&quot;);&quot;---&quot;;IF([.B27]&lt;[.D27];1-([.B27]/[.D27]);[.D27]/[.B27]))" office:value-type="float" office:value="0.314878214723092" calcext:value-type="float">
            <text:p>0.31</text:p>
          </table:table-cell>
          <table:table-cell table:formula="of:=IF(OR([.B27]=&quot;---&quot;;[.D27]=&quot;---&quot;);&quot;---&quot;;IF([.B27]&lt;[.D27];[.B27]/[.D27];1-([.D27]/[.B27])))" office:value-type="float" office:value="0.685121785276909" calcext:value-type="float">
            <text:p>0.69</text:p>
          </table:table-cell>
          <table:table-cell table:formula="of:=IF(OR([.B27]=&quot;---&quot;;[.E27]=&quot;---&quot;);&quot;---&quot;;IF([.B27]&lt;[.E27];1-([.B27]/[.E27]);[.E27]/[.B27]))" office:value-type="float" office:value="0.889100557899034" calcext:value-type="float">
            <text:p>0.89</text:p>
          </table:table-cell>
          <table:table-cell table:formula="of:=IF(OR([.B27]=&quot;---&quot;;[.E27]=&quot;---&quot;);&quot;---&quot;;IF([.B27]&lt;[.E27];[.B27]/[.E27];1-([.E27]/[.B27])))" office:value-type="float" office:value="0.110899442100966" calcext:value-type="float">
            <text:p>0.11</text:p>
          </table:table-cell>
          <table:table-cell table:formula="of:=IF(OR([.C27]=&quot;---&quot;;[.D27]=&quot;---&quot;);&quot;---&quot;;IF([.C27]&lt;[.D27];1-([.C27]/[.D27]);[.D27]/[.C27]))" office:value-type="float" office:value="0.271218940459447" calcext:value-type="float">
            <text:p>0.27</text:p>
          </table:table-cell>
          <table:table-cell table:formula="of:=IF(OR([.C27]=&quot;---&quot;;[.D27]=&quot;---&quot;);&quot;---&quot;;IF([.C27]&lt;[.D27];1-[.C27]/[.D27];1-([.D27]/[.C27])))" office:value-type="float" office:value="0.728781059540553" calcext:value-type="float">
            <text:p>0.73</text:p>
          </table:table-cell>
          <table:table-cell table:formula="of:=IF(OR([.C27]=&quot;---&quot;;[.E27]=&quot;---&quot;);&quot;---&quot;;IF([.C27]&lt;[.E27];1-([.C27]/[.E27]);[.E27]/[.C27]))" office:value-type="float" office:value="0.765822784810127" calcext:value-type="float">
            <text:p>0.77</text:p>
          </table:table-cell>
          <table:table-cell table:formula="of:=IF(OR([.C27]=&quot;---&quot;;[.E27]=&quot;---&quot;);&quot;---&quot;;IF([.C27]&lt;[.E27];[.C27]/[.E27];1-([.E27]/[.C27])))" office:value-type="float" office:value="0.234177215189873" calcext:value-type="float">
            <text:p>0.23</text:p>
          </table:table-cell>
          <table:table-cell table:formula="of:=IF(OR([.B27]=&quot;---&quot;;[.D27]=&quot;---&quot;);&quot;---&quot;;IF([.B27]&lt;[.D27]; &quot;FPGA&quot;; &quot;GPU&quot;))" office:value-type="string" office:string-value="GPU" calcext:value-type="string">
            <text:p>GPU</text:p>
          </table:table-cell>
          <table:table-cell table:formula="of:=IF(OR([.B27]=&quot;---&quot;;[.E27]=&quot;---&quot;);&quot;---&quot;;IF([.B27]&lt;[.E27]; &quot;FPGA&quot;; &quot;GPU&quot;))" office:value-type="string" office:string-value="GPU" calcext:value-type="string">
            <text:p>GPU</text:p>
          </table:table-cell>
          <table:table-cell table:formula="of:=IF(OR([.C27]=&quot;---&quot;;[.D27]=&quot;---&quot;);&quot;---&quot;;IF([.C27]&lt;[.D27]; &quot;FPGA&quot;; &quot;GPU&quot;))" office:value-type="string" office:string-value="GPU" calcext:value-type="string">
            <text:p>GPU</text:p>
          </table:table-cell>
          <table:table-cell table:formula="of:=IF(OR([.C27]=&quot;---&quot;;[.E27]=&quot;---&quot;);&quot;---&quot;;IF([.C27]&lt;[.E27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mm</text:p>
          </table:table-cell>
          <table:table-cell table:formula="of:=IF([$sv.V28]=&quot;---&quot;;&quot;---&quot;;[$sv.V28]*[.$V12])" office:value-type="string" office:string-value="---" calcext:value-type="string">
            <text:p>---</text:p>
          </table:table-cell>
          <table:table-cell table:formula="of:=IF([$a10.V28]=&quot;---&quot;;&quot;---&quot;;[$a10.V28]*[.$V13])" office:value-type="float" office:value="8577" calcext:value-type="float">
            <text:p>8577.00</text:p>
          </table:table-cell>
          <table:table-cell table:formula="of:=IF([$quadro.V28]=&quot;---&quot;;&quot;---&quot;;[$quadro.V28]*[.$V14])" office:value-type="float" office:value="2029.5" calcext:value-type="float">
            <text:p>2029.50</text:p>
          </table:table-cell>
          <table:table-cell table:formula="of:=IF([$gtx.V28]=&quot;---&quot;;&quot;---&quot;;[$gtx.V28]*[.$V15])" office:value-type="float" office:value="7878.75" calcext:value-type="float">
            <text:p>7878.75</text:p>
          </table:table-cell>
          <table:table-cell table:formula="of:=IF(OR([.B28]=&quot;---&quot;;[.D28]=&quot;---&quot;);&quot;---&quot;;IF([.B28]&lt;[.D28];1-([.B28]/[.D28]);[.D28]/[.B28]))" office:value-type="string" office:string-value="---" calcext:value-type="string">
            <text:p>---</text:p>
          </table:table-cell>
          <table:table-cell table:formula="of:=IF(OR([.B28]=&quot;---&quot;;[.D28]=&quot;---&quot;);&quot;---&quot;;IF([.B28]&lt;[.D28];[.B28]/[.D28];1-([.D28]/[.B28])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1-([.B28]/[.E28]);[.E28]/[.B28]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[.B28]/[.E28];1-([.E28]/[.B28])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1-([.C28]/[.D28]);[.D28]/[.C28]))" office:value-type="float" office:value="0.236621196222455" calcext:value-type="float">
            <text:p>0.24</text:p>
          </table:table-cell>
          <table:table-cell table:formula="of:=IF(OR([.C28]=&quot;---&quot;;[.D28]=&quot;---&quot;);&quot;---&quot;;IF([.C28]&lt;[.D28];1-[.C28]/[.D28];1-([.D28]/[.C28])))" office:value-type="float" office:value="0.763378803777545" calcext:value-type="float">
            <text:p>0.76</text:p>
          </table:table-cell>
          <table:table-cell table:formula="of:=IF(OR([.C28]=&quot;---&quot;;[.E28]=&quot;---&quot;);&quot;---&quot;;IF([.C28]&lt;[.E28];1-([.C28]/[.E28]);[.E28]/[.C28]))" office:value-type="float" office:value="0.918590416229451" calcext:value-type="float">
            <text:p>0.92</text:p>
          </table:table-cell>
          <table:table-cell table:formula="of:=IF(OR([.C28]=&quot;---&quot;;[.E28]=&quot;---&quot;);&quot;---&quot;;IF([.C28]&lt;[.E28];[.C28]/[.E28];1-([.E28]/[.C28])))" office:value-type="float" office:value="0.0814095837705492" calcext:value-type="float">
            <text:p>0.08</text:p>
          </table:table-cell>
          <table:table-cell table:formula="of:=IF(OR([.B28]=&quot;---&quot;;[.D28]=&quot;---&quot;);&quot;---&quot;;IF([.B28]&lt;[.D28]; &quot;FPGA&quot;; &quot;GPU&quot;))" office:value-type="string" office:string-value="---" calcext:value-type="string">
            <text:p>---</text:p>
          </table:table-cell>
          <table:table-cell table:formula="of:=IF(OR([.B28]=&quot;---&quot;;[.E28]=&quot;---&quot;);&quot;---&quot;;IF([.B28]&lt;[.E28]; &quot;FPGA&quot;; &quot;GPU&quot;))" office:value-type="string" office:string-value="---" calcext:value-type="string">
            <text:p>---</text:p>
          </table:table-cell>
          <table:table-cell table:formula="of:=IF(OR([.C28]=&quot;---&quot;;[.D28]=&quot;---&quot;);&quot;---&quot;;IF([.C28]&lt;[.D28]; &quot;FPGA&quot;; &quot;GPU&quot;))" office:value-type="string" office:string-value="GPU" calcext:value-type="string">
            <text:p>GPU</text:p>
          </table:table-cell>
          <table:table-cell table:formula="of:=IF(OR([.C28]=&quot;---&quot;;[.E28]=&quot;---&quot;);&quot;---&quot;;IF([.C28]&lt;[.E2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</text:p>
          </table:table-cell>
          <table:table-cell table:formula="of:=IF([$sv.V29]=&quot;---&quot;;&quot;---&quot;;[$sv.V29]*[.$V12])" office:value-type="float" office:value="222591.25" calcext:value-type="float">
            <text:p>222591.25</text:p>
          </table:table-cell>
          <table:table-cell table:formula="of:=IF([$a10.V29]=&quot;---&quot;;&quot;---&quot;;[$a10.V29]*[.$V13])" office:value-type="string" office:string-value="---" calcext:value-type="string">
            <text:p>---</text:p>
          </table:table-cell>
          <table:table-cell table:formula="of:=IF([$quadro.V29]=&quot;---&quot;;&quot;---&quot;;[$quadro.V29]*[.$V14])" office:value-type="float" office:value="36246.05" calcext:value-type="float">
            <text:p>36246.05</text:p>
          </table:table-cell>
          <table:table-cell table:formula="of:=IF([$gtx.V29]=&quot;---&quot;;&quot;---&quot;;[$gtx.V29]*[.$V15])" office:value-type="float" office:value="26276.25" calcext:value-type="float">
            <text:p>26276.25</text:p>
          </table:table-cell>
          <table:table-cell table:formula="of:=IF(OR([.B29]=&quot;---&quot;;[.D29]=&quot;---&quot;);&quot;---&quot;;IF([.B29]&lt;[.D29];1-([.B29]/[.D29]);[.D29]/[.B29]))" office:value-type="float" office:value="0.162836814115559" calcext:value-type="float">
            <text:p>0.16</text:p>
          </table:table-cell>
          <table:table-cell table:formula="of:=IF(OR([.B29]=&quot;---&quot;;[.D29]=&quot;---&quot;);&quot;---&quot;;IF([.B29]&lt;[.D29];[.B29]/[.D29];1-([.D29]/[.B29])))" office:value-type="float" office:value="0.837163185884441" calcext:value-type="float">
            <text:p>0.84</text:p>
          </table:table-cell>
          <table:table-cell table:formula="of:=IF(OR([.B29]=&quot;---&quot;;[.E29]=&quot;---&quot;);&quot;---&quot;;IF([.B29]&lt;[.E29];1-([.B29]/[.E29]);[.E29]/[.B29]))" office:value-type="float" office:value="0.11804709304611" calcext:value-type="float">
            <text:p>0.12</text:p>
          </table:table-cell>
          <table:table-cell table:formula="of:=IF(OR([.B29]=&quot;---&quot;;[.E29]=&quot;---&quot;);&quot;---&quot;;IF([.B29]&lt;[.E29];[.B29]/[.E29];1-([.E29]/[.B29])))" office:value-type="float" office:value="0.88195290695389" calcext:value-type="float">
            <text:p>0.88</text:p>
          </table:table-cell>
          <table:table-cell table:formula="of:=IF(OR([.C29]=&quot;---&quot;;[.D29]=&quot;---&quot;);&quot;---&quot;;IF([.C29]&lt;[.D29];1-([.C29]/[.D29]);[.D29]/[.C29]))" office:value-type="string" office:string-value="---" calcext:value-type="string">
            <text:p>---</text:p>
          </table:table-cell>
          <table:table-cell table:formula="of:=IF(OR([.C29]=&quot;---&quot;;[.D29]=&quot;---&quot;);&quot;---&quot;;IF([.C29]&lt;[.D29];1-[.C29]/[.D29];1-([.D29]/[.C29])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1-([.C29]/[.E29]);[.E29]/[.C29]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[.C29]/[.E29];1-([.E29]/[.C29])))" office:value-type="string" office:string-value="---" calcext:value-type="string">
            <text:p>---</text:p>
          </table:table-cell>
          <table:table-cell table:formula="of:=IF(OR([.B29]=&quot;---&quot;;[.D29]=&quot;---&quot;);&quot;---&quot;;IF([.B29]&lt;[.D29]; &quot;FPGA&quot;; &quot;GPU&quot;))" office:value-type="string" office:string-value="GPU" calcext:value-type="string">
            <text:p>GPU</text:p>
          </table:table-cell>
          <table:table-cell table:formula="of:=IF(OR([.B29]=&quot;---&quot;;[.E29]=&quot;---&quot;);&quot;---&quot;;IF([.B29]&lt;[.E29]; &quot;FPGA&quot;; &quot;GPU&quot;))" office:value-type="string" office:string-value="GPU" calcext:value-type="string">
            <text:p>GPU</text:p>
          </table:table-cell>
          <table:table-cell table:formula="of:=IF(OR([.C29]=&quot;---&quot;;[.D29]=&quot;---&quot;);&quot;---&quot;;IF([.C29]&lt;[.D29]; &quot;FPGA&quot;; &quot;GPU&quot;))" office:value-type="string" office:string-value="---" calcext:value-type="string">
            <text:p>---</text:p>
          </table:table-cell>
          <table:table-cell table:formula="of:=IF(OR([.C29]=&quot;---&quot;;[.E29]=&quot;---&quot;);&quot;---&quot;;IF([.C29]&lt;[.E29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d5hash</text:p>
          </table:table-cell>
          <table:table-cell table:formula="of:=IF([$sv.V30]=&quot;---&quot;;&quot;---&quot;;[$sv.V30]*[.$V12])" office:value-type="float" office:value="976491.25" calcext:value-type="float">
            <text:p>976491.25</text:p>
          </table:table-cell>
          <table:table-cell table:formula="of:=IF([$a10.V30]=&quot;---&quot;;&quot;---&quot;;[$a10.V30]*[.$V13])" office:value-type="float" office:value="1297950" calcext:value-type="float">
            <text:p>1297950.00</text:p>
          </table:table-cell>
          <table:table-cell table:formula="of:=IF([$quadro.V30]=&quot;---&quot;;&quot;---&quot;;[$quadro.V30]*[.$V14])" office:value-type="float" office:value="415694.9" calcext:value-type="float">
            <text:p>415694.90</text:p>
          </table:table-cell>
          <table:table-cell table:formula="of:=IF([$gtx.V30]=&quot;---&quot;;&quot;---&quot;;[$gtx.V30]*[.$V15])" office:value-type="float" office:value="255601.5" calcext:value-type="float">
            <text:p>255601.50</text:p>
          </table:table-cell>
          <table:table-cell table:formula="of:=IF(OR([.B30]=&quot;---&quot;;[.D30]=&quot;---&quot;);&quot;---&quot;;IF([.B30]&lt;[.D30];1-([.B30]/[.D30]);[.D30]/[.B30]))" office:value-type="float" office:value="0.425702636864386" calcext:value-type="float">
            <text:p>0.43</text:p>
          </table:table-cell>
          <table:table-cell table:formula="of:=IF(OR([.B30]=&quot;---&quot;;[.D30]=&quot;---&quot;);&quot;---&quot;;IF([.B30]&lt;[.D30];[.B30]/[.D30];1-([.D30]/[.B30])))" office:value-type="float" office:value="0.574297363135614" calcext:value-type="float">
            <text:p>0.57</text:p>
          </table:table-cell>
          <table:table-cell table:formula="of:=IF(OR([.B30]=&quot;---&quot;;[.E30]=&quot;---&quot;);&quot;---&quot;;IF([.B30]&lt;[.E30];1-([.B30]/[.E30]);[.E30]/[.B30]))" office:value-type="float" office:value="0.261755033647255" calcext:value-type="float">
            <text:p>0.26</text:p>
          </table:table-cell>
          <table:table-cell table:formula="of:=IF(OR([.B30]=&quot;---&quot;;[.E30]=&quot;---&quot;);&quot;---&quot;;IF([.B30]&lt;[.E30];[.B30]/[.E30];1-([.E30]/[.B30])))" office:value-type="float" office:value="0.738244966352745" calcext:value-type="float">
            <text:p>0.74</text:p>
          </table:table-cell>
          <table:table-cell table:formula="of:=IF(OR([.C30]=&quot;---&quot;;[.D30]=&quot;---&quot;);&quot;---&quot;;IF([.C30]&lt;[.D30];1-([.C30]/[.D30]);[.D30]/[.C30]))" office:value-type="float" office:value="0.320270349397126" calcext:value-type="float">
            <text:p>0.32</text:p>
          </table:table-cell>
          <table:table-cell table:formula="of:=IF(OR([.C30]=&quot;---&quot;;[.D30]=&quot;---&quot;);&quot;---&quot;;IF([.C30]&lt;[.D30];1-[.C30]/[.D30];1-([.D30]/[.C30])))" office:value-type="float" office:value="0.679729650602874" calcext:value-type="float">
            <text:p>0.68</text:p>
          </table:table-cell>
          <table:table-cell table:formula="of:=IF(OR([.C30]=&quot;---&quot;;[.E30]=&quot;---&quot;);&quot;---&quot;;IF([.C30]&lt;[.E30];1-([.C30]/[.E30]);[.E30]/[.C30]))" office:value-type="float" office:value="0.196927077314226" calcext:value-type="float">
            <text:p>0.20</text:p>
          </table:table-cell>
          <table:table-cell table:formula="of:=IF(OR([.C30]=&quot;---&quot;;[.E30]=&quot;---&quot;);&quot;---&quot;;IF([.C30]&lt;[.E30];[.C30]/[.E30];1-([.E30]/[.C30])))" office:value-type="float" office:value="0.803072922685774" calcext:value-type="float">
            <text:p>0.80</text:p>
          </table:table-cell>
          <table:table-cell table:formula="of:=IF(OR([.B30]=&quot;---&quot;;[.D30]=&quot;---&quot;);&quot;---&quot;;IF([.B30]&lt;[.D30]; &quot;FPGA&quot;; &quot;GPU&quot;))" office:value-type="string" office:string-value="GPU" calcext:value-type="string">
            <text:p>GPU</text:p>
          </table:table-cell>
          <table:table-cell table:formula="of:=IF(OR([.B30]=&quot;---&quot;;[.E30]=&quot;---&quot;);&quot;---&quot;;IF([.B30]&lt;[.E30]; &quot;FPGA&quot;; &quot;GPU&quot;))" office:value-type="string" office:string-value="GPU" calcext:value-type="string">
            <text:p>GPU</text:p>
          </table:table-cell>
          <table:table-cell table:formula="of:=IF(OR([.C30]=&quot;---&quot;;[.D30]=&quot;---&quot;);&quot;---&quot;;IF([.C30]&lt;[.D30]; &quot;FPGA&quot;; &quot;GPU&quot;))" office:value-type="string" office:string-value="GPU" calcext:value-type="string">
            <text:p>GPU</text:p>
          </table:table-cell>
          <table:table-cell table:formula="of:=IF(OR([.C30]=&quot;---&quot;;[.E30]=&quot;---&quot;);&quot;---&quot;;IF([.C30]&lt;[.E30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uction</text:p>
          </table:table-cell>
          <table:table-cell table:formula="of:=IF([$sv.V31]=&quot;---&quot;;&quot;---&quot;;[$sv.V31]*[.$V12])" office:value-type="float" office:value="14300" calcext:value-type="float">
            <text:p>14300.00</text:p>
          </table:table-cell>
          <table:table-cell table:formula="of:=IF([$a10.V31]=&quot;---&quot;;&quot;---&quot;;[$a10.V31]*[.$V13])" office:value-type="string" office:string-value="---" calcext:value-type="string">
            <text:p>---</text:p>
          </table:table-cell>
          <table:table-cell table:formula="of:=IF([$quadro.V31]=&quot;---&quot;;&quot;---&quot;;[$quadro.V31]*[.$V14])" office:value-type="float" office:value="1836.8" calcext:value-type="float">
            <text:p>1836.80</text:p>
          </table:table-cell>
          <table:table-cell table:formula="of:=IF([$gtx.V31]=&quot;---&quot;;&quot;---&quot;;[$gtx.V31]*[.$V15])" office:value-type="float" office:value="5841" calcext:value-type="float">
            <text:p>5841.00</text:p>
          </table:table-cell>
          <table:table-cell table:formula="of:=IF(OR([.B31]=&quot;---&quot;;[.D31]=&quot;---&quot;);&quot;---&quot;;IF([.B31]&lt;[.D31];1-([.B31]/[.D31]);[.D31]/[.B31]))" office:value-type="float" office:value="0.128447552447552" calcext:value-type="float">
            <text:p>0.13</text:p>
          </table:table-cell>
          <table:table-cell table:formula="of:=IF(OR([.B31]=&quot;---&quot;;[.D31]=&quot;---&quot;);&quot;---&quot;;IF([.B31]&lt;[.D31];[.B31]/[.D31];1-([.D31]/[.B31])))" office:value-type="float" office:value="0.871552447552448" calcext:value-type="float">
            <text:p>0.87</text:p>
          </table:table-cell>
          <table:table-cell table:formula="of:=IF(OR([.B31]=&quot;---&quot;;[.E31]=&quot;---&quot;);&quot;---&quot;;IF([.B31]&lt;[.E31];1-([.B31]/[.E31]);[.E31]/[.B31]))" office:value-type="float" office:value="0.408461538461538" calcext:value-type="float">
            <text:p>0.41</text:p>
          </table:table-cell>
          <table:table-cell table:formula="of:=IF(OR([.B31]=&quot;---&quot;;[.E31]=&quot;---&quot;);&quot;---&quot;;IF([.B31]&lt;[.E31];[.B31]/[.E31];1-([.E31]/[.B31])))" office:value-type="float" office:value="0.591538461538462" calcext:value-type="float">
            <text:p>0.59</text:p>
          </table:table-cell>
          <table:table-cell table:formula="of:=IF(OR([.C31]=&quot;---&quot;;[.D31]=&quot;---&quot;);&quot;---&quot;;IF([.C31]&lt;[.D31];1-([.C31]/[.D31]);[.D31]/[.C31]))" office:value-type="string" office:string-value="---" calcext:value-type="string">
            <text:p>---</text:p>
          </table:table-cell>
          <table:table-cell table:formula="of:=IF(OR([.C31]=&quot;---&quot;;[.D31]=&quot;---&quot;);&quot;---&quot;;IF([.C31]&lt;[.D31];1-[.C31]/[.D31];1-([.D31]/[.C31])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1-([.C31]/[.E31]);[.E31]/[.C31]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[.C31]/[.E31];1-([.E31]/[.C31])))" office:value-type="string" office:string-value="---" calcext:value-type="string">
            <text:p>---</text:p>
          </table:table-cell>
          <table:table-cell table:formula="of:=IF(OR([.B31]=&quot;---&quot;;[.D31]=&quot;---&quot;);&quot;---&quot;;IF([.B31]&lt;[.D31]; &quot;FPGA&quot;; &quot;GPU&quot;))" office:value-type="string" office:string-value="GPU" calcext:value-type="string">
            <text:p>GPU</text:p>
          </table:table-cell>
          <table:table-cell table:formula="of:=IF(OR([.B31]=&quot;---&quot;;[.E31]=&quot;---&quot;);&quot;---&quot;;IF([.B31]&lt;[.E31]; &quot;FPGA&quot;; &quot;GPU&quot;))" office:value-type="string" office:string-value="GPU" calcext:value-type="string">
            <text:p>GPU</text:p>
          </table:table-cell>
          <table:table-cell table:formula="of:=IF(OR([.C31]=&quot;---&quot;;[.D31]=&quot;---&quot;);&quot;---&quot;;IF([.C31]&lt;[.D31]; &quot;FPGA&quot;; &quot;GPU&quot;))" office:value-type="string" office:string-value="---" calcext:value-type="string">
            <text:p>---</text:p>
          </table:table-cell>
          <table:table-cell table:formula="of:=IF(OR([.C31]=&quot;---&quot;;[.E31]=&quot;---&quot;);&quot;---&quot;;IF([.C31]&lt;[.E31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mv</text:p>
          </table:table-cell>
          <table:table-cell table:formula="of:=IF([$sv.V32]=&quot;---&quot;;&quot;---&quot;;[$sv.V32]*[.$V12])" office:value-type="float" office:value="114267.5" calcext:value-type="float">
            <text:p>114267.50</text:p>
          </table:table-cell>
          <table:table-cell table:formula="of:=IF([$a10.V32]=&quot;---&quot;;&quot;---&quot;;[$a10.V32]*[.$V13])" office:value-type="float" office:value="146373" calcext:value-type="float">
            <text:p>146373.00</text:p>
          </table:table-cell>
          <table:table-cell table:formula="of:=IF([$quadro.V32]=&quot;---&quot;;&quot;---&quot;;[$quadro.V32]*[.$V14])" office:value-type="float" office:value="5614.95" calcext:value-type="float">
            <text:p>5614.95</text:p>
          </table:table-cell>
          <table:table-cell table:formula="of:=IF([$gtx.V32]=&quot;---&quot;;&quot;---&quot;;[$gtx.V32]*[.$V15])" office:value-type="float" office:value="7779.75" calcext:value-type="float">
            <text:p>7779.75</text:p>
          </table:table-cell>
          <table:table-cell table:formula="of:=IF(OR([.B32]=&quot;---&quot;;[.D32]=&quot;---&quot;);&quot;---&quot;;IF([.B32]&lt;[.D32];1-([.B32]/[.D32]);[.D32]/[.B32]))" office:value-type="float" office:value="0.0491386439713829" calcext:value-type="float">
            <text:p>0.05</text:p>
          </table:table-cell>
          <table:table-cell table:formula="of:=IF(OR([.B32]=&quot;---&quot;;[.D32]=&quot;---&quot;);&quot;---&quot;;IF([.B32]&lt;[.D32];[.B32]/[.D32];1-([.D32]/[.B32])))" office:value-type="float" office:value="0.950861356028617" calcext:value-type="float">
            <text:p>0.95</text:p>
          </table:table-cell>
          <table:table-cell table:formula="of:=IF(OR([.B32]=&quot;---&quot;;[.E32]=&quot;---&quot;);&quot;---&quot;;IF([.B32]&lt;[.E32];1-([.B32]/[.E32]);[.E32]/[.B32]))" office:value-type="float" office:value="0.0680836633338438" calcext:value-type="float">
            <text:p>0.07</text:p>
          </table:table-cell>
          <table:table-cell table:formula="of:=IF(OR([.B32]=&quot;---&quot;;[.E32]=&quot;---&quot;);&quot;---&quot;;IF([.B32]&lt;[.E32];[.B32]/[.E32];1-([.E32]/[.B32])))" office:value-type="float" office:value="0.931916336666156" calcext:value-type="float">
            <text:p>0.93</text:p>
          </table:table-cell>
          <table:table-cell table:formula="of:=IF(OR([.C32]=&quot;---&quot;;[.D32]=&quot;---&quot;);&quot;---&quot;;IF([.C32]&lt;[.D32];1-([.C32]/[.D32]);[.D32]/[.C32]))" office:value-type="float" office:value="0.0383605582996864" calcext:value-type="float">
            <text:p>0.04</text:p>
          </table:table-cell>
          <table:table-cell table:formula="of:=IF(OR([.C32]=&quot;---&quot;;[.D32]=&quot;---&quot;);&quot;---&quot;;IF([.C32]&lt;[.D32];1-[.C32]/[.D32];1-([.D32]/[.C32])))" office:value-type="float" office:value="0.961639441700314" calcext:value-type="float">
            <text:p>0.96</text:p>
          </table:table-cell>
          <table:table-cell table:formula="of:=IF(OR([.C32]=&quot;---&quot;;[.E32]=&quot;---&quot;);&quot;---&quot;;IF([.C32]&lt;[.E32];1-([.C32]/[.E32]);[.E32]/[.C32]))" office:value-type="float" office:value="0.0531501711381197" calcext:value-type="float">
            <text:p>0.05</text:p>
          </table:table-cell>
          <table:table-cell table:formula="of:=IF(OR([.C32]=&quot;---&quot;;[.E32]=&quot;---&quot;);&quot;---&quot;;IF([.C32]&lt;[.E32];[.C32]/[.E32];1-([.E32]/[.C32])))" office:value-type="float" office:value="0.94684982886188" calcext:value-type="float">
            <text:p>0.95</text:p>
          </table:table-cell>
          <table:table-cell table:formula="of:=IF(OR([.B32]=&quot;---&quot;;[.D32]=&quot;---&quot;);&quot;---&quot;;IF([.B32]&lt;[.D32]; &quot;FPGA&quot;; &quot;GPU&quot;))" office:value-type="string" office:string-value="GPU" calcext:value-type="string">
            <text:p>GPU</text:p>
          </table:table-cell>
          <table:table-cell table:formula="of:=IF(OR([.B32]=&quot;---&quot;;[.E32]=&quot;---&quot;);&quot;---&quot;;IF([.B32]&lt;[.E32]; &quot;FPGA&quot;; &quot;GPU&quot;))" office:value-type="string" office:string-value="GPU" calcext:value-type="string">
            <text:p>GPU</text:p>
          </table:table-cell>
          <table:table-cell table:formula="of:=IF(OR([.C32]=&quot;---&quot;;[.D32]=&quot;---&quot;);&quot;---&quot;;IF([.C32]&lt;[.D32]; &quot;FPGA&quot;; &quot;GPU&quot;))" office:value-type="string" office:string-value="GPU" calcext:value-type="string">
            <text:p>GPU</text:p>
          </table:table-cell>
          <table:table-cell table:formula="of:=IF(OR([.C32]=&quot;---&quot;;[.E32]=&quot;---&quot;);&quot;---&quot;;IF([.C32]&lt;[.E32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ncil2d</text:p>
          </table:table-cell>
          <table:table-cell table:formula="of:=IF([$sv.V33]=&quot;---&quot;;&quot;---&quot;;[$sv.V33]*[.$V12])" office:value-type="float" office:value="31902.5" calcext:value-type="float">
            <text:p>31902.50</text:p>
          </table:table-cell>
          <table:table-cell table:formula="of:=IF([$a10.V33]=&quot;---&quot;;&quot;---&quot;;[$a10.V33]*[.$V13])" office:value-type="string" office:string-value="---" calcext:value-type="string">
            <text:p>---</text:p>
          </table:table-cell>
          <table:table-cell table:formula="of:=IF([$quadro.V33]=&quot;---&quot;;&quot;---&quot;;[$quadro.V33]*[.$V14])" office:value-type="float" office:value="4200.45" calcext:value-type="float">
            <text:p>4200.45</text:p>
          </table:table-cell>
          <table:table-cell table:formula="of:=IF([$gtx.V33]=&quot;---&quot;;&quot;---&quot;;[$gtx.V33]*[.$V15])" office:value-type="float" office:value="8373.75" calcext:value-type="float">
            <text:p>8373.75</text:p>
          </table:table-cell>
          <table:table-cell table:formula="of:=IF(OR([.B33]=&quot;---&quot;;[.D33]=&quot;---&quot;);&quot;---&quot;;IF([.B33]&lt;[.D33];1-([.B33]/[.D33]);[.D33]/[.B33]))" office:value-type="float" office:value="0.131665229997649" calcext:value-type="float">
            <text:p>0.13</text:p>
          </table:table-cell>
          <table:table-cell table:formula="of:=IF(OR([.B33]=&quot;---&quot;;[.D33]=&quot;---&quot;);&quot;---&quot;;IF([.B33]&lt;[.D33];[.B33]/[.D33];1-([.D33]/[.B33])))" office:value-type="float" office:value="0.868334770002351" calcext:value-type="float">
            <text:p>0.87</text:p>
          </table:table-cell>
          <table:table-cell table:formula="of:=IF(OR([.B33]=&quot;---&quot;;[.E33]=&quot;---&quot;);&quot;---&quot;;IF([.B33]&lt;[.E33];1-([.B33]/[.E33]);[.E33]/[.B33]))" office:value-type="float" office:value="0.262479429511794" calcext:value-type="float">
            <text:p>0.26</text:p>
          </table:table-cell>
          <table:table-cell table:formula="of:=IF(OR([.B33]=&quot;---&quot;;[.E33]=&quot;---&quot;);&quot;---&quot;;IF([.B33]&lt;[.E33];[.B33]/[.E33];1-([.E33]/[.B33])))" office:value-type="float" office:value="0.737520570488206" calcext:value-type="float">
            <text:p>0.74</text:p>
          </table:table-cell>
          <table:table-cell table:formula="of:=IF(OR([.C33]=&quot;---&quot;;[.D33]=&quot;---&quot;);&quot;---&quot;;IF([.C33]&lt;[.D33];1-([.C33]/[.D33]);[.D33]/[.C33]))" office:value-type="string" office:string-value="---" calcext:value-type="string">
            <text:p>---</text:p>
          </table:table-cell>
          <table:table-cell table:formula="of:=IF(OR([.C33]=&quot;---&quot;;[.D33]=&quot;---&quot;);&quot;---&quot;;IF([.C33]&lt;[.D33];1-[.C33]/[.D33];1-([.D33]/[.C33])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1-([.C33]/[.E33]);[.E33]/[.C33]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[.C33]/[.E33];1-([.E33]/[.C33])))" office:value-type="string" office:string-value="---" calcext:value-type="string">
            <text:p>---</text:p>
          </table:table-cell>
          <table:table-cell table:formula="of:=IF(OR([.B33]=&quot;---&quot;;[.D33]=&quot;---&quot;);&quot;---&quot;;IF([.B33]&lt;[.D33]; &quot;FPGA&quot;; &quot;GPU&quot;))" office:value-type="string" office:string-value="GPU" calcext:value-type="string">
            <text:p>GPU</text:p>
          </table:table-cell>
          <table:table-cell table:formula="of:=IF(OR([.B33]=&quot;---&quot;;[.E33]=&quot;---&quot;);&quot;---&quot;;IF([.B33]&lt;[.E33]; &quot;FPGA&quot;; &quot;GPU&quot;))" office:value-type="string" office:string-value="GPU" calcext:value-type="string">
            <text:p>GPU</text:p>
          </table:table-cell>
          <table:table-cell table:formula="of:=IF(OR([.C33]=&quot;---&quot;;[.D33]=&quot;---&quot;);&quot;---&quot;;IF([.C33]&lt;[.D33]; &quot;FPGA&quot;; &quot;GPU&quot;))" office:value-type="string" office:string-value="---" calcext:value-type="string">
            <text:p>---</text:p>
          </table:table-cell>
          <table:table-cell table:formula="of:=IF(OR([.C33]=&quot;---&quot;;[.E33]=&quot;---&quot;);&quot;---&quot;;IF([.C33]&lt;[.E33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</text:p>
          </table:table-cell>
          <table:table-cell table:formula="of:=IF([$sv.V34]=&quot;---&quot;;&quot;---&quot;;[$sv.V34]*[.$V12])" office:value-type="float" office:value="67243.75" calcext:value-type="float">
            <text:p>67243.75</text:p>
          </table:table-cell>
          <table:table-cell table:formula="of:=IF([$a10.V34]=&quot;---&quot;;&quot;---&quot;;[$a10.V34]*[.$V13])" office:value-type="string" office:string-value="---" calcext:value-type="string">
            <text:p>---</text:p>
          </table:table-cell>
          <table:table-cell table:formula="of:=IF([$quadro.V34]=&quot;---&quot;;&quot;---&quot;;[$quadro.V34]*[.$V14])" office:value-type="float" office:value="3294.35" calcext:value-type="float">
            <text:p>3294.35</text:p>
          </table:table-cell>
          <table:table-cell table:formula="of:=IF([$gtx.V34]=&quot;---&quot;;&quot;---&quot;;[$gtx.V34]*[.$V15])" office:value-type="float" office:value="7284.75" calcext:value-type="float">
            <text:p>7284.75</text:p>
          </table:table-cell>
          <table:table-cell table:formula="of:=IF(OR([.B34]=&quot;---&quot;;[.D34]=&quot;---&quot;);&quot;---&quot;;IF([.B34]&lt;[.D34];1-([.B34]/[.D34]);[.D34]/[.B34]))" office:value-type="float" office:value="0.0489911701831025" calcext:value-type="float">
            <text:p>0.05</text:p>
          </table:table-cell>
          <table:table-cell table:formula="of:=IF(OR([.B34]=&quot;---&quot;;[.D34]=&quot;---&quot;);&quot;---&quot;;IF([.B34]&lt;[.D34];[.B34]/[.D34];1-([.D34]/[.B34])))" office:value-type="float" office:value="0.951008829816897" calcext:value-type="float">
            <text:p>0.95</text:p>
          </table:table-cell>
          <table:table-cell table:formula="of:=IF(OR([.B34]=&quot;---&quot;;[.E34]=&quot;---&quot;);&quot;---&quot;;IF([.B34]&lt;[.E34];1-([.B34]/[.E34]);[.E34]/[.B34]))" office:value-type="float" office:value="0.108333488242402" calcext:value-type="float">
            <text:p>0.11</text:p>
          </table:table-cell>
          <table:table-cell table:formula="of:=IF(OR([.B34]=&quot;---&quot;;[.E34]=&quot;---&quot;);&quot;---&quot;;IF([.B34]&lt;[.E34];[.B34]/[.E34];1-([.E34]/[.B34])))" office:value-type="float" office:value="0.891666511757598" calcext:value-type="float">
            <text:p>0.89</text:p>
          </table:table-cell>
          <table:table-cell table:formula="of:=IF(OR([.C34]=&quot;---&quot;;[.D34]=&quot;---&quot;);&quot;---&quot;;IF([.C34]&lt;[.D34];1-([.C34]/[.D34]);[.D34]/[.C34]))" office:value-type="string" office:string-value="---" calcext:value-type="string">
            <text:p>---</text:p>
          </table:table-cell>
          <table:table-cell table:formula="of:=IF(OR([.C34]=&quot;---&quot;;[.D34]=&quot;---&quot;);&quot;---&quot;;IF([.C34]&lt;[.D34];1-[.C34]/[.D34];1-([.D34]/[.C34])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1-([.C34]/[.E34]);[.E34]/[.C34]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[.C34]/[.E34];1-([.E34]/[.C34])))" office:value-type="string" office:string-value="---" calcext:value-type="string">
            <text:p>---</text:p>
          </table:table-cell>
          <table:table-cell table:formula="of:=IF(OR([.B34]=&quot;---&quot;;[.D34]=&quot;---&quot;);&quot;---&quot;;IF([.B34]&lt;[.D34]; &quot;FPGA&quot;; &quot;GPU&quot;))" office:value-type="string" office:string-value="GPU" calcext:value-type="string">
            <text:p>GPU</text:p>
          </table:table-cell>
          <table:table-cell table:formula="of:=IF(OR([.B34]=&quot;---&quot;;[.E34]=&quot;---&quot;);&quot;---&quot;;IF([.B34]&lt;[.E34]; &quot;FPGA&quot;; &quot;GPU&quot;))" office:value-type="string" office:string-value="GPU" calcext:value-type="string">
            <text:p>GPU</text:p>
          </table:table-cell>
          <table:table-cell table:formula="of:=IF(OR([.C34]=&quot;---&quot;;[.D34]=&quot;---&quot;);&quot;---&quot;;IF([.C34]&lt;[.D34]; &quot;FPGA&quot;; &quot;GPU&quot;))" office:value-type="string" office:string-value="---" calcext:value-type="string">
            <text:p>---</text:p>
          </table:table-cell>
          <table:table-cell table:formula="of:=IF(OR([.C34]=&quot;---&quot;;[.E34]=&quot;---&quot;);&quot;---&quot;;IF([.C34]&lt;[.E34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1</text:p>
          </table:table-cell>
          <table:table-cell table:formula="of:=IF([$sv.V35]=&quot;---&quot;;&quot;---&quot;;[$sv.V35]*[.$V12])" office:value-type="float" office:value="93365" calcext:value-type="float">
            <text:p>93365.00</text:p>
          </table:table-cell>
          <table:table-cell table:formula="of:=IF([$a10.V35]=&quot;---&quot;;&quot;---&quot;;[$a10.V35]*[.$V13])" office:value-type="string" office:string-value="---" calcext:value-type="string">
            <text:p>---</text:p>
          </table:table-cell>
          <table:table-cell table:formula="of:=IF([$quadro.V35]=&quot;---&quot;;&quot;---&quot;;[$quadro.V35]*[.$V14])" office:value-type="float" office:value="57512.75" calcext:value-type="float">
            <text:p>57512.75</text:p>
          </table:table-cell>
          <table:table-cell table:formula="of:=IF([$gtx.V35]=&quot;---&quot;;&quot;---&quot;;[$gtx.V35]*[.$V15])" office:value-type="float" office:value="222560.25" calcext:value-type="float">
            <text:p>222560.25</text:p>
          </table:table-cell>
          <table:table-cell table:formula="of:=IF(OR([.B35]=&quot;---&quot;;[.D35]=&quot;---&quot;);&quot;---&quot;;IF([.B35]&lt;[.D35];1-([.B35]/[.D35]);[.D35]/[.B35]))" office:value-type="float" office:value="0.615999036041343" calcext:value-type="float">
            <text:p>0.62</text:p>
          </table:table-cell>
          <table:table-cell table:formula="of:=IF(OR([.B35]=&quot;---&quot;;[.D35]=&quot;---&quot;);&quot;---&quot;;IF([.B35]&lt;[.D35];[.B35]/[.D35];1-([.D35]/[.B35])))" office:value-type="float" office:value="0.384000963958657" calcext:value-type="float">
            <text:p>0.38</text:p>
          </table:table-cell>
          <table:table-cell table:formula="of:=IF(OR([.B35]=&quot;---&quot;;[.E35]=&quot;---&quot;);&quot;---&quot;;IF([.B35]&lt;[.E35];1-([.B35]/[.E35]);[.E35]/[.B35]))" office:value-type="float" office:value="0.580495618602154" calcext:value-type="float">
            <text:p>0.58</text:p>
          </table:table-cell>
          <table:table-cell table:formula="of:=IF(OR([.B35]=&quot;---&quot;;[.E35]=&quot;---&quot;);&quot;---&quot;;IF([.B35]&lt;[.E35];[.B35]/[.E35];1-([.E35]/[.B35])))" office:value-type="float" office:value="0.419504381397846" calcext:value-type="float">
            <text:p>0.42</text:p>
          </table:table-cell>
          <table:table-cell table:formula="of:=IF(OR([.C35]=&quot;---&quot;;[.D35]=&quot;---&quot;);&quot;---&quot;;IF([.C35]&lt;[.D35];1-([.C35]/[.D35]);[.D35]/[.C35]))" office:value-type="string" office:string-value="---" calcext:value-type="string">
            <text:p>---</text:p>
          </table:table-cell>
          <table:table-cell table:formula="of:=IF(OR([.C35]=&quot;---&quot;;[.D35]=&quot;---&quot;);&quot;---&quot;;IF([.C35]&lt;[.D35];1-[.C35]/[.D35];1-([.D35]/[.C35])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1-([.C35]/[.E35]);[.E35]/[.C35]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[.C35]/[.E35];1-([.E35]/[.C35])))" office:value-type="string" office:string-value="---" calcext:value-type="string">
            <text:p>---</text:p>
          </table:table-cell>
          <table:table-cell table:formula="of:=IF(OR([.B35]=&quot;---&quot;;[.D35]=&quot;---&quot;);&quot;---&quot;;IF([.B35]&lt;[.D35]; &quot;FPGA&quot;; &quot;GPU&quot;))" office:value-type="string" office:string-value="GPU" calcext:value-type="string">
            <text:p>GPU</text:p>
          </table:table-cell>
          <table:table-cell table:formula="of:=IF(OR([.B35]=&quot;---&quot;;[.E35]=&quot;---&quot;);&quot;---&quot;;IF([.B35]&lt;[.E35]; &quot;FPGA&quot;; &quot;GPU&quot;))" office:value-type="string" office:string-value="FPGA" calcext:value-type="string">
            <text:p>FPGA</text:p>
          </table:table-cell>
          <table:table-cell table:formula="of:=IF(OR([.C35]=&quot;---&quot;;[.D35]=&quot;---&quot;);&quot;---&quot;;IF([.C35]&lt;[.D35]; &quot;FPGA&quot;; &quot;GPU&quot;))" office:value-type="string" office:string-value="---" calcext:value-type="string">
            <text:p>---</text:p>
          </table:table-cell>
          <table:table-cell table:formula="of:=IF(OR([.C35]=&quot;---&quot;;[.E35]=&quot;---&quot;);&quot;---&quot;;IF([.C35]&lt;[.E35]; &quot;FPGA&quot;; &quot;GPU&quot;))" office:value-type="string" office:string-value="---" calcext:value-type="string">
            <text:p>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2</text:p>
          </table:table-cell>
          <table:table-cell table:formula="of:=IF([$sv.V36]=&quot;---&quot;;&quot;---&quot;;[$sv.V36]*[.$V12])" office:value-type="float" office:value="250182.5" calcext:value-type="float">
            <text:p>250182.50</text:p>
          </table:table-cell>
          <table:table-cell table:formula="of:=IF([$a10.V36]=&quot;---&quot;;&quot;---&quot;;[$a10.V36]*[.$V13])" office:value-type="float" office:value="3702180" calcext:value-type="float">
            <text:p>3702180.00</text:p>
          </table:table-cell>
          <table:table-cell table:formula="of:=IF([$quadro.V36]=&quot;---&quot;;&quot;---&quot;;[$quadro.V36]*[.$V14])" office:value-type="float" office:value="136917.45" calcext:value-type="float">
            <text:p>136917.45</text:p>
          </table:table-cell>
          <table:table-cell table:formula="of:=IF([$gtx.V36]=&quot;---&quot;;&quot;---&quot;;[$gtx.V36]*[.$V15])" office:value-type="float" office:value="537108" calcext:value-type="float">
            <text:p>537108.00</text:p>
          </table:table-cell>
          <table:table-cell table:formula="of:=IF(OR([.B36]=&quot;---&quot;;[.D36]=&quot;---&quot;);&quot;---&quot;;IF([.B36]&lt;[.D36];1-([.B36]/[.D36]);[.D36]/[.B36]))" office:value-type="float" office:value="0.547270292686339" calcext:value-type="float">
            <text:p>0.55</text:p>
          </table:table-cell>
          <table:table-cell table:formula="of:=IF(OR([.B36]=&quot;---&quot;;[.D36]=&quot;---&quot;);&quot;---&quot;;IF([.B36]&lt;[.D36];[.B36]/[.D36];1-([.D36]/[.B36])))" office:value-type="float" office:value="0.452729707313661" calcext:value-type="float">
            <text:p>0.45</text:p>
          </table:table-cell>
          <table:table-cell table:formula="of:=IF(OR([.B36]=&quot;---&quot;;[.E36]=&quot;---&quot;);&quot;---&quot;;IF([.B36]&lt;[.E36];1-([.B36]/[.E36]);[.E36]/[.B36]))" office:value-type="float" office:value="0.534204480290742" calcext:value-type="float">
            <text:p>0.53</text:p>
          </table:table-cell>
          <table:table-cell table:formula="of:=IF(OR([.B36]=&quot;---&quot;;[.E36]=&quot;---&quot;);&quot;---&quot;;IF([.B36]&lt;[.E36];[.B36]/[.E36];1-([.E36]/[.B36])))" office:value-type="float" office:value="0.465795519709258" calcext:value-type="float">
            <text:p>0.47</text:p>
          </table:table-cell>
          <table:table-cell table:formula="of:=IF(OR([.C36]=&quot;---&quot;;[.D36]=&quot;---&quot;);&quot;---&quot;;IF([.C36]&lt;[.D36];1-([.C36]/[.D36]);[.D36]/[.C36]))" office:value-type="float" office:value="0.0369829262758699" calcext:value-type="float">
            <text:p>0.04</text:p>
          </table:table-cell>
          <table:table-cell table:formula="of:=IF(OR([.C36]=&quot;---&quot;;[.D36]=&quot;---&quot;);&quot;---&quot;;IF([.C36]&lt;[.D36];1-[.C36]/[.D36];1-([.D36]/[.C36])))" office:value-type="float" office:value="0.96301707372413" calcext:value-type="float">
            <text:p>0.96</text:p>
          </table:table-cell>
          <table:table-cell table:formula="of:=IF(OR([.C36]=&quot;---&quot;;[.E36]=&quot;---&quot;);&quot;---&quot;;IF([.C36]&lt;[.E36];1-([.C36]/[.E36]);[.E36]/[.C36]))" office:value-type="float" office:value="0.145078845437013" calcext:value-type="float">
            <text:p>0.15</text:p>
          </table:table-cell>
          <table:table-cell table:formula="of:=IF(OR([.C36]=&quot;---&quot;;[.E36]=&quot;---&quot;);&quot;---&quot;;IF([.C36]&lt;[.E36];[.C36]/[.E36];1-([.E36]/[.C36])))" office:value-type="float" office:value="0.854921154562987" calcext:value-type="float">
            <text:p>0.85</text:p>
          </table:table-cell>
          <table:table-cell table:formula="of:=IF(OR([.B36]=&quot;---&quot;;[.D36]=&quot;---&quot;);&quot;---&quot;;IF([.B36]&lt;[.D36]; &quot;FPGA&quot;; &quot;GPU&quot;))" office:value-type="string" office:string-value="GPU" calcext:value-type="string">
            <text:p>GPU</text:p>
          </table:table-cell>
          <table:table-cell table:formula="of:=IF(OR([.B36]=&quot;---&quot;;[.E36]=&quot;---&quot;);&quot;---&quot;;IF([.B36]&lt;[.E36]; &quot;FPGA&quot;; &quot;GPU&quot;))" office:value-type="string" office:string-value="FPGA" calcext:value-type="string">
            <text:p>FPGA</text:p>
          </table:table-cell>
          <table:table-cell table:formula="of:=IF(OR([.C36]=&quot;---&quot;;[.D36]=&quot;---&quot;);&quot;---&quot;;IF([.C36]&lt;[.D36]; &quot;FPGA&quot;; &quot;GPU&quot;))" office:value-type="string" office:string-value="GPU" calcext:value-type="string">
            <text:p>GPU</text:p>
          </table:table-cell>
          <table:table-cell table:formula="of:=IF(OR([.C36]=&quot;---&quot;;[.E36]=&quot;---&quot;);&quot;---&quot;;IF([.C36]&lt;[.E36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3</text:p>
          </table:table-cell>
          <table:table-cell table:formula="of:=IF([$sv.V37]=&quot;---&quot;;&quot;---&quot;;[$sv.V37]*[.$V12])" office:value-type="float" office:value="18377.5" calcext:value-type="float">
            <text:p>18377.50</text:p>
          </table:table-cell>
          <table:table-cell table:formula="of:=IF([$a10.V37]=&quot;---&quot;;&quot;---&quot;;[$a10.V37]*[.$V13])" office:value-type="float" office:value="30156" calcext:value-type="float">
            <text:p>30156.00</text:p>
          </table:table-cell>
          <table:table-cell table:formula="of:=IF([$quadro.V37]=&quot;---&quot;;&quot;---&quot;;[$quadro.V37]*[.$V14])" office:value-type="float" office:value="15338.1" calcext:value-type="float">
            <text:p>15338.10</text:p>
          </table:table-cell>
          <table:table-cell table:formula="of:=IF([$gtx.V37]=&quot;---&quot;;&quot;---&quot;;[$gtx.V37]*[.$V15])" office:value-type="float" office:value="60621" calcext:value-type="float">
            <text:p>60621.00</text:p>
          </table:table-cell>
          <table:table-cell table:formula="of:=IF(OR([.B37]=&quot;---&quot;;[.D37]=&quot;---&quot;);&quot;---&quot;;IF([.B37]&lt;[.D37];1-([.B37]/[.D37]);[.D37]/[.B37]))" office:value-type="float" office:value="0.834612977826146" calcext:value-type="float">
            <text:p>0.83</text:p>
          </table:table-cell>
          <table:table-cell table:formula="of:=IF(OR([.B37]=&quot;---&quot;;[.D37]=&quot;---&quot;);&quot;---&quot;;IF([.B37]&lt;[.D37];[.B37]/[.D37];1-([.D37]/[.B37])))" office:value-type="float" office:value="0.165387022173854" calcext:value-type="float">
            <text:p>0.17</text:p>
          </table:table-cell>
          <table:table-cell table:formula="of:=IF(OR([.B37]=&quot;---&quot;;[.E37]=&quot;---&quot;);&quot;---&quot;;IF([.B37]&lt;[.E37];1-([.B37]/[.E37]);[.E37]/[.B37]))" office:value-type="float" office:value="0.696845977466555" calcext:value-type="float">
            <text:p>0.70</text:p>
          </table:table-cell>
          <table:table-cell table:formula="of:=IF(OR([.B37]=&quot;---&quot;;[.E37]=&quot;---&quot;);&quot;---&quot;;IF([.B37]&lt;[.E37];[.B37]/[.E37];1-([.E37]/[.B37])))" office:value-type="float" office:value="0.303154022533446" calcext:value-type="float">
            <text:p>0.30</text:p>
          </table:table-cell>
          <table:table-cell table:formula="of:=IF(OR([.C37]=&quot;---&quot;;[.D37]=&quot;---&quot;);&quot;---&quot;;IF([.C37]&lt;[.D37];1-([.C37]/[.D37]);[.D37]/[.C37]))" office:value-type="float" office:value="0.508625149224035" calcext:value-type="float">
            <text:p>0.51</text:p>
          </table:table-cell>
          <table:table-cell table:formula="of:=IF(OR([.C37]=&quot;---&quot;;[.D37]=&quot;---&quot;);&quot;---&quot;;IF([.C37]&lt;[.D37];1-[.C37]/[.D37];1-([.D37]/[.C37])))" office:value-type="float" office:value="0.491374850775965" calcext:value-type="float">
            <text:p>0.49</text:p>
          </table:table-cell>
          <table:table-cell table:formula="of:=IF(OR([.C37]=&quot;---&quot;;[.E37]=&quot;---&quot;);&quot;---&quot;;IF([.C37]&lt;[.E37];1-([.C37]/[.E37]);[.E37]/[.C37]))" office:value-type="float" office:value="0.502548621764735" calcext:value-type="float">
            <text:p>0.50</text:p>
          </table:table-cell>
          <table:table-cell table:formula="of:=IF(OR([.C37]=&quot;---&quot;;[.E37]=&quot;---&quot;);&quot;---&quot;;IF([.C37]&lt;[.E37];[.C37]/[.E37];1-([.E37]/[.C37])))" office:value-type="float" office:value="0.497451378235265" calcext:value-type="float">
            <text:p>0.50</text:p>
          </table:table-cell>
          <table:table-cell table:formula="of:=IF(OR([.B37]=&quot;---&quot;;[.D37]=&quot;---&quot;);&quot;---&quot;;IF([.B37]&lt;[.D37]; &quot;FPGA&quot;; &quot;GPU&quot;))" office:value-type="string" office:string-value="GPU" calcext:value-type="string">
            <text:p>GPU</text:p>
          </table:table-cell>
          <table:table-cell table:formula="of:=IF(OR([.B37]=&quot;---&quot;;[.E37]=&quot;---&quot;);&quot;---&quot;;IF([.B37]&lt;[.E37]; &quot;FPGA&quot;; &quot;GPU&quot;))" office:value-type="string" office:string-value="FPGA" calcext:value-type="string">
            <text:p>FPGA</text:p>
          </table:table-cell>
          <table:table-cell table:formula="of:=IF(OR([.C37]=&quot;---&quot;;[.D37]=&quot;---&quot;);&quot;---&quot;;IF([.C37]&lt;[.D37]; &quot;FPGA&quot;; &quot;GPU&quot;))" office:value-type="string" office:string-value="GPU" calcext:value-type="string">
            <text:p>GPU</text:p>
          </table:table-cell>
          <table:table-cell table:formula="of:=IF(OR([.C37]=&quot;---&quot;;[.E37]=&quot;---&quot;);&quot;---&quot;;IF([.C37]&lt;[.E37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4</text:p>
          </table:table-cell>
          <table:table-cell table:formula="of:=IF([$sv.V38]=&quot;---&quot;;&quot;---&quot;;[$sv.V38]*[.$V12])" office:value-type="float" office:value="919465" calcext:value-type="float">
            <text:p>919465.00</text:p>
          </table:table-cell>
          <table:table-cell table:formula="of:=IF([$a10.V38]=&quot;---&quot;;&quot;---&quot;;[$a10.V38]*[.$V13])" office:value-type="float" office:value="3433167" calcext:value-type="float">
            <text:p>3433167.00</text:p>
          </table:table-cell>
          <table:table-cell table:formula="of:=IF([$quadro.V38]=&quot;---&quot;;&quot;---&quot;;[$quadro.V38]*[.$V14])" office:value-type="float" office:value="295341.45" calcext:value-type="float">
            <text:p>295341.45</text:p>
          </table:table-cell>
          <table:table-cell table:formula="of:=IF([$gtx.V38]=&quot;---&quot;;&quot;---&quot;;[$gtx.V38]*[.$V15])" office:value-type="float" office:value="1162804.5" calcext:value-type="float">
            <text:p>1162804.50</text:p>
          </table:table-cell>
          <table:table-cell table:formula="of:=IF(OR([.B38]=&quot;---&quot;;[.D38]=&quot;---&quot;);&quot;---&quot;;IF([.B38]&lt;[.D38];1-([.B38]/[.D38]);[.D38]/[.B38]))" office:value-type="float" office:value="0.321210105876787" calcext:value-type="float">
            <text:p>0.32</text:p>
          </table:table-cell>
          <table:table-cell table:formula="of:=IF(OR([.B38]=&quot;---&quot;;[.D38]=&quot;---&quot;);&quot;---&quot;;IF([.B38]&lt;[.D38];[.B38]/[.D38];1-([.D38]/[.B38])))" office:value-type="float" office:value="0.678789894123213" calcext:value-type="float">
            <text:p>0.68</text:p>
          </table:table-cell>
          <table:table-cell table:formula="of:=IF(OR([.B38]=&quot;---&quot;;[.E38]=&quot;---&quot;);&quot;---&quot;;IF([.B38]&lt;[.E38];1-([.B38]/[.E38]);[.E38]/[.B38]))" office:value-type="float" office:value="0.209269485971202" calcext:value-type="float">
            <text:p>0.21</text:p>
          </table:table-cell>
          <table:table-cell table:formula="of:=IF(OR([.B38]=&quot;---&quot;;[.E38]=&quot;---&quot;);&quot;---&quot;;IF([.B38]&lt;[.E38];[.B38]/[.E38];1-([.E38]/[.B38])))" office:value-type="float" office:value="0.790730514028798" calcext:value-type="float">
            <text:p>0.79</text:p>
          </table:table-cell>
          <table:table-cell table:formula="of:=IF(OR([.C38]=&quot;---&quot;;[.D38]=&quot;---&quot;);&quot;---&quot;;IF([.C38]&lt;[.D38];1-([.C38]/[.D38]);[.D38]/[.C38]))" office:value-type="float" office:value="0.0860259492183165" calcext:value-type="float">
            <text:p>0.09</text:p>
          </table:table-cell>
          <table:table-cell table:formula="of:=IF(OR([.C38]=&quot;---&quot;;[.D38]=&quot;---&quot;);&quot;---&quot;;IF([.C38]&lt;[.D38];1-[.C38]/[.D38];1-([.D38]/[.C38])))" office:value-type="float" office:value="0.913974050781683" calcext:value-type="float">
            <text:p>0.91</text:p>
          </table:table-cell>
          <table:table-cell table:formula="of:=IF(OR([.C38]=&quot;---&quot;;[.E38]=&quot;---&quot;);&quot;---&quot;;IF([.C38]&lt;[.E38];1-([.C38]/[.E38]);[.E38]/[.C38]))" office:value-type="float" office:value="0.338697331064874" calcext:value-type="float">
            <text:p>0.34</text:p>
          </table:table-cell>
          <table:table-cell table:formula="of:=IF(OR([.C38]=&quot;---&quot;;[.E38]=&quot;---&quot;);&quot;---&quot;;IF([.C38]&lt;[.E38];[.C38]/[.E38];1-([.E38]/[.C38])))" office:value-type="float" office:value="0.661302668935126" calcext:value-type="float">
            <text:p>0.66</text:p>
          </table:table-cell>
          <table:table-cell table:formula="of:=IF(OR([.B38]=&quot;---&quot;;[.D38]=&quot;---&quot;);&quot;---&quot;;IF([.B38]&lt;[.D38]; &quot;FPGA&quot;; &quot;GPU&quot;))" office:value-type="string" office:string-value="GPU" calcext:value-type="string">
            <text:p>GPU</text:p>
          </table:table-cell>
          <table:table-cell table:formula="of:=IF(OR([.B38]=&quot;---&quot;;[.E38]=&quot;---&quot;);&quot;---&quot;;IF([.B38]&lt;[.E38]; &quot;FPGA&quot;; &quot;GPU&quot;))" office:value-type="string" office:string-value="FPGA" calcext:value-type="string">
            <text:p>FPGA</text:p>
          </table:table-cell>
          <table:table-cell table:formula="of:=IF(OR([.C38]=&quot;---&quot;;[.D38]=&quot;---&quot;);&quot;---&quot;;IF([.C38]&lt;[.D38]; &quot;FPGA&quot;; &quot;GPU&quot;))" office:value-type="string" office:string-value="GPU" calcext:value-type="string">
            <text:p>GPU</text:p>
          </table:table-cell>
          <table:table-cell table:formula="of:=IF(OR([.C38]=&quot;---&quot;;[.E38]=&quot;---&quot;);&quot;---&quot;;IF([.C38]&lt;[.E38]; &quot;FPGA&quot;; &quot;GPU&quot;))" office:value-type="string" office:string-value="GPU" calcext:value-type="string">
            <text:p>G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drsdfull</text:p>
          </table:table-cell>
          <table:table-cell table:formula="of:=IF([$sv.V39]=&quot;---&quot;;&quot;---&quot;;[$sv.V39]*[.$V12])" office:value-type="string" office:string-value="---" calcext:value-type="string">
            <text:p>---</text:p>
          </table:table-cell>
          <table:table-cell table:formula="of:=IF([$a10.V39]=&quot;---&quot;;&quot;---&quot;;[$a10.V39]*[.$V13])" office:value-type="float" office:value="604896" calcext:value-type="float">
            <text:p>604896.00</text:p>
          </table:table-cell>
          <table:table-cell table:formula="of:=IF([$quadro.V39]=&quot;---&quot;;&quot;---&quot;;[$quadro.V39]*[.$V14])" office:value-type="float" office:value="297834.25" calcext:value-type="float">
            <text:p>297834.25</text:p>
          </table:table-cell>
          <table:table-cell table:formula="of:=IF([$gtx.V39]=&quot;---&quot;;&quot;---&quot;;[$gtx.V39]*[.$V15])" office:value-type="float" office:value="1110276.75" calcext:value-type="float">
            <text:p>1110276.75</text:p>
          </table:table-cell>
          <table:table-cell table:formula="of:=IF(OR([.B39]=&quot;---&quot;;[.D39]=&quot;---&quot;);&quot;---&quot;;IF([.B39]&lt;[.D39];1-([.B39]/[.D39]);[.D39]/[.B39]))" office:value-type="string" office:string-value="---" calcext:value-type="string">
            <text:p>---</text:p>
          </table:table-cell>
          <table:table-cell table:formula="of:=IF(OR([.B39]=&quot;---&quot;;[.D39]=&quot;---&quot;);&quot;---&quot;;IF([.B39]&lt;[.D39];[.B39]/[.D39];1-([.D39]/[.B39])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1-([.B39]/[.E39]);[.E39]/[.B39]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[.B39]/[.E39];1-([.E39]/[.B39])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1-([.C39]/[.D39]);[.D39]/[.C39]))" office:value-type="float" office:value="0.492372655795376" calcext:value-type="float">
            <text:p>0.49</text:p>
          </table:table-cell>
          <table:table-cell table:formula="of:=IF(OR([.C39]=&quot;---&quot;;[.D39]=&quot;---&quot;);&quot;---&quot;;IF([.C39]&lt;[.D39];1-[.C39]/[.D39];1-([.D39]/[.C39])))" office:value-type="float" office:value="0.507627344204624" calcext:value-type="float">
            <text:p>0.51</text:p>
          </table:table-cell>
          <table:table-cell table:formula="of:=IF(OR([.C39]=&quot;---&quot;;[.E39]=&quot;---&quot;);&quot;---&quot;;IF([.C39]&lt;[.E39];1-([.C39]/[.E39]);[.E39]/[.C39]))" office:value-type="float" office:value="0.455184484408955" calcext:value-type="float">
            <text:p>0.46</text:p>
          </table:table-cell>
          <table:table-cell table:formula="of:=IF(OR([.C39]=&quot;---&quot;;[.E39]=&quot;---&quot;);&quot;---&quot;;IF([.C39]&lt;[.E39];[.C39]/[.E39];1-([.E39]/[.C39])))" office:value-type="float" office:value="0.544815515591045" calcext:value-type="float">
            <text:p>0.54</text:p>
          </table:table-cell>
          <table:table-cell table:formula="of:=IF(OR([.B39]=&quot;---&quot;;[.D39]=&quot;---&quot;);&quot;---&quot;;IF([.B39]&lt;[.D39]; &quot;FPGA&quot;; &quot;GPU&quot;))" office:value-type="string" office:string-value="---" calcext:value-type="string">
            <text:p>---</text:p>
          </table:table-cell>
          <table:table-cell table:formula="of:=IF(OR([.B39]=&quot;---&quot;;[.E39]=&quot;---&quot;);&quot;---&quot;;IF([.B39]&lt;[.E39]; &quot;FPGA&quot;; &quot;GPU&quot;))" office:value-type="string" office:string-value="---" calcext:value-type="string">
            <text:p>---</text:p>
          </table:table-cell>
          <table:table-cell table:formula="of:=IF(OR([.C39]=&quot;---&quot;;[.D39]=&quot;---&quot;);&quot;---&quot;;IF([.C39]&lt;[.D39]; &quot;FPGA&quot;; &quot;GPU&quot;))" office:value-type="string" office:string-value="GPU" calcext:value-type="string">
            <text:p>GPU</text:p>
          </table:table-cell>
          <table:table-cell table:formula="of:=IF(OR([.C39]=&quot;---&quot;;[.E39]=&quot;---&quot;);&quot;---&quot;;IF([.C39]&lt;[.E39]; &quot;FPGA&quot;; &quot;GPU&quot;))" office:value-type="string" office:string-value="FPGA" calcext:value-type="string">
            <text:p>FPGA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Avg. Dist</text:p>
          </table:table-cell>
          <table:table-cell table:style-name="ce4" table:number-columns-repeated="4"/>
          <table:table-cell table:formula="of:=AVERAGE([.F2:.F39])" office:value-type="float" office:value="0.2425340697395" calcext:value-type="float">
            <text:p>0.24</text:p>
          </table:table-cell>
          <table:table-cell table:formula="of:=AVERAGE([.G2:.G39])" office:value-type="float" office:value="0.7574659302605" calcext:value-type="float">
            <text:p>0.76</text:p>
          </table:table-cell>
          <table:table-cell table:formula="of:=AVERAGE([.H2:.H39])" office:value-type="float" office:value="0.292849974846524" calcext:value-type="float">
            <text:p>0.29</text:p>
          </table:table-cell>
          <table:table-cell table:formula="of:=AVERAGE([.I2:.I39])" office:value-type="float" office:value="0.707150025153476" calcext:value-type="float">
            <text:p>0.71</text:p>
          </table:table-cell>
          <table:table-cell table:formula="of:=AVERAGE([.J2:.J39])" office:value-type="float" office:value="0.140554434718848" calcext:value-type="float">
            <text:p>0.14</text:p>
          </table:table-cell>
          <table:table-cell table:formula="of:=AVERAGE([.K2:.K39])" office:value-type="float" office:value="0.859445565281153" calcext:value-type="float">
            <text:p>0.86</text:p>
          </table:table-cell>
          <table:table-cell table:formula="of:=AVERAGE([.L2:.L39])" office:value-type="float" office:value="0.226498739851697" calcext:value-type="float">
            <text:p>0.23</text:p>
          </table:table-cell>
          <table:table-cell table:formula="of:=AVERAGE([.M2:.M39])" office:value-type="float" office:value="0.773501260148303" calcext:value-type="float">
            <text:p>0.77</text:p>
          </table:table-cell>
          <table:table-cell table:style-name="ce4" table:number-columns-repeated="4"/>
          <table:table-cell table:number-columns-repeated="5"/>
        </table:table-row>
        <table:table-row table:style-name="ro1">
          <table:table-cell table:style-name="ce10" office:value-type="string" calcext:value-type="string">
            <text:p># FPGA</text:p>
          </table:table-cell>
          <table:table-cell table:style-name="ce4" table:number-columns-repeated="12"/>
          <table:table-cell table:style-name="ce6" table:formula="of:=COUNTIF([.N2:.N39];&quot;FPGA&quot;)" office:value-type="float" office:value="0" calcext:value-type="float">
            <text:p>0</text:p>
          </table:table-cell>
          <table:table-cell table:style-name="ce6" table:formula="of:=COUNTIF([.O2:.O39];&quot;FPGA&quot;)" office:value-type="float" office:value="6" calcext:value-type="float">
            <text:p>6</text:p>
          </table:table-cell>
          <table:table-cell table:style-name="ce6" table:formula="of:=COUNTIF([.P2:.P39];&quot;FPGA&quot;)" office:value-type="float" office:value="0" calcext:value-type="float">
            <text:p>0</text:p>
          </table:table-cell>
          <table:table-cell table:style-name="ce6" table:formula="of:=COUNTIF([.Q2:.Q39];&quot;FPGA&quot;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# GPU</text:p>
          </table:table-cell>
          <table:table-cell table:style-name="ce4" table:number-columns-repeated="12"/>
          <table:table-cell table:style-name="ce6" table:formula="of:=COUNTIF([.N2:.N39];&quot;GPU&quot;)" office:value-type="float" office:value="32" calcext:value-type="float">
            <text:p>32</text:p>
          </table:table-cell>
          <table:table-cell table:style-name="ce6" table:formula="of:=COUNTIF([.O2:.O39];&quot;GPU&quot;)" office:value-type="float" office:value="26" calcext:value-type="float">
            <text:p>26</text:p>
          </table:table-cell>
          <table:table-cell table:style-name="ce6" table:formula="of:=COUNTIF([.P2:.P39];&quot;GPU&quot;)" office:value-type="float" office:value="20" calcext:value-type="float">
            <text:p>20</text:p>
          </table:table-cell>
          <table:table-cell table:style-name="ce6" table:formula="of:=COUNTIF([.Q2:.Q39];&quot;GPU&quot;)" office:value-type="float" office:value="18" calcext:value-type="float">
            <text:p>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JP Regular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00:16:45.9602057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7:04:57.971953450</meta:creation-date>
    <dc:date>2018-12-19T00:17:26.843660291</dc:date>
    <meta:editing-duration>PT4H45M16S</meta:editing-duration>
    <meta:editing-cycles>34</meta:editing-cycles>
    <meta:generator>LibreOffice/6.1.0.3$Linux_X86_64 LibreOffice_project/10$Build-3</meta:generator>
    <meta:document-statistic meta:table-count="6" meta:cell-count="3316" meta:object-count="0"/>
  </office:meta>
</office:document-meta>
</file>